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204054B7EEEA9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34cm" svg:stroke-color="#ff0000" draw:stroke-linejoin="bevel" svg:stroke-linecap="round" draw:fill="none" fo:padding-top="0.017cm" fo:padding-bottom="0.017cm" fo:padding-left="0.017cm" fo:padding-right="0.017cm"/>
    </style:style>
    <style:style style:name="gr11"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2"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999996185303pt" style:font-size-asian="11.3999996185303pt" style:font-size-complex="11.3999996185303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1.3999996185303pt" style:font-size-asian="11.3999996185303pt" style:font-name-complex="osifont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204054B7EEEA99C4.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8cm" svg:height="0.29cm" svg:x="14.795cm" svg:y="16.565cm" svg:viewBox="0 0 1289 291" svg:d="M162 226v61h-33v-61h-129v-27l126-184h36v183h38v28zM129 54c0 1-2 4-5 10s-6 10-8 13l-69 103-11 15-3 3h96zM212 291l79-291h31l-79 291zM339 287v-24c7-15 15-28 24-40 10-11 20-22 30-31 11-10 21-18 31-26s20-16 28-24 15-16 20-25c5-10 7-20 7-31 0-15-4-26-13-35-9-8-21-12-36-12s-27 4-37 12c-9 8-15 19-17 34l-35-3c2-22 12-39 28-52 15-13 36-19 61-19 27 0 48 6 63 19s22 31 22 55c0 11-2 21-7 32s-12 21-22 32c-9 10-28 26-54 48-15 12-27 23-36 33-8 9-15 19-19 28h142v29zM742 212c0 25-8 45-24 59-16 13-39 20-68 20-28 0-50-6-66-18-17-13-26-31-29-55l35-4c5 32 25 48 60 48 17 0 31-4 41-12 10-9 15-22 15-39 0-15-6-26-17-34-12-9-28-13-50-13h-19v-30h19c19 0 33-4 44-12 10-9 16-21 16-36 0-14-5-26-13-34-9-9-22-13-38-13s-28 4-37 12c-10 8-15 19-17 33l-35-3c3-22 12-39 28-52 16-12 36-18 61-18 27 0 48 6 64 19 15 12 22 30 22 53 0 17-5 32-14 43-10 11-24 18-43 22v1c21 2 36 9 48 20 11 12 17 26 17 43zM759 291l80-291h30l-78 291zM897 287v-29h69v-210l-61 44v-33l64-44h32v243h66v29zM1289 212c0 25-8 44-24 58s-39 21-68 21-52-7-68-20c-17-14-25-34-25-59 0-18 5-33 15-45s23-19 39-22v-1c-15-3-26-11-35-22-8-13-13-26-13-42 0-21 8-37 23-50 16-13 37-19 63-19 27 0 48 6 63 18 16 13 23 30 23 52 0 15-4 29-12 41-9 12-21 19-36 22v1c18 3 31 10 41 22 9 12 14 27 14 45zM1246 83c0-31-16-47-50-47-16 0-29 4-37 12-9 8-13 19-13 35 0 15 4 28 13 36s21 12 37 12c17 0 29-3 38-11 8-8 12-21 12-37zM1253 208c0-17-5-29-15-38-10-8-24-13-42-13s-32 5-41 14c-10 9-15 22-15 38 0 37 19 56 57 56 19 0 33-4 42-13 10-10 14-24 14-44z">
          <text:p/>
        </draw:path>
        <draw:path draw:style-name="gr2" draw:text-style-name="P2" draw:layer="layout" svg:width="1.294cm" svg:height="0.296cm" svg:x="14.792cm" svg:y="16.562cm" svg:viewBox="0 0 1295 297" svg:d="M168 229v61 3h-3-33-3v-3-61h3v3h-129-3v-3-27-1l1-1 125-184 1-1h2 36 3v3 183h-3v-2h38 3v2 28 3h-3-38v-3zM165 226h38v3h-3v-28h3v3h-38-3v-3-183h3v2h-36v-2l2 1-125 184-3-1h3v27h-3v-3h129 3v3 61h-3v-2h33v2h-3v-61-3zM135 58c0 1-2 4-6 10-3 6-6 11-7 13l-3-1 3 1-71 104-10 14-4 4-2-2v-2h97v2h-3v-144h3zM135 57v144 3h-3-97-6l4-4 3-4 2 2-2-2 10-14 3 1-3-1 71-104c2-2 4-6 7-12 4-6 5-10 6-10l5-18zM212 293l80-291v-2h2 31 4l-1 4-79 291v2h-3-31-3zM215 291h31v3l-2-1 78-291 3 1v3h-31v-3l3 1-79 291-3-1zM339 290v-24-1h1c6-16 15-29 24-41 10-11 20-22 30-31 11-10 21-18 31-26s20-16 28-24 14-16 19-25c5-8 7-18 7-29 0-14-4-25-12-32-8-8-19-12-34-12s-26 4-35 11c-9 8-14 18-16 32v3h-3l-35-3-3-1v-3c3-22 12-40 29-53 16-14 37-20 63-20 28 0 50 7 65 20s23 33 23 57c0 11-3 23-8 34-5 10-12 21-22 32-9 10-28 26-55 48l-1-2 1 2c-14 12-26 23-35 33-8 9-14 18-18 27l-3-1v-3h142 3v3 29 3h-3-180-3zM342 288h180v2h-3v-29h3v3h-142-4l2-4c4-10 10-19 19-29s21-21 36-33c27-22 45-38 54-48 10-10 16-21 21-31s7-21 7-31c0-23-7-40-21-53-14-12-34-19-61-19-25 0-44 7-60 19-15 13-24 29-26 50h-3v-3l36 3-1 3h-3c2-15 8-28 18-36s23-13 39-13 29 5 38 13c9 9 14 22 14 37 0 12-3 23-8 32s-12 18-20 26c-9 8-18 16-28 24s-21 17-31 26-20 19-30 31c-9 11-17 24-23 39l-3-1h3v24h-3zM748 215c0 26-9 47-25 61-17 14-40 21-70 21-28 0-51-6-68-19s-27-32-30-57l-1-3h3l36-4h3v3c5 31 23 46 57 46 17 0 29-4 39-13 9-8 14-19 14-36 0-14-5-24-16-32s-27-12-48-12h-19-3v-3-30-3h3 19c18 0 32-4 42-12 10-7 15-19 15-33s-4-24-12-32-20-12-36-12c-15 0-27 4-36 11s-14 18-15 31v3h-3l-35-3h-3v-3c3-23 13-41 29-54s38-19 63-19c28 0 50 6 65 19 16 14 24 32 24 56 0 17-5 33-15 45-10 11-25 19-44 23l-1-3h3v1h-3l1-3c20 2 37 9 49 21s18 27 18 45zM742 215c0-16-5-30-16-41s-26-17-46-20h-2v-2-1-2l2-1c18-4 31-11 41-21 9-10 13-25 13-41 0-23-7-39-21-51-15-13-35-19-62-19-24 0-44 6-59 18-16 13-25 29-27 51l-3-1v-2l35 2v3h-3c2-15 8-27 18-35s23-13 39-13c17 0 31 5 40 14s13 21 13 36-5 29-16 38c-11 8-27 13-46 13h-19v-3h2v30h-2v-3h19c22 0 39 5 51 13 12 9 19 22 19 37 0 18-6 32-16 41-11 9-25 13-43 13-36 0-58-17-62-50l2-1 1 3-36 3v-2l2-1c3 24 13 41 28 53 16 12 37 18 65 18 29 0 50-6 66-20 15-13 23-31 23-56zM760 293l79-291 1-2h2 30 4l-1 4-79 291v2h-2-32-3zM762 291h32v3l-3-1 79-291 2 1v3h-30v-3l2 1-79 291-3-1zM897 290v-29-3h3 69v3h-3v-210h3l2 2-62 44-4 3v-5-33-2l1-1 64-44h1 1 32 3v3 243h-3v-3h66 3v3 29 3h-3-170-3zM900 288h170v2h-3v-29h3v3h-66-3v-3-243h3v2h-32v-2l1 2-64 44-1-2h3v33h-3l-2-3 61-44 5-3v6 210 3h-3-69v-3h3v29h-3zM1295 215c0 25-8 46-25 60-16 15-40 22-70 22s-53-7-70-21-26-35-26-61c0-18 5-34 16-47 10-12 24-20 41-23v3h-3v-1h3l-1 3c-15-3-27-11-36-23s-14-28-14-44c0-21 9-39 25-52 16-14 37-20 64-20s49 6 65 19 24 32 24 54c0 16-4 31-13 43s-22 20-37 23l-1-3h3v1h-3l1-3c18 3 32 11 42 23s15 28 15 47zM1289 215c0-18-4-32-13-43-10-12-22-19-39-21l-3-1v-2-1-2l3-1c14-3 25-9 33-20 9-12 13-25 13-40 0-21-8-37-23-49-15-13-35-19-61-19s-46 7-61 19-22 28-22 48c0 15 4 29 12 40 9 11 19 18 34 22h2v2 1 3h-2c-16 3-28 9-38 21s-14 26-14 43c0 25 7 43 23 56 16 14 38 20 67 20s51-6 66-20c16-14 23-32 23-56zM1247 86c0-30-16-44-48-44-16 0-27 4-36 11-8 7-11 18-11 33s4 26 12 34 20 11 35 11c16 0 28-3 36-10s12-19 12-35zM1252 86c0 17-4 31-14 39-9 8-22 12-39 12-16 0-30-4-39-13s-14-22-14-38 5-29 14-37 22-12 39-12c35 0 53 17 53 49zM1253 211c0-16-4-28-14-36-9-8-22-12-40-12-17 0-30 4-39 13-10 9-14 20-14 36 0 36 17 53 54 53 18 0 32-4 40-12 9-9 13-22 13-42zM1259 211c0 21-5 36-15 46-9 9-25 14-44 14-39 0-60-20-60-59 0-17 5-30 16-40 10-10 25-14 43-14s34 4 44 13c11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5.06cm" svg:height="0.521cm" svg:x="18.614cm" svg:y="15.46cm" svg:viewBox="0 0 5061 522" svg:d="M306 406h-306v-40l235-302h-215v-43h274v38l-234 304h246zM313 517v-35h325v35zM717 110v187c0 20 2 35 6 45 4 11 10 19 18 24 9 4 21 7 37 7 24 0 42-8 56-25 14-16 20-38 20-67v-171h49v232c0 35 1 56 2 64h-46c0-1-1-3-1-8 0-4 0-9 0-14-1-5-1-15-1-29h-1c-12 20-25 35-39 43-15 9-34 14-56 14-32 0-56-8-71-25s-22-43-22-80v-197zM1229 256c0 103-36 156-109 156-45 0-75-18-91-53h-2c1 2 2 17 2 48v115h-49v-352c0-30-1-50-2-60h47c1 1 1 3 1 8 1 4 1 11 1 20 1 10 1 16 1 20h1c9-19 20-32 35-40 14-9 33-13 56-13 37 0 64 12 82 36 18 25 27 63 27 115zM1178 257c0-41-6-70-17-88-11-17-29-26-53-26-19 0-35 4-46 12s-19 21-25 38c-5 18-8 40-8 68 0 39 6 67 18 86 13 18 33 27 60 27 25 0 43-9 54-26 11-18 17-48 17-91zM1539 256c0 103-36 156-108 156-46 0-76-18-92-53h-1c1 2 1 17 1 48v115h-49v-352c0-30-1-50-2-60h48c0 1 0 3 0 8 1 4 1 11 2 20 0 10 0 16 0 20h1c9-19 21-32 35-40 14-9 33-13 57-13 36 0 63 12 81 36 18 25 27 63 27 115zM1488 257c0-41-6-70-17-88-11-17-28-26-53-26-19 0-34 4-45 12s-20 21-25 38c-6 18-9 40-9 68 0 39 6 67 19 86 12 18 32 27 60 27 24 0 42-9 53-26 11-18 17-48 17-91zM1638 268c0 34 7 60 21 78 14 19 34 28 61 28 21 0 38-4 51-13s22-19 26-32l43 12c-17 46-57 71-120 71-43 0-77-14-100-40-22-26-34-65-34-116 0-49 12-86 34-112 23-26 56-39 98-39 87 0 130 52 130 157v6zM1798 230c-3-31-11-53-24-68-13-14-32-21-57-21-23 0-42 8-56 24s-22 38-23 65zM1912 406v-227c0-21-1-44-2-69h46c2 34 2 54 2 60h2c7-25 16-42 27-51 10-10 24-14 43-14 6 0 13 1 20 2v45c-7-1-16-2-27-2-20 0-36 8-46 26-11 18-16 43-16 75v155zM2051 517v-35h325v35zM2407 406v-406h49v406zM2569 268c0 34 7 60 21 78 14 19 34 28 61 28 21 0 38-4 51-13s22-19 26-32l43 12c-17 46-57 71-120 71-44 0-77-14-100-40-22-26-34-65-34-116 0-49 12-86 34-112 23-26 56-39 98-39 87 0 130 52 130 157v6zM2729 230c-3-31-11-53-24-68-13-14-32-21-57-21-23 0-42 8-56 24s-22 38-23 65zM2902 146v260h-49v-260h-41v-36h41v-33c0-27 6-46 18-58s30-18 54-18c14 0 25 1 35 3v38c-8-2-16-3-22-3-13 0-22 4-27 10-6 6-9 18-9 35v26h58v36zM3113 404c-16 4-33 7-50 7-39 0-59-24-59-68v-197h-34v-36h36l15-66h32v66h55v36h-55v186c0 14 3 24 7 30 5 6 13 9 24 9 7 0 16-2 29-4zM3111 517v-35h326v35zM3467 47v-47h50v47zM3467 406v-296h50v296zM3779 406v-188c0-19-2-34-6-45-3-11-10-19-18-23-8-5-20-7-37-7-23 0-42 8-56 24-13 16-20 38-20 67v172h-49v-233c0-34-1-55-2-63h47c0 1 0 3 0 7s1 9 1 14 0 15 1 30h1c11-21 24-35 39-44 15-8 33-12 55-12 32 0 56 8 71 24s22 42 22 80v197zM4124 324c0 27-11 49-32 64-21 16-50 24-88 24-37 0-65-6-85-19s-33-31-39-57l43-9c5 16 13 28 26 35 13 8 32 11 55 11 25 0 43-4 55-11 11-8 17-19 17-35 0-11-4-21-12-28s-21-13-39-18l-35-9c-28-7-48-15-60-22s-21-15-28-25-10-22-10-37c0-27 9-47 28-61 20-14 48-22 84-22 33 0 59 6 78 18 19 11 31 29 36 55l-44 5c-3-13-10-23-22-30s-28-10-48-10c-22 0-38 3-49 10-10 6-16 17-16 30 0 9 3 15 7 21 4 5 11 10 19 14 9 4 27 9 54 16 26 6 45 12 57 18 11 5 20 11 27 18 6 7 11 15 15 24 4 8 6 18 6 30zM4223 268c0 34 7 60 21 78 14 19 34 28 61 28 21 0 39-4 51-13 13-9 22-19 26-32l44 12c-18 46-58 71-121 71-43 0-77-14-99-40-23-26-35-65-35-116 0-49 12-86 35-112 22-26 55-39 97-39 87 0 130 52 130 157v6zM4383 230c-3-31-11-53-24-68-13-14-32-21-57-21-23 0-42 8-56 24s-22 38-23 65zM4497 406v-227c0-21-1-44-2-69h46c2 34 2 54 2 60h2c7-25 16-42 27-51 10-10 24-14 43-14 6 0 13 1 20 2v45c-7-1-16-2-27-2-20 0-36 8-46 26-11 18-16 43-16 75v155zM4795 404c-16 4-33 7-49 7-40 0-59-24-59-68v-197h-34v-36h35l15-66h33v66h54v36h-54v186c0 14 2 24 7 30 4 6 12 9 24 9 6 0 16-2 28-4zM5061 324c0 27-10 49-31 64-21 16-51 24-89 24-36 0-65-6-85-19-19-13-32-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
          <text:p/>
        </draw:path>
        <draw:path draw:style-name="gr2" draw:text-style-name="P2" draw:layer="layout" svg:width="5.065cm" svg:height="0.526cm" svg:x="18.612cm" svg:y="15.458cm" svg:viewBox="0 0 5066 527" svg:d="M308 411h-306-2v-3-39-1l234-303 3 2v2h-215-2v-2-44-3h2 274 2v3 39 1 1l-234 303-2-1v-3h246 3v3 42 3zM306 408v-42h2v2h-246-6l3-4 234-304 3 2h-3v-39h3v3h-274v-3h3v44h-3v-3h215 5l-3 4-234 303-3-2h3v39h-3v-3h306v3zM312 519v-35-3h3 325 3v3 35 3h-3-325-3zM315 516h325v3h-3v-35h3v3h-325v-3h3v35h-3zM722 113v187c0 19 2 34 6 45 3 10 9 17 17 21 8 5 19 7 35 7 23 0 41-8 54-23 13-16 20-38 20-66v-171-3h2 49 3v3 232c0 35 1 55 2 63v3h-3-46-3v-2c0-1 0-4-1-8 0-4 0-9 0-14-1-5-1-15-1-29h3v3h-1v-3l2 1c-11 21-25 36-40 44-15 9-34 14-57 14-32 0-57-9-73-26-15-16-23-44-23-81v-197-3h3 49 3zM719 116h-49v-3h3v197c0 36 7 62 21 78 15 15 38 23 69 23 22 0 40-4 54-12 15-9 27-23 38-43l1-1h2 1 2v3c1 14 1 24 1 29 1 5 1 10 1 14s0 6 1 7h-3v-3h46v3l-3 1c-1-8-1-29-1-64v-232h2v3h-49v-3h3v171c0 29-7 53-21 69-14 17-34 26-58 26-16 0-29-3-38-8s-16-13-20-25c-4-11-6-26-6-46v-187h3zM1234 259c0 104-38 158-112 158-46 0-78-18-94-53l3-2v3h-2v-3l3-1c1 2 1 18 1 48v115 3h-2-49-3v-3-351c0-30-1-50-2-60v-3h3 47 3v2c0 1 1 4 1 9 0 4 1 11 1 20 1 10 1 16 1 20h-3v-3h1v3l-2-2c9-18 21-32 35-41 15-8 35-13 58-13 37 0 66 13 84 38 19 25 28 64 28 116zM1228 259c0-52-9-89-26-113-18-24-44-35-80-35-23 0-41 4-55 12s-25 21-33 39l-1 1h-2-1-3v-2c0-4 0-10 0-19-1-10-1-16-2-21 0-4 0-7 0-7l2-1v3h-47v-3h3c1 10 1 30 1 60v351h-2v-3h49v3h-3v-115c0-30-1-44-1-45l-2-4h4 2 2v1c16 34 45 50 89 50 71 0 106-50 106-152zM1177 260c0-40-6-69-16-86-11-17-27-25-51-25-19 0-33 4-44 11-11 8-18 20-24 37s-9 40-9 67c0 39 6 66 19 84 11 18 30 27 57 27 24 0 41-9 51-26 11-17 17-47 17-89zM1182 260c0 43-5 74-17 92-11 19-31 28-56 28-28 0-49-10-62-29-13-18-19-48-19-87 0-28 3-51 9-68 5-18 14-32 26-40 11-9 27-13 47-13 25 0 44 10 55 28 12 18 17 48 17 89zM1544 259c0 104-37 158-111 158-46 0-78-18-94-53l2-2v3h-1v-3l2-1c1 2 2 18 2 48v115 3h-3-49-3v-3-351c0-30-1-50-2-60v-3h3 48 2v2c1 1 1 4 1 9 1 4 1 11 2 20 0 10 0 16 0 20h-3v-3h1v3l-2-2c9-18 21-32 36-41 14-8 34-13 58-13 37 0 65 13 84 38 18 25 27 64 27 116zM1539 259c0-52-9-89-27-113-17-24-43-35-79-35-23 0-41 4-55 12s-25 21-34 39l-1 1h-2-1-2v-2c0-4-1-10-1-19-1-10-1-16-1-21-1-4-1-7-1-7l3-1v3h-48v-3h3c1 10 2 30 2 60v351h-3v-3h49v3h-3v-115c0-30 0-44-1-45l-2-4h5 1 2l1 1c15 34 44 50 89 50 71 0 106-50 106-152zM1487 260c0-40-5-69-16-86s-27-25-51-25c-19 0-33 4-44 11-10 8-18 20-24 37-5 17-8 40-8 67 0 39 6 66 18 84s31 27 58 27c23 0 40-9 51-26s16-47 16-89zM1493 260c0 43-6 74-18 92-11 19-30 28-55 28-29 0-50-10-63-29-13-18-19-48-19-87 0-28 3-51 9-68 6-18 15-32 26-40 11-9 27-13 47-13 25 0 44 10 56 28 11 18 17 48 17 89zM1643 271c0 33 6 59 20 77 14 17 33 26 59 26 21 0 37-4 50-12 12-9 20-19 25-31l1-3 2 1 43 12 3 1-1 3c-18 47-60 72-123 72-44 0-78-14-102-40-23-27-35-67-35-118 0-49 12-88 35-114 24-27 57-40 100-40 88 0 133 54 133 160v6 3h-3-210v-3zM1640 268h210v3h-3v-6c0-104-41-154-127-154-42 0-73 12-95 38-23 25-34 61-34 110 0 51 11 88 34 114 22 25 54 38 97 38 62 0 100-23 118-68l2 1v3l-43-13v-2l3 1c-5 13-14 25-27 33-13 9-31 14-53 14-27 0-49-10-63-29-15-19-22-46-22-80v-3zM1797 234c-3-31-11-53-23-67-13-14-31-20-55-20-23 0-41 7-54 23-14 15-21 36-22 64l-3-1v-2h160v2zM1800 236h-160-3l1-3c1-28 8-51 23-67 14-16 34-25 58-25 25 0 45 8 59 22 13 15 22 39 24 70l1 3zM1911 408v-226c0-21-1-44-2-69v-3h3 46 3v3c2 33 2 54 2 60h-3v-2h2v2h-3c8-26 17-44 28-54 10-9 26-14 45-14 6 0 13 1 20 3h2v2 45 4l-3-1c-7-2-15-3-26-3-19 0-34 9-44 25-10 18-16 42-16 74v154 3h-2-49-3zM1914 405h49v3h-3v-154c0-33 5-59 16-77s28-27 49-27c11 0 21 1 27 3v2h-3v-45h3l-1 3c-7-2-13-2-19-2-18 0-32 4-42 13-9 9-18 25-26 50v2h-2-2-2v-3c0-6-1-26-3-60h3v3h-46v-3h3c1 25 1 48 1 69v226h-2zM2050 519v-35-3h3 325 3v3 35 3h-3-325-3zM2053 516h325v3h-3v-35h3v3h-325v-3h2v35h-2zM2406 408v-406-2h3 49 3v2 406 3h-3-49-3zM2409 405h49v3h-3v-406h3v3h-49v-3h3v406h-3zM2574 271c0 33 6 59 20 77 14 17 33 26 59 26 21 0 37-4 50-12 12-9 20-19 25-31l1-3 2 1 43 12 3 1-1 3c-18 47-60 72-123 72-44 0-78-14-102-40-23-27-35-67-35-118 0-49 12-88 35-114 24-27 57-40 100-40 88 0 133 54 133 160v6 3h-3-210v-3zM2571 268h210v3h-3v-6c0-104-41-154-127-154-42 0-73 12-95 38-23 25-34 61-34 110 0 51 11 88 34 114 22 25 54 38 97 38 62 0 100-23 118-68l2 1v3l-43-13v-2l3 1c-5 13-14 25-27 33-13 9-31 14-53 14-27 0-49-10-64-29-14-19-21-46-21-80v-3zM2728 234c-3-31-11-53-23-67-13-14-31-20-55-20-23 0-41 7-54 23-14 15-21 36-22 64l-3-1v-2h160v2zM2731 236h-160-3v-3c2-28 9-51 24-67 14-16 34-25 58-25 25 0 45 8 59 22 13 15 22 39 24 70l1 3zM2907 149v259 3h-3-49-3v-3-259h3v3h-41-3v-3-36-3h3 41v3h-3v-33c0-29 7-49 19-61 12-13 31-19 56-19 14 0 26 1 35 4h3v2 38 3l-4-1c-8-1-15-2-21-2-12 0-20 3-25 9-5 7-8 17-8 34v26h-3v-3h58 3v3 36 3h-3-58v-3zM2904 146h58v3h-3v-36h3v3h-58-3v-3-26c0-17 3-31 10-38 6-7 16-10 29-10 6 0 14 0 22 2v3h-3v-38h3l-1 3c-9-2-20-3-34-3-24 0-41 5-52 17-11 11-17 29-17 57v33 3h-3-41v-3h3v36h-3v-3h41 3v3 259h-3v-3h49v3h-3v-259-3zM3116 409c-17 4-34 6-51 6-40 0-62-24-62-69v-197h3v3h-34-3v-3-36-3h3 36v3h-3l15-67v-3h3 32 3v3 67h-3v-3h55 3v3 36 3h-3-55v-3h3v186c0 14 2 23 7 28 4 5 10 8 21 8 7 0 16-1 28-4l4-1v4 36 2zM3112 406v-36h3v3c-12 2-22 3-29 3-12 0-21-3-26-9s-7-17-7-32v-186-3h2 55v3h-3v-36h3v3h-55-2v-3-67h2v3h-32v-3l2 1-14 67-1 2h-2-36v-3h3v36h-3v-3h34 3v3 197c0 43 18 64 56 64 17 0 33-2 49-7l1 3zM3110 519v-35-3h3 326 2v3 35 3h-2-326-3zM3113 516h326v3h-3v-35h3v3h-326v-3h3v35h-3zM3467 49v-47-2h2 50 2v2 47 3h-2-50-2zM3469 47h50v2h-3v-47h3v3h-50v-3h3v47h-3zM3467 408v-295-3h2 50 2v3 295 3h-2-50-2zM3469 405h50v3h-3v-295h3v3h-50v-3h3v295h-3zM3778 408v-187c0-19-2-34-5-44-4-10-9-17-17-22-8-4-20-7-36-7-23 0-40 8-53 24-14 15-20 37-20 65v171 3h-3-49-3v-3-232c0-34 0-55-2-62v-4h3 47 2v3c1 1 1 3 1 7s0 9 1 14c0 5 0 15 1 30h-3v-3h1v3l-3-2c12-20 25-35 40-44 16-9 35-13 57-13 33 0 58 8 73 25 16 16 23 44 23 82v196 3h-3-49-3zM3781 405h49v3h-2v-196c0-37-8-63-22-78-15-16-37-23-69-23-22 0-39 4-54 12-14 8-27 22-38 42l-1 1h-1-1-3v-2c0-15-1-24-1-30 0-5 0-9-1-13 0-4 0-7 0-7l3-1v3h-47v-3h3c1 8 2 29 2 63v232h-3v-3h49v3h-3v-171c0-29 7-52 21-69s34-25 58-25c17 0 30 2 39 7 8 5 15 14 19 25s6 27 6 46v187h-3zM4128 327c0 28-11 51-32 66-22 16-52 24-90 24-37 0-66-7-87-19-20-12-34-32-40-58v-3l2-1 44-8 2-1 1 3c4 15 12 26 25 33 12 7 30 10 53 10 24 0 42-3 53-11 11-7 16-17 16-32 0-11-4-19-11-26-8-7-20-12-38-17l1-3-1 3-35-9 1-3-1 3c-28-8-48-15-61-22-12-7-22-16-29-26-7-11-10-24-10-39 0-27 10-49 30-64 19-14 48-21 85-21 33 0 60 6 79 17 20 12 33 31 38 57l1 3-3 1-44 5h-3l-1-2c-2-13-9-22-20-28-12-7-27-11-47-11-22 0-37 4-47 10s-15 15-15 28c0 8 2 14 6 19s10 10 19 13c8 4 26 9 53 16 26 6 45 13 57 18 11 6 21 12 28 19 6 7 12 15 16 24 3 10 5 20 5 32zM4123 327c0-11-2-21-6-29-3-9-8-16-14-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M4228 271c0 33 6 59 20 77 14 17 33 26 59 26 21 0 37-4 50-12 12-9 20-19 25-31l1-3 2 1 43 12 3 1-1 3c-18 47-60 72-123 72-44 0-78-14-102-40-23-27-36-67-36-118 0-49 13-88 36-114 24-27 57-40 100-40 88 0 133 54 133 160v6 3h-3-210v-3zM4225 268h210v3h-2v-6c0-104-42-154-128-154-42 0-73 12-95 38-23 25-35 61-35 110 0 51 12 88 35 114 22 25 54 38 97 38 62 0 101-23 118-68l3 1-1 3-43-13v-2l3 1c-5 13-14 25-27 33-13 9-31 14-53 14-27 0-49-10-63-29-15-19-22-46-22-80v-3zM4382 234c-3-31-10-53-23-67s-31-20-55-20c-23 0-41 7-54 23-14 15-21 36-22 64l-3-1v-2h160v2zM4385 236h-160-3l1-3c1-28 9-51 23-67s34-25 58-25c26 0 45 8 59 22 13 15 22 39 24 70l1 3zM4496 408v-226c0-21-1-44-2-69v-3h3 46 3v3c2 33 2 54 2 60h-3v-2h2v2h-3c8-26 17-44 28-54 10-9 26-14 45-14 6 0 13 1 20 3h2v2 45 4l-3-1c-6-2-15-3-26-3-19 0-33 9-44 25-10 18-16 42-16 74v154 3h-2-49-3zM4499 405h49v3h-3v-154c0-33 5-59 16-77s28-27 49-27c11 0 21 1 27 3v2h-3v-45h3l-1 3c-7-2-13-2-19-2-18 0-32 4-42 13-9 9-18 25-26 50v2h-2-2-2v-3c0-6-1-26-2-60h2v3h-46v-3h3c1 25 1 48 1 69v226h-2zM4798 409c-16 4-33 6-50 6-41 0-62-24-62-69v-197h3v3h-34-3v-3-36-3h3 35v3h-2l14-67 1-3h2 33 3v3 67h-3v-3h54 3v3 36 3h-3-54v-3h3v186c0 14 2 23 6 28s11 8 22 8c6 0 15-1 28-4l3-1v4 36 2zM4794 406v-36h3l1 3c-13 2-22 3-29 3-12 0-21-3-27-9-5-6-7-17-7-32v-186-3h3 54v3h-3v-36h3v3h-54-3v-3-67h3v3h-33v-3l3 1-15 67v2h-3-35v-3h2v36h-2v-3h34 2v3 197c0 43 19 64 57 64 16 0 32-2 48-7l1 3zM5066 327c0 28-11 51-33 66-21 16-51 24-90 24-37 0-66-7-86-19s-34-32-40-58l-1-3 3-1 43-8 3-1 1 3c4 15 12 26 24 33 13 7 30 10 53 10 25 0 42-3 54-11 10-7 16-17 16-32 0-11-4-19-11-26-8-7-21-12-38-17l1-3-1 3-35-9v-3 3c-29-8-49-15-61-22s-22-16-29-26c-7-11-11-24-11-39 0-27 11-49 30-64 20-14 49-21 86-21 33 0 59 6 79 17 20 12 33 31 38 57v3l-3 1-44 5h-2l-1-2c-3-13-9-22-21-28-11-7-26-11-46-11-22 0-37 4-48 10-10 6-14 15-14 28 0 8 2 14 6 19s10 10 18 13c8 4 26 9 54 16 26 6 45 13 56 18 12 6 21 12 28 19s13 15 16 24c4 10 6 20 6 32zM5060 327c0-11-1-21-5-29-3-9-8-16-15-23-6-6-15-12-26-18-11-5-30-11-56-18l1-2-1 2c-27-6-45-12-54-16-9-3-16-9-21-14-4-6-7-14-7-23 0-14 6-26 17-33s28-10 51-10c20 0 37 3 49 11 13 7 21 18 24 32h-3l-1-3 45-5v3h-3c-5-24-16-42-35-53s-44-17-76-17c-36 0-64 7-82 21-19 14-28 33-28 59 0 14 3 26 10 35 6 10 15 18 27 25 11 7 31 14 59 21l35 9c18 5 32 11 40 19 9 8 13 18 13 30 0 16-6 29-18 37s-31 12-57 12c-23 0-42-4-56-11-13-8-22-20-27-37l3-1v3l-43 9v-3l2-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cm" svg:height="0.28cm" svg:x="18.593cm" svg:y="18.847cm" svg:viewBox="0 0 1871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2-37c-15-24-23-58-23-104 0-47 8-82 23-105 16-23 40-35 73-35 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71 140c0 45-8 80-24 104-16 25-39 37-71 37-31 0-54-12-70-37-16-24-24-58-24-104 0-47 8-82 23-105 16-23 40-35 73-35 32 0 55 12 70 36 16 23 23 58 23 104zM1836 140c0-39-5-68-14-85-9-18-24-27-44-27-22 0-37 9-46 26-10 18-14 46-14 86 0 39 4 67 14 85 9 18 24 26 45 26 20 0 35-9 45-27 9-18 14-46 14-84z">
          <text:p/>
        </draw:path>
        <draw:path draw:style-name="gr2" draw:text-style-name="P2" draw:layer="layout" svg:width="1.874cm" svg:height="0.284cm" svg:x="18.591cm" svg:y="18.845cm" svg:viewBox="0 0 1875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5 25-9 17-14 45-14 85 0 38 5 66 14 84 10 17 24 26 44 26s34-9 43-27c10-18 14-45 14-83zM1176 142c0 38-4 67-14 85-10 19-26 28-47 28s-37-9-48-27c-9-19-14-47-14-86 0-40 5-69 14-87 11-17 27-27 49-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75 142c0 46-8 81-24 105-16 25-41 38-73 38-31 0-56-12-72-38-16-24-24-59-24-105 0-47 8-82 24-106 15-24 40-36 74-36 32 0 57 12 72 36s23 60 23 106zM1871 142c0-46-7-80-22-103s-38-35-69-35c-33 0-56 11-71 34s-23 58-23 104c0 45 8 80 24 103 15 24 38 36 68 36 31 0 54-12 70-36 15-24 23-58 23-103zM1836 142c0-39-4-67-13-84s-23-26-43-26c-21 0-36 8-45 25s-13 45-13 85c0 38 4 66 13 84 10 17 24 26 44 26s34-9 43-27 14-45 14-83zM1840 142c0 38-5 67-15 85-9 19-25 28-46 28s-37-9-47-27c-10-19-14-47-14-86 0-40 4-69 14-87 9-17 26-27 48-27 21 0 37 10 46 28s14 47 14 8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0.538cm" svg:height="4.954cm" svg:x="1.91cm" svg:y="1.831cm" svg:viewBox="0 0 10539 4955" svg:d="M10539 2410v-136l-1395-1140c-9-44-17-89-24-133-60-381-214-726-387-867l-89-73c-61-49-121-70-176-58 55-12 115 9 176 58l89 73c173 141 327 486 387 867 7 44 15 89 24 133 23 117 51 234 85 346-7-9-16-17-24-24l-23-18c-21-17-45-29-72-36-5-7-11-12-18-18l-22-18c-57-47-140-54-218-18-23-93-41-187-56-281-38-239-114-471-212-645v-31l-38-31-281-229-255 52c36-65 82-104 134-114l324-66-324 66c55-11 115 9 176 59l89 73c47 38 93 91 137 159-44-68-90-121-137-159l-89-73c-61-50-121-70-176-59-52 10-98 49-134 114l-13 2-307 38-34 7-741 90c-4 0-8 1-12 2 4-1 8-2 12-2l741-90 34-7 307-38-358 73-1048 128c-4 1-8 1-12 2l324-66-324 66c4-1 8-1 12-2l1048-128-268 55v1826c0 53-9 107-27 161l-220-181c20-90-4-175-65-225l-22-18c-21-17-46-29-72-36-6-7-12-12-19-18l-22-18c-56-45-135-53-212-21l-274-223v-730l-73-60c7-25 12-51 17-77 18-97 48-175 87-227 32-43 69-70 110-78-41 8-78 35-110 78-39 52-69 130-87 227-5 26-10 52-17 77l-284-233-894 183-795 1153c-132 48-280 89-439 121l-1718 351v-653l-357-296-894 182-967 1402c-5 8-11 14-17 19v57 913l1022 834 1328-271c33-75 96-135 170-162 73-27 148-18 201 25l22 19c7 5 13 11 19 17 10 3 20 6 30 11 15 7 29 15 42 25l22 19c96 78 96 237 0 354-96 118-252 150-348 71l-22-18c-21-17-38-38-50-63-2-5-5-10-7-15l-3-3c-42-34-66-88-66-148 0-92 55-187 138-239 84-52 180-53 244 0l3 3c6 1 11 2 17 3-6-1-11-2-17-3-75-14-160 14-226 75-66 60-105 145-105 227 0 30 5 59 15 85 2 5 5 10 7 15-7-4-14-9-21-15l-22-18c-44-35-68-91-68-153 0-37 8-75 25-112-17 37-25 75-25 112 0 62 24 118 68 153l22 18c-43-35-68-90-68-153 0-96 57-194 143-248 87-54 187-55 253 0-66-55-166-54-253 0-86 54-143 152-143 248 0 63 25 118 68 153 7 6 14 11 21 15 12 25 29 46 50 63l22 18c-46-37-72-96-72-162 0-102 60-206 152-263 92-58 198-58 268 0 96 78 96 237 0 354-96 118-252 150-348 71-46-37-72-96-72-162 0-102 60-206 152-263 92-58 198-58 268 0l-22-19c-13-10-27-18-42-25l3761-768c33-74 96-135 170-162 73-27 148-17 201 26l22 18c7 5 13 11 19 17 10 3 20 7 30 11 15 7 29 15 42 26l22 18c96 78 96 237 0 355-96 117-252 149-348 71l-22-19c-21-17-38-38-50-63-2-5-5-10-7-15l-3-3c-42-34-66-87-66-148 0-92 55-186 138-239 84-52 180-52 244 0l3 3c6 1 11 2 17 3-6-1-11-2-17-3-75-13-160 15-226 75-66 61-105 146-105 228 0 30 5 58 15 84 2 5 5 10 7 15-7-4-14-9-21-14l-22-19c-44-35-68-90-68-153 0-37 8-75 25-112-17 37-25 75-25 112 0 63 24 118 68 153l22 19c-43-36-68-91-68-154 0-96 57-193 143-248 87-54 187-54 253 0-66-54-166-54-253 0-86 55-143 152-143 248 0 63 25 118 68 154 7 5 14 10 21 14 12 25 29 46 50 63l22 19c-46-38-72-96-72-163 0-102 60-205 152-263 92-57 198-58 268 0 96 78 96 237 0 355-96 117-252 149-348 71-46-38-72-96-72-163 0-102 60-205 152-263 92-57 198-58 268 0l-22-18c-13-11-27-19-42-26l1703-348c34-74 97-135 171-162 73-27 148-17 201 26l22 18c7 5 13 11 18 17 11 3 21 7 31 11 15 7 29 15 41 26l23 18c96 78 96 237 0 355-96 117-252 149-348 71l-22-19c-21-16-38-38-50-63-3-5-5-10-7-15l-4-3c-42-34-65-87-65-148 0-92 54-186 138-239 83-52 179-52 243 0l4 3c6 1 11 2 16 3-5-1-10-2-16-3-75-13-160 15-226 75-66 61-106 146-106 228 0 30 6 58 16 84 2 5 4 10 7 15-8-4-15-9-21-14l-23-18c-43-36-67-91-67-154 0-37 8-75 24-112-16 37-24 75-24 112 0 63 24 118 67 154l23 18c-44-36-68-91-68-154 0-96 56-193 143-248 87-54 187-54 253 0-66-54-166-54-253 0-87 55-143 152-143 248 0 63 24 118 68 154 6 5 13 10 21 14 12 25 29 47 50 63l22 19c-46-38-72-96-72-163 0-102 60-205 152-263 91-57 197-58 268 0 96 78 96 237 0 355-96 117-252 149-348 71-46-38-72-96-72-163 0-102 60-205 152-263 91-57 197-58 268 0l-23-18c-12-11-26-19-41-26l1080-220z">
          <text:p/>
        </draw:path>
        <draw:polygon draw:style-name="gr7" draw:text-style-name="P1" draw:layer="layout" svg:width="0cm" svg:height="0cm" svg:x="7.323cm" svg:y="3.998cm" svg:viewBox="0 0 0 0" draw:points="0,0">
          <text:p/>
        </draw:polygon>
        <draw:path draw:style-name="gr6" draw:text-style-name="P3" draw:layer="layout" svg:width="9.197cm" svg:height="3.896cm" svg:x="3.251cm" svg:y="2.222cm" svg:viewBox="0 0 9198 3897" svg:d="M6995 2468l2203-450v-136l-1955 399v-651-1599-31l-894 182v1825c0 252-200 497-447 548l-358 73c-119 24-232-1-316-70-84-68-131-174-131-295v-381-407-307-730l-894 182v1825c0 252-200 497-447 548l-2415 492c-119 24-232 0-316-69-79-64-126-163-131-275 0-7 0-14 0-21v-547-329-291-649l-894 183v2410l248-51c-103-72-130-220-66-358 64-137 203-229 337-223 134 7 227 110 227 250 0 88-36 179-100 250l3805-777c-103-73-130-220-66-358 64-137 203-229 337-223 134 7 227 110 227 251 0 87-36 177-100 248l1747-356c-102-73-129-220-65-358 64-137 203-229 337-223 133 7 227 110 227 251 0 87-36 177-100 248z">
          <text:p/>
        </draw:path>
        <draw:polygon draw:style-name="gr7" draw:text-style-name="P1" draw:layer="layout" svg:width="0cm" svg:height="0cm" svg:x="7.323cm" svg:y="3.998cm" svg:viewBox="0 0 0 0" draw:points="0,0">
          <text:p/>
        </draw:polygon>
        <draw:path draw:style-name="gr6" draw:text-style-name="P3" draw:layer="layout" svg:width="9.516cm" svg:height="2.393cm" svg:x="2.932cm" svg:y="4.24cm" svg:viewBox="0 0 9517 2394" svg:d="M0 2394l319-515 248-51 23 2 24 1 26-1 26-2 27-3 27-4 29-5 29-7 29-7 31-9 31-10 31-11 33-12 32-13 3805-777 23 1 24 1 26-1 26-2 27-3 27-4 29-5 29-7 29-7 31-9 31-10 31-11 33-12 32-13 1747-356 24 1 24 1 25-1 26-2 27-3 28-4 28-5 29-6 30-8 31-9 31-10 31-11 32-12 33-13 2203-450-318 516-1080 220c-10-4-20-8-31-11-5-6-11-12-18-17l-22-18c-53-43-128-53-201-26-74 27-137 88-171 162l-1703 348c-10-4-20-8-30-11-6-6-12-12-19-17l-22-18c-53-43-128-53-201-26-74 27-137 88-170 162l-3761 769c-10-5-20-8-30-11-6-6-12-12-19-17l-22-19c-53-43-128-52-201-25-74 27-137 87-170 162z">
          <text:p/>
        </draw:path>
        <draw:polygon draw:style-name="gr7" draw:text-style-name="P1" draw:layer="layout" svg:width="0cm" svg:height="0cm" svg:x="7.323cm" svg:y="3.998cm" svg:viewBox="0 0 0 0" draw:points="0,0">
          <text:p/>
        </draw:polygon>
        <draw:path draw:style-name="gr6" draw:text-style-name="P3" draw:layer="layout" svg:width="2.861cm" svg:height="2.013cm" svg:x="4.145cm" svg:y="3.703cm" svg:viewBox="0 0 2862 2014" svg:d="M0 472l1718-351c159-32 307-73 439-121l-10 15-26 33-30 34-36 35-40 34-44 33-47 33-50 31-53 30-54 27-55 25-55 22-54 19-53 15-51 12 1363 1115-2414 492c-119 24-232 0-317-69-79-64-126-163-131-275 9 0 18 1 26 1-8 0-17-1-26-1 0-7 0-14 0-21v-548c32 4 65 7 99 8-6-20-9-41-9-63 0-115 81-229 192-272 75-29 151-20 205 24l22 18c7 5 13 11 19 17 26 7 51 20 72 37l22 18c96 78 96 237 0 355s-252 150-348 71l-22-19c-21-16-38-38-50-63-2-5-5-10-7-15l-3-3c-42-34-67-87-67-148 0-92 56-186 139-239 84-52 180-52 244 0l3 3c6 1 11 2 17 3 26 7 51 20 72 37l22 18c96 78 96 237 0 355s-252 150-348 71c-46-38-72-96-72-163 0-102 60-205 152-263 92-57 198-58 268 0-70-58-176-57-268 0-92 58-152 161-152 263 0 67 26 125 72 163l-22-19c-21-16-38-38-50-63-7-4-14-9-21-14l-22-18c-29-23-49-54-60-91 11 37 31 68 60 91l22 18c-44-36-69-91-69-154 0-96 58-193 144-248 87-54 187-54 253 0 7 5 13 11 19 17-6-1-11-2-17-3-75-13-160 15-226 75-66 61-105 146-105 228 0 30 5 58 15 84 2 5 5 10 7 15-7-4-14-9-21-14-44-36-69-91-69-154 0-96 58-193 144-248 87-54 187-54 253 0l-22-18c-54-44-130-53-205-24-90-14-191-14-282-2z">
          <text:p/>
        </draw:path>
        <draw:polygon draw:style-name="gr7" draw:text-style-name="P1" draw:layer="layout" svg:width="0cm" svg:height="0cm" svg:x="7.323cm" svg:y="3.998cm" svg:viewBox="0 0 0 0" draw:points="0,0">
          <text:p/>
        </draw:polygon>
        <draw:path draw:style-name="gr6" draw:text-style-name="P3" draw:layer="layout" svg:width="1.341cm" svg:height="3.22cm" svg:x="1.91cm" svg:y="3.413cm" svg:viewBox="0 0 1342 3221" svg:d="M1023 3221l319-515v-2410l-357-296-968 1397c-5 8-11 14-17 19v58 913z">
          <text:p/>
        </draw:path>
        <draw:polygon draw:style-name="gr7" draw:text-style-name="P1" draw:layer="layout" svg:width="0cm" svg:height="0cm" svg:x="7.323cm" svg:y="3.998cm" svg:viewBox="0 0 0 0" draw:points="0,0">
          <text:p/>
        </draw:polygon>
        <draw:path draw:style-name="gr6" draw:text-style-name="P3" draw:layer="layout" svg:width="1.81cm" svg:height="2.665cm" svg:x="5.643cm" svg:y="2.55cm" svg:viewBox="0 0 1811 2666" svg:d="M1811 292v1826c0 252-200 497-447 548l-1364-1114 51-12 53-15 54-19 55-22 55-25 54-28 53-30 50-31 47-33 44-33 40-34 36-35 30-34 26-33 10-15 796-1153z">
          <text:p/>
        </draw:path>
        <draw:polygon draw:style-name="gr7" draw:text-style-name="P1" draw:layer="layout" svg:width="0cm" svg:height="0cm" svg:x="7.323cm" svg:y="3.998cm" svg:viewBox="0 0 0 0" draw:points="0,0">
          <text:p/>
        </draw:polygon>
        <draw:path draw:style-name="gr6" draw:text-style-name="P3" draw:layer="layout" svg:width="1.252cm" svg:height="2.715cm" svg:x="8.347cm" svg:y="2.144cm" svg:viewBox="0 0 1253 2716" svg:d="M933 0l320 260v1826c0 252-200 497-448 548l-358 73c-119 24-232-1-316-70-84-68-131-174-131-295v-381c59-24 107-53 142-84-34-35-52-84-52-139 0-40 10-82 29-121 33-66 89-120 155-148 77-32 156-24 212 21l22 18c7 6 13 11 19 18 26 7 51 19 72 36l22 18c61 50 85 135 65 225-22 92-88 176-173 218-86 41-177 35-240-16l-22-18c-21-17-38-39-50-64-2-5-5-11-7-16l-3-3c-42-34-66-87-66-148 0-92 55-186 138-239 84-52 180-52 244 0l3 3c6 1 11 2 17 4-6-2-11-3-17-4-75-13-160 15-226 75-66 61-105 146-105 228 0 30 5 58 15 84 2 5 5 11 7 16-7-5-14-10-21-15l-22-18c-6-5-11-9-16-15 5 6 10 10 16 15l22 18c-43-35-68-91-68-154 0-95 57-193 143-248 87-54 187-54 253 0-66-54-166-54-253 0-86 55-143 153-143 248 0 63 25 119 68 154 7 5 14 10 21 15 12 25 29 47 50 64l22 18c-46-38-72-97-72-164 0-101 60-205 152-263 92-57 198-57 268 0-70-57-176-57-268 0-92 58-152 162-152 263 0 67 26 126 72 164 63 51 154 57 240 16 85-42 151-126 173-218l220 182c-64 193-232 348-420 386 188-38 356-193 420-386 18-54 27-109 27-162z">
          <text:p/>
        </draw:path>
        <draw:polygon draw:style-name="gr7" draw:text-style-name="P1" draw:layer="layout" svg:width="0cm" svg:height="0cm" svg:x="7.323cm" svg:y="3.998cm" svg:viewBox="0 0 0 0" draw:points="0,0">
          <text:p/>
        </draw:polygon>
        <draw:path draw:style-name="gr6" draw:text-style-name="P3" draw:layer="layout" svg:width="1.955cm" svg:height="1.539cm" svg:x="10.493cm" svg:y="2.964cm" svg:viewBox="0 0 1956 1540" svg:d="M939 1017c-92-146-176-325-246-524 2-57-15-108-47-147-34-112-62-229-85-346l1395 1141-1956 399v-651l280-58v12l302 247z">
          <text:p/>
        </draw:path>
        <draw:polygon draw:style-name="gr7" draw:text-style-name="P1" draw:layer="layout" svg:width="0cm" svg:height="0cm" svg:x="7.323cm" svg:y="3.998cm" svg:viewBox="0 0 0 0" draw:points="0,0">
          <text:p/>
        </draw:polygon>
        <draw:polygon draw:style-name="gr6" draw:text-style-name="P3" draw:layer="layout" svg:width="1.251cm" svg:height="0.474cm" svg:x="7.096cm" svg:y="2.368cm" svg:viewBox="0 0 1252 475" draw:points="894,0 1179,232 1252,293 357,475 0,182">
          <text:p/>
        </draw:polygon>
        <draw:polygon draw:style-name="gr7" draw:text-style-name="P1" draw:layer="layout" svg:width="0cm" svg:height="0cm" svg:x="7.323cm" svg:y="3.998cm" svg:viewBox="0 0 0 0" draw:points="0,0">
          <text:p/>
        </draw:polygon>
        <draw:polygon draw:style-name="gr6" draw:text-style-name="P3" draw:layer="layout" svg:width="1.251cm" svg:height="0.474cm" svg:x="2.894cm" svg:y="3.226cm" svg:viewBox="0 0 1252 475" draw:points="1252,291 895,0 0,182 358,475">
          <text:p/>
        </draw:polygon>
        <draw:polygon draw:style-name="gr7" draw:text-style-name="P1" draw:layer="layout" svg:width="0cm" svg:height="0cm" svg:x="7.323cm" svg:y="3.998cm" svg:viewBox="0 0 0 0" draw:points="0,0">
          <text:p/>
        </draw:polygon>
        <draw:polygon draw:style-name="gr6" draw:text-style-name="P3" draw:layer="layout" svg:width="1.213cm" svg:height="0.442cm" svg:x="9.28cm" svg:y="1.962cm" svg:viewBox="0 0 1214 443" draw:points="1214,261 1176,230 894,0 639,53 626,55 268,128 0,183 319,443">
          <text:p/>
        </draw:polygon>
        <draw:polygon draw:style-name="gr7" draw:text-style-name="P1" draw:layer="layout" svg:width="0cm" svg:height="0cm" svg:x="7.323cm" svg:y="3.998cm" svg:viewBox="0 0 0 0" draw:points="0,0">
          <text:p/>
        </draw:polygon>
        <draw:path draw:style-name="gr6" draw:text-style-name="P3" draw:layer="layout" svg:width="0.599cm" svg:height="0.623cm" svg:x="9.746cm" svg:y="2.457cm" svg:viewBox="0 0 600 624" svg:d="M88 572c118 96 307 57 424-86 117-144 117-338 0-433zM512 53c-117-96-306-57-424 86-117 143-117 338 0 433z">
          <text:p/>
        </draw:path>
        <draw:polygon draw:style-name="gr7" draw:text-style-name="P1" draw:layer="layout" svg:width="0cm" svg:height="0cm" svg:x="7.323cm" svg:y="3.998cm" svg:viewBox="0 0 0 0" draw:points="0,0">
          <text:p/>
        </draw:polygon>
        <draw:path draw:style-name="gr6" draw:text-style-name="P3" draw:layer="layout" svg:width="0.6cm" svg:height="0.623cm" svg:x="7.6cm" svg:y="2.895cm" svg:viewBox="0 0 601 624" svg:d="M88 572c117 96 307 57 425-87 117-143 117-337 0-432zM513 53c-118-96-308-57-425 86s-117 337 0 433z">
          <text:p/>
        </draw:path>
        <draw:polygon draw:style-name="gr7" draw:text-style-name="P1" draw:layer="layout" svg:width="0cm" svg:height="0cm" svg:x="7.323cm" svg:y="3.998cm" svg:viewBox="0 0 0 0" draw:points="0,0">
          <text:p/>
        </draw:polygon>
        <draw:path draw:style-name="gr6" draw:text-style-name="P3" draw:layer="layout" svg:width="0.6cm" svg:height="0.624cm" svg:x="3.398cm" svg:y="3.753cm" svg:viewBox="0 0 601 625" svg:d="M88 572c117 96 307 57 425-86 117-144 117-338 0-434zM513 52c-118-95-308-56-425 87s-117 338 0 433z">
          <text:p/>
        </draw:path>
        <draw:polygon draw:style-name="gr7" draw:text-style-name="P1" draw:layer="layout" svg:width="0cm" svg:height="0cm" svg:x="7.323cm" svg:y="3.998cm" svg:viewBox="0 0 0 0" draw:points="0,0">
          <text:p/>
        </draw:polygon>
        <draw:path draw:style-name="gr6" draw:text-style-name="P3" draw:layer="layout" svg:width="0.598cm" svg:height="0.583cm" svg:x="3.398cm" svg:y="5.487cm" svg:viewBox="0 0 599 584" svg:d="M499 500c64-71 100-161 100-249 0-140-93-244-228-251-134-6-273 87-337 224s-37 285 66 357l23 2 24 1 26-1 26-2 27-3 27-4 29-5 29-7 29-7 31-9 31-10 31-11 33-12z">
          <text:p/>
        </draw:path>
        <draw:polygon draw:style-name="gr7" draw:text-style-name="P1" draw:layer="layout" svg:width="0cm" svg:height="0cm" svg:x="7.323cm" svg:y="3.998cm" svg:viewBox="0 0 0 0" draw:points="0,0">
          <text:p/>
        </draw:polygon>
        <draw:path draw:style-name="gr6" draw:text-style-name="P3" draw:layer="layout" svg:width="0.598cm" svg:height="0.583cm" svg:x="9.746cm" svg:y="4.191cm" svg:viewBox="0 0 599 584" svg:d="M499 500c64-71 100-161 100-248 0-142-94-245-227-252-134-6-274 86-338 224s-37 285 65 358l25 1 24 1 25-1 26-2 27-3 28-4 28-5 29-6 30-8 31-9 31-10 31-11 32-12z">
          <text:p/>
        </draw:path>
        <draw:polygon draw:style-name="gr7" draw:text-style-name="P1" draw:layer="layout" svg:width="0cm" svg:height="0cm" svg:x="7.323cm" svg:y="3.998cm" svg:viewBox="0 0 0 0" draw:points="0,0">
          <text:p/>
        </draw:polygon>
        <draw:path draw:style-name="gr6" draw:text-style-name="P3" draw:layer="layout" svg:width="0.598cm" svg:height="0.583cm" svg:x="7.6cm" svg:y="4.629cm" svg:viewBox="0 0 599 584" svg:d="M499 500c64-71 100-161 100-249 0-141-93-244-228-251-134-6-273 86-337 223-64 139-37 286 66 359l23 1 24 1 26-1 26-2 27-3 27-4 29-5 29-7 29-7 31-9 31-10 31-11 33-12z">
          <text:p/>
        </draw:path>
        <draw:polygon draw:style-name="gr7" draw:text-style-name="P1" draw:layer="layout" svg:width="0cm" svg:height="0cm" svg:x="7.323cm" svg:y="3.998cm" svg:viewBox="0 0 0 0" draw:points="0,0">
          <text:p/>
        </draw:polygon>
        <draw:polygon draw:style-name="gr6" draw:text-style-name="P3" draw:layer="layout" svg:width="0.436cm" svg:height="0.948cm" svg:x="8.502cm" svg:y="2.534cm" svg:viewBox="0 0 437 949" draw:points="421,696 437,652 328,180 236,104 109,0 0,296 109,770 327,949 379,809">
          <text:p/>
        </draw:polygon>
        <draw:polygon draw:style-name="gr7" draw:text-style-name="P1" draw:layer="layout" svg:width="0cm" svg:height="0cm" svg:x="7.323cm" svg:y="3.998cm" svg:viewBox="0 0 0 0" draw:points="0,0">
          <text:p/>
        </draw:polygon>
        <draw:path draw:style-name="gr6" draw:text-style-name="P3" draw:layer="layout" svg:width="0.515cm" svg:height="0.596cm" svg:x="10.916cm" svg:y="3.457cm" svg:viewBox="0 0 516 597" svg:d="M516 524c-92-146-176-325-246-524-2 70-32 141-83 198-52 56-120 92-187 99 49 110 102 212 159 300z">
          <text:p/>
        </draw:path>
        <draw:polygon draw:style-name="gr7" draw:text-style-name="P1" draw:layer="layout" svg:width="0cm" svg:height="0cm" svg:x="7.323cm" svg:y="3.998cm" svg:viewBox="0 0 0 0" draw:points="0,0">
          <text:p/>
        </draw:polygon>
        <draw:path draw:style-name="gr6" draw:text-style-name="P3" draw:layer="layout" svg:width="0.42cm" svg:height="0.438cm" svg:x="9.791cm" svg:y="2.514cm" svg:viewBox="0 0 421 439" svg:d="M421 176c0-57-22-107-61-139-60-49-150-49-228-1-11 7-21 14-31 23-56 45-92 111-100 177-7 67 15 128 60 166 61 49 152 49 230-1 79-49 130-139 130-225z">
          <text:p/>
        </draw:path>
        <draw:polygon draw:style-name="gr7" draw:text-style-name="P1" draw:layer="layout" svg:width="0cm" svg:height="0cm" svg:x="7.323cm" svg:y="3.998cm" svg:viewBox="0 0 0 0" draw:points="0,0">
          <text:p/>
        </draw:polygon>
        <draw:path draw:style-name="gr6" draw:text-style-name="P3" draw:layer="layout" svg:width="0.42cm" svg:height="0.437cm" svg:x="9.791cm" svg:y="4.248cm" svg:viewBox="0 0 421 438" svg:d="M421 175c0-56-22-106-61-139-60-48-150-49-228 0-4 2-7 4-10 7-63 42-107 109-119 181-12 71 10 138 58 177 61 49 152 49 230 0 79-49 130-139 130-226z">
          <text:p/>
        </draw:path>
        <draw:polygon draw:style-name="gr7" draw:text-style-name="P1" draw:layer="layout" svg:width="0cm" svg:height="0cm" svg:x="7.323cm" svg:y="3.998cm" svg:viewBox="0 0 0 0" draw:points="0,0">
          <text:p/>
        </draw:polygon>
        <draw:path draw:style-name="gr6" draw:text-style-name="P3" draw:layer="layout" svg:width="0.42cm" svg:height="0.438cm" svg:x="3.443cm" svg:y="5.543cm" svg:viewBox="0 0 421 439" svg:d="M421 176c0-57-22-107-61-139-82-67-215-40-298 61-83 100-83 236 0 304 60 49 151 49 230 0 78-50 129-139 129-226z">
          <text:p/>
        </draw:path>
        <draw:polygon draw:style-name="gr7" draw:text-style-name="P1" draw:layer="layout" svg:width="0cm" svg:height="0cm" svg:x="7.323cm" svg:y="3.998cm" svg:viewBox="0 0 0 0" draw:points="0,0">
          <text:p/>
        </draw:polygon>
        <draw:path draw:style-name="gr6" draw:text-style-name="P3" draw:layer="layout" svg:width="0.42cm" svg:height="0.437cm" svg:x="3.443cm" svg:y="3.81cm" svg:viewBox="0 0 421 438" svg:d="M421 176c0-56-22-106-61-139-82-67-215-39-298 61-83 101-83 236 0 304 60 49 151 49 230 0 78-49 129-139 129-226z">
          <text:p/>
        </draw:path>
        <draw:polygon draw:style-name="gr7" draw:text-style-name="P1" draw:layer="layout" svg:width="0cm" svg:height="0cm" svg:x="7.323cm" svg:y="3.998cm" svg:viewBox="0 0 0 0" draw:points="0,0">
          <text:p/>
        </draw:polygon>
        <draw:path draw:style-name="gr6" draw:text-style-name="P3" draw:layer="layout" svg:width="0.42cm" svg:height="0.437cm" svg:x="7.645cm" svg:y="4.686cm" svg:viewBox="0 0 421 438" svg:d="M421 176c0-56-22-106-61-139-82-67-215-39-298 61s-83 236 0 304c60 49 151 49 230 0 78-49 129-139 129-226z">
          <text:p/>
        </draw:path>
        <draw:polygon draw:style-name="gr7" draw:text-style-name="P1" draw:layer="layout" svg:width="0cm" svg:height="0cm" svg:x="7.323cm" svg:y="3.998cm" svg:viewBox="0 0 0 0" draw:points="0,0">
          <text:p/>
        </draw:polygon>
        <draw:path draw:style-name="gr6" draw:text-style-name="P3" draw:layer="layout" svg:width="0.42cm" svg:height="0.437cm" svg:x="7.645cm" svg:y="2.952cm" svg:viewBox="0 0 421 438" svg:d="M421 176c0-57-22-107-61-139-82-67-215-40-298 60-83 101-83 238 0 305 60 49 151 48 230-1 78-49 129-139 129-225z">
          <text:p/>
        </draw:path>
        <draw:polygon draw:style-name="gr7" draw:text-style-name="P1" draw:layer="layout" svg:width="0cm" svg:height="0cm" svg:x="7.323cm" svg:y="3.998cm" svg:viewBox="0 0 0 0" draw:points="0,0">
          <text:p/>
        </draw:polygon>
        <draw:path draw:style-name="gr6" draw:text-style-name="P3" draw:layer="layout" svg:width="0.42cm" svg:height="0.437cm" svg:x="9.791cm" svg:y="4.248cm" svg:viewBox="0 0 421 438" svg:d="M122 43c-63 42-107 109-119 181-12 71 10 138 58 177 61 49 152 49 230 0 79-49 130-139 130-226 0-56-22-106-61-139-60-48-150-49-228 0-2 4-3 7-5 11z">
          <text:p/>
        </draw:path>
        <draw:polygon draw:style-name="gr7" draw:text-style-name="P1" draw:layer="layout" svg:width="0cm" svg:height="0cm" svg:x="7.323cm" svg:y="3.998cm" svg:viewBox="0 0 0 0" draw:points="0,0">
          <text:p/>
        </draw:polygon>
        <draw:path draw:style-name="gr6" draw:text-style-name="P3" draw:layer="layout" svg:width="0.42cm" svg:height="0.438cm" svg:x="9.791cm" svg:y="2.514cm" svg:viewBox="0 0 421 439" svg:d="M101 59c-56 45-92 111-100 177-7 67 15 128 60 166 61 49 152 49 230-1 79-49 130-139 130-225 0-57-22-107-61-139-60-49-150-49-228-1-5 12-10 24-16 35z">
          <text:p/>
        </draw:path>
        <draw:polygon draw:style-name="gr7" draw:text-style-name="P1" draw:layer="layout" svg:width="0cm" svg:height="0cm" svg:x="7.323cm" svg:y="3.998cm" svg:viewBox="0 0 0 0" draw:points="0,0">
          <text:p/>
        </draw:polygon>
        <draw:polygon draw:style-name="gr6" draw:text-style-name="P3" draw:layer="layout" svg:width="0.288cm" svg:height="0.511cm" svg:x="8.502cm" svg:y="2.793cm" svg:viewBox="0 0 289 512" draw:points="0,38 179,0 289,476 109,512">
          <text:p/>
        </draw:polygon>
        <draw:polygon draw:style-name="gr7" draw:text-style-name="P1" draw:layer="layout" svg:width="0cm" svg:height="0cm" svg:x="7.323cm" svg:y="3.998cm" svg:viewBox="0 0 0 0" draw:points="0,0">
          <text:p/>
        </draw:polygon>
        <draw:path draw:style-name="gr6" draw:text-style-name="P3" draw:layer="layout" svg:width="0.692cm" svg:height="1.599cm" svg:x="10.493cm" svg:y="2.253cm" svg:viewBox="0 0 693 1600" svg:d="M280 1465c-2-2-4-3-6-5-47-38-73-96-73-163 0-101 61-205 153-263 91-57 197-57 268 0 8 7 17 15 24 24 32 39 49 90 47 147-2 70-32 141-83 198-51 56-119 92-186 99-54 5-104-8-144-37-2-2-4-3-6-5l3 2-25-20c-22-17-39-39-51-63-8-5-15-10-21-15l-23-18c-43-36-67-91-67-154 0-109 73-220 179-266-106 46-179 157-179 266 0 63 24 118 67 154l23 18c-44-35-68-91-68-154 0-95 56-193 144-248 87-54 187-54 253 0-66-54-166-54-253 0-88 55-144 153-144 248 0 63 24 119 68 154 6 5 13 10 21 15-3-5-5-10-7-16-10-26-16-54-16-84 0-82 40-167 107-228 66-60 151-88 226-75 6 1 11 2 16 4 27 7 51 19 72 36l23 18c-71-57-177-57-268 0-92 58-153 162-153 263 0 67 26 125 73 163l3 2-25-20c-22-17-39-39-51-63-3-5-5-10-7-16l-4-3c-42-34-65-87-65-148 0-92 54-186 139-239 83-52 179-52 243 0l4 3c6 1 11 2 16 4-5-7-11-12-18-18l-22-18c-57-47-140-54-218-18-23-93-42-187-57-281-38-239-114-470-212-645v1600l280-57-3-81z">
          <text:p/>
        </draw:path>
        <draw:polygon draw:style-name="gr7" draw:text-style-name="P1" draw:layer="layout" svg:width="0cm" svg:height="0cm" svg:x="7.323cm" svg:y="3.998cm" svg:viewBox="0 0 0 0" draw:points="0,0">
          <text:p/>
        </draw:polygon>
        <draw:path draw:style-name="gr6" draw:text-style-name="P3" draw:layer="layout" svg:width="0.268cm" svg:height="0.279cm" svg:x="10.806cm" svg:y="3.36cm" svg:viewBox="0 0 269 280" svg:d="M143 1c33-5 64 3 87 22 52 43 52 130 0 195-53 64-138 81-191 38-23-19-37-47-39-80 0-3 0-6 0-9 0-14 2-28 6-44 19-63 76-114 137-122z">
          <text:p/>
        </draw:path>
        <draw:polygon draw:style-name="gr7" draw:text-style-name="P1" draw:layer="layout" svg:width="0cm" svg:height="0cm" svg:x="7.323cm" svg:y="3.998cm" svg:viewBox="0 0 0 0" draw:points="0,0">
          <text:p/>
        </draw:polygon>
        <draw:path draw:style-name="gr6" draw:text-style-name="P3" draw:layer="layout" svg:width="0.268cm" svg:height="0.279cm" svg:x="4.458cm" svg:y="4.655cm" svg:viewBox="0 0 269 280" svg:d="M143 1c32-4 63 4 86 23 53 42 53 129 0 193-53 65-137 83-190 40-23-19-37-48-39-81 0-3 0-6 0-9 0-11 1-23 4-35 16-67 74-122 139-131z">
          <text:p/>
        </draw:path>
        <draw:polygon draw:style-name="gr7" draw:text-style-name="P1" draw:layer="layout" svg:width="0cm" svg:height="0cm" svg:x="7.323cm" svg:y="3.998cm" svg:viewBox="0 0 0 0" draw:points="0,0">
          <text:p/>
        </draw:polygon>
        <draw:path draw:style-name="gr6" draw:text-style-name="P3" draw:layer="layout" svg:width="0.268cm" svg:height="0.279cm" svg:x="8.66cm" svg:y="5.531cm" svg:viewBox="0 0 269 280" svg:d="M144 1c32-4 63 4 86 23 52 42 52 129 0 194-53 64-137 82-191 39-23-19-37-47-39-81 0-3 0-6 0-9 0-38 15-77 42-108 28-32 65-52 102-58z">
          <text:p/>
        </draw:path>
        <draw:polygon draw:style-name="gr7" draw:text-style-name="P1" draw:layer="layout" svg:width="0cm" svg:height="0cm" svg:x="7.323cm" svg:y="3.998cm" svg:viewBox="0 0 0 0" draw:points="0,0">
          <text:p/>
        </draw:polygon>
        <draw:path draw:style-name="gr6" draw:text-style-name="P3" draw:layer="layout" svg:width="0.268cm" svg:height="0.279cm" svg:x="8.66cm" svg:y="3.798cm" svg:viewBox="0 0 269 280" svg:d="M144 1c32-5 63 3 86 22 52 43 52 129 0 193-53 66-137 83-191 40-23-20-37-48-39-81 0-3 0-6 0-9 0-37 15-77 42-108 28-31 65-52 102-57z">
          <text:p/>
        </draw:path>
        <draw:polygon draw:style-name="gr7" draw:text-style-name="P1" draw:layer="layout" svg:width="0cm" svg:height="0cm" svg:x="7.323cm" svg:y="3.998cm" svg:viewBox="0 0 0 0" draw:points="0,0">
          <text:p/>
        </draw:polygon>
        <draw:path draw:style-name="gr6" draw:text-style-name="P3" draw:layer="layout" svg:width="0.268cm" svg:height="0.279cm" svg:x="10.806cm" svg:y="5.093cm" svg:viewBox="0 0 269 280" svg:d="M143 1c33-4 64 4 87 23 52 42 52 130 0 194-53 64-138 82-191 39-23-19-37-47-39-80 0-3 0-6 0-9 0-38 15-77 42-109 28-32 64-52 101-58z">
          <text:p/>
        </draw:path>
        <draw:polygon draw:style-name="gr7" draw:text-style-name="P1" draw:layer="layout" svg:width="0cm" svg:height="0cm" svg:x="7.323cm" svg:y="3.998cm" svg:viewBox="0 0 0 0" draw:points="0,0">
          <text:p/>
        </draw:polygon>
        <draw:path draw:style-name="gr6" draw:text-style-name="P3" draw:layer="layout" svg:width="0.268cm" svg:height="0.279cm" svg:x="4.458cm" svg:y="6.389cm" svg:viewBox="0 0 269 280" svg:d="M143 1c32-4 63 4 86 22 53 43 53 130 0 195-53 64-137 81-190 39-23-19-37-48-39-80 0-3 0-6 0-10 0-38 15-77 42-109 27-31 64-52 101-57z">
          <text:p/>
        </draw:path>
        <draw:polygon draw:style-name="gr7" draw:text-style-name="P1" draw:layer="layout" svg:width="0cm" svg:height="0cm" svg:x="7.323cm" svg:y="3.998cm" svg:viewBox="0 0 0 0" draw:points="0,0">
          <text:p/>
        </draw:polygon>
        <draw:path draw:style-name="gr6" draw:text-style-name="P3" draw:layer="layout" svg:width="0.274cm" svg:height="0.371cm" svg:x="8.347cm" svg:y="3.39cm" svg:viewBox="0 0 275 372" svg:d="M119 372c33-66 89-120 156-148l-275-224v308c47 19 87 41 119 64z">
          <text:p/>
        </draw:path>
        <draw:polygon draw:style-name="gr7" draw:text-style-name="P1" draw:layer="layout" svg:width="0cm" svg:height="0cm" svg:x="7.323cm" svg:y="3.998cm" svg:viewBox="0 0 0 0" draw:points="0,0">
          <text:p/>
        </draw:polygon>
        <draw:path draw:style-name="gr6" draw:text-style-name="P3" draw:layer="layout" svg:width="0.281cm" svg:height="0.346cm" svg:x="4.145cm" svg:y="4.457cm" svg:viewBox="0 0 282 347" svg:d="M99 347c-6-20-9-41-9-63 0-116 80-230 192-273-91-14-191-14-282-2v330c32 4 65 7 99 8z">
          <text:p/>
        </draw:path>
        <draw:polygon draw:style-name="gr7" draw:text-style-name="P1" draw:layer="layout" svg:width="0cm" svg:height="0cm" svg:x="7.323cm" svg:y="3.998cm" svg:viewBox="0 0 0 0" draw:points="0,0">
          <text:p/>
        </draw:polygon>
        <draw:path draw:style-name="gr6" draw:text-style-name="P3" draw:layer="layout" svg:width="0.268cm" svg:height="0.279cm" svg:x="4.458cm" svg:y="6.389cm" svg:viewBox="0 0 269 280" svg:d="M143 1c32-4 63 4 87 22 52 43 52 130 0 195-54 64-138 81-191 39-23-19-37-48-39-80 39-6 76-29 104-62 27-34 41-75 39-114z">
          <text:p/>
        </draw:path>
        <draw:polygon draw:style-name="gr7" draw:text-style-name="P1" draw:layer="layout" svg:width="0cm" svg:height="0cm" svg:x="7.323cm" svg:y="3.998cm" svg:viewBox="0 0 0 0" draw:points="0,0">
          <text:p/>
        </draw:polygon>
        <draw:path draw:style-name="gr6" draw:text-style-name="P3" draw:layer="layout" svg:width="0.268cm" svg:height="0.279cm" svg:x="8.66cm" svg:y="5.531cm" svg:viewBox="0 0 269 280" svg:d="M144 1c32-4 63 4 86 23 52 42 52 129 0 194-53 64-137 82-190 39-24-19-38-47-40-81 40-5 77-28 105-61 27-33 41-75 39-114z">
          <text:p/>
        </draw:path>
        <draw:polygon draw:style-name="gr7" draw:text-style-name="P1" draw:layer="layout" svg:width="0cm" svg:height="0cm" svg:x="7.323cm" svg:y="3.998cm" svg:viewBox="0 0 0 0" draw:points="0,0">
          <text:p/>
        </draw:polygon>
        <draw:path draw:style-name="gr6" draw:text-style-name="P3" draw:layer="layout" svg:width="0.269cm" svg:height="0.279cm" svg:x="10.806cm" svg:y="5.093cm" svg:viewBox="0 0 270 280" svg:d="M143 1c33-4 64 4 87 23 53 42 53 130 0 194s-138 82-190 39c-23-19-38-47-40-80 39-5 77-28 104-61 28-33 42-76 39-115z">
          <text:p/>
        </draw:path>
        <draw:polygon draw:style-name="gr7" draw:text-style-name="P1" draw:layer="layout" svg:width="0cm" svg:height="0cm" svg:x="7.323cm" svg:y="3.998cm" svg:viewBox="0 0 0 0" draw:points="0,0">
          <text:p/>
        </draw:polygon>
        <draw:path draw:style-name="gr6" draw:text-style-name="P3" draw:layer="layout" svg:width="0.268cm" svg:height="0.279cm" svg:x="8.66cm" svg:y="3.798cm" svg:viewBox="0 0 269 280" svg:d="M144 1c32-5 63 3 86 22 52 43 52 129 0 193-53 66-137 83-190 40-24-20-38-48-40-81 40-5 77-27 105-61 27-33 41-75 39-113z">
          <text:p/>
        </draw:path>
        <draw:polygon draw:style-name="gr7" draw:text-style-name="P1" draw:layer="layout" svg:width="0cm" svg:height="0cm" svg:x="7.323cm" svg:y="3.998cm" svg:viewBox="0 0 0 0" draw:points="0,0">
          <text:p/>
        </draw:polygon>
        <draw:path draw:style-name="gr6" draw:text-style-name="P3" draw:layer="layout" svg:width="0.269cm" svg:height="0.279cm" svg:x="10.806cm" svg:y="3.36cm" svg:viewBox="0 0 270 280" svg:d="M143 1c33-5 64 3 87 22 53 43 53 130 0 195-53 64-138 81-190 38-23-19-38-47-40-80 7-1 16-2 23-5 72-22 125-98 120-170z">
          <text:p/>
        </draw:path>
        <draw:polygon draw:style-name="gr7" draw:text-style-name="P1" draw:layer="layout" svg:width="0cm" svg:height="0cm" svg:x="7.323cm" svg:y="3.998cm" svg:viewBox="0 0 0 0" draw:points="0,0">
          <text:p/>
        </draw:polygon>
        <draw:path draw:style-name="gr6" draw:text-style-name="P3" draw:layer="layout" svg:width="0.268cm" svg:height="0.279cm" svg:x="4.458cm" svg:y="4.655cm" svg:viewBox="0 0 269 280" svg:d="M143 1c32-4 63 4 87 23 52 42 52 129 0 193-54 65-138 83-191 40-23-19-37-48-39-81 44-6 87-34 114-75 21-31 31-66 29-100z">
          <text:p/>
        </draw:path>
        <draw:polygon draw:style-name="gr7" draw:text-style-name="P1" draw:layer="layout" svg:width="0cm" svg:height="0cm" svg:x="7.323cm" svg:y="3.998cm" svg:viewBox="0 0 0 0" draw:points="0,0">
          <text:p/>
        </draw:polygon>
        <draw:path draw:style-name="gr6" draw:text-style-name="P3" draw:layer="layout" svg:width="0.159cm" svg:height="0.515cm" svg:x="8.779cm" svg:y="2.715cm" svg:viewBox="0 0 160 516" svg:d="M0 160c0-81 19-140 51-159l92 515c-35-15-72-63-99-132-28-69-44-151-44-224l143 356 17-44-109-472z">
          <text:p/>
        </draw:path>
        <draw:polygon draw:style-name="gr7" draw:text-style-name="P1" draw:layer="layout" svg:width="0cm" svg:height="0cm" svg:x="7.323cm" svg:y="3.998cm" svg:viewBox="0 0 0 0" draw:points="0,0">
          <text:p/>
        </draw:polygon>
        <draw:path draw:style-name="gr6" draw:text-style-name="P3" draw:layer="layout" svg:width="0.142cm" svg:height="0.407cm" svg:x="8.347cm" svg:y="3.697cm" svg:viewBox="0 0 143 408" svg:d="M143 325c-34-35-53-84-53-139 0-41 10-83 30-122-33-23-73-45-120-64v408c59-24 108-52 143-83z">
          <text:p/>
        </draw:path>
        <draw:polygon draw:style-name="gr7" draw:text-style-name="P1" draw:layer="layout" svg:width="0cm" svg:height="0cm" svg:x="7.323cm" svg:y="3.998cm" svg:viewBox="0 0 0 0" draw:points="0,0">
          <text:p/>
        </draw:polygon>
        <draw:polygon draw:style-name="gr6" draw:text-style-name="P3" draw:layer="layout" svg:width="0.236cm" svg:height="0.296cm" svg:x="8.502cm" svg:y="2.534cm" svg:viewBox="0 0 237 297" draw:points="237,104 180,259 0,297 109,0">
          <text:p/>
        </draw:polygon>
        <draw:polygon draw:style-name="gr7" draw:text-style-name="P1" draw:layer="layout" svg:width="0cm" svg:height="0cm" svg:x="7.323cm" svg:y="3.998cm" svg:viewBox="0 0 0 0" draw:points="0,0">
          <text:p/>
        </draw:polygon>
        <draw:path draw:style-name="gr6" draw:text-style-name="P3" draw:layer="layout" svg:width="0.385cm" svg:height="0.429cm" svg:x="10.618cm" svg:y="3.186cm" svg:viewBox="0 0 386 430" svg:d="M385 42l-3-2c-65-53-161-53-244 0-84 53-138 147-138 239 0 61 23 114 65 148l4 3c-10-26-16-54-16-84 0-82 40-167 106-228 66-60 151-89 227-75z">
          <text:p/>
        </draw:path>
        <draw:polygon draw:style-name="gr7" draw:text-style-name="P1" draw:layer="layout" svg:width="0cm" svg:height="0cm" svg:x="7.323cm" svg:y="3.998cm" svg:viewBox="0 0 0 0" draw:points="0,0">
          <text:p/>
        </draw:polygon>
        <draw:path draw:style-name="gr6" draw:text-style-name="P3" draw:layer="layout" svg:width="0.385cm" svg:height="0.429cm" svg:x="8.472cm" svg:y="5.358cm" svg:viewBox="0 0 386 430" svg:d="M69 430c-10-26-15-54-15-84 0-82 39-167 105-228 67-60 152-88 227-75l-386 236c0-92 55-186 138-239 85-53 181-53 245 0l-317 387c-42-34-66-87-66-148z">
          <text:p/>
        </draw:path>
        <draw:polygon draw:style-name="gr7" draw:text-style-name="P1" draw:layer="layout" svg:width="0cm" svg:height="0cm" svg:x="7.323cm" svg:y="3.998cm" svg:viewBox="0 0 0 0" draw:points="0,0">
          <text:p/>
        </draw:polygon>
        <draw:path draw:style-name="gr6" draw:text-style-name="P3" draw:layer="layout" svg:width="0.385cm" svg:height="0.429cm" svg:x="8.472cm" svg:y="3.624cm" svg:viewBox="0 0 386 430" svg:d="M69 430c-10-26-15-54-15-84 0-82 39-167 105-228 67-60 152-88 227-75l-386 236c0-92 55-186 138-239 85-53 181-53 245 0l-317 387c-42-34-66-87-66-148z">
          <text:p/>
        </draw:path>
        <draw:polygon draw:style-name="gr7" draw:text-style-name="P1" draw:layer="layout" svg:width="0cm" svg:height="0cm" svg:x="7.323cm" svg:y="3.998cm" svg:viewBox="0 0 0 0" draw:points="0,0">
          <text:p/>
        </draw:polygon>
        <draw:path draw:style-name="gr6" draw:text-style-name="P3" draw:layer="layout" svg:width="0.385cm" svg:height="0.429cm" svg:x="4.27cm" svg:y="4.482cm" svg:viewBox="0 0 386 430" svg:d="M69 430c-10-26-15-54-15-84 0-82 39-167 106-228 66-60 151-88 226-75l-386 236c0-92 55-186 138-239 85-53 181-53 245 0l-317 387c-42-34-66-87-66-148z">
          <text:p/>
        </draw:path>
        <draw:polygon draw:style-name="gr7" draw:text-style-name="P1" draw:layer="layout" svg:width="0cm" svg:height="0cm" svg:x="7.323cm" svg:y="3.998cm" svg:viewBox="0 0 0 0" draw:points="0,0">
          <text:p/>
        </draw:polygon>
        <draw:path draw:style-name="gr6" draw:text-style-name="P3" draw:layer="layout" svg:width="0.385cm" svg:height="0.429cm" svg:x="10.618cm" svg:y="4.92cm" svg:viewBox="0 0 386 430" svg:d="M0 279c0-92 54-186 138-239 83-53 179-53 244 0l-317 387c-42-34-65-87-65-148l69 151c-10-26-16-54-16-84 0-82 40-167 106-228 66-60 151-88 227-75z">
          <text:p/>
        </draw:path>
        <draw:polygon draw:style-name="gr7" draw:text-style-name="P1" draw:layer="layout" svg:width="0cm" svg:height="0cm" svg:x="7.323cm" svg:y="3.998cm" svg:viewBox="0 0 0 0" draw:points="0,0">
          <text:p/>
        </draw:polygon>
        <draw:path draw:style-name="gr6" draw:text-style-name="P3" draw:layer="layout" svg:width="0.385cm" svg:height="0.429cm" svg:x="4.27cm" svg:y="6.216cm" svg:viewBox="0 0 386 430" svg:d="M69 430c-10-26-15-55-15-85 0-82 39-167 106-227 66-61 151-89 226-75l-386 236c0-92 55-187 138-239 85-53 181-54 245 0l-317 387c-42-34-66-88-66-148z">
          <text:p/>
        </draw:path>
        <draw:polygon draw:style-name="gr7" draw:text-style-name="P1" draw:layer="layout" svg:width="0cm" svg:height="0cm" svg:x="7.323cm" svg:y="3.998cm" svg:viewBox="0 0 0 0" draw:points="0,0">
          <text:p/>
        </draw:polygon>
        <draw:path draw:style-name="gr6" draw:text-style-name="P3" draw:layer="layout" svg:width="0.302cm" svg:height="0.336cm" svg:x="10.772cm" svg:y="3.717cm" svg:viewBox="0 0 303 337" svg:d="M303 337c-56-88-110-190-159-300-54 5-104-8-144-37v78 12z">
          <text:p/>
        </draw:path>
        <draw:polygon draw:style-name="gr7" draw:text-style-name="P1" draw:layer="layout" svg:width="0cm" svg:height="0cm" svg:x="7.323cm" svg:y="3.998cm" svg:viewBox="0 0 0 0" draw:points="0,0">
          <text:p/>
        </draw:polygon>
        <draw:polygon draw:style-name="gr6" draw:text-style-name="P3" draw:layer="layout" svg:width="0.27cm" svg:height="0.214cm" svg:x="8.611cm" svg:y="3.268cm" svg:viewBox="0 0 271 215" draw:points="0,36 219,215 271,75 180,0">
          <text:p/>
        </draw:polygon>
        <draw:polygon draw:style-name="gr7" draw:text-style-name="P1" draw:layer="layout" svg:width="0cm" svg:height="0cm" svg:x="7.323cm" svg:y="3.998cm" svg:viewBox="0 0 0 0" draw:points="0,0">
          <text:p/>
        </draw:polygon>
        <draw:path draw:style-name="gr6" draw:text-style-name="P3" draw:layer="layout" svg:width="0.143cm" svg:height="0.174cm" svg:x="8.66cm" svg:y="3.799cm" svg:viewBox="0 0 144 175" svg:d="M144 0c2 38-13 80-40 113-28 35-65 57-104 62 0-3 0-6 0-9 0-37 15-78 42-109s64-52 102-57z">
          <text:p/>
        </draw:path>
        <draw:polygon draw:style-name="gr7" draw:text-style-name="P1" draw:layer="layout" svg:width="0cm" svg:height="0cm" svg:x="7.323cm" svg:y="3.998cm" svg:viewBox="0 0 0 0" draw:points="0,0">
          <text:p/>
        </draw:polygon>
        <draw:path draw:style-name="gr6" draw:text-style-name="P3" draw:layer="layout" svg:width="0.143cm" svg:height="0.175cm" svg:x="8.66cm" svg:y="5.532cm" svg:viewBox="0 0 144 176" svg:d="M144 0c2 39-13 81-40 114-28 34-65 57-104 62 0-3 0-6 0-9 0-38 15-78 42-109 27-32 64-52 102-58z">
          <text:p/>
        </draw:path>
        <draw:polygon draw:style-name="gr7" draw:text-style-name="P1" draw:layer="layout" svg:width="0cm" svg:height="0cm" svg:x="7.323cm" svg:y="3.998cm" svg:viewBox="0 0 0 0" draw:points="0,0">
          <text:p/>
        </draw:polygon>
        <draw:path draw:style-name="gr6" draw:text-style-name="P3" draw:layer="layout" svg:width="0.142cm" svg:height="0.175cm" svg:x="10.806cm" svg:y="5.094cm" svg:viewBox="0 0 143 176" svg:d="M143 0c3 40-12 82-40 115-27 33-65 56-103 61 0-3 0-6 0-9 0-38 15-77 42-108 27-33 63-53 101-59z">
          <text:p/>
        </draw:path>
        <draw:polygon draw:style-name="gr7" draw:text-style-name="P1" draw:layer="layout" svg:width="0cm" svg:height="0cm" svg:x="7.323cm" svg:y="3.998cm" svg:viewBox="0 0 0 0" draw:points="0,0">
          <text:p/>
        </draw:polygon>
        <draw:path draw:style-name="gr6" draw:text-style-name="P3" draw:layer="layout" svg:width="0.143cm" svg:height="0.175cm" svg:x="4.458cm" svg:y="6.39cm" svg:viewBox="0 0 144 176" svg:d="M144 0c2 39-12 80-39 114-28 34-66 56-105 62 0-3 0-6 0-9 0-39 15-78 42-110 28-31 65-52 102-57z">
          <text:p/>
        </draw:path>
        <draw:polygon draw:style-name="gr7" draw:text-style-name="P1" draw:layer="layout" svg:width="0cm" svg:height="0cm" svg:x="7.323cm" svg:y="3.998cm" svg:viewBox="0 0 0 0" draw:points="0,0">
          <text:p/>
        </draw:polygon>
        <draw:path draw:style-name="gr6" draw:text-style-name="P3" draw:layer="layout" svg:width="0.136cm" svg:height="0.169cm" svg:x="10.812cm" svg:y="3.361cm" svg:viewBox="0 0 137 170" svg:d="M137 0c5 72-49 148-121 170-5-15-11-31-16-47 19-64 75-115 137-123z">
          <text:p/>
        </draw:path>
        <draw:polygon draw:style-name="gr7" draw:text-style-name="P1" draw:layer="layout" svg:width="0cm" svg:height="0cm" svg:x="7.323cm" svg:y="3.998cm" svg:viewBox="0 0 0 0" draw:points="0,0">
          <text:p/>
        </draw:polygon>
        <draw:path draw:style-name="gr6" draw:text-style-name="P3" draw:layer="layout" svg:width="0.139cm" svg:height="0.131cm" svg:x="4.462cm" svg:y="4.656cm" svg:viewBox="0 0 140 132" svg:d="M140 0c2 34-8 69-29 101-32 13-70 23-111 31 16-68 75-123 140-132z">
          <text:p/>
        </draw:path>
        <draw:polygon draw:style-name="gr7" draw:text-style-name="P1" draw:layer="layout" svg:width="0cm" svg:height="0cm" svg:x="7.323cm" svg:y="3.998cm" svg:viewBox="0 0 0 0" draw:points="0,0">
          <text:p/>
        </draw:polygon>
        <draw:polygon draw:style-name="gr6" draw:text-style-name="P3" draw:layer="layout" svg:width="0.894cm" svg:height="0.187cm" svg:x="3.251cm" svg:y="3.517cm" svg:viewBox="0 0 895 188" draw:points="895,9 895,0 0,188">
          <text:p/>
        </draw:polygon>
        <draw:polygon draw:style-name="gr7" draw:text-style-name="P1" draw:layer="layout" svg:width="0cm" svg:height="0cm" svg:x="7.323cm" svg:y="3.998cm" svg:viewBox="0 0 0 0" draw:points="0,0">
          <text:p/>
        </draw:polygon>
        <draw:path draw:style-name="gr6" draw:text-style-name="P3" draw:layer="layout" svg:width="0.114cm" svg:height="0.075cm" svg:x="4.458cm" svg:y="4.756cm" svg:viewBox="0 0 115 76" svg:d="M115 0c-32 13-71 24-111 32-3 12-4 24-4 35 0 3 0 6 0 9 44-6 88-34 115-76z">
          <text:p/>
        </draw:path>
        <draw:polygon draw:style-name="gr7" draw:text-style-name="P1" draw:layer="layout" svg:width="0cm" svg:height="0cm" svg:x="7.323cm" svg:y="3.998cm" svg:viewBox="0 0 0 0" draw:points="0,0">
          <text:p/>
        </draw:polygon>
        <draw:path draw:style-name="gr6" draw:text-style-name="P3" draw:layer="layout" svg:width="0.022cm" svg:height="0.052cm" svg:x="10.806cm" svg:y="3.483cm" svg:viewBox="0 0 23 53" svg:d="M23 48c-5-15-11-31-17-48-4 16-6 30-6 44 0 3 0 6 0 9 8-1 16-2 23-5z">
          <text:p/>
        </draw:path>
        <draw:polygon draw:style-name="gr7" draw:text-style-name="P1" draw:layer="layout" svg:width="0cm" svg:height="0cm" svg:x="7.323cm" svg:y="3.998cm" svg:viewBox="0 0 0 0" draw:points="0,0">
          <text:p/>
        </draw:polygon>
        <draw:path draw:style-name="gr6" draw:text-style-name="P3" draw:layer="layout" svg:width="0.031cm" svg:height="0.035cm" svg:x="9.891cm" svg:y="2.55cm" svg:viewBox="0 0 32 36" svg:d="M16 36c6-11 11-24 16-36-11 7-22 14-32 24z">
          <text:p/>
        </draw:path>
        <draw:polygon draw:style-name="gr7" draw:text-style-name="P1" draw:layer="layout" svg:width="0cm" svg:height="0cm" svg:x="7.323cm" svg:y="3.998cm" svg:viewBox="0 0 0 0" draw:points="0,0">
          <text:p/>
        </draw:polygon>
        <draw:line draw:style-name="gr8" draw:text-style-name="P1" draw:layer="layout" svg:x1="4.145cm" svg:y1="4.176cm" svg:x2="5.863cm" svg:y2="3.824cm">
          <text:p/>
        </draw:line>
        <draw:line draw:style-name="gr8" draw:text-style-name="P1" draw:layer="layout" svg:x1="2.932cm" svg:y1="6.634cm" svg:x2="4.261cm" svg:y2="6.362cm">
          <text:p/>
        </draw:line>
        <draw:line draw:style-name="gr8" draw:text-style-name="P1" draw:layer="layout" svg:x1="4.702cm" svg:y1="6.273cm" svg:x2="8.463cm" svg:y2="5.504cm">
          <text:p/>
        </draw:line>
        <draw:line draw:style-name="gr8" draw:text-style-name="P1" draw:layer="layout" svg:x1="8.904cm" svg:y1="5.415cm" svg:x2="10.608cm" svg:y2="5.066cm">
          <text:p/>
        </draw:line>
        <draw:line draw:style-name="gr8" draw:text-style-name="P1" draw:layer="layout" svg:x1="11.05cm" svg:y1="4.977cm" svg:x2="12.131cm" svg:y2="4.756cm">
          <text:p/>
        </draw:line>
        <draw:line draw:style-name="gr8" draw:text-style-name="P1" draw:layer="layout" svg:x1="2.933cm" svg:y1="6.634cm" svg:x2="1.91cm" svg:y2="5.799cm">
          <text:p/>
        </draw:line>
        <draw:path draw:style-name="gr8" draw:text-style-name="P1" draw:layer="layout" svg:width="0.439cm" svg:height="0.121cm" svg:x="5.862cm" svg:y="3.703cm" svg:viewBox="0 0 440 122" svg:d="M0 122c160-33 308-74 440-122">
          <text:p/>
        </draw:path>
        <draw:line draw:style-name="gr8" draw:text-style-name="P1" draw:layer="layout" svg:x1="1.91cm" svg:y1="5.799cm" svg:x2="1.91cm" svg:y2="4.886cm">
          <text:p/>
        </draw:line>
        <draw:line draw:style-name="gr8" draw:text-style-name="P1" draw:layer="layout" svg:x1="7.007cm" svg:y1="5.215cm" svg:x2="4.592cm" svg:y2="5.708cm">
          <text:p/>
        </draw:line>
        <draw:line draw:style-name="gr8" draw:text-style-name="P1" draw:layer="layout" svg:x1="7.007cm" svg:y1="5.216cm" svg:x2="5.643cm" svg:y2="4.101cm">
          <text:p/>
        </draw:line>
        <draw:line draw:style-name="gr8" draw:text-style-name="P1" draw:layer="layout" svg:x1="9.153cm" svg:y1="4.777cm" svg:x2="8.794cm" svg:y2="4.851cm">
          <text:p/>
        </draw:line>
        <draw:line draw:style-name="gr8" draw:text-style-name="P1" draw:layer="layout" svg:x1="12.449cm" svg:y1="4.105cm" svg:x2="11.053cm" svg:y2="2.964cm">
          <text:p/>
        </draw:line>
        <draw:line draw:style-name="gr8" draw:text-style-name="P1" draw:layer="layout" svg:x1="9.254cm" svg:y1="4.131cm" svg:x2="9.033cm" svg:y2="3.949cm">
          <text:p/>
        </draw:line>
        <draw:line draw:style-name="gr8" draw:text-style-name="P1" draw:layer="layout" svg:x1="8.622cm" svg:y1="3.614cm" svg:x2="8.347cm" svg:y2="3.39cm">
          <text:p/>
        </draw:line>
        <draw:line draw:style-name="gr8" draw:text-style-name="P1" draw:layer="layout" svg:x1="10.493cm" svg:y1="4.504cm" svg:x2="12.449cm" svg:y2="4.104cm">
          <text:p/>
        </draw:line>
        <draw:line draw:style-name="gr8" draw:text-style-name="P1" draw:layer="layout" svg:x1="9.912cm" svg:y1="4.291cm" svg:x2="9.918cm" svg:y2="4.296cm">
          <text:p/>
        </draw:line>
        <draw:line draw:style-name="gr8" draw:text-style-name="P1" draw:layer="layout" svg:x1="10.773cm" svg:y1="3.795cm" svg:x2="10.493cm" svg:y2="3.853cm">
          <text:p/>
        </draw:line>
        <draw:line draw:style-name="gr8" draw:text-style-name="P1" draw:layer="layout" svg:x1="11.432cm" svg:y1="3.98cm" svg:x2="11.074cm" svg:y2="4.054cm">
          <text:p/>
        </draw:line>
        <draw:line draw:style-name="gr8" draw:text-style-name="P1" draw:layer="layout" svg:x1="11.075cm" svg:y1="4.054cm" svg:x2="10.772cm" svg:y2="3.807cm">
          <text:p/>
        </draw:line>
        <draw:path draw:style-name="gr8" draw:text-style-name="P1" draw:layer="layout" svg:width="0.119cm" svg:height="0.064cm" svg:x="8.347cm" svg:y="3.697cm" svg:viewBox="0 0 120 65" svg:d="M0 0c48 19 88 41 120 65">
          <text:p/>
        </draw:path>
        <draw:path draw:style-name="gr8" draw:text-style-name="P1" draw:layer="layout" svg:width="0.142cm" svg:height="0.083cm" svg:x="8.347cm" svg:y="4.021cm" svg:viewBox="0 0 143 84" svg:d="M143 0c-35 31-84 60-143 84">
          <text:p/>
        </draw:path>
        <draw:path draw:style-name="gr8" draw:text-style-name="P1" draw:layer="layout" svg:width="0.281cm" svg:height="0.011cm" svg:x="4.145cm" svg:y="4.457cm" svg:viewBox="0 0 282 12" svg:d="M0 10c91-14 191-14 282 2">
          <text:p/>
        </draw:path>
        <draw:path draw:style-name="gr8" draw:text-style-name="P1" draw:layer="layout" svg:width="0.11cm" svg:height="0.031cm" svg:x="4.462cm" svg:y="4.756cm" svg:viewBox="0 0 111 32" svg:d="M111 0c-32 13-71 23-111 32">
          <text:p/>
        </draw:path>
        <draw:path draw:style-name="gr8" draw:text-style-name="P1" draw:layer="layout" svg:width="0.099cm" svg:height="0.008cm" svg:x="4.145cm" svg:y="4.795cm" svg:viewBox="0 0 100 9" svg:d="M100 9c-34-1-67-4-100-9">
          <text:p/>
        </draw:path>
        <draw:line draw:style-name="gr8" draw:text-style-name="P1" draw:layer="layout" svg:x1="12.449cm" svg:y1="4.24cm" svg:x2="12.13cm" svg:y2="4.757cm">
          <text:p/>
        </draw:line>
        <draw:line draw:style-name="gr8" draw:text-style-name="P1" draw:layer="layout" svg:x1="12.448cm" svg:y1="4.24cm" svg:x2="12.448cm" svg:y2="4.104cm">
          <text:p/>
        </draw:line>
        <draw:line draw:style-name="gr8" draw:text-style-name="P1" draw:layer="layout" svg:x1="2.932cm" svg:y1="6.634cm" svg:x2="3.252cm" svg:y2="6.118cm">
          <text:p/>
        </draw:line>
        <draw:line draw:style-name="gr8" draw:text-style-name="P1" draw:layer="layout" svg:x1="3.251cm" svg:y1="6.119cm" svg:x2="3.5cm" svg:y2="6.067cm">
          <text:p/>
        </draw:line>
        <draw:polyline draw:style-name="gr8" draw:text-style-name="P1" draw:layer="layout" svg:width="0.398cm" svg:height="0.084cm" svg:x="3.499cm" svg:y="5.986cm" svg:viewBox="0 0 399 85" draw:points="0,82 23,84 47,85 73,84 99,82 126,79 153,75 182,70 211,63 240,56 271,47 303,37 334,25 367,13 399,0">
          <text:p/>
        </draw:polyline>
        <draw:line draw:style-name="gr8" draw:text-style-name="P1" draw:layer="layout" svg:x1="3.897cm" svg:y1="5.987cm" svg:x2="7.702cm" svg:y2="5.21cm">
          <text:p/>
        </draw:line>
        <draw:polyline draw:style-name="gr8" draw:text-style-name="P1" draw:layer="layout" svg:width="0.398cm" svg:height="0.084cm" svg:x="7.701cm" svg:y="5.128cm" svg:viewBox="0 0 399 85" draw:points="0,83 23,84 47,85 74,84 100,82 127,79 154,75 183,70 212,63 241,55 272,46 303,36 334,25 367,13 399,0">
          <text:p/>
        </draw:polyline>
        <draw:line draw:style-name="gr8" draw:text-style-name="P1" draw:layer="layout" svg:x1="8.099cm" svg:y1="5.129cm" svg:x2="9.847cm" svg:y2="4.772cm">
          <text:p/>
        </draw:line>
        <draw:polyline draw:style-name="gr8" draw:text-style-name="P1" draw:layer="layout" svg:width="0.399cm" svg:height="0.084cm" svg:x="9.846cm" svg:y="4.69cm" svg:viewBox="0 0 400 85" draw:points="0,82 24,84 48,85 73,84 99,81 126,78 154,74 182,69 211,63 241,55 272,46 304,36 335,25 367,13 400,0">
          <text:p/>
        </draw:polyline>
        <draw:line draw:style-name="gr8" draw:text-style-name="P1" draw:layer="layout" svg:x1="10.245cm" svg:y1="4.691cm" svg:x2="12.449cm" svg:y2="4.24cm">
          <text:p/>
        </draw:line>
        <draw:path draw:style-name="gr8" draw:text-style-name="P1" draw:layer="layout" svg:width="0.017cm" svg:height="0.019cm" svg:x="1.91cm" svg:y="4.81cm" svg:viewBox="0 0 18 20" svg:d="M18 0c-5 9-11 15-18 20">
          <text:p/>
        </draw:path>
        <draw:line draw:style-name="gr8" draw:text-style-name="P1" draw:layer="layout" svg:x1="2.895cm" svg:y1="3.408cm" svg:x2="1.927cm" svg:y2="4.811cm">
          <text:p/>
        </draw:line>
        <draw:line draw:style-name="gr8" draw:text-style-name="P1" draw:layer="layout" svg:x1="1.91cm" svg:y1="4.886cm" svg:x2="1.91cm" svg:y2="4.829cm">
          <text:p/>
        </draw:line>
        <draw:line draw:style-name="gr8" draw:text-style-name="P1" draw:layer="layout" svg:x1="2.894cm" svg:y1="3.417cm" svg:x2="2.894cm" svg:y2="3.408cm">
          <text:p/>
        </draw:line>
        <draw:line draw:style-name="gr8" draw:text-style-name="P1" draw:layer="layout" svg:x1="3.252cm" svg:y1="3.71cm" svg:x2="2.894cm" svg:y2="3.417cm">
          <text:p/>
        </draw:line>
        <draw:line draw:style-name="gr8" draw:text-style-name="P1" draw:layer="layout" svg:x1="3.251cm" svg:y1="6.118cm" svg:x2="3.251cm" svg:y2="3.709cm">
          <text:p/>
        </draw:line>
        <draw:path draw:style-name="gr8" draw:text-style-name="P1" draw:layer="layout" svg:width="0.316cm" svg:height="0.078cm" svg:x="4.276cm" svg:y="5.638cm" svg:viewBox="0 0 317 79" svg:d="M317 70c-120 24-233 0-317-70">
          <text:p/>
        </draw:path>
        <draw:path draw:style-name="gr8" draw:text-style-name="P1" draw:layer="layout" svg:width="0.131cm" svg:height="0.296cm" svg:x="4.145cm" svg:y="5.342cm" svg:viewBox="0 0 132 297" svg:d="M132 297c-85-68-132-175-132-297">
          <text:p/>
        </draw:path>
        <draw:path draw:style-name="gr8" draw:text-style-name="P1" draw:layer="layout" svg:width="0.026cm" svg:height="0.001cm" svg:x="4.145cm" svg:y="5.363cm" svg:viewBox="0 0 27 2" svg:d="M27 2c-8 0-18-2-27-2">
          <text:p/>
        </draw:path>
        <draw:line draw:style-name="gr8" draw:text-style-name="P1" draw:layer="layout" svg:x1="4.145cm" svg:y1="3.526cm" svg:x2="4.145cm" svg:y2="5.342cm">
          <text:p/>
        </draw:line>
        <draw:path draw:style-name="gr8" draw:text-style-name="P1" draw:layer="layout" svg:width="0.447cm" svg:height="0.548cm" svg:x="7.006cm" svg:y="4.667cm" svg:viewBox="0 0 448 549" svg:d="M0 549c247-52 448-297 448-549">
          <text:p/>
        </draw:path>
        <draw:line draw:style-name="gr8" draw:text-style-name="P1" draw:layer="layout" svg:x1="7.453cm" svg:y1="2.842cm" svg:x2="7.453cm" svg:y2="4.667cm">
          <text:p/>
        </draw:line>
        <draw:line draw:style-name="gr8" draw:text-style-name="P1" draw:layer="layout" svg:x1="8.348cm" svg:y1="2.66cm" svg:x2="7.453cm" svg:y2="2.843cm">
          <text:p/>
        </draw:line>
        <draw:line draw:style-name="gr8" draw:text-style-name="P1" draw:layer="layout" svg:x1="8.347cm" svg:y1="2.66cm" svg:x2="8.347cm" svg:y2="4.485cm">
          <text:p/>
        </draw:line>
        <draw:path draw:style-name="gr8" draw:text-style-name="P1" draw:layer="layout" svg:width="0.316cm" svg:height="0.079cm" svg:x="8.478cm" svg:y="4.78cm" svg:viewBox="0 0 317 80" svg:d="M317 71c-120 24-233-1-317-71">
          <text:p/>
        </draw:path>
        <draw:path draw:style-name="gr8" draw:text-style-name="P1" draw:layer="layout" svg:width="0.131cm" svg:height="0.295cm" svg:x="8.347cm" svg:y="4.485cm" svg:viewBox="0 0 132 296" svg:d="M132 296c-84-68-132-174-132-296">
          <text:p/>
        </draw:path>
        <draw:path draw:style-name="gr8" draw:text-style-name="P1" draw:layer="layout" svg:width="0.447cm" svg:height="0.548cm" svg:x="9.152cm" svg:y="4.229cm" svg:viewBox="0 0 448 549" svg:d="M0 549c248-51 448-297 448-549">
          <text:p/>
        </draw:path>
        <draw:line draw:style-name="gr8" draw:text-style-name="P1" draw:layer="layout" svg:x1="9.599cm" svg:y1="2.404cm" svg:x2="9.599cm" svg:y2="4.229cm">
          <text:p/>
        </draw:line>
        <draw:line draw:style-name="gr8" draw:text-style-name="P1" draw:layer="layout" svg:x1="10.494cm" svg:y1="2.222cm" svg:x2="9.599cm" svg:y2="2.405cm">
          <text:p/>
        </draw:line>
        <draw:line draw:style-name="gr8" draw:text-style-name="P1" draw:layer="layout" svg:x1="10.493cm" svg:y1="2.222cm" svg:x2="10.493cm" svg:y2="4.503cm">
          <text:p/>
        </draw:line>
        <draw:path draw:style-name="gr8" draw:text-style-name="P1" draw:layer="layout" svg:width="0.1cm" svg:height="0.248cm" svg:x="10.245cm" svg:y="4.442cm" svg:viewBox="0 0 101 249" svg:d="M0 249c65-71 101-162 101-249">
          <text:p/>
        </draw:path>
        <draw:path draw:style-name="gr8" draw:text-style-name="P1" draw:layer="layout" svg:width="0.598cm" svg:height="0.581cm" svg:x="9.746cm" svg:y="4.191cm" svg:viewBox="0 0 599 582" svg:d="M599 252c0-142-94-245-227-252-134-6-274 86-338 224s-37 285 65 358">
          <text:p/>
        </draw:path>
        <draw:path draw:style-name="gr8" draw:text-style-name="P1" draw:layer="layout" svg:width="0.1cm" svg:height="0.248cm" svg:x="8.099cm" svg:y="4.88cm" svg:viewBox="0 0 101 249" svg:d="M0 249c65-72 101-162 101-249">
          <text:p/>
        </draw:path>
        <draw:path draw:style-name="gr8" draw:text-style-name="P1" draw:layer="layout" svg:width="0.598cm" svg:height="0.581cm" svg:x="7.6cm" svg:y="4.629cm" svg:viewBox="0 0 599 582" svg:d="M599 251c0-141-93-244-228-251-134-6-273 86-337 223-64 139-37 286 66 359">
          <text:p/>
        </draw:path>
        <draw:path draw:style-name="gr8" draw:text-style-name="P1" draw:layer="layout" svg:width="0.1cm" svg:height="0.249cm" svg:x="3.897cm" svg:y="5.737cm" svg:viewBox="0 0 101 250" svg:d="M0 250c65-71 101-162 101-250">
          <text:p/>
        </draw:path>
        <draw:path draw:style-name="gr8" draw:text-style-name="P1" draw:layer="layout" svg:width="0.598cm" svg:height="0.58cm" svg:x="3.398cm" svg:y="5.487cm" svg:viewBox="0 0 599 581" svg:d="M599 251c0-140-93-244-228-251-134-6-273 87-337 224s-37 285 66 357">
          <text:p/>
        </draw:path>
        <draw:line draw:style-name="gr8" draw:text-style-name="P1" draw:layer="layout" svg:x1="4.146cm" svg:y1="3.526cm" svg:x2="3.251cm" svg:y2="3.71cm">
          <text:p/>
        </draw:line>
        <draw:path draw:style-name="gr8" draw:text-style-name="P1" draw:layer="layout" svg:width="0.6cm" svg:height="0.624cm" svg:x="3.398cm" svg:y="3.753cm" svg:viewBox="0 0 601 625" svg:d="M88 572c117 96 307 57 425-86 117-144 117-338 0-434M513 52c-118-95-308-56-425 87s-117 338 0 433">
          <text:p/>
        </draw:path>
        <draw:path draw:style-name="gr8" draw:text-style-name="P1" draw:layer="layout" svg:width="0.6cm" svg:height="0.623cm" svg:x="7.6cm" svg:y="2.895cm" svg:viewBox="0 0 601 624" svg:d="M88 572c117 96 307 57 425-87 117-143 117-337 0-432M513 53c-118-96-308-57-425 86s-117 337 0 433">
          <text:p/>
        </draw:path>
        <draw:path draw:style-name="gr8" draw:text-style-name="P1" draw:layer="layout" svg:width="0.599cm" svg:height="0.623cm" svg:x="9.746cm" svg:y="2.457cm" svg:viewBox="0 0 600 624" svg:d="M88 572c118 96 307 57 424-86 117-144 117-338 0-433M512 53c-117-96-306-57-424 86-117 143-117 338 0 433">
          <text:p/>
        </draw:path>
        <draw:polyline draw:style-name="gr8" draw:text-style-name="P1" draw:layer="layout" svg:width="0.648cm" svg:height="0.383cm" svg:x="5.643cm" svg:y="3.718cm" svg:viewBox="0 0 649 384" draw:points="0,384 51,372 104,357 158,338 213,316 268,290 322,263 375,233 425,202 472,169 517,136 557,102 593,67 623,33 649,0">
          <text:p/>
        </draw:polyline>
        <draw:line draw:style-name="gr8" draw:text-style-name="P1" draw:layer="layout" svg:x1="7.097cm" svg:y1="2.55cm" svg:x2="6.291cm" svg:y2="3.719cm">
          <text:p/>
        </draw:line>
        <draw:line draw:style-name="gr8" draw:text-style-name="P1" draw:layer="layout" svg:x1="7.991cm" svg:y1="2.368cm" svg:x2="7.096cm" svg:y2="2.551cm">
          <text:p/>
        </draw:line>
        <draw:path draw:style-name="gr8" draw:text-style-name="P1" draw:layer="layout" svg:width="0.447cm" svg:height="0.547cm" svg:x="8.833cm" svg:y="3.969cm" svg:viewBox="0 0 448 548" svg:d="M0 548c247-50 448-295 448-548">
          <text:p/>
        </draw:path>
        <draw:line draw:style-name="gr8" draw:text-style-name="P1" draw:layer="layout" svg:x1="9.28cm" svg:y1="2.144cm" svg:x2="9.28cm" svg:y2="3.969cm">
          <text:p/>
        </draw:line>
        <draw:line draw:style-name="gr8" draw:text-style-name="P1" draw:layer="layout" svg:x1="9.549cm" svg:y1="2.089cm" svg:x2="9.28cm" svg:y2="2.145cm">
          <text:p/>
        </draw:line>
        <draw:path draw:style-name="gr8" draw:text-style-name="P1" draw:layer="layout" svg:width="0.061cm" svg:height="0.139cm" svg:x="10.15cm" svg:y="4.284cm" svg:viewBox="0 0 62 140" svg:d="M62 140c0-57-22-107-62-140">
          <text:p/>
        </draw:path>
        <draw:path draw:style-name="gr8" draw:text-style-name="P1" draw:layer="layout" svg:width="0.359cm" svg:height="0.401cm" svg:x="9.791cm" svg:y="4.248cm" svg:viewBox="0 0 360 402" svg:d="M360 37c-83-67-216-39-298 61-83 100-83 236 0 304">
          <text:p/>
        </draw:path>
        <draw:path draw:style-name="gr8" draw:text-style-name="P1" draw:layer="layout" svg:width="0.359cm" svg:height="0.262cm" svg:x="9.852cm" svg:y="4.423cm" svg:viewBox="0 0 360 263" svg:d="M0 226c60 49 151 49 229 0 79-49 131-139 131-226">
          <text:p/>
        </draw:path>
        <draw:path draw:style-name="gr8" draw:text-style-name="P1" draw:layer="layout" svg:width="0.006cm" svg:height="0.011cm" svg:x="9.917cm" svg:y="4.284cm" svg:viewBox="0 0 7 12" svg:d="M0 12c3-4 4-7 7-12">
          <text:p/>
        </draw:path>
        <draw:line draw:style-name="gr8" draw:text-style-name="P1" draw:layer="layout" svg:x1="9.549cm" svg:y1="2.089cm" svg:x2="8.5cm" svg:y2="2.218cm">
          <text:p/>
        </draw:line>
        <draw:path draw:style-name="gr8" draw:text-style-name="P1" draw:layer="layout" svg:width="0.11cm" svg:height="0.078cm" svg:x="8.378cm" svg:y="2.219cm" svg:viewBox="0 0 111 79" svg:d="M0 79c32-44 70-71 111-79">
          <text:p/>
        </draw:path>
        <draw:path draw:style-name="gr8" draw:text-style-name="P1" draw:layer="layout" svg:width="0.012cm" svg:height="0.003cm" svg:x="8.488cm" svg:y="2.217cm" svg:viewBox="0 0 13 4" svg:d="M0 4c4-2 8-2 13-4">
          <text:p/>
        </draw:path>
        <draw:path draw:style-name="gr8" draw:text-style-name="P1" draw:layer="layout" svg:width="0.087cm" svg:height="0.226cm" svg:x="8.291cm" svg:y="2.297cm" svg:viewBox="0 0 88 227" svg:d="M0 227c19-96 49-175 88-227">
          <text:p/>
        </draw:path>
        <draw:path draw:style-name="gr8" draw:text-style-name="P1" draw:layer="layout" svg:width="0.017cm" svg:height="0.077cm" svg:x="8.274cm" svg:y="2.523cm" svg:viewBox="0 0 18 78" svg:d="M18 0c-5 26-10 52-18 78">
          <text:p/>
        </draw:path>
        <draw:line draw:style-name="gr8" draw:text-style-name="P1" draw:layer="layout" svg:x1="8.83cm" svg:y1="2.713cm" svg:x2="8.611cm" svg:y2="2.534cm">
          <text:p/>
        </draw:line>
        <draw:line draw:style-name="gr8" draw:text-style-name="P1" draw:layer="layout" svg:x1="8.612cm" svg:y1="2.534cm" svg:x2="8.502cm" svg:y2="2.831cm">
          <text:p/>
        </draw:line>
        <draw:line draw:style-name="gr8" draw:text-style-name="P1" draw:layer="layout" svg:x1="8.502cm" svg:y1="2.83cm" svg:x2="8.612cm" svg:y2="3.305cm">
          <text:p/>
        </draw:line>
        <draw:line draw:style-name="gr8" draw:text-style-name="P1" draw:layer="layout" svg:x1="8.611cm" svg:y1="3.304cm" svg:x2="8.83cm" svg:y2="3.483cm">
          <text:p/>
        </draw:line>
        <draw:line draw:style-name="gr8" draw:text-style-name="P1" draw:layer="layout" svg:x1="8.829cm" svg:y1="3.483cm" svg:x2="8.939cm" svg:y2="3.186cm">
          <text:p/>
        </draw:line>
        <draw:line draw:style-name="gr8" draw:text-style-name="P1" draw:layer="layout" svg:x1="8.939cm" svg:y1="3.187cm" svg:x2="8.829cm" svg:y2="2.712cm">
          <text:p/>
        </draw:line>
        <draw:line draw:style-name="gr8" draw:text-style-name="P1" draw:layer="layout" svg:x1="10.494cm" svg:y1="2.223cm" svg:x2="10.174cm" svg:y2="1.962cm">
          <text:p/>
        </draw:line>
        <draw:line draw:style-name="gr8" draw:text-style-name="P1" draw:layer="layout" svg:x1="10.175cm" svg:y1="1.962cm" svg:x2="9.906cm" svg:y2="2.017cm">
          <text:p/>
        </draw:line>
        <draw:path draw:style-name="gr8" draw:text-style-name="P1" draw:layer="layout" svg:width="0.016cm" svg:height="0.035cm" svg:x="9.906cm" svg:y="2.55cm" svg:viewBox="0 0 17 36" svg:d="M0 36c7-11 12-24 17-36">
          <text:p/>
        </draw:path>
        <draw:line draw:style-name="gr8" draw:text-style-name="P1" draw:layer="layout" svg:x1="9.566cm" svg:y1="2.061cm" svg:x2="8.824cm" svg:y2="2.152cm">
          <text:p/>
        </draw:line>
        <draw:path draw:style-name="gr8" draw:text-style-name="P1" draw:layer="layout" svg:width="0.012cm" svg:height="0.003cm" svg:x="8.812cm" svg:y="2.151cm" svg:viewBox="0 0 13 4" svg:d="M0 4c4-2 9-4 13-4">
          <text:p/>
        </draw:path>
        <draw:line draw:style-name="gr8" draw:text-style-name="P1" draw:layer="layout" svg:x1="9.891cm" svg:y1="2.573cm" svg:x2="9.907cm" svg:y2="2.586cm">
          <text:p/>
        </draw:line>
        <draw:line draw:style-name="gr8" draw:text-style-name="P1" draw:layer="layout" svg:x1="9.907cm" svg:y1="2.016cm" svg:x2="9.599cm" svg:y2="2.056cm">
          <text:p/>
        </draw:line>
        <draw:path draw:style-name="gr8" draw:text-style-name="P1" draw:layer="layout" svg:width="0.056cm" svg:height="0.281cm" svg:x="10.705cm" svg:y="2.897cm" svg:viewBox="0 0 57 282" svg:d="M57 282c-24-93-42-187-57-282">
          <text:p/>
        </draw:path>
        <draw:path draw:style-name="gr8" draw:text-style-name="P1" draw:layer="layout" svg:width="0.137cm" svg:height="0.159cm" svg:x="10.318cm" svg:y="2.032cm" svg:viewBox="0 0 138 160" svg:d="M0 0c47 38 94 91 138 160">
          <text:p/>
        </draw:path>
        <draw:path draw:style-name="gr8" draw:text-style-name="P1" draw:layer="layout" svg:width="0.212cm" svg:height="0.644cm" svg:x="10.493cm" svg:y="2.253cm" svg:viewBox="0 0 213 645" svg:d="M0 0c99 174 175 405 213 645">
          <text:p/>
        </draw:path>
        <draw:line draw:style-name="gr8" draw:text-style-name="P1" draw:layer="layout" svg:x1="10.319cm" svg:y1="2.033cm" svg:x2="10.229cm" svg:y2="1.959cm">
          <text:p/>
        </draw:line>
        <draw:path draw:style-name="gr8" draw:text-style-name="P1" draw:layer="layout" svg:width="0.134cm" svg:height="0.114cm" svg:x="9.919cm" svg:y="1.9cm" svg:viewBox="0 0 135 115" svg:d="M0 115c36-66 82-105 135-115">
          <text:p/>
        </draw:path>
        <draw:path draw:style-name="gr8" draw:text-style-name="P1" draw:layer="layout" svg:width="0.176cm" svg:height="0.062cm" svg:x="10.053cm" svg:y="1.897cm" svg:viewBox="0 0 177 63" svg:d="M0 3c56-11 116 9 177 60">
          <text:p/>
        </draw:path>
        <draw:line draw:style-name="gr8" draw:text-style-name="P1" draw:layer="layout" svg:x1="9.6cm" svg:y1="2.054cm" svg:x2="9.565cm" svg:y2="2.063cm">
          <text:p/>
        </draw:line>
        <draw:path draw:style-name="gr8" draw:text-style-name="P1" draw:layer="layout" svg:width="0.176cm" svg:height="0.061cm" svg:x="10.377cm" svg:y="1.831cm" svg:viewBox="0 0 177 62" svg:d="M0 3c56-12 116 9 177 59">
          <text:p/>
        </draw:path>
        <draw:line draw:style-name="gr8" draw:text-style-name="P1" draw:layer="layout" svg:x1="10.643cm" svg:y1="1.966cm" svg:x2="10.553cm" svg:y2="1.892cm">
          <text:p/>
        </draw:line>
        <draw:path draw:style-name="gr8" draw:text-style-name="P1" draw:layer="layout" svg:width="0.246cm" svg:height="0.523cm" svg:x="11.185cm" svg:y="3.457cm" svg:viewBox="0 0 247 524" svg:d="M247 524c-93-146-177-325-247-524">
          <text:p/>
        </draw:path>
        <draw:path draw:style-name="gr8" draw:text-style-name="P1" draw:layer="layout" svg:width="0.109cm" svg:height="0.479cm" svg:x="11.029cm" svg:y="2.831cm" svg:viewBox="0 0 110 480" svg:d="M110 480c-46-155-84-318-110-480">
          <text:p/>
        </draw:path>
        <draw:path draw:style-name="gr8" draw:text-style-name="P1" draw:layer="layout" svg:width="0.387cm" svg:height="0.866cm" svg:x="10.642cm" svg:y="1.965cm" svg:viewBox="0 0 388 867" svg:d="M0 0c173 141 327 487 388 867">
          <text:p/>
        </draw:path>
        <draw:line draw:style-name="gr8" draw:text-style-name="P1" draw:layer="layout" svg:x1="10.772cm" svg:y1="3.717cm" svg:x2="10.772cm" svg:y2="3.807cm">
          <text:p/>
        </draw:line>
        <draw:path draw:style-name="gr8" draw:text-style-name="P1" draw:layer="layout" svg:width="0.158cm" svg:height="0.299cm" svg:x="10.916cm" svg:y="3.754cm" svg:viewBox="0 0 159 300" svg:d="M159 300c-56-89-110-190-159-300">
          <text:p/>
        </draw:path>
        <draw:path draw:style-name="gr8" draw:text-style-name="P1" draw:layer="layout" svg:width="0.016cm" svg:height="0.047cm" svg:x="10.812cm" svg:y="3.483cm" svg:viewBox="0 0 17 48" svg:d="M17 48c-5-16-12-32-17-48">
          <text:p/>
        </draw:path>
        <draw:path draw:style-name="gr8" draw:text-style-name="P1" draw:layer="layout" svg:width="0.061cm" svg:height="0.139cm" svg:x="3.802cm" svg:y="5.58cm" svg:viewBox="0 0 62 140" svg:d="M62 140c0-57-22-108-62-140">
          <text:p/>
        </draw:path>
        <draw:path draw:style-name="gr8" draw:text-style-name="P1" draw:layer="layout" svg:width="0.359cm" svg:height="0.401cm" svg:x="3.443cm" svg:y="5.543cm" svg:viewBox="0 0 360 402" svg:d="M360 37c-83-67-216-40-298 61-83 100-83 237 0 304">
          <text:p/>
        </draw:path>
        <draw:path draw:style-name="gr8" draw:text-style-name="P1" draw:layer="layout" svg:width="0.358cm" svg:height="0.262cm" svg:x="3.505cm" svg:y="5.719cm" svg:viewBox="0 0 359 263" svg:d="M0 226c60 49 150 49 229 0s130-139 130-226">
          <text:p/>
        </draw:path>
        <draw:path draw:style-name="gr8" draw:text-style-name="P1" draw:layer="layout" svg:width="0.061cm" svg:height="0.139cm" svg:x="8.004cm" svg:y="4.722cm" svg:viewBox="0 0 62 140" svg:d="M62 140c0-56-22-107-62-140">
          <text:p/>
        </draw:path>
        <draw:path draw:style-name="gr8" draw:text-style-name="P1" draw:layer="layout" svg:width="0.358cm" svg:height="0.401cm" svg:x="7.645cm" svg:y="4.686cm" svg:viewBox="0 0 359 402" svg:d="M359 37c-82-67-215-39-297 61-83 100-83 237 0 304">
          <text:p/>
        </draw:path>
        <draw:path draw:style-name="gr8" draw:text-style-name="P1" draw:layer="layout" svg:width="0.358cm" svg:height="0.262cm" svg:x="7.707cm" svg:y="4.861cm" svg:viewBox="0 0 359 263" svg:d="M0 225c60 50 150 50 229 0 78-49 130-138 130-225">
          <text:p/>
        </draw:path>
        <draw:line draw:style-name="gr8" draw:text-style-name="P1" draw:layer="layout" svg:x1="3.789cm" svg:y1="3.226cm" svg:x2="2.894cm" svg:y2="3.409cm">
          <text:p/>
        </draw:line>
        <draw:line draw:style-name="gr8" draw:text-style-name="P1" draw:layer="layout" svg:x1="3.251cm" svg:y1="3.709cm" svg:x2="3.251cm" svg:y2="3.7cm">
          <text:p/>
        </draw:line>
        <draw:line draw:style-name="gr8" draw:text-style-name="P1" draw:layer="layout" svg:x1="3.252cm" svg:y1="3.701cm" svg:x2="2.894cm" svg:y2="3.408cm">
          <text:p/>
        </draw:line>
        <draw:line draw:style-name="gr8" draw:text-style-name="P1" draw:layer="layout" svg:x1="7.454cm" svg:y1="2.843cm" svg:x2="7.096cm" svg:y2="2.55cm">
          <text:p/>
        </draw:line>
        <draw:line draw:style-name="gr8" draw:text-style-name="P1" draw:layer="layout" svg:x1="7.99cm" svg:y1="2.368cm" svg:x2="8.348cm" svg:y2="2.661cm">
          <text:p/>
        </draw:line>
        <draw:line draw:style-name="gr8" draw:text-style-name="P1" draw:layer="layout" svg:x1="9.28cm" svg:y1="2.144cm" svg:x2="9.6cm" svg:y2="2.405cm">
          <text:p/>
        </draw:line>
        <draw:line draw:style-name="gr8" draw:text-style-name="P1" draw:layer="layout" svg:x1="9.907cm" svg:y1="2.016cm" svg:x2="9.548cm" svg:y2="2.09cm">
          <text:p/>
        </draw:line>
        <draw:line draw:style-name="gr8" draw:text-style-name="P1" draw:layer="layout" svg:x1="4.145cm" svg:y1="3.526cm" svg:x2="4.145cm" svg:y2="3.517cm">
          <text:p/>
        </draw:line>
        <draw:line draw:style-name="gr8" draw:text-style-name="P1" draw:layer="layout" svg:x1="4.146cm" svg:y1="3.517cm" svg:x2="3.251cm" svg:y2="3.701cm">
          <text:p/>
        </draw:line>
        <draw:path draw:style-name="gr8" draw:text-style-name="P1" draw:layer="layout" svg:width="0.061cm" svg:height="0.139cm" svg:x="3.802cm" svg:y="3.846cm" svg:viewBox="0 0 62 140" svg:d="M62 140c0-57-22-107-62-140">
          <text:p/>
        </draw:path>
        <draw:path draw:style-name="gr8" draw:text-style-name="P1" draw:layer="layout" svg:width="0.359cm" svg:height="0.401cm" svg:x="3.443cm" svg:y="3.81cm" svg:viewBox="0 0 360 402" svg:d="M360 37c-83-68-216-39-298 61-83 101-83 236 0 304">
          <text:p/>
        </draw:path>
        <draw:path draw:style-name="gr8" draw:text-style-name="P1" draw:layer="layout" svg:width="0.358cm" svg:height="0.262cm" svg:x="3.505cm" svg:y="3.985cm" svg:viewBox="0 0 359 263" svg:d="M0 226c60 49 150 49 229 0s130-138 130-226">
          <text:p/>
        </draw:path>
        <draw:path draw:style-name="gr8" draw:text-style-name="P1" draw:layer="layout" svg:width="0.061cm" svg:height="0.139cm" svg:x="8.004cm" svg:y="2.989cm" svg:viewBox="0 0 62 140" svg:d="M62 140c0-58-22-108-62-140">
          <text:p/>
        </draw:path>
        <draw:path draw:style-name="gr8" draw:text-style-name="P1" draw:layer="layout" svg:width="0.358cm" svg:height="0.401cm" svg:x="7.645cm" svg:y="2.952cm" svg:viewBox="0 0 359 402" svg:d="M359 37c-82-67-215-40-297 61-83 101-83 237 0 304">
          <text:p/>
        </draw:path>
        <draw:path draw:style-name="gr8" draw:text-style-name="P1" draw:layer="layout" svg:width="0.358cm" svg:height="0.261cm" svg:x="7.707cm" svg:y="3.128cm" svg:viewBox="0 0 359 262" svg:d="M0 226c60 49 150 48 229-1 78-49 130-139 130-225">
          <text:p/>
        </draw:path>
        <draw:path draw:style-name="gr8" draw:text-style-name="P1" draw:layer="layout" svg:width="0.061cm" svg:height="0.139cm" svg:x="10.15cm" svg:y="2.551cm" svg:viewBox="0 0 62 140" svg:d="M62 140c0-57-22-107-62-140">
          <text:p/>
        </draw:path>
        <draw:path draw:style-name="gr8" draw:text-style-name="P1" draw:layer="layout" svg:width="0.359cm" svg:height="0.401cm" svg:x="9.791cm" svg:y="2.514cm" svg:viewBox="0 0 360 402" svg:d="M360 37c-83-67-216-40-298 61-83 101-83 237 0 304">
          <text:p/>
        </draw:path>
        <draw:path draw:style-name="gr8" draw:text-style-name="P1" draw:layer="layout" svg:width="0.359cm" svg:height="0.262cm" svg:x="9.852cm" svg:y="2.69cm" svg:viewBox="0 0 360 263" svg:d="M0 226c60 49 151 49 229-1 79-49 131-138 131-225">
          <text:p/>
        </draw:path>
        <draw:line draw:style-name="gr8" draw:text-style-name="P1" draw:layer="layout" svg:x1="8.739cm" svg:y1="2.638cm" svg:x2="8.681cm" svg:y2="2.794cm">
          <text:p/>
        </draw:line>
        <draw:line draw:style-name="gr8" draw:text-style-name="P1" draw:layer="layout" svg:x1="8.502cm" svg:y1="2.831cm" svg:x2="8.682cm" svg:y2="2.793cm">
          <text:p/>
        </draw:line>
        <draw:line draw:style-name="gr8" draw:text-style-name="P1" draw:layer="layout" svg:x1="8.681cm" svg:y1="2.793cm" svg:x2="8.791cm" svg:y2="3.269cm">
          <text:p/>
        </draw:line>
        <draw:line draw:style-name="gr8" draw:text-style-name="P1" draw:layer="layout" svg:x1="8.611cm" svg:y1="3.305cm" svg:x2="8.791cm" svg:y2="3.268cm">
          <text:p/>
        </draw:line>
        <draw:line draw:style-name="gr8" draw:text-style-name="P1" draw:layer="layout" svg:x1="8.79cm" svg:y1="3.268cm" svg:x2="8.882cm" svg:y2="3.343cm">
          <text:p/>
        </draw:line>
        <draw:path draw:style-name="gr8" draw:text-style-name="P1" draw:layer="layout" svg:width="0.051cm" svg:height="0.158cm" svg:x="8.779cm" svg:y="2.716cm" svg:viewBox="0 0 52 159" svg:d="M0 159c0-80 19-140 52-159">
          <text:p/>
        </draw:path>
        <draw:path draw:style-name="gr8" draw:text-style-name="P1" draw:layer="layout" svg:width="0.143cm" svg:height="0.356cm" svg:x="8.779cm" svg:y="2.874cm" svg:viewBox="0 0 144 357" svg:d="M144 357c-35-15-73-63-100-132-28-69-44-152-44-225">
          <text:p/>
        </draw:path>
        <draw:line draw:style-name="gr8" draw:text-style-name="P1" draw:layer="layout" svg:x1="4.146cm" svg:y1="3.518cm" svg:x2="3.788cm" svg:y2="3.226cm">
          <text:p/>
        </draw:line>
        <draw:path draw:style-name="gr8" draw:text-style-name="P1" draw:layer="layout" svg:width="0.229cm" svg:height="0.167cm" svg:x="10.806cm" svg:y="5.093cm" svg:viewBox="0 0 230 168" svg:d="M0 168c0-56 33-113 83-144 51-32 108-32 147 0">
          <text:p/>
        </draw:path>
        <draw:path draw:style-name="gr8" draw:text-style-name="P1" draw:layer="layout" svg:width="0.229cm" svg:height="0.255cm" svg:x="10.845cm" svg:y="5.117cm" svg:viewBox="0 0 230 256" svg:d="M190 0c53 42 53 130 0 194s-138 82-190 39">
          <text:p/>
        </draw:path>
        <draw:path draw:style-name="gr8" draw:text-style-name="P1" draw:layer="layout" svg:width="0.039cm" svg:height="0.089cm" svg:x="10.806cm" svg:y="5.26cm" svg:viewBox="0 0 40 90" svg:d="M40 90c-26-21-40-54-40-90">
          <text:p/>
        </draw:path>
        <draw:path draw:style-name="gr8" draw:text-style-name="P1" draw:layer="layout" svg:width="0.42cm" svg:height="0.306cm" svg:x="10.694cm" svg:y="4.977cm" svg:viewBox="0 0 421 307" svg:d="M0 307c0-102 60-205 152-264 91-57 197-58 269 0">
          <text:p/>
        </draw:path>
        <draw:path draw:style-name="gr8" draw:text-style-name="P1" draw:layer="layout" svg:width="0.42cm" svg:height="0.469cm" svg:x="10.766cm" svg:y="5.02cm" svg:viewBox="0 0 421 470" svg:d="M349 0c96 78 96 237 0 355-97 118-253 150-349 72">
          <text:p/>
        </draw:path>
        <draw:path draw:style-name="gr8" draw:text-style-name="P1" draw:layer="layout" svg:width="0.072cm" svg:height="0.163cm" svg:x="10.694cm" svg:y="5.283cm" svg:viewBox="0 0 73 164" svg:d="M73 164c-47-39-73-97-73-164">
          <text:p/>
        </draw:path>
        <draw:path draw:style-name="gr8" draw:text-style-name="P1" draw:layer="layout" svg:width="0.42cm" svg:height="0.307cm" svg:x="10.671cm" svg:y="4.959cm" svg:viewBox="0 0 421 308" svg:d="M0 308c0-102 61-205 153-264s198-59 268 0">
          <text:p/>
        </draw:path>
        <draw:path draw:style-name="gr8" draw:text-style-name="P1" draw:layer="layout" svg:width="0.073cm" svg:height="0.162cm" svg:x="10.671cm" svg:y="5.265cm" svg:viewBox="0 0 74 163" svg:d="M74 163c-47-38-74-97-74-163">
          <text:p/>
        </draw:path>
        <draw:path draw:style-name="gr8" draw:text-style-name="P1" draw:layer="layout" svg:width="0.381cm" svg:height="0.278cm" svg:x="10.618cm" svg:y="4.92cm" svg:viewBox="0 0 382 279" svg:d="M0 279c0-93 54-187 138-240 83-52 180-52 244 0">
          <text:p/>
        </draw:path>
        <draw:path draw:style-name="gr8" draw:text-style-name="P1" draw:layer="layout" svg:width="0.065cm" svg:height="0.148cm" svg:x="10.618cm" svg:y="5.198cm" svg:viewBox="0 0 66 149" svg:d="M66 149c-42-34-66-87-66-149">
          <text:p/>
        </draw:path>
        <draw:path draw:style-name="gr8" draw:text-style-name="P1" draw:layer="layout" svg:width="0.396cm" svg:height="0.289cm" svg:x="10.605cm" svg:y="4.907cm" svg:viewBox="0 0 397 290" svg:d="M0 290c0-96 56-194 143-249s188-55 254 0">
          <text:p/>
        </draw:path>
        <draw:path draw:style-name="gr8" draw:text-style-name="P1" draw:layer="layout" svg:width="0.018cm" svg:height="0.017cm" svg:x="11.001cm" svg:y="4.948cm" svg:viewBox="0 0 19 18" svg:d="M0 0c8 5 14 12 19 18">
          <text:p/>
        </draw:path>
        <draw:path draw:style-name="gr8" draw:text-style-name="P1" draw:layer="layout" svg:width="0.021cm" svg:height="0.014cm" svg:x="10.673cm" svg:y="5.35cm" svg:viewBox="0 0 22 15" svg:d="M22 15c-9-4-16-9-22-15">
          <text:p/>
        </draw:path>
        <draw:path draw:style-name="gr8" draw:text-style-name="P1" draw:layer="layout" svg:width="0.068cm" svg:height="0.154cm" svg:x="10.605cm" svg:y="5.196cm" svg:viewBox="0 0 69 155" svg:d="M69 155c-44-36-69-92-69-155">
          <text:p/>
        </draw:path>
        <draw:path draw:style-name="gr8" draw:text-style-name="P1" draw:layer="layout" svg:width="0.396cm" svg:height="0.289cm" svg:x="10.583cm" svg:y="4.889cm" svg:viewBox="0 0 397 290" svg:d="M0 290c0-96 56-195 143-249 86-54 187-55 254 0">
          <text:p/>
        </draw:path>
        <draw:path draw:style-name="gr8" draw:text-style-name="P1" draw:layer="layout" svg:width="0.067cm" svg:height="0.154cm" svg:x="10.583cm" svg:y="5.178cm" svg:viewBox="0 0 68 155" svg:d="M68 155c-44-36-68-92-68-155">
          <text:p/>
        </draw:path>
        <draw:path draw:style-name="gr8" draw:text-style-name="P1" draw:layer="layout" svg:width="0.142cm" svg:height="0.175cm" svg:x="10.806cm" svg:y="5.094cm" svg:viewBox="0 0 143 176" svg:d="M143 0c3 40-11 82-39 115-27 33-66 56-104 61">
          <text:p/>
        </draw:path>
        <draw:path draw:style-name="gr8" draw:text-style-name="P1" draw:layer="layout" svg:width="0.229cm" svg:height="0.166cm" svg:x="10.806cm" svg:y="3.359cm" svg:viewBox="0 0 230 167" svg:d="M0 167c0-55 33-111 83-144 51-31 108-31 147 0">
          <text:p/>
        </draw:path>
        <draw:path draw:style-name="gr8" draw:text-style-name="P1" draw:layer="layout" svg:width="0.229cm" svg:height="0.256cm" svg:x="10.845cm" svg:y="3.383cm" svg:viewBox="0 0 230 257" svg:d="M190 0c53 43 53 130 0 195-53 64-138 81-190 38">
          <text:p/>
        </draw:path>
        <draw:path draw:style-name="gr8" draw:text-style-name="P1" draw:layer="layout" svg:width="0.039cm" svg:height="0.089cm" svg:x="10.806cm" svg:y="3.526cm" svg:viewBox="0 0 40 90" svg:d="M40 90c-26-20-40-53-40-90">
          <text:p/>
        </draw:path>
        <draw:path draw:style-name="gr8" draw:text-style-name="P1" draw:layer="layout" svg:width="0.42cm" svg:height="0.306cm" svg:x="10.694cm" svg:y="3.243cm" svg:viewBox="0 0 421 307" svg:d="M0 307c0-102 60-206 152-264 91-57 197-57 269 0">
          <text:p/>
        </draw:path>
        <draw:path draw:style-name="gr8" draw:text-style-name="P1" draw:layer="layout" svg:width="0.42cm" svg:height="0.469cm" svg:x="10.766cm" svg:y="3.286cm" svg:viewBox="0 0 421 470" svg:d="M349 0c96 79 96 238 0 356-97 118-253 149-349 71">
          <text:p/>
        </draw:path>
        <draw:path draw:style-name="gr8" draw:text-style-name="P1" draw:layer="layout" svg:width="0.072cm" svg:height="0.163cm" svg:x="10.694cm" svg:y="3.549cm" svg:viewBox="0 0 73 164" svg:d="M73 164c-47-38-73-97-73-164">
          <text:p/>
        </draw:path>
        <draw:path draw:style-name="gr8" draw:text-style-name="P1" draw:layer="layout" svg:width="0.42cm" svg:height="0.307cm" svg:x="10.671cm" svg:y="3.225cm" svg:viewBox="0 0 421 308" svg:d="M0 308c0-102 61-206 153-264s198-59 268 0">
          <text:p/>
        </draw:path>
        <draw:path draw:style-name="gr8" draw:text-style-name="P1" draw:layer="layout" svg:width="0.073cm" svg:height="0.163cm" svg:x="10.671cm" svg:y="3.531cm" svg:viewBox="0 0 74 164" svg:d="M74 164c-47-38-74-97-74-164">
          <text:p/>
        </draw:path>
        <draw:path draw:style-name="gr8" draw:text-style-name="P1" draw:layer="layout" svg:width="0.381cm" svg:height="0.278cm" svg:x="10.618cm" svg:y="3.186cm" svg:viewBox="0 0 382 279" svg:d="M0 279c0-92 54-186 138-239 83-53 180-53 244 0">
          <text:p/>
        </draw:path>
        <draw:path draw:style-name="gr8" draw:text-style-name="P1" draw:layer="layout" svg:width="0.065cm" svg:height="0.148cm" svg:x="10.618cm" svg:y="3.464cm" svg:viewBox="0 0 66 149" svg:d="M66 149c-42-35-66-88-66-149">
          <text:p/>
        </draw:path>
        <draw:path draw:style-name="gr8" draw:text-style-name="P1" draw:layer="layout" svg:width="0.396cm" svg:height="0.289cm" svg:x="10.605cm" svg:y="3.174cm" svg:viewBox="0 0 397 290" svg:d="M0 290c0-95 56-194 143-249s188-55 254 0">
          <text:p/>
        </draw:path>
        <draw:path draw:style-name="gr8" draw:text-style-name="P1" draw:layer="layout" svg:width="0.018cm" svg:height="0.018cm" svg:x="11.001cm" svg:y="3.214cm" svg:viewBox="0 0 19 19" svg:d="M0 0c8 6 14 12 19 19">
          <text:p/>
        </draw:path>
        <draw:path draw:style-name="gr8" draw:text-style-name="P1" draw:layer="layout" svg:width="0.021cm" svg:height="0.015cm" svg:x="10.673cm" svg:y="3.616cm" svg:viewBox="0 0 22 16" svg:d="M22 16c-9-5-16-10-22-16">
          <text:p/>
        </draw:path>
        <draw:path draw:style-name="gr8" draw:text-style-name="P1" draw:layer="layout" svg:width="0.068cm" svg:height="0.154cm" svg:x="10.605cm" svg:y="3.462cm" svg:viewBox="0 0 69 155" svg:d="M69 155c-44-36-69-92-69-155">
          <text:p/>
        </draw:path>
        <draw:path draw:style-name="gr8" draw:text-style-name="P1" draw:layer="layout" svg:width="0.396cm" svg:height="0.289cm" svg:x="10.583cm" svg:y="3.155cm" svg:viewBox="0 0 397 290" svg:d="M0 290c0-96 56-194 143-249 86-55 187-55 254 0">
          <text:p/>
        </draw:path>
        <draw:path draw:style-name="gr8" draw:text-style-name="P1" draw:layer="layout" svg:width="0.067cm" svg:height="0.154cm" svg:x="10.583cm" svg:y="3.444cm" svg:viewBox="0 0 68 155" svg:d="M68 155c-44-37-68-92-68-155">
          <text:p/>
        </draw:path>
        <draw:path draw:style-name="gr8" draw:text-style-name="P1" draw:layer="layout" svg:width="0.142cm" svg:height="0.174cm" svg:x="10.806cm" svg:y="3.361cm" svg:viewBox="0 0 143 175" svg:d="M143 0c3 40-11 81-39 114-27 34-66 56-104 61">
          <text:p/>
        </draw:path>
        <draw:path draw:style-name="gr8" draw:text-style-name="P1" draw:layer="layout" svg:width="0.229cm" svg:height="0.167cm" svg:x="8.66cm" svg:y="5.531cm" svg:viewBox="0 0 230 168" svg:d="M0 168c0-55 33-112 83-144 51-32 108-32 147 0">
          <text:p/>
        </draw:path>
        <draw:path draw:style-name="gr8" draw:text-style-name="P1" draw:layer="layout" svg:width="0.229cm" svg:height="0.255cm" svg:x="8.699cm" svg:y="5.555cm" svg:viewBox="0 0 230 256" svg:d="M191 0c52 42 52 129 0 194-53 64-138 82-191 39">
          <text:p/>
        </draw:path>
        <draw:path draw:style-name="gr8" draw:text-style-name="P1" draw:layer="layout" svg:width="0.039cm" svg:height="0.089cm" svg:x="8.66cm" svg:y="5.698cm" svg:viewBox="0 0 40 90" svg:d="M40 90c-26-21-40-54-40-90">
          <text:p/>
        </draw:path>
        <draw:path draw:style-name="gr8" draw:text-style-name="P1" draw:layer="layout" svg:width="0.42cm" svg:height="0.306cm" svg:x="8.548cm" svg:y="5.415cm" svg:viewBox="0 0 421 307" svg:d="M0 307c0-103 61-206 153-264 92-57 198-58 268 0">
          <text:p/>
        </draw:path>
        <draw:path draw:style-name="gr8" draw:text-style-name="P1" draw:layer="layout" svg:width="0.42cm" svg:height="0.469cm" svg:x="8.62cm" svg:y="5.458cm" svg:viewBox="0 0 421 470" svg:d="M348 0c97 78 97 237 0 355-96 118-252 150-348 72">
          <text:p/>
        </draw:path>
        <draw:path draw:style-name="gr8" draw:text-style-name="P1" draw:layer="layout" svg:width="0.072cm" svg:height="0.163cm" svg:x="8.548cm" svg:y="5.721cm" svg:viewBox="0 0 73 164" svg:d="M73 164c-47-38-73-96-73-164">
          <text:p/>
        </draw:path>
        <draw:path draw:style-name="gr8" draw:text-style-name="P1" draw:layer="layout" svg:width="0.42cm" svg:height="0.307cm" svg:x="8.526cm" svg:y="5.397cm" svg:viewBox="0 0 421 308" svg:d="M0 308c0-103 60-207 153-264 91-59 197-59 268 0">
          <text:p/>
        </draw:path>
        <draw:path draw:style-name="gr8" draw:text-style-name="P1" draw:layer="layout" svg:width="0.072cm" svg:height="0.162cm" svg:x="8.526cm" svg:y="5.703cm" svg:viewBox="0 0 73 163" svg:d="M73 163c-46-37-73-96-73-163">
          <text:p/>
        </draw:path>
        <draw:path draw:style-name="gr8" draw:text-style-name="P1" draw:layer="layout" svg:width="0.382cm" svg:height="0.278cm" svg:x="8.472cm" svg:y="5.358cm" svg:viewBox="0 0 383 279" svg:d="M0 279c0-92 55-186 139-240 84-52 180-52 244 0">
          <text:p/>
        </draw:path>
        <draw:path draw:style-name="gr8" draw:text-style-name="P1" draw:layer="layout" svg:width="0.066cm" svg:height="0.148cm" svg:x="8.472cm" svg:y="5.636cm" svg:viewBox="0 0 67 149" svg:d="M67 149c-42-34-67-87-67-149">
          <text:p/>
        </draw:path>
        <draw:path draw:style-name="gr8" draw:text-style-name="P1" draw:layer="layout" svg:width="0.396cm" svg:height="0.289cm" svg:x="8.459cm" svg:y="5.345cm" svg:viewBox="0 0 397 290" svg:d="M0 290c0-97 58-194 144-249 87-55 187-55 253 0">
          <text:p/>
        </draw:path>
        <draw:path draw:style-name="gr8" draw:text-style-name="P1" draw:layer="layout" svg:width="0.019cm" svg:height="0.017cm" svg:x="8.855cm" svg:y="5.386cm" svg:viewBox="0 0 20 18" svg:d="M0 0c7 5 14 11 20 18">
          <text:p/>
        </draw:path>
        <draw:path draw:style-name="gr8" draw:text-style-name="P1" draw:layer="layout" svg:width="0.021cm" svg:height="0.014cm" svg:x="8.527cm" svg:y="5.788cm" svg:viewBox="0 0 22 15" svg:d="M22 15c-7-4-14-9-22-15">
          <text:p/>
        </draw:path>
        <draw:path draw:style-name="gr8" draw:text-style-name="P1" draw:layer="layout" svg:width="0.068cm" svg:height="0.154cm" svg:x="8.459cm" svg:y="5.634cm" svg:viewBox="0 0 69 155" svg:d="M69 155c-43-36-69-92-69-155">
          <text:p/>
        </draw:path>
        <draw:path draw:style-name="gr8" draw:text-style-name="P1" draw:layer="layout" svg:width="0.396cm" svg:height="0.29cm" svg:x="8.437cm" svg:y="5.327cm" svg:viewBox="0 0 397 291" svg:d="M0 291c0-97 56-195 144-249 87-55 187-56 253 0">
          <text:p/>
        </draw:path>
        <draw:path draw:style-name="gr8" draw:text-style-name="P1" draw:layer="layout" svg:width="0.068cm" svg:height="0.153cm" svg:x="8.437cm" svg:y="5.616cm" svg:viewBox="0 0 69 154" svg:d="M69 154c-45-36-69-91-69-154">
          <text:p/>
        </draw:path>
        <draw:path draw:style-name="gr8" draw:text-style-name="P1" draw:layer="layout" svg:width="0.143cm" svg:height="0.175cm" svg:x="8.66cm" svg:y="5.532cm" svg:viewBox="0 0 144 176" svg:d="M144 0c2 39-12 81-39 114-28 34-66 57-105 62">
          <text:p/>
        </draw:path>
        <draw:path draw:style-name="gr8" draw:text-style-name="P1" draw:layer="layout" svg:width="0.229cm" svg:height="0.167cm" svg:x="4.458cm" svg:y="4.655cm" svg:viewBox="0 0 230 168" svg:d="M0 168c0-55 33-113 83-144 50-32 107-32 147 0">
          <text:p/>
        </draw:path>
        <draw:path draw:style-name="gr8" draw:text-style-name="P1" draw:layer="layout" svg:width="0.229cm" svg:height="0.255cm" svg:x="4.497cm" svg:y="4.679cm" svg:viewBox="0 0 230 256" svg:d="M191 0c52 43 52 130 0 194-54 64-138 82-191 39">
          <text:p/>
        </draw:path>
        <draw:path draw:style-name="gr8" draw:text-style-name="P1" draw:layer="layout" svg:width="0.039cm" svg:height="0.089cm" svg:x="4.458cm" svg:y="4.822cm" svg:viewBox="0 0 40 90" svg:d="M40 90c-25-21-40-54-40-90">
          <text:p/>
        </draw:path>
        <draw:path draw:style-name="gr8" draw:text-style-name="P1" draw:layer="layout" svg:width="0.42cm" svg:height="0.306cm" svg:x="4.346cm" svg:y="4.539cm" svg:viewBox="0 0 421 307" svg:d="M0 307c0-102 61-206 153-264 92-57 198-58 268 0">
          <text:p/>
        </draw:path>
        <draw:path draw:style-name="gr8" draw:text-style-name="P1" draw:layer="layout" svg:width="0.42cm" svg:height="0.469cm" svg:x="4.418cm" svg:y="4.582cm" svg:viewBox="0 0 421 470" svg:d="M348 0c97 78 97 237 0 356-96 117-252 149-348 71">
          <text:p/>
        </draw:path>
        <draw:path draw:style-name="gr8" draw:text-style-name="P1" draw:layer="layout" svg:width="0.072cm" svg:height="0.163cm" svg:x="4.346cm" svg:y="4.845cm" svg:viewBox="0 0 73 164" svg:d="M73 164c-46-38-73-97-73-164">
          <text:p/>
        </draw:path>
        <draw:path draw:style-name="gr8" draw:text-style-name="P1" draw:layer="layout" svg:width="0.42cm" svg:height="0.307cm" svg:x="4.324cm" svg:y="4.521cm" svg:viewBox="0 0 421 308" svg:d="M0 308c0-103 60-206 153-264 91-59 197-59 268 0">
          <text:p/>
        </draw:path>
        <draw:path draw:style-name="gr8" draw:text-style-name="P1" draw:layer="layout" svg:width="0.072cm" svg:height="0.162cm" svg:x="4.324cm" svg:y="4.827cm" svg:viewBox="0 0 73 163" svg:d="M73 163c-47-37-73-97-73-163">
          <text:p/>
        </draw:path>
        <draw:path draw:style-name="gr8" draw:text-style-name="P1" draw:layer="layout" svg:width="0.382cm" svg:height="0.278cm" svg:x="4.27cm" svg:y="4.482cm" svg:viewBox="0 0 383 279" svg:d="M0 279c0-92 55-187 139-240 84-52 180-52 244 0">
          <text:p/>
        </draw:path>
        <draw:path draw:style-name="gr8" draw:text-style-name="P1" draw:layer="layout" svg:width="0.066cm" svg:height="0.148cm" svg:x="4.27cm" svg:y="4.76cm" svg:viewBox="0 0 67 149" svg:d="M67 149c-43-34-67-87-67-149">
          <text:p/>
        </draw:path>
        <draw:path draw:style-name="gr8" draw:text-style-name="P1" draw:layer="layout" svg:width="0.396cm" svg:height="0.289cm" svg:x="4.257cm" svg:y="4.469cm" svg:viewBox="0 0 397 290" svg:d="M0 290c0-97 57-194 143-249 87-55 188-55 254 0">
          <text:p/>
        </draw:path>
        <draw:path draw:style-name="gr8" draw:text-style-name="P1" draw:layer="layout" svg:width="0.019cm" svg:height="0.017cm" svg:x="4.653cm" svg:y="4.51cm" svg:viewBox="0 0 20 18" svg:d="M0 0c7 6 13 12 20 18">
          <text:p/>
        </draw:path>
        <draw:path draw:style-name="gr8" draw:text-style-name="P1" draw:layer="layout" svg:width="0.021cm" svg:height="0.014cm" svg:x="4.325cm" svg:y="4.912cm" svg:viewBox="0 0 22 15" svg:d="M22 15c-7-4-14-10-22-15">
          <text:p/>
        </draw:path>
        <draw:path draw:style-name="gr8" draw:text-style-name="P1" draw:layer="layout" svg:width="0.068cm" svg:height="0.154cm" svg:x="4.257cm" svg:y="4.758cm" svg:viewBox="0 0 69 155" svg:d="M69 155c-44-36-69-91-69-155">
          <text:p/>
        </draw:path>
        <draw:path draw:style-name="gr8" draw:text-style-name="P1" draw:layer="layout" svg:width="0.396cm" svg:height="0.289cm" svg:x="4.235cm" svg:y="4.451cm" svg:viewBox="0 0 397 290" svg:d="M0 290c0-96 56-194 143-248 87-55 188-56 254 0">
          <text:p/>
        </draw:path>
        <draw:path draw:style-name="gr8" draw:text-style-name="P1" draw:layer="layout" svg:width="0.068cm" svg:height="0.154cm" svg:x="4.235cm" svg:y="4.74cm" svg:viewBox="0 0 69 155" svg:d="M69 155c-44-36-69-92-69-155">
          <text:p/>
        </draw:path>
        <draw:path draw:style-name="gr8" draw:text-style-name="P1" draw:layer="layout" svg:width="0.143cm" svg:height="0.175cm" svg:x="4.458cm" svg:y="4.656cm" svg:viewBox="0 0 144 176" svg:d="M144 0c2 39-12 81-39 114-28 34-65 57-105 62">
          <text:p/>
        </draw:path>
        <draw:path draw:style-name="gr8" draw:text-style-name="P1" draw:layer="layout" svg:width="0.229cm" svg:height="0.167cm" svg:x="4.458cm" svg:y="6.389cm" svg:viewBox="0 0 230 168" svg:d="M0 168c0-55 33-112 83-143 50-33 107-33 147-1">
          <text:p/>
        </draw:path>
        <draw:path draw:style-name="gr8" draw:text-style-name="P1" draw:layer="layout" svg:width="0.229cm" svg:height="0.256cm" svg:x="4.497cm" svg:y="6.412cm" svg:viewBox="0 0 230 257" svg:d="M191 0c52 43 52 131 0 195-54 64-138 81-191 39">
          <text:p/>
        </draw:path>
        <draw:path draw:style-name="gr8" draw:text-style-name="P1" draw:layer="layout" svg:width="0.039cm" svg:height="0.089cm" svg:x="4.458cm" svg:y="6.556cm" svg:viewBox="0 0 40 90" svg:d="M40 90c-25-22-40-54-40-90">
          <text:p/>
        </draw:path>
        <draw:path draw:style-name="gr8" draw:text-style-name="P1" draw:layer="layout" svg:width="0.42cm" svg:height="0.307cm" svg:x="4.346cm" svg:y="6.273cm" svg:viewBox="0 0 421 308" svg:d="M0 308c0-103 61-207 153-264 92-59 198-59 268 0">
          <text:p/>
        </draw:path>
        <draw:path draw:style-name="gr8" draw:text-style-name="P1" draw:layer="layout" svg:width="0.42cm" svg:height="0.469cm" svg:x="4.418cm" svg:y="6.316cm" svg:viewBox="0 0 421 470" svg:d="M348 0c97 79 97 238 0 355-96 119-252 151-348 71">
          <text:p/>
        </draw:path>
        <draw:path draw:style-name="gr8" draw:text-style-name="P1" draw:layer="layout" svg:width="0.072cm" svg:height="0.162cm" svg:x="4.346cm" svg:y="6.579cm" svg:viewBox="0 0 73 163" svg:d="M73 163c-46-38-73-97-73-163">
          <text:p/>
        </draw:path>
        <draw:path draw:style-name="gr8" draw:text-style-name="P1" draw:layer="layout" svg:width="0.42cm" svg:height="0.305cm" svg:x="4.324cm" svg:y="6.254cm" svg:viewBox="0 0 421 306" svg:d="M0 306c0-101 60-205 153-262 91-59 197-59 268-1">
          <text:p/>
        </draw:path>
        <draw:path draw:style-name="gr8" draw:text-style-name="P1" draw:layer="layout" svg:width="0.072cm" svg:height="0.164cm" svg:x="4.324cm" svg:y="6.56cm" svg:viewBox="0 0 73 165" svg:d="M73 165c-47-38-73-97-73-165">
          <text:p/>
        </draw:path>
        <draw:path draw:style-name="gr8" draw:text-style-name="P1" draw:layer="layout" svg:width="0.382cm" svg:height="0.278cm" svg:x="4.27cm" svg:y="6.216cm" svg:viewBox="0 0 383 279" svg:d="M0 279c0-92 55-187 139-239 84-53 180-54 244 0">
          <text:p/>
        </draw:path>
        <draw:path draw:style-name="gr8" draw:text-style-name="P1" draw:layer="layout" svg:width="0.066cm" svg:height="0.148cm" svg:x="4.27cm" svg:y="6.494cm" svg:viewBox="0 0 67 149" svg:d="M67 149c-43-34-67-88-67-149">
          <text:p/>
        </draw:path>
        <draw:path draw:style-name="gr8" draw:text-style-name="P1" draw:layer="layout" svg:width="0.396cm" svg:height="0.29cm" svg:x="4.257cm" svg:y="6.203cm" svg:viewBox="0 0 397 291" svg:d="M0 291c0-97 57-195 143-249 87-55 188-56 254 0">
          <text:p/>
        </draw:path>
        <draw:path draw:style-name="gr8" draw:text-style-name="P1" draw:layer="layout" svg:width="0.019cm" svg:height="0.017cm" svg:x="4.653cm" svg:y="6.244cm" svg:viewBox="0 0 20 18" svg:d="M0 0c7 6 13 12 20 18">
          <text:p/>
        </draw:path>
        <draw:path draw:style-name="gr8" draw:text-style-name="P1" draw:layer="layout" svg:width="0.021cm" svg:height="0.015cm" svg:x="4.325cm" svg:y="6.645cm" svg:viewBox="0 0 22 16" svg:d="M22 16c-7-5-14-10-22-16">
          <text:p/>
        </draw:path>
        <draw:path draw:style-name="gr8" draw:text-style-name="P1" draw:layer="layout" svg:width="0.068cm" svg:height="0.153cm" svg:x="4.257cm" svg:y="6.492cm" svg:viewBox="0 0 69 154" svg:d="M69 154c-44-35-69-90-69-154">
          <text:p/>
        </draw:path>
        <draw:path draw:style-name="gr8" draw:text-style-name="P1" draw:layer="layout" svg:width="0.396cm" svg:height="0.289cm" svg:x="4.235cm" svg:y="6.185cm" svg:viewBox="0 0 397 290" svg:d="M0 290c0-96 56-194 143-248 87-56 188-56 254-1">
          <text:p/>
        </draw:path>
        <draw:path draw:style-name="gr8" draw:text-style-name="P1" draw:layer="layout" svg:width="0.068cm" svg:height="0.153cm" svg:x="4.235cm" svg:y="6.474cm" svg:viewBox="0 0 69 154" svg:d="M69 154c-44-35-69-91-69-154">
          <text:p/>
        </draw:path>
        <draw:path draw:style-name="gr8" draw:text-style-name="P1" draw:layer="layout" svg:width="0.143cm" svg:height="0.175cm" svg:x="4.458cm" svg:y="6.39cm" svg:viewBox="0 0 144 176" svg:d="M144 0c2 39-12 80-39 114-28 34-65 56-105 62">
          <text:p/>
        </draw:path>
        <draw:path draw:style-name="gr8" draw:text-style-name="P1" draw:layer="layout" svg:width="0.229cm" svg:height="0.166cm" svg:x="8.66cm" svg:y="3.797cm" svg:viewBox="0 0 230 167" svg:d="M0 167c0-55 33-112 83-144 51-31 108-31 147 0">
          <text:p/>
        </draw:path>
        <draw:path draw:style-name="gr8" draw:text-style-name="P1" draw:layer="layout" svg:width="0.229cm" svg:height="0.256cm" svg:x="8.699cm" svg:y="3.821cm" svg:viewBox="0 0 230 257" svg:d="M191 0c52 43 52 129 0 194-53 65-138 82-191 39">
          <text:p/>
        </draw:path>
        <draw:path draw:style-name="gr8" draw:text-style-name="P1" draw:layer="layout" svg:width="0.039cm" svg:height="0.089cm" svg:x="8.66cm" svg:y="3.964cm" svg:viewBox="0 0 40 90" svg:d="M40 90c-26-20-40-53-40-90">
          <text:p/>
        </draw:path>
        <draw:path draw:style-name="gr8" draw:text-style-name="P1" draw:layer="layout" svg:width="0.42cm" svg:height="0.306cm" svg:x="8.548cm" svg:y="3.681cm" svg:viewBox="0 0 421 307" svg:d="M0 307c0-101 61-206 153-264 92-57 198-57 268 0">
          <text:p/>
        </draw:path>
        <draw:path draw:style-name="gr8" draw:text-style-name="P1" draw:layer="layout" svg:width="0.42cm" svg:height="0.469cm" svg:x="8.62cm" svg:y="3.724cm" svg:viewBox="0 0 421 470" svg:d="M348 0c97 79 97 237 0 356-96 118-252 149-348 71">
          <text:p/>
        </draw:path>
        <draw:path draw:style-name="gr8" draw:text-style-name="P1" draw:layer="layout" svg:width="0.072cm" svg:height="0.163cm" svg:x="8.548cm" svg:y="3.987cm" svg:viewBox="0 0 73 164" svg:d="M73 164c-47-39-73-97-73-164">
          <text:p/>
        </draw:path>
        <draw:path draw:style-name="gr8" draw:text-style-name="P1" draw:layer="layout" svg:width="0.42cm" svg:height="0.306cm" svg:x="8.526cm" svg:y="3.663cm" svg:viewBox="0 0 421 307" svg:d="M0 307c0-101 60-206 153-264 91-57 197-58 268 0">
          <text:p/>
        </draw:path>
        <draw:path draw:style-name="gr8" draw:text-style-name="P1" draw:layer="layout" svg:width="0.072cm" svg:height="0.163cm" svg:x="8.526cm" svg:y="3.969cm" svg:viewBox="0 0 73 164" svg:d="M73 164c-46-39-73-97-73-164">
          <text:p/>
        </draw:path>
        <draw:path draw:style-name="gr8" draw:text-style-name="P1" draw:layer="layout" svg:width="0.382cm" svg:height="0.278cm" svg:x="8.472cm" svg:y="3.624cm" svg:viewBox="0 0 383 279" svg:d="M0 279c0-92 55-187 139-240 84-52 180-52 244 0">
          <text:p/>
        </draw:path>
        <draw:path draw:style-name="gr8" draw:text-style-name="P1" draw:layer="layout" svg:width="0.066cm" svg:height="0.148cm" svg:x="8.472cm" svg:y="3.902cm" svg:viewBox="0 0 67 149" svg:d="M67 149c-42-35-67-88-67-149">
          <text:p/>
        </draw:path>
        <draw:path draw:style-name="gr8" draw:text-style-name="P1" draw:layer="layout" svg:width="0.396cm" svg:height="0.289cm" svg:x="8.459cm" svg:y="3.612cm" svg:viewBox="0 0 397 290" svg:d="M0 290c0-96 58-194 144-249 87-55 187-55 253 0">
          <text:p/>
        </draw:path>
        <draw:path draw:style-name="gr8" draw:text-style-name="P1" draw:layer="layout" svg:width="0.019cm" svg:height="0.018cm" svg:x="8.855cm" svg:y="3.652cm" svg:viewBox="0 0 20 19" svg:d="M0 0c7 6 14 11 20 19">
          <text:p/>
        </draw:path>
        <draw:path draw:style-name="gr8" draw:text-style-name="P1" draw:layer="layout" svg:width="0.021cm" svg:height="0.015cm" svg:x="8.527cm" svg:y="4.054cm" svg:viewBox="0 0 22 16" svg:d="M22 16c-7-6-14-11-22-16">
          <text:p/>
        </draw:path>
        <draw:path draw:style-name="gr8" draw:text-style-name="P1" draw:layer="layout" svg:width="0.068cm" svg:height="0.154cm" svg:x="8.459cm" svg:y="3.9cm" svg:viewBox="0 0 69 155" svg:d="M69 155c-43-35-69-91-69-155">
          <text:p/>
        </draw:path>
        <draw:path draw:style-name="gr8" draw:text-style-name="P1" draw:layer="layout" svg:width="0.396cm" svg:height="0.288cm" svg:x="8.437cm" svg:y="3.593cm" svg:viewBox="0 0 397 289" svg:d="M0 289c0-96 56-193 144-248 87-55 187-55 253 0">
          <text:p/>
        </draw:path>
        <draw:path draw:style-name="gr8" draw:text-style-name="P1" draw:layer="layout" svg:width="0.068cm" svg:height="0.154cm" svg:x="8.437cm" svg:y="3.882cm" svg:viewBox="0 0 69 155" svg:d="M69 155c-45-36-69-91-69-155">
          <text:p/>
        </draw:path>
        <draw:path draw:style-name="gr8" draw:text-style-name="P1" draw:layer="layout" svg:width="0.143cm" svg:height="0.174cm" svg:x="8.66cm" svg:y="3.799cm" svg:viewBox="0 0 144 175" svg:d="M144 0c2 38-12 80-39 113-28 35-66 57-105 62">
          <text:p/>
        </draw:path>
        <draw:line draw:style-name="gr8" draw:text-style-name="P1" draw:layer="layout" svg:x1="8.488cm" svg:y1="2.22cm" svg:x2="8.813cm" svg:y2="2.153cm">
          <text:p/>
        </draw:line>
        <draw:line draw:style-name="gr8" draw:text-style-name="P1" draw:layer="layout" svg:x1="10.053cm" svg:y1="1.901cm" svg:x2="10.378cm" svg:y2="1.834cm">
          <text:p/>
        </draw:line>
        <draw:line draw:style-name="gr8" draw:text-style-name="P1" draw:layer="layout" svg:x1="10.767cm" svg:y1="5.447cm" svg:x2="10.744cm" svg:y2="5.427cm">
          <text:p/>
        </draw:line>
        <draw:line draw:style-name="gr8" draw:text-style-name="P1" draw:layer="layout" svg:x1="11.115cm" svg:y1="5.021cm" svg:x2="11.091cm" svg:y2="5.002cm">
          <text:p/>
        </draw:line>
        <draw:line draw:style-name="gr8" draw:text-style-name="P1" draw:layer="layout" svg:x1="10.688cm" svg:y1="5.351cm" svg:x2="10.683cm" svg:y2="5.346cm">
          <text:p/>
        </draw:line>
        <draw:line draw:style-name="gr8" draw:text-style-name="P1" draw:layer="layout" svg:x1="11.005cm" svg:y1="4.963cm" svg:x2="10.999cm" svg:y2="4.959cm">
          <text:p/>
        </draw:line>
        <draw:line draw:style-name="gr8" draw:text-style-name="P1" draw:layer="layout" svg:x1="10.674cm" svg:y1="5.351cm" svg:x2="10.65cm" svg:y2="5.332cm">
          <text:p/>
        </draw:line>
        <draw:line draw:style-name="gr8" draw:text-style-name="P1" draw:layer="layout" svg:x1="11.002cm" svg:y1="4.949cm" svg:x2="10.979cm" svg:y2="4.93cm">
          <text:p/>
        </draw:line>
        <draw:line draw:style-name="gr8" draw:text-style-name="P1" draw:layer="layout" svg:x1="10.767cm" svg:y1="3.713cm" svg:x2="10.744cm" svg:y2="3.694cm">
          <text:p/>
        </draw:line>
        <draw:line draw:style-name="gr8" draw:text-style-name="P1" draw:layer="layout" svg:x1="11.115cm" svg:y1="3.287cm" svg:x2="11.091cm" svg:y2="3.268cm">
          <text:p/>
        </draw:line>
        <draw:line draw:style-name="gr8" draw:text-style-name="P1" draw:layer="layout" svg:x1="10.688cm" svg:y1="3.617cm" svg:x2="10.683cm" svg:y2="3.612cm">
          <text:p/>
        </draw:line>
        <draw:line draw:style-name="gr8" draw:text-style-name="P1" draw:layer="layout" svg:x1="11.005cm" svg:y1="3.229cm" svg:x2="10.999cm" svg:y2="3.225cm">
          <text:p/>
        </draw:line>
        <draw:line draw:style-name="gr8" draw:text-style-name="P1" draw:layer="layout" svg:x1="10.674cm" svg:y1="3.617cm" svg:x2="10.65cm" svg:y2="3.598cm">
          <text:p/>
        </draw:line>
        <draw:line draw:style-name="gr8" draw:text-style-name="P1" draw:layer="layout" svg:x1="11.002cm" svg:y1="3.215cm" svg:x2="10.979cm" svg:y2="3.196cm">
          <text:p/>
        </draw:line>
        <draw:line draw:style-name="gr8" draw:text-style-name="P1" draw:layer="layout" svg:x1="8.621cm" svg:y1="5.885cm" svg:x2="8.598cm" svg:y2="5.865cm">
          <text:p/>
        </draw:line>
        <draw:line draw:style-name="gr8" draw:text-style-name="P1" draw:layer="layout" svg:x1="8.969cm" svg:y1="5.459cm" svg:x2="8.946cm" svg:y2="5.44cm">
          <text:p/>
        </draw:line>
        <draw:line draw:style-name="gr8" draw:text-style-name="P1" draw:layer="layout" svg:x1="8.542cm" svg:y1="5.789cm" svg:x2="8.538cm" svg:y2="5.784cm">
          <text:p/>
        </draw:line>
        <draw:line draw:style-name="gr8" draw:text-style-name="P1" draw:layer="layout" svg:x1="8.858cm" svg:y1="5.401cm" svg:x2="8.854cm" svg:y2="5.397cm">
          <text:p/>
        </draw:line>
        <draw:line draw:style-name="gr8" draw:text-style-name="P1" draw:layer="layout" svg:x1="8.528cm" svg:y1="5.789cm" svg:x2="8.505cm" svg:y2="5.769cm">
          <text:p/>
        </draw:line>
        <draw:line draw:style-name="gr8" draw:text-style-name="P1" draw:layer="layout" svg:x1="8.856cm" svg:y1="5.387cm" svg:x2="8.833cm" svg:y2="5.368cm">
          <text:p/>
        </draw:line>
        <draw:line draw:style-name="gr8" draw:text-style-name="P1" draw:layer="layout" svg:x1="4.419cm" svg:y1="5.009cm" svg:x2="4.396cm" svg:y2="4.989cm">
          <text:p/>
        </draw:line>
        <draw:line draw:style-name="gr8" draw:text-style-name="P1" draw:layer="layout" svg:x1="4.767cm" svg:y1="4.583cm" svg:x2="4.744cm" svg:y2="4.564cm">
          <text:p/>
        </draw:line>
        <draw:line draw:style-name="gr8" draw:text-style-name="P1" draw:layer="layout" svg:x1="4.34cm" svg:y1="4.913cm" svg:x2="4.336cm" svg:y2="4.908cm">
          <text:p/>
        </draw:line>
        <draw:line draw:style-name="gr8" draw:text-style-name="P1" draw:layer="layout" svg:x1="4.656cm" svg:y1="4.525cm" svg:x2="4.652cm" svg:y2="4.521cm">
          <text:p/>
        </draw:line>
        <draw:line draw:style-name="gr8" draw:text-style-name="P1" draw:layer="layout" svg:x1="4.326cm" svg:y1="4.913cm" svg:x2="4.303cm" svg:y2="4.894cm">
          <text:p/>
        </draw:line>
        <draw:line draw:style-name="gr8" draw:text-style-name="P1" draw:layer="layout" svg:x1="4.654cm" svg:y1="4.511cm" svg:x2="4.631cm" svg:y2="4.492cm">
          <text:p/>
        </draw:line>
        <draw:line draw:style-name="gr8" draw:text-style-name="P1" draw:layer="layout" svg:x1="4.419cm" svg:y1="6.742cm" svg:x2="4.396cm" svg:y2="6.723cm">
          <text:p/>
        </draw:line>
        <draw:line draw:style-name="gr8" draw:text-style-name="P1" draw:layer="layout" svg:x1="4.767cm" svg:y1="6.317cm" svg:x2="4.744cm" svg:y2="6.297cm">
          <text:p/>
        </draw:line>
        <draw:line draw:style-name="gr8" draw:text-style-name="P1" draw:layer="layout" svg:x1="4.34cm" svg:y1="6.647cm" svg:x2="4.336cm" svg:y2="6.642cm">
          <text:p/>
        </draw:line>
        <draw:line draw:style-name="gr8" draw:text-style-name="P1" draw:layer="layout" svg:x1="4.656cm" svg:y1="6.259cm" svg:x2="4.652cm" svg:y2="6.255cm">
          <text:p/>
        </draw:line>
        <draw:line draw:style-name="gr8" draw:text-style-name="P1" draw:layer="layout" svg:x1="4.326cm" svg:y1="6.646cm" svg:x2="4.303cm" svg:y2="6.627cm">
          <text:p/>
        </draw:line>
        <draw:line draw:style-name="gr8" draw:text-style-name="P1" draw:layer="layout" svg:x1="4.654cm" svg:y1="6.245cm" svg:x2="4.631cm" svg:y2="6.225cm">
          <text:p/>
        </draw:line>
        <draw:line draw:style-name="gr8" draw:text-style-name="P1" draw:layer="layout" svg:x1="8.621cm" svg:y1="4.151cm" svg:x2="8.598cm" svg:y2="4.132cm">
          <text:p/>
        </draw:line>
        <draw:line draw:style-name="gr8" draw:text-style-name="P1" draw:layer="layout" svg:x1="8.969cm" svg:y1="3.725cm" svg:x2="8.946cm" svg:y2="3.706cm">
          <text:p/>
        </draw:line>
        <draw:line draw:style-name="gr8" draw:text-style-name="P1" draw:layer="layout" svg:x1="8.542cm" svg:y1="4.055cm" svg:x2="8.538cm" svg:y2="4.05cm">
          <text:p/>
        </draw:line>
        <draw:line draw:style-name="gr8" draw:text-style-name="P1" draw:layer="layout" svg:x1="8.858cm" svg:y1="3.667cm" svg:x2="8.854cm" svg:y2="3.663cm">
          <text:p/>
        </draw:line>
        <draw:line draw:style-name="gr8" draw:text-style-name="P1" draw:layer="layout" svg:x1="8.528cm" svg:y1="4.055cm" svg:x2="8.505cm" svg:y2="4.036cm">
          <text:p/>
        </draw:line>
        <draw:line draw:style-name="gr8" draw:text-style-name="P1" draw:layer="layout" svg:x1="8.856cm" svg:y1="3.653cm" svg:x2="8.833cm" svg:y2="3.634cm">
          <text:p/>
        </draw:line>
        <draw:path draw:style-name="gr6" draw:text-style-name="P3" draw:layer="layout" svg:width="10.538cm" svg:height="6.626cm" svg:x="16.013cm" svg:y="1.52cm" svg:viewBox="0 0 10539 6627" svg:d="M6586 5351l2661-543 1292-519v-912-57c-6-15-12-31-17-48l-968-2981-357-291-894 187v1821c0 252-200 497-447 548l-1921 392-583-1799-357-291-894 182v1826c0 166-89 338-232 447l-701-1231v-526l-319-260-894 182v1949c-3 0-6 1-10 1l-324 67c-93 19-166 124-202 295-6 29-13 57-21 84l-1398 285v137l318 1036 1414 1154c154 126 529 177 838 114l2338-477c316-64 559-176 679-312 176-200 534-365 999-460z">
          <text:p/>
        </draw:path>
        <draw:polygon draw:style-name="gr7" draw:text-style-name="P1" draw:layer="layout" svg:width="0cm" svg:height="0cm" svg:x="21.816cm" svg:y="5.402cm" svg:viewBox="0 0 0 0" draw:points="0,0">
          <text:p/>
        </draw:polygon>
        <draw:path draw:style-name="gr6" draw:text-style-name="P3" draw:layer="layout" svg:width="10.538cm" svg:height="5.523cm" svg:x="16.013cm" svg:y="1.711cm" svg:viewBox="0 0 10539 5524" svg:d="M8303 0l357 288 255 781 78 86 77 90 75 93 72 98 70 101 67 104 64 106 61 110 59 112 55 114 51 116 49 118 44 119 41 120c70 214 121 431 153 645 5 41 12 78 18 109 6 34 11 59 14 77-3-19-9-38-16-58-28-75-85-148-169-216-184-150-489-270-863-340-201-37-418-59-638-65 78 2 154-6 225-22 60-14 117-33 170-58 55-26 107-59 151-103 28-28 53-61 70-102 14-31 22-67 22-106v-1248l-255-781 894-188 968 2981c5 17 11 33 17 48-9 6-17 12-26 18s-18 12-27 18c-10 6-19 12-28 18-19 12-39 23-58 35-20 11-40 23-61 34-73 38-149 74-225 104l-867 349-2661 543c-465 95-823 259-999 459-120 136-363 248-679 313l-2338 477c-309 63-684 12-838-114l-1732-1415 1398-285c-54 195-140 327-249 382l-132 27 1609 1314 357-73c-44-79-86-166-125-258l299-61 732-145 268 224 358-73c-96-169-180-373-245-595 269 57 597 37 813-50 217-87 271-221 136-331-94-77-267-132-472-151-204-19-419 1-584 53-2-13-4-26-6-39-18-126-48-251-87-368-35-104-76-198-122-279l-79-138c143-109 232-281 232-447v-1826l357 293 271 834v1212c0 45-9 88-22 123-16 42-36 76-59 106-27 36-57 66-89 93-35 28-72 53-112 74-73 40-157 70-250 82 172-22 353-30 532-22 648 28 1145 247 1163 513l913-186-648-530-222-684 1921-392c247-51 447-296 447-548z">
          <text:p/>
        </draw:path>
        <draw:polygon draw:style-name="gr7" draw:text-style-name="P1" draw:layer="layout" svg:width="0cm" svg:height="0cm" svg:x="21.816cm" svg:y="5.402cm" svg:viewBox="0 0 0 0" draw:points="0,0">
          <text:p/>
        </draw:polygon>
        <draw:path draw:style-name="gr6" draw:text-style-name="P3" draw:layer="layout" svg:width="6.586cm" svg:height="2.468cm" svg:x="16.013cm" svg:y="5.678cm" svg:viewBox="0 0 6587 2469" svg:d="M6587 1193v-913c-465 95-823 260-999 460-120 136-363 248-679 313l-2338 477c-309 63-684 12-838-114l-1733-1416v137l318 1037 1415 1154c154 126 529 177 838 114l2338-477c316-64 559-176 679-312 176-200 534-365 999-460z">
          <text:p/>
        </draw:path>
        <draw:polygon draw:style-name="gr7" draw:text-style-name="P1" draw:layer="layout" svg:width="0cm" svg:height="0cm" svg:x="21.816cm" svg:y="5.402cm" svg:viewBox="0 0 0 0" draw:points="0,0">
          <text:p/>
        </draw:polygon>
        <draw:polygon draw:style-name="gr6" draw:text-style-name="P3" draw:layer="layout" svg:width="2.661cm" svg:height="1.455cm" svg:x="22.599cm" svg:y="5.415cm" svg:viewBox="0 0 2662 1456" draw:points="0,1456 2662,912 2662,0 0,543">
          <text:p/>
        </draw:polygon>
        <draw:polygon draw:style-name="gr7" draw:text-style-name="P1" draw:layer="layout" svg:width="0cm" svg:height="0cm" svg:x="21.816cm" svg:y="5.402cm" svg:viewBox="0 0 0 0" draw:points="0,0">
          <text:p/>
        </draw:polygon>
        <draw:polygon draw:style-name="gr6" draw:text-style-name="P3" draw:layer="layout" svg:width="2.347cm" svg:height="3.198cm" svg:x="20.471cm" svg:y="2.669cm" svg:viewBox="0 0 2348 3199" draw:points="0,183 271,1017 403,1105 532,1208 657,1327 776,1460 889,1605 993,1762 1089,1927 1174,2101 1249,2282 1312,2465 1362,2650 1399,2836 1423,3019 1434,3199 2348,3013 2323,3017 2297,3019 2271,3019 2244,3017 2217,3014 2190,3008 2162,3000 2135,2991 2107,2979 2080,2966 2053,2951 2026,2934 1999,2916 1973,2895 1948,2874 1923,2850 1899,2826 1876,2800 1853,2772 1832,2744 1810,2714 1791,2683 1772,2652 1755,2619 1739,2586 1725,2552 1711,2518 1699,2483 1477,1798 894,0">
          <text:p/>
        </draw:polygon>
        <draw:polygon draw:style-name="gr7" draw:text-style-name="P1" draw:layer="layout" svg:width="0cm" svg:height="0cm" svg:x="21.816cm" svg:y="5.402cm" svg:viewBox="0 0 0 0" draw:points="0,0">
          <text:p/>
        </draw:polygon>
        <draw:path draw:style-name="gr6" draw:text-style-name="P3" draw:layer="layout" svg:width="1.039cm" svg:height="2.988cm" svg:x="18.896cm" svg:y="3.736cm" svg:viewBox="0 0 1040 2989" svg:d="M951 1948c21 146 51 293 89 435l-33 7v449l-733 150c-142-275-239-640-262-985l-12-10v-1994l742 1301c99 174 174 408 209 647z">
          <text:p/>
        </draw:path>
        <draw:polygon draw:style-name="gr7" draw:text-style-name="P1" draw:layer="layout" svg:width="0cm" svg:height="0cm" svg:x="21.816cm" svg:y="5.402cm" svg:viewBox="0 0 0 0" draw:points="0,0">
          <text:p/>
        </draw:polygon>
        <draw:path draw:style-name="gr6" draw:text-style-name="P3" draw:layer="layout" svg:width="1.695cm" svg:height="2.181cm" svg:x="20.21cm" svg:y="3.686cm" svg:viewBox="0 0 1696 2182" svg:d="M1696 2182c-18-266-515-486-1164-514-179-8-360 0-532 22 93-12 177-42 250-82 40-21 77-46 112-74 32-27 62-57 89-93 23-30 43-64 59-106 13-35 22-78 22-123v-1212l132 88 129 103 125 119 120 133 113 145 104 157 96 165 85 174 75 180 63 183 50 185 37 187 24 183z">
          <text:p/>
        </draw:path>
        <draw:polygon draw:style-name="gr7" draw:text-style-name="P1" draw:layer="layout" svg:width="0cm" svg:height="0cm" svg:x="21.816cm" svg:y="5.402cm" svg:viewBox="0 0 0 0" draw:points="0,0">
          <text:p/>
        </draw:polygon>
        <draw:path draw:style-name="gr6" draw:text-style-name="P3" draw:layer="layout" svg:width="1.973cm" svg:height="3.673cm" svg:x="18.555cm" svg:y="3.13cm" svg:viewBox="0 0 1974 3674" svg:d="M1616 2488c2 13 4 26 6 39 8 53 17 106 28 158 11 56 23 112 37 168 13 51 27 103 42 153 65 222 149 426 245 595l-358 73c-108-190-200-424-268-678l33-7c-38-142-68-289-89-435-35-240-110-474-209-648l-741-1300-34 7-308-540 359-73 268 471 701 1231 79 138c46 81 87 175 122 279 39 117 69 242 87 369z">
          <text:p/>
        </draw:path>
        <draw:polygon draw:style-name="gr7" draw:text-style-name="P1" draw:layer="layout" svg:width="0cm" svg:height="0cm" svg:x="21.816cm" svg:y="5.402cm" svg:viewBox="0 0 0 0" draw:points="0,0">
          <text:p/>
        </draw:polygon>
        <draw:path draw:style-name="gr6" draw:text-style-name="P3" draw:layer="layout" svg:width="1.609cm" svg:height="2.105cm" svg:x="17.03cm" svg:y="5.01cm" svg:viewBox="0 0 1610 2106" svg:d="M1251 992c59 411 188 813 359 1114l-1610-1314c23 1 45-1 68-5 22-5 43-12 64-22 109-55 195-187 249-382 8-27 15-55 21-84 36-172 109-277 202-296 58-12 121 9 185 61l89 73c169 140 320 484 373 855z">
          <text:p/>
        </draw:path>
        <draw:polygon draw:style-name="gr7" draw:text-style-name="P1" draw:layer="layout" svg:width="0cm" svg:height="0cm" svg:x="21.816cm" svg:y="5.402cm" svg:viewBox="0 0 0 0" draw:points="0,0">
          <text:p/>
        </draw:polygon>
        <draw:polygon draw:style-name="gr6" draw:text-style-name="P3" draw:layer="layout" svg:width="1.291cm" svg:height="1.431cm" svg:x="25.26cm" svg:y="4.896cm" svg:viewBox="0 0 1292 1432" draw:points="0,1432 1292,913 1292,0 867,171 0,520">
          <text:p/>
        </draw:polygon>
        <draw:polygon draw:style-name="gr7" draw:text-style-name="P1" draw:layer="layout" svg:width="0cm" svg:height="0cm" svg:x="21.816cm" svg:y="5.402cm" svg:viewBox="0 0 0 0" draw:points="0,0">
          <text:p/>
        </draw:polygon>
        <draw:path draw:style-name="gr6" draw:text-style-name="P3" draw:layer="layout" svg:width="1.686cm" svg:height="2.318cm" svg:x="24.29cm" svg:y="2.779cm" svg:viewBox="0 0 1687 2319" svg:d="M1671 2261c7 20 13 39 16 58-3-18-8-43-14-77-6-31-13-68-18-109-32-214-83-431-153-645l-41-120-44-119-49-118-51-116-55-114-59-112-61-111-64-106-67-104-70-101-72-98-75-93-77-90-78-86v1249c0 39-8 75-22 106-17 41-42 74-70 102-44 44-96 77-151 103-53 25-110 44-170 58-72 16-148 24-226 22 221 6 438 28 639 65 374 70 679 190 863 340 84 68 141 141 169 216z">
          <text:p/>
        </draw:path>
        <draw:polygon draw:style-name="gr7" draw:text-style-name="P1" draw:layer="layout" svg:width="0cm" svg:height="0cm" svg:x="21.816cm" svg:y="5.402cm" svg:viewBox="0 0 0 0" draw:points="0,0">
          <text:p/>
        </draw:polygon>
        <draw:path draw:style-name="gr6" draw:text-style-name="P3" draw:layer="layout" svg:width="1.362cm" svg:height="2.172cm" svg:x="17.634cm" svg:y="4.944cm" svg:viewBox="0 0 1363 2173" svg:d="M1095 1421c40 148 88 290 143 421 39 92 81 179 125 258l-357 73c-170-301-300-703-359-1114-53-371-204-716-373-855l-89-73c-64-52-127-73-185-61l324-67c4 0 7-1 10-1 55-8 115 14 175 63l89 73c18 15 37 33 55 52 76 85 149 211 207 364 37 96 67 201 89 308 9 44 17 88 23 131 21 146 51 293 90 435z">
          <text:p/>
        </draw:path>
        <draw:polygon draw:style-name="gr7" draw:text-style-name="P1" draw:layer="layout" svg:width="0cm" svg:height="0cm" svg:x="21.816cm" svg:y="5.402cm" svg:viewBox="0 0 0 0" draw:points="0,0">
          <text:p/>
        </draw:polygon>
        <draw:polygon draw:style-name="gr6" draw:text-style-name="P3" draw:layer="layout" svg:width="0.307cm" svg:height="2.532cm" svg:x="18.555cm" svg:y="3.203cm" svg:viewBox="0 0 308 2533" draw:points="0,0 308,540 308,2533 40,2314 40,2111 15,2091 0,2079 0,569 40,602 40,376 15,357 0,344">
          <text:p/>
        </draw:polygon>
        <draw:polygon draw:style-name="gr7" draw:text-style-name="P1" draw:layer="layout" svg:width="0cm" svg:height="0cm" svg:x="21.816cm" svg:y="5.402cm" svg:viewBox="0 0 0 0" draw:points="0,0">
          <text:p/>
        </draw:polygon>
        <draw:path draw:style-name="gr6" draw:text-style-name="P3" draw:layer="layout" svg:width="0.319cm" svg:height="2.136cm" svg:x="17.968cm" svg:y="2.998cm" svg:viewBox="0 0 320 2137" svg:d="M0 0l320 261v1876c-19-19-38-37-56-52l-89-73c-60-49-120-71-175-63z">
          <text:p/>
        </draw:path>
        <draw:polygon draw:style-name="gr7" draw:text-style-name="P1" draw:layer="layout" svg:width="0cm" svg:height="0cm" svg:x="21.816cm" svg:y="5.402cm" svg:viewBox="0 0 0 0" draw:points="0,0">
          <text:p/>
        </draw:polygon>
        <draw:path draw:style-name="gr6" draw:text-style-name="P3" draw:layer="layout" svg:width="0.268cm" svg:height="2.294cm" svg:x="18.287cm" svg:y="3.203cm" svg:viewBox="0 0 269 2295" svg:d="M269 570v1509c-6 11-11 23-16 35-10 27-15 56-15 84 0 31 7 61 20 87l-51 10c-58-152-130-278-207-363v-1877l269-55v345c-6 11-11 23-16 35-10 28-15 56-15 84 0 40 11 77 31 106z">
          <text:p/>
        </draw:path>
        <draw:polygon draw:style-name="gr7" draw:text-style-name="P1" draw:layer="layout" svg:width="0cm" svg:height="0cm" svg:x="21.816cm" svg:y="5.402cm" svg:viewBox="0 0 0 0" draw:points="0,0">
          <text:p/>
        </draw:polygon>
        <draw:path draw:style-name="gr6" draw:text-style-name="P3" draw:layer="layout" svg:width="0.603cm" svg:height="0.599cm" svg:x="25.192cm" svg:y="6.458cm" svg:viewBox="0 0 604 600" svg:d="M532 131c96 78 96 237 0 356-97 117-252 149-348 71l-23-18c-21-17-37-39-50-64-7-4-14-9-20-14-44-37-68-92-68-155 0-95 56-193 143-248 87-54 186-54 253 0 6 5 12 11 19 17-7-6-13-12-19-17l-23-18c-66-55-166-55-253 0-86 54-143 152-143 248 0-96 57-194 143-248 87-55 187-55 253 0l23 18c-67-54-166-54-253 0-87 55-143 153-143 248 0 63 24 118 68 155l-23-18c-43-37-68-92-68-155 0 63 25 118 68 155l23 18c6 5 13 10 20 14-2-5-4-10-6-15l-4-3c-42-35-65-88-65-149 0-92 54-186 138-239 83-52 179-52 243 0l4 3c5 1 11 2 17 3-6-1-12-2-17-3-76-13-160 15-226 75-66 61-106 146-106 228 0 30 5 59 16 85 2 5 4 10 6 15 13 25 29 47 50 64l23 18c-47-38-72-96-72-164 0-101 59-205 151-263 92-57 199-57 269 0 96 78 96 237 0 356-97 117-252 149-348 71-47-38-72-96-72-164 0-101 59-205 151-263 92-57 199-57 269 0l-22-18c-21-17-45-30-72-37 27 7 51 20 72 37z">
          <text:p/>
        </draw:path>
        <draw:polygon draw:style-name="gr7" draw:text-style-name="P1" draw:layer="layout" svg:width="0cm" svg:height="0cm" svg:x="21.816cm" svg:y="5.402cm" svg:viewBox="0 0 0 0" draw:points="0,0">
          <text:p/>
        </draw:polygon>
        <draw:path draw:style-name="gr6" draw:text-style-name="P3" draw:layer="layout" svg:width="0.47cm" svg:height="1.032cm" svg:x="17.618cm" svg:y="5.271cm" svg:viewBox="0 0 471 1033" svg:d="M470 742c1-11 1-22 1-33 0-163-41-349-109-492-39-84-85-148-132-184-35-27-69-37-100-31-116 23-163 273-105 558 58 284 199 495 315 471 31-6 58-29 81-67 29-52 46-129 49-222z">
          <text:p/>
        </draw:path>
        <draw:polygon draw:style-name="gr7" draw:text-style-name="P1" draw:layer="layout" svg:width="0cm" svg:height="0cm" svg:x="21.816cm" svg:y="5.402cm" svg:viewBox="0 0 0 0" draw:points="0,0">
          <text:p/>
        </draw:polygon>
        <draw:polygon draw:style-name="gr6" draw:text-style-name="P3" draw:layer="layout" svg:width="1.251cm" svg:height="0.474cm" svg:x="20.114cm" svg:y="2.378cm" svg:viewBox="0 0 1252 475" draw:points="357,475 0,182 895,0 1252,292">
          <text:p/>
        </draw:polygon>
        <draw:polygon draw:style-name="gr7" draw:text-style-name="P1" draw:layer="layout" svg:width="0cm" svg:height="0cm" svg:x="21.816cm" svg:y="5.402cm" svg:viewBox="0 0 0 0" draw:points="0,0">
          <text:p/>
        </draw:polygon>
        <draw:polygon draw:style-name="gr6" draw:text-style-name="P3" draw:layer="layout" svg:width="1.251cm" svg:height="0.474cm" svg:x="24.316cm" svg:y="1.52cm" svg:viewBox="0 0 1252 475" draw:points="0,183 895,0 1252,292 358,475">
          <text:p/>
        </draw:polygon>
        <draw:polygon draw:style-name="gr7" draw:text-style-name="P1" draw:layer="layout" svg:width="0cm" svg:height="0cm" svg:x="21.816cm" svg:y="5.402cm" svg:viewBox="0 0 0 0" draw:points="0,0">
          <text:p/>
        </draw:polygon>
        <draw:path draw:style-name="gr6" draw:text-style-name="P3" draw:layer="layout" svg:width="0.588cm" svg:height="1.046cm" svg:x="18.582cm" svg:y="5.739cm" svg:viewBox="0 0 589 1047" svg:d="M23 198c-6-43-14-87-23-131l326-67c23 346 120 711 263 986l-300 61c-55-131-103-273-143-421l-33 7c-39-142-69-289-90-435z">
          <text:p/>
        </draw:path>
        <draw:polygon draw:style-name="gr7" draw:text-style-name="P1" draw:layer="layout" svg:width="0cm" svg:height="0cm" svg:x="21.816cm" svg:y="5.402cm" svg:viewBox="0 0 0 0" draw:points="0,0">
          <text:p/>
        </draw:polygon>
        <draw:path draw:style-name="gr6" draw:text-style-name="P3" draw:layer="layout" svg:width="1.13cm" svg:height="0.571cm" svg:x="20.176cm" svg:y="5.596cm" svg:viewBox="0 0 1131 572" svg:d="M0 60c8 53 17 106 28 158 41-38 114-68 205-86 101-22 219-26 328-12 108 15 199 46 250 88s59 90 22 134-116 81-220 101c-191 41-426 17-548-57 13 52 27 104 42 154 269 57 597 37 814-50s271-222 136-332c-94-77-267-132-473-151-204-19-419 1-584 53z">
          <text:p/>
        </draw:path>
        <draw:polygon draw:style-name="gr7" draw:text-style-name="P1" draw:layer="layout" svg:width="0cm" svg:height="0cm" svg:x="21.816cm" svg:y="5.402cm" svg:viewBox="0 0 0 0" draw:points="0,0">
          <text:p/>
        </draw:polygon>
        <draw:polygon draw:style-name="gr6" draw:text-style-name="P3" draw:layer="layout" svg:width="1.213cm" svg:height="0.442cm" svg:x="17.968cm" svg:y="2.816cm" svg:viewBox="0 0 1214 443" draw:points="0,183 319,443 587,388 946,315 1214,261 895,0">
          <text:p/>
        </draw:polygon>
        <draw:polygon draw:style-name="gr7" draw:text-style-name="P1" draw:layer="layout" svg:width="0cm" svg:height="0cm" svg:x="21.816cm" svg:y="5.402cm" svg:viewBox="0 0 0 0" draw:points="0,0">
          <text:p/>
        </draw:polygon>
        <draw:path draw:style-name="gr6" draw:text-style-name="P3" draw:layer="layout" svg:width="0.564cm" svg:height="0.586cm" svg:x="24.374cm" svg:y="5.779cm" svg:viewBox="0 0 565 587" svg:d="M83 538c111 90 290 53 400-82s110-317 0-407zM483 49c-110-90-289-53-400 81-111 135-111 318 0 408z">
          <text:p/>
        </draw:path>
        <draw:polygon draw:style-name="gr7" draw:text-style-name="P1" draw:layer="layout" svg:width="0cm" svg:height="0cm" svg:x="21.816cm" svg:y="5.402cm" svg:viewBox="0 0 0 0" draw:points="0,0">
          <text:p/>
        </draw:polygon>
        <draw:path draw:style-name="gr6" draw:text-style-name="P3" draw:layer="layout" svg:width="0.85cm" svg:height="0.347cm" svg:x="23.757cm" svg:y="4.978cm" svg:viewBox="0 0 851 348" svg:d="M806 97c29 24 45 51 45 77 0 96-190 174-426 174-235 0-425-78-425-174 0-80 136-151 327-169 193-19 391 19 479 92z">
          <text:p/>
        </draw:path>
        <draw:polygon draw:style-name="gr7" draw:text-style-name="P1" draw:layer="layout" svg:width="0cm" svg:height="0cm" svg:x="21.816cm" svg:y="5.402cm" svg:viewBox="0 0 0 0" draw:points="0,0">
          <text:p/>
        </draw:polygon>
        <draw:path draw:style-name="gr6" draw:text-style-name="P3" draw:layer="layout" svg:width="0.813cm" svg:height="0.347cm" svg:x="20.204cm" svg:y="5.711cm" svg:viewBox="0 0 814 348" svg:d="M0 104c41-38 114-68 205-86 209-42 461-6 564 79 30 24 45 50 45 77 0 65-88 124-228 154-192 42-427 17-549-56-14-56-26-112-37-168z">
          <text:p/>
        </draw:path>
        <draw:polygon draw:style-name="gr7" draw:text-style-name="P1" draw:layer="layout" svg:width="0cm" svg:height="0cm" svg:x="21.816cm" svg:y="5.402cm" svg:viewBox="0 0 0 0" draw:points="0,0">
          <text:p/>
        </draw:polygon>
        <draw:path draw:style-name="gr6" draw:text-style-name="P3" draw:layer="layout" svg:width="0.42cm" svg:height="1.032cm" svg:x="17.618cm" svg:y="5.271cm" svg:viewBox="0 0 421 1033" svg:d="M231 33c-35-27-69-37-101-31-116 23-163 273-105 558 58 284 200 495 316 471 31-6 58-29 80-67-91-70-175-241-216-441s-31-391 26-490z">
          <text:p/>
        </draw:path>
        <draw:polygon draw:style-name="gr7" draw:text-style-name="P1" draw:layer="layout" svg:width="0cm" svg:height="0cm" svg:x="21.816cm" svg:y="5.402cm" svg:viewBox="0 0 0 0" draw:points="0,0">
          <text:p/>
        </draw:polygon>
        <draw:path draw:style-name="gr6" draw:text-style-name="P3" draw:layer="layout" svg:width="0.385cm" svg:height="0.4cm" svg:x="24.419cm" svg:y="5.835cm" svg:viewBox="0 0 386 401" svg:d="M386 160c0-52-20-98-57-127-60-48-150-44-225 10-21 16-40 35-56 56-17 24-31 51-39 79-21 74-3 147 48 189 55 45 137 45 209 0 72-46 120-128 120-207z">
          <text:p/>
        </draw:path>
        <draw:polygon draw:style-name="gr7" draw:text-style-name="P1" draw:layer="layout" svg:width="0cm" svg:height="0cm" svg:x="21.816cm" svg:y="5.402cm" svg:viewBox="0 0 0 0" draw:points="0,0">
          <text:p/>
        </draw:polygon>
        <draw:path draw:style-name="gr6" draw:text-style-name="P3" draw:layer="layout" svg:width="0.385cm" svg:height="0.4cm" svg:x="24.419cm" svg:y="5.835cm" svg:viewBox="0 0 386 401" svg:d="M9 178c-21 74-3 147 48 189 55 45 137 45 209 0 72-46 120-128 120-207 0-52-20-98-57-127-60-48-150-44-225 10-8 25-17 46-29 67-6 8-11 16-18 24-12 16-27 30-48 44z">
          <text:p/>
        </draw:path>
        <draw:polygon draw:style-name="gr7" draw:text-style-name="P1" draw:layer="layout" svg:width="0cm" svg:height="0cm" svg:x="21.816cm" svg:y="5.402cm" svg:viewBox="0 0 0 0" draw:points="0,0">
          <text:p/>
        </draw:polygon>
        <draw:path draw:style-name="gr6" draw:text-style-name="P3" draw:layer="layout" svg:width="0.29cm" svg:height="0.93cm" svg:x="17.797cm" svg:y="5.304cm" svg:viewBox="0 0 291 931" svg:d="M183 184c0 0-1 0-1 1-59 12-83 139-54 283 30 145 101 253 162 240h1c-3 94-20 171-50 223-91-70-175-242-216-442-41-199-31-390 26-489 47 36 93 100 132 184z">
          <text:p/>
        </draw:path>
        <draw:polygon draw:style-name="gr7" draw:text-style-name="P1" draw:layer="layout" svg:width="0cm" svg:height="0cm" svg:x="21.816cm" svg:y="5.402cm" svg:viewBox="0 0 0 0" draw:points="0,0">
          <text:p/>
        </draw:polygon>
        <draw:path draw:style-name="gr6" draw:text-style-name="P3" draw:layer="layout" svg:width="0.239cm" svg:height="0.526cm" svg:x="19.297cm" svg:y="5.205cm" svg:viewBox="0 0 240 527" svg:d="M233 441c5-23 7-50 7-80 0-109-35-233-86-305-29-41-61-61-88-55-59 12-83 139-53 283 29 146 102 254 161 242 27-6 48-36 59-85z">
          <text:p/>
        </draw:path>
        <draw:polygon draw:style-name="gr7" draw:text-style-name="P1" draw:layer="layout" svg:width="0cm" svg:height="0cm" svg:x="21.816cm" svg:y="5.402cm" svg:viewBox="0 0 0 0" draw:points="0,0">
          <text:p/>
        </draw:polygon>
        <draw:polygon draw:style-name="gr6" draw:text-style-name="P3" draw:layer="layout" svg:width="0.648cm" svg:height="0.536cm" svg:x="22.17cm" svg:y="5.151cm" svg:viewBox="0 0 649 537" draw:points="649,531 624,535 598,537 572,537 545,535 518,532 491,526 463,518 436,509 408,497 381,484 354,469 327,451 300,433 274,412 249,391 224,367 200,343 176,317 153,289 132,261 111,231 92,200 73,169 56,136 40,103 26,69 12,35 0,0">
          <text:p/>
        </draw:polygon>
        <draw:polygon draw:style-name="gr7" draw:text-style-name="P1" draw:layer="layout" svg:width="0cm" svg:height="0cm" svg:x="21.816cm" svg:y="5.402cm" svg:viewBox="0 0 0 0" draw:points="0,0">
          <text:p/>
        </draw:polygon>
        <draw:path draw:style-name="gr6" draw:text-style-name="P3" draw:layer="layout" svg:width="0.232cm" svg:height="0.526cm" svg:x="19.297cm" svg:y="5.205cm" svg:viewBox="0 0 233 527" svg:d="M153 56c-29-41-60-61-87-55-59 12-84 139-53 283 29 146 101 254 160 242 27-6 48-36 60-85-33-45-60-112-75-186-15-73-17-145-5-199z">
          <text:p/>
        </draw:path>
        <draw:polygon draw:style-name="gr7" draw:text-style-name="P1" draw:layer="layout" svg:width="0cm" svg:height="0cm" svg:x="21.816cm" svg:y="5.402cm" svg:viewBox="0 0 0 0" draw:points="0,0">
          <text:p/>
        </draw:polygon>
        <draw:polygon draw:style-name="gr6" draw:text-style-name="P3" draw:layer="layout" svg:width="0.268cm" svg:height="0.525cm" svg:x="18.913cm" svg:y="3.076cm" svg:viewBox="0 0 269 526" draw:points="0,54 269,0 269,526">
          <text:p/>
        </draw:polygon>
        <draw:polygon draw:style-name="gr7" draw:text-style-name="P1" draw:layer="layout" svg:width="0cm" svg:height="0cm" svg:x="21.816cm" svg:y="5.402cm" svg:viewBox="0 0 0 0" draw:points="0,0">
          <text:p/>
        </draw:polygon>
        <draw:polygon draw:style-name="gr6" draw:text-style-name="P3" draw:layer="layout" svg:width="0.034cm" svg:height="1.999cm" svg:x="18.862cm" svg:y="3.736cm" svg:viewBox="0 0 35 2000" draw:points="0,7 35,0 35,1994 0,2000">
          <text:p/>
        </draw:polygon>
        <draw:polygon draw:style-name="gr7" draw:text-style-name="P1" draw:layer="layout" svg:width="0cm" svg:height="0cm" svg:x="21.816cm" svg:y="5.402cm" svg:viewBox="0 0 0 0" draw:points="0,0">
          <text:p/>
        </draw:polygon>
        <draw:path draw:style-name="gr6" draw:text-style-name="P3" draw:layer="layout" svg:width="0.269cm" svg:height="0.279cm" svg:x="25.415cm" svg:y="6.662cm" svg:viewBox="0 0 270 280" svg:d="M143 1c33-5 64 3 87 22 53 42 53 129 0 194-53 64-138 82-190 39-23-19-37-47-39-80-1-4-1-7-1-10 0-38 16-77 43-108 27-32 63-52 100-57z">
          <text:p/>
        </draw:path>
        <draw:polygon draw:style-name="gr7" draw:text-style-name="P1" draw:layer="layout" svg:width="0cm" svg:height="0cm" svg:x="21.816cm" svg:y="5.402cm" svg:viewBox="0 0 0 0" draw:points="0,0">
          <text:p/>
        </draw:polygon>
        <draw:path draw:style-name="gr6" draw:text-style-name="P3" draw:layer="layout" svg:width="0.175cm" svg:height="0.525cm" svg:x="17.912cm" svg:y="5.488cm" svg:viewBox="0 0 176 526" svg:d="M175 525c1-11 1-22 1-33 0-163-41-348-108-492 0 0-1 0-1 1-60 12-84 140-55 284 31 145 102 253 162 240z">
          <text:p/>
        </draw:path>
        <draw:polygon draw:style-name="gr7" draw:text-style-name="P1" draw:layer="layout" svg:width="0cm" svg:height="0cm" svg:x="21.816cm" svg:y="5.402cm" svg:viewBox="0 0 0 0" draw:points="0,0">
          <text:p/>
        </draw:polygon>
        <draw:path draw:style-name="gr6" draw:text-style-name="P3" draw:layer="layout" svg:width="0.415cm" svg:height="0.318cm" svg:x="18.493cm" svg:y="5.487cm" svg:viewBox="0 0 416 319" svg:d="M370 249l34-6 12 10-327 66c-22-107-52-212-89-309l51-10 39 32 11-3z">
          <text:p/>
        </draw:path>
        <draw:polygon draw:style-name="gr7" draw:text-style-name="P1" draw:layer="layout" svg:width="0cm" svg:height="0cm" svg:x="21.816cm" svg:y="5.402cm" svg:viewBox="0 0 0 0" draw:points="0,0">
          <text:p/>
        </draw:polygon>
        <draw:path draw:style-name="gr6" draw:text-style-name="P3" draw:layer="layout" svg:width="0.268cm" svg:height="0.678cm" svg:x="19.902cm" svg:y="6.125cm" svg:viewBox="0 0 269 679" svg:d="M0 0c69 254 161 489 269 679l-269-224z">
          <text:p/>
        </draw:path>
        <draw:polygon draw:style-name="gr7" draw:text-style-name="P1" draw:layer="layout" svg:width="0cm" svg:height="0cm" svg:x="21.816cm" svg:y="5.402cm" svg:viewBox="0 0 0 0" draw:points="0,0">
          <text:p/>
        </draw:polygon>
        <draw:path draw:style-name="gr6" draw:text-style-name="P3" draw:layer="layout" svg:width="0.268cm" svg:height="0.279cm" svg:x="25.416cm" svg:y="6.662cm" svg:viewBox="0 0 269 280" svg:d="M143 1c33-5 63 3 86 22 53 42 53 129 0 194-52 64-137 82-190 39-23-19-37-47-39-80 38-6 76-28 104-62 27-33 42-75 39-113z">
          <text:p/>
        </draw:path>
        <draw:polygon draw:style-name="gr7" draw:text-style-name="P1" draw:layer="layout" svg:width="0cm" svg:height="0cm" svg:x="21.816cm" svg:y="5.402cm" svg:viewBox="0 0 0 0" draw:points="0,0">
          <text:p/>
        </draw:polygon>
        <draw:path draw:style-name="gr6" draw:text-style-name="P3" draw:layer="layout" svg:width="0.385cm" svg:height="0.429cm" svg:x="25.228cm" svg:y="6.489cm" svg:viewBox="0 0 386 430" svg:d="M0 279c0-92 54-187 138-240 83-52 179-52 244 0l-317 388c-42-34-65-87-65-148l69 151c-11-26-16-54-16-84 0-82 40-167 106-229 66-60 150-88 227-75z">
          <text:p/>
        </draw:path>
        <draw:polygon draw:style-name="gr7" draw:text-style-name="P1" draw:layer="layout" svg:width="0cm" svg:height="0cm" svg:x="21.816cm" svg:y="5.402cm" svg:viewBox="0 0 0 0" draw:points="0,0">
          <text:p/>
        </draw:polygon>
        <draw:path draw:style-name="gr6" draw:text-style-name="P3" draw:layer="layout" svg:width="0.094cm" svg:height="0.384cm" svg:x="19.443cm" svg:y="5.261cm" svg:viewBox="0 0 95 385" svg:d="M88 385c5-23 7-50 7-81 0-108-35-232-87-304-12 54-10 126 5 199s43 141 75 186z">
          <text:p/>
        </draw:path>
        <draw:polygon draw:style-name="gr7" draw:text-style-name="P1" draw:layer="layout" svg:width="0cm" svg:height="0cm" svg:x="21.816cm" svg:y="5.402cm" svg:viewBox="0 0 0 0" draw:points="0,0">
          <text:p/>
        </draw:polygon>
        <draw:path draw:style-name="gr6" draw:text-style-name="P3" draw:layer="layout" svg:width="0.07cm" svg:height="0.244cm" svg:x="18.524cm" svg:y="3.56cm" svg:viewBox="0 0 71 245" svg:d="M71 245v-226l-25-19c-10 8-20 15-31 22-10 28-15 56-15 84 0 40 11 77 31 106z">
          <text:p/>
        </draw:path>
        <draw:polygon draw:style-name="gr7" draw:text-style-name="P1" draw:layer="layout" svg:width="0cm" svg:height="0cm" svg:x="21.816cm" svg:y="5.402cm" svg:viewBox="0 0 0 0" draw:points="0,0">
          <text:p/>
        </draw:polygon>
        <draw:path draw:style-name="gr6" draw:text-style-name="P3" draw:layer="layout" svg:width="0.143cm" svg:height="0.174cm" svg:x="25.415cm" svg:y="6.664cm" svg:viewBox="0 0 144 175" svg:d="M144 0c3 39-12 81-40 114-27 34-65 56-103 61-1-3-1-6-1-9 0-38 16-77 43-108 27-33 63-53 101-58z">
          <text:p/>
        </draw:path>
        <draw:polygon draw:style-name="gr7" draw:text-style-name="P1" draw:layer="layout" svg:width="0cm" svg:height="0cm" svg:x="21.816cm" svg:y="5.402cm" svg:viewBox="0 0 0 0" draw:points="0,0">
          <text:p/>
        </draw:polygon>
        <draw:path draw:style-name="gr6" draw:text-style-name="P3" draw:layer="layout" svg:width="0.07cm" svg:height="0.226cm" svg:x="18.524cm" svg:y="5.293cm" svg:viewBox="0 0 71 227" svg:d="M59 227l12-3v-204l-25-20c-10 8-20 16-31 23-10 27-15 56-15 84 0 31 7 61 20 87z">
          <text:p/>
        </draw:path>
        <draw:polygon draw:style-name="gr7" draw:text-style-name="P1" draw:layer="layout" svg:width="0cm" svg:height="0cm" svg:x="21.816cm" svg:y="5.402cm" svg:viewBox="0 0 0 0" draw:points="0,0">
          <text:p/>
        </draw:polygon>
        <draw:path draw:style-name="gr6" draw:text-style-name="P3" draw:layer="layout" svg:width="0.424cm" svg:height="0.227cm" svg:x="26.127cm" svg:y="4.839cm" svg:viewBox="0 0 425 228" svg:d="M425 58v-58c-9 6-17 12-26 18s-18 12-27 18c-10 7-19 13-28 19-19 12-40 23-59 35-20 11-40 23-61 34-72 38-148 74-224 104z">
          <text:p/>
        </draw:path>
        <draw:polygon draw:style-name="gr7" draw:text-style-name="P1" draw:layer="layout" svg:width="0cm" svg:height="0cm" svg:x="21.816cm" svg:y="5.402cm" svg:viewBox="0 0 0 0" draw:points="0,0">
          <text:p/>
        </draw:polygon>
        <draw:path draw:style-name="gr6" draw:text-style-name="P3" draw:layer="layout" svg:width="0.622cm" svg:height="0.33cm" svg:x="20.409cm" svg:y="5.708cm" svg:viewBox="0 0 623 331" svg:d="M0 20c209-41 461-6 564 80 30 24 45 50 45 77 0 65-88 124-229 154 104-20 183-56 220-100s29-92-22-134-141-74-250-89c-109-14-227-10-328 12z">
          <text:p/>
        </draw:path>
        <draw:polygon draw:style-name="gr7" draw:text-style-name="P1" draw:layer="layout" svg:width="0cm" svg:height="0cm" svg:x="21.816cm" svg:y="5.402cm" svg:viewBox="0 0 0 0" draw:points="0,0">
          <text:p/>
        </draw:polygon>
        <draw:polygon draw:style-name="gr6" draw:text-style-name="P3" draw:layer="layout" svg:width="0.357cm" svg:height="0.294cm" svg:x="24.316cm" svg:y="1.705cm" svg:viewBox="0 0 358 295" draw:points="0,0 358,295">
          <text:p/>
        </draw:polygon>
        <draw:polygon draw:style-name="gr7" draw:text-style-name="P1" draw:layer="layout" svg:width="0cm" svg:height="0cm" svg:x="21.816cm" svg:y="5.402cm" svg:viewBox="0 0 0 0" draw:points="0,0">
          <text:p/>
        </draw:polygon>
        <draw:path draw:style-name="gr6" draw:text-style-name="P3" draw:layer="layout" svg:width="0.066cm" svg:height="0.079cm" svg:x="24.427cm" svg:y="5.935cm" svg:viewBox="0 0 67 80" svg:d="M67 11c-9-4-18-7-28-11-17 24-31 52-39 80 21-14 36-28 49-44 7-9 12-17 18-25z">
          <text:p/>
        </draw:path>
        <draw:polygon draw:style-name="gr7" draw:text-style-name="P1" draw:layer="layout" svg:width="0cm" svg:height="0cm" svg:x="21.816cm" svg:y="5.402cm" svg:viewBox="0 0 0 0" draw:points="0,0">
          <text:p/>
        </draw:polygon>
        <draw:path draw:style-name="gr6" draw:text-style-name="P3" draw:layer="layout" svg:width="0.056cm" svg:height="0.067cm" svg:x="24.466cm" svg:y="5.879cm" svg:viewBox="0 0 57 68" svg:d="M27 68c13-21 22-43 30-68-22 16-41 36-57 57 9 4 18 7 27 11z">
          <text:p/>
        </draw:path>
        <draw:polygon draw:style-name="gr7" draw:text-style-name="P1" draw:layer="layout" svg:width="0cm" svg:height="0cm" svg:x="21.816cm" svg:y="5.402cm" svg:viewBox="0 0 0 0" draw:points="0,0">
          <text:p/>
        </draw:polygon>
        <draw:path draw:style-name="gr6" draw:text-style-name="P3" draw:layer="layout" svg:width="0.132cm" svg:height="0.027cm" svg:x="17.03cm" svg:y="5.775cm" svg:viewBox="0 0 133 28" svg:d="M0 28c23 1 45-1 69-5 22-5 43-13 64-23z">
          <text:p/>
        </draw:path>
        <draw:polygon draw:style-name="gr7" draw:text-style-name="P1" draw:layer="layout" svg:width="0cm" svg:height="0cm" svg:x="21.816cm" svg:y="5.402cm" svg:viewBox="0 0 0 0" draw:points="0,0">
          <text:p/>
        </draw:polygon>
        <draw:path draw:style-name="gr6" draw:text-style-name="P3" draw:layer="layout" svg:width="0.031cm" svg:height="0.035cm" svg:x="18.539cm" svg:y="3.547cm" svg:viewBox="0 0 32 36" svg:d="M32 14l-15-14c-7 12-12 24-17 36 11-7 22-14 32-22z">
          <text:p/>
        </draw:path>
        <draw:polygon draw:style-name="gr7" draw:text-style-name="P1" draw:layer="layout" svg:width="0cm" svg:height="0cm" svg:x="21.816cm" svg:y="5.402cm" svg:viewBox="0 0 0 0" draw:points="0,0">
          <text:p/>
        </draw:polygon>
        <draw:path draw:style-name="gr6" draw:text-style-name="P3" draw:layer="layout" svg:width="0.031cm" svg:height="0.035cm" svg:x="18.539cm" svg:y="5.281cm" svg:viewBox="0 0 32 36" svg:d="M32 13l-15-13c-7 12-12 24-17 36 11-7 22-15 32-23z">
          <text:p/>
        </draw:path>
        <draw:polygon draw:style-name="gr7" draw:text-style-name="P1" draw:layer="layout" svg:width="0cm" svg:height="0cm" svg:x="21.816cm" svg:y="5.402cm" svg:viewBox="0 0 0 0" draw:points="0,0">
          <text:p/>
        </draw:polygon>
        <draw:line draw:style-name="gr8" draw:text-style-name="P1" draw:layer="layout" svg:x1="22.599cm" svg:y1="6.871cm" svg:x2="25.261cm" svg:y2="6.327cm">
          <text:p/>
        </draw:line>
        <draw:line draw:style-name="gr8" draw:text-style-name="P1" draw:layer="layout" svg:x1="22.599cm" svg:y1="6.87cm" svg:x2="22.599cm" svg:y2="5.958cm">
          <text:p/>
        </draw:line>
        <draw:line draw:style-name="gr8" draw:text-style-name="P1" draw:layer="layout" svg:x1="25.26cm" svg:y1="6.327cm" svg:x2="25.26cm" svg:y2="5.415cm">
          <text:p/>
        </draw:line>
        <draw:line draw:style-name="gr8" draw:text-style-name="P1" draw:layer="layout" svg:x1="25.261cm" svg:y1="5.415cm" svg:x2="22.599cm" svg:y2="5.959cm">
          <text:p/>
        </draw:line>
        <draw:path draw:style-name="gr8" draw:text-style-name="P1" draw:layer="layout" svg:width="0.564cm" svg:height="0.586cm" svg:x="24.374cm" svg:y="5.779cm" svg:viewBox="0 0 565 587" svg:d="M83 538c111 90 290 53 400-82s110-317 0-407M483 49c-110-90-289-53-400 81-111 135-111 318 0 408">
          <text:p/>
        </draw:path>
        <draw:line draw:style-name="gr8" draw:text-style-name="P1" draw:layer="layout" svg:x1="18.583cm" svg:y1="8.12cm" svg:x2="20.922cm" svg:y2="7.642cm">
          <text:p/>
        </draw:line>
        <draw:path draw:style-name="gr8" draw:text-style-name="P1" draw:layer="layout" svg:width="0.838cm" svg:height="0.141cm" svg:x="17.745cm" svg:y="8.005cm" svg:viewBox="0 0 839 142" svg:d="M0 0c154 127 530 178 839 115">
          <text:p/>
        </draw:path>
        <draw:path draw:style-name="gr8" draw:text-style-name="P1" draw:layer="layout" svg:width="0.679cm" svg:height="0.312cm" svg:x="20.921cm" svg:y="7.33cm" svg:viewBox="0 0 680 313" svg:d="M0 313c316-64 560-176 680-313">
          <text:p/>
        </draw:path>
        <draw:line draw:style-name="gr8" draw:text-style-name="P1" draw:layer="layout" svg:x1="17.746cm" svg:y1="8.006cm" svg:x2="16.331cm" svg:y2="6.851cm">
          <text:p/>
        </draw:line>
        <draw:path draw:style-name="gr8" draw:text-style-name="P1" draw:layer="layout" svg:width="0.999cm" svg:height="0.46cm" svg:x="21.6cm" svg:y="6.87cm" svg:viewBox="0 0 1000 461" svg:d="M1000 0c-466 95-824 261-1000 461">
          <text:p/>
        </draw:path>
        <draw:line draw:style-name="gr8" draw:text-style-name="P1" draw:layer="layout" svg:x1="25.26cm" svg:y1="6.328cm" svg:x2="26.552cm" svg:y2="5.808cm">
          <text:p/>
        </draw:line>
        <draw:path draw:style-name="gr8" draw:text-style-name="P1" draw:layer="layout" svg:width="0.027cm" svg:height="0.011cm" svg:x="24.466cm" svg:y="5.935cm" svg:viewBox="0 0 28 12" svg:d="M28 12c-9-5-19-8-28-12">
          <text:p/>
        </draw:path>
        <draw:path draw:style-name="gr8" draw:text-style-name="P1" draw:layer="layout" svg:width="0.999cm" svg:height="0.459cm" svg:x="21.6cm" svg:y="5.958cm" svg:viewBox="0 0 1000 460" svg:d="M1000 0c-466 95-824 260-1000 460">
          <text:p/>
        </draw:path>
        <draw:line draw:style-name="gr8" draw:text-style-name="P1" draw:layer="layout" svg:x1="26.551cm" svg:y1="5.808cm" svg:x2="26.551cm" svg:y2="4.896cm">
          <text:p/>
        </draw:line>
        <draw:line draw:style-name="gr8" draw:text-style-name="P1" draw:layer="layout" svg:x1="26.127cm" svg:y1="5.067cm" svg:x2="26.552cm" svg:y2="4.896cm">
          <text:p/>
        </draw:line>
        <draw:line draw:style-name="gr8" draw:text-style-name="P1" draw:layer="layout" svg:x1="25.26cm" svg:y1="5.416cm" svg:x2="26.128cm" svg:y2="5.066cm">
          <text:p/>
        </draw:line>
        <draw:line draw:style-name="gr8" draw:text-style-name="P1" draw:layer="layout" svg:x1="21.948cm" svg:y1="4.468cm" svg:x2="23.87cm" svg:y2="4.075cm">
          <text:p/>
        </draw:line>
        <draw:path draw:style-name="gr8" draw:text-style-name="P1" draw:layer="layout" svg:width="0.638cm" svg:height="0.065cm" svg:x="24.29cm" svg:y="4.418cm" svg:viewBox="0 0 639 66" svg:d="M639 66c-201-38-419-60-639-66">
          <text:p/>
        </draw:path>
        <draw:line draw:style-name="gr8" draw:text-style-name="P1" draw:layer="layout" svg:x1="22.17cm" svg:y1="5.151cm" svg:x2="22.819cm" svg:y2="5.682cm">
          <text:p/>
        </draw:line>
        <draw:path draw:style-name="gr8" draw:text-style-name="P1" draw:layer="layout" svg:width="0.863cm" svg:height="0.34cm" svg:x="24.928cm" svg:y="4.483cm" svg:viewBox="0 0 864 341" svg:d="M864 341c-184-150-490-271-864-341">
          <text:p/>
        </draw:path>
        <draw:line draw:style-name="gr8" draw:text-style-name="P1" draw:layer="layout" svg:x1="21.905cm" svg:y1="5.868cm" svg:x2="22.819cm" svg:y2="5.681cm">
          <text:p/>
        </draw:line>
        <draw:path draw:style-name="gr8" draw:text-style-name="P1" draw:layer="layout" svg:width="0.169cm" svg:height="0.216cm" svg:x="25.791cm" svg:y="4.823cm" svg:viewBox="0 0 170 217" svg:d="M170 217c-29-75-86-148-170-217">
          <text:p/>
        </draw:path>
        <draw:path draw:style-name="gr8" draw:text-style-name="P1" draw:layer="layout" svg:width="1.163cm" svg:height="0.513cm" svg:x="20.742cm" svg:y="5.354cm" svg:viewBox="0 0 1164 514" svg:d="M1164 514c-18-266-516-486-1164-514">
          <text:p/>
        </draw:path>
        <draw:path draw:style-name="gr8" draw:text-style-name="P1" draw:layer="layout" svg:width="0.016cm" svg:height="0.058cm" svg:x="25.96cm" svg:y="5.039cm" svg:viewBox="0 0 17 59" svg:d="M0 0c7 21 13 40 17 59">
          <text:p/>
        </draw:path>
        <draw:path draw:style-name="gr8" draw:text-style-name="P1" draw:layer="layout" svg:width="0.532cm" svg:height="0.025cm" svg:x="20.21cm" svg:y="5.351cm" svg:viewBox="0 0 533 26" svg:d="M533 3c-179-8-361 0-533 23">
          <text:p/>
        </draw:path>
        <draw:path draw:style-name="gr8" draw:text-style-name="P1" draw:layer="layout" svg:width="0.679cm" svg:height="0.313cm" svg:x="20.921cm" svg:y="6.417cm" svg:viewBox="0 0 680 314" svg:d="M0 314c316-66 560-178 680-314">
          <text:p/>
        </draw:path>
        <draw:line draw:style-name="gr8" draw:text-style-name="P1" draw:layer="layout" svg:x1="18.583cm" svg:y1="7.208cm" svg:x2="20.922cm" svg:y2="6.73cm">
          <text:p/>
        </draw:line>
        <draw:path draw:style-name="gr8" draw:text-style-name="P1" draw:layer="layout" svg:width="0.838cm" svg:height="0.141cm" svg:x="17.745cm" svg:y="7.093cm" svg:viewBox="0 0 839 142" svg:d="M0 0c154 127 530 178 839 114">
          <text:p/>
        </draw:path>
        <draw:line draw:style-name="gr8" draw:text-style-name="P1" draw:layer="layout" svg:x1="16.013cm" svg:y1="5.678cm" svg:x2="17.746cm" svg:y2="7.094cm">
          <text:p/>
        </draw:line>
        <draw:line draw:style-name="gr8" draw:text-style-name="P1" draw:layer="layout" svg:x1="17.412cm" svg:y1="5.393cm" svg:x2="16.013cm" svg:y2="5.679cm">
          <text:p/>
        </draw:line>
        <draw:line draw:style-name="gr8" draw:text-style-name="P1" draw:layer="layout" svg:x1="20.53cm" svg:y1="6.73cm" svg:x2="20.17cm" svg:y2="6.804cm">
          <text:p/>
        </draw:line>
        <draw:line draw:style-name="gr8" draw:text-style-name="P1" draw:layer="layout" svg:x1="20.171cm" svg:y1="6.804cm" svg:x2="19.902cm" svg:y2="6.584cm">
          <text:p/>
        </draw:line>
        <draw:line draw:style-name="gr8" draw:text-style-name="P1" draw:layer="layout" svg:x1="18.493cm" svg:y1="5.498cm" svg:x2="18.545cm" svg:y2="5.487cm">
          <text:p/>
        </draw:line>
        <draw:line draw:style-name="gr8" draw:text-style-name="P1" draw:layer="layout" svg:x1="18.584cm" svg:y1="5.52cm" svg:x2="18.544cm" svg:y2="5.487cm">
          <text:p/>
        </draw:line>
        <draw:line draw:style-name="gr8" draw:text-style-name="P1" draw:layer="layout" svg:x1="18.583cm" svg:y1="5.521cm" svg:x2="18.595cm" svg:y2="5.516cm">
          <text:p/>
        </draw:line>
        <draw:line draw:style-name="gr8" draw:text-style-name="P1" draw:layer="layout" svg:x1="18.871cm" svg:y1="6.786cm" svg:x2="19.903cm" svg:y2="6.574cm">
          <text:p/>
        </draw:line>
        <draw:line draw:style-name="gr8" draw:text-style-name="P1" draw:layer="layout" svg:x1="18.863cm" svg:y1="5.736cm" svg:x2="18.594cm" svg:y2="5.516cm">
          <text:p/>
        </draw:line>
        <draw:line draw:style-name="gr8" draw:text-style-name="P1" draw:layer="layout" svg:x1="18.862cm" svg:y1="5.736cm" svg:x2="18.897cm" svg:y2="5.729cm">
          <text:p/>
        </draw:line>
        <draw:line draw:style-name="gr8" draw:text-style-name="P1" draw:layer="layout" svg:x1="18.896cm" svg:y1="5.729cm" svg:x2="18.909cm" svg:y2="5.74cm">
          <text:p/>
        </draw:line>
        <draw:line draw:style-name="gr8" draw:text-style-name="P1" draw:layer="layout" svg:x1="18.582cm" svg:y1="5.806cm" svg:x2="18.909cm" svg:y2="5.739cm">
          <text:p/>
        </draw:line>
        <draw:line draw:style-name="gr8" draw:text-style-name="P1" draw:layer="layout" svg:x1="18.997cm" svg:y1="7.043cm" svg:x2="18.639cm" svg:y2="7.117cm">
          <text:p/>
        </draw:line>
        <draw:line draw:style-name="gr8" draw:text-style-name="P1" draw:layer="layout" svg:x1="18.64cm" svg:y1="7.117cm" svg:x2="17.03cm" svg:y2="5.802cm">
          <text:p/>
        </draw:line>
        <draw:line draw:style-name="gr8" draw:text-style-name="P1" draw:layer="layout" svg:x1="17.03cm" svg:y1="5.803cm" svg:x2="17.163cm" svg:y2="5.775cm">
          <text:p/>
        </draw:line>
        <draw:path draw:style-name="gr8" draw:text-style-name="P1" draw:layer="layout" svg:width="1.023cm" svg:height="0.413cm" svg:x="20.283cm" svg:y="5.754cm" svg:viewBox="0 0 1024 414" svg:d="M950 0c135 110 81 245-136 332s-545 107-814 50">
          <text:p/>
        </draw:path>
        <draw:path draw:style-name="gr8" draw:text-style-name="P1" draw:layer="layout" svg:width="1.056cm" svg:height="0.158cm" svg:x="20.176cm" svg:y="5.596cm" svg:viewBox="0 0 1057 159" svg:d="M0 60c165-52 380-72 585-53s378 74 472 152">
          <text:p/>
        </draw:path>
        <draw:path draw:style-name="gr8" draw:text-style-name="P1" draw:layer="layout" svg:width="0.045cm" svg:height="0.077cm" svg:x="24.562cm" svg:y="5.074cm" svg:viewBox="0 0 46 78" svg:d="M0 0c30 24 46 52 46 78">
          <text:p/>
        </draw:path>
        <draw:path draw:style-name="gr8" draw:text-style-name="P1" draw:layer="layout" svg:width="0.85cm" svg:height="0.174cm" svg:x="23.757cm" svg:y="5.151cm" svg:viewBox="0 0 851 175" svg:d="M851 0c0 96-190 175-426 175-235 0-425-79-425-175">
          <text:p/>
        </draw:path>
        <draw:path draw:style-name="gr8" draw:text-style-name="P1" draw:layer="layout" svg:width="0.805cm" svg:height="0.173cm" svg:x="23.757cm" svg:y="4.978cm" svg:viewBox="0 0 806 174" svg:d="M0 174c0-81 136-151 327-169 192-19 390 19 479 91">
          <text:p/>
        </draw:path>
        <draw:path draw:style-name="gr8" draw:text-style-name="P1" draw:layer="layout" svg:width="0.056cm" svg:height="0.127cm" svg:x="24.747cm" svg:y="5.869cm" svg:viewBox="0 0 57 128" svg:d="M57 128c0-52-20-99-57-128">
          <text:p/>
        </draw:path>
        <draw:path draw:style-name="gr8" draw:text-style-name="P1" draw:layer="layout" svg:width="0.328cm" svg:height="0.367cm" svg:x="24.418cm" svg:y="5.835cm" svg:viewBox="0 0 329 368" svg:d="M329 34c-75-61-197-37-272 55-76 92-76 218 0 279">
          <text:p/>
        </draw:path>
        <draw:path draw:style-name="gr8" draw:text-style-name="P1" draw:layer="layout" svg:width="0.328cm" svg:height="0.24cm" svg:x="24.475cm" svg:y="5.996cm" svg:viewBox="0 0 329 241" svg:d="M0 207c55 45 137 45 209 0s120-128 120-207">
          <text:p/>
        </draw:path>
        <draw:line draw:style-name="gr8" draw:text-style-name="P1" draw:layer="layout" svg:x1="16.013cm" svg:y1="5.815cm" svg:x2="16.332cm" svg:y2="6.852cm">
          <text:p/>
        </draw:line>
        <draw:line draw:style-name="gr8" draw:text-style-name="P1" draw:layer="layout" svg:x1="16.013cm" svg:y1="5.815cm" svg:x2="16.013cm" svg:y2="5.678cm">
          <text:p/>
        </draw:line>
        <draw:path draw:style-name="gr8" draw:text-style-name="P1" draw:layer="layout" svg:width="0.017cm" svg:height="0.048cm" svg:x="26.534cm" svg:y="4.791cm" svg:viewBox="0 0 18 49" svg:d="M0 0c5 17 11 34 18 49">
          <text:p/>
        </draw:path>
        <draw:line draw:style-name="gr8" draw:text-style-name="P1" draw:layer="layout" svg:x1="25.567cm" svg:y1="1.811cm" svg:x2="26.535cm" svg:y2="4.792cm">
          <text:p/>
        </draw:line>
        <draw:line draw:style-name="gr8" draw:text-style-name="P1" draw:layer="layout" svg:x1="26.551cm" svg:y1="4.896cm" svg:x2="26.551cm" svg:y2="4.839cm">
          <text:p/>
        </draw:line>
        <draw:path draw:style-name="gr8" draw:text-style-name="P1" draw:layer="layout" svg:width="0.095cm" svg:height="0.135cm" svg:x="24.427cm" svg:y="5.879cm" svg:viewBox="0 0 96 136" svg:d="M0 136c21-14 37-28 49-44 22-28 36-57 47-92">
          <text:p/>
        </draw:path>
        <draw:path draw:style-name="gr8" draw:text-style-name="P1" draw:layer="layout" svg:width="0.424cm" svg:height="0.227cm" svg:x="26.127cm" svg:y="4.839cm" svg:viewBox="0 0 425 228" svg:d="M425 0c-9 6-17 12-26 18s-18 12-27 18c-10 7-19 13-28 19-19 12-40 23-59 35-20 11-40 23-61 34-72 38-148 74-224 104">
          <text:p/>
        </draw:path>
        <draw:path draw:style-name="gr8" draw:text-style-name="P1" draw:layer="layout" svg:width="0.447cm" svg:height="0.548cm" svg:x="23.869cm" svg:y="3.527cm" svg:viewBox="0 0 448 549" svg:d="M0 549c248-51 448-296 448-549">
          <text:p/>
        </draw:path>
        <draw:path draw:style-name="gr8" draw:text-style-name="P1" draw:layer="layout" svg:width="0.638cm" svg:height="0.391cm" svg:x="24.29cm" svg:y="4.027cm" svg:viewBox="0 0 639 392" svg:d="M0 392c78 2 154-6 225-22 61-14 118-33 171-58 55-26 107-59 151-103 28-28 53-61 70-102 14-32 22-68 22-107">
          <text:p/>
        </draw:path>
        <draw:line draw:style-name="gr8" draw:text-style-name="P1" draw:layer="layout" svg:x1="24.316cm" svg:y1="1.711cm" svg:x2="24.316cm" svg:y2="3.527cm">
          <text:p/>
        </draw:line>
        <draw:line draw:style-name="gr8" draw:text-style-name="P1" draw:layer="layout" svg:x1="20.114cm" svg:y1="2.561cm" svg:x2="21.009cm" svg:y2="2.378cm">
          <text:p/>
        </draw:line>
        <draw:line draw:style-name="gr8" draw:text-style-name="P1" draw:layer="layout" svg:x1="20.114cm" svg:y1="2.56cm" svg:x2="20.114cm" svg:y2="4.385cm">
          <text:p/>
        </draw:line>
        <draw:path draw:style-name="gr8" draw:text-style-name="P1" draw:layer="layout" svg:width="0.232cm" svg:height="0.447cm" svg:x="19.882cm" svg:y="4.385cm" svg:viewBox="0 0 233 448" svg:d="M0 448c144-109 233-282 233-448">
          <text:p/>
        </draw:path>
        <draw:line draw:style-name="gr8" draw:text-style-name="P1" draw:layer="layout" svg:x1="17.968cm" svg:y1="2.999cm" svg:x2="18.863cm" svg:y2="2.816cm">
          <text:p/>
        </draw:line>
        <draw:line draw:style-name="gr8" draw:text-style-name="P1" draw:layer="layout" svg:x1="17.968cm" svg:y1="2.998cm" svg:x2="17.968cm" svg:y2="4.946cm">
          <text:p/>
        </draw:line>
        <draw:line draw:style-name="gr8" draw:text-style-name="P1" draw:layer="layout" svg:x1="24.928cm" svg:y1="4.027cm" svg:x2="24.928cm" svg:y2="2.779cm">
          <text:p/>
        </draw:line>
        <draw:polyline draw:style-name="gr8" draw:text-style-name="P1" draw:layer="layout" svg:width="0.863cm" svg:height="1.487cm" svg:x="24.928cm" svg:y="2.779cm" svg:viewBox="0 0 864 1488" draw:points="864,1488 823,1368 779,1249 730,1131 679,1015 624,900 565,788 503,678 439,572 372,468 302,367 230,269 155,176 78,86 0,0">
          <text:p/>
        </draw:polyline>
        <draw:path draw:style-name="gr8" draw:text-style-name="P1" draw:layer="layout" svg:width="0.153cm" svg:height="0.645cm" svg:x="25.791cm" svg:y="4.266cm" svg:viewBox="0 0 154 646" svg:d="M154 646c-33-215-84-432-154-646">
          <text:p/>
        </draw:path>
        <draw:path draw:style-name="gr8" draw:text-style-name="P1" draw:layer="layout" svg:width="0.032cm" svg:height="0.186cm" svg:x="25.944cm" svg:y="4.911cm" svg:viewBox="0 0 33 187" svg:d="M0 0c5 41 12 78 18 109 7 34 12 59 15 78">
          <text:p/>
        </draw:path>
        <draw:polyline draw:style-name="gr8" draw:text-style-name="P1" draw:layer="layout" svg:width="0.375cm" svg:height="0.124cm" svg:x="22.443cm" svg:y="5.563cm" svg:viewBox="0 0 376 125" draw:points="376,119 351,123 325,125 299,125 272,123 244,120 217,114 189,106 162,97 134,85 107,72 80,57 53,40 26,21 0,0">
          <text:p/>
        </draw:polyline>
        <draw:polyline draw:style-name="gr8" draw:text-style-name="P1" draw:layer="layout" svg:width="0.273cm" svg:height="0.412cm" svg:x="22.17cm" svg:y="5.151cm" svg:viewBox="0 0 274 413" draw:points="274,413 249,391 224,367 200,343 177,317 154,289 133,261 112,231 93,200 73,169 56,136 40,103 26,69 12,35 0,0">
          <text:p/>
        </draw:polyline>
        <draw:line draw:style-name="gr8" draw:text-style-name="P1" draw:layer="layout" svg:x1="20.471cm" svg:y1="2.852cm" svg:x2="20.743cm" svg:y2="3.687cm">
          <text:p/>
        </draw:line>
        <draw:polyline draw:style-name="gr8" draw:text-style-name="P1" draw:layer="layout" svg:width="1.163cm" svg:height="2.181cm" svg:x="20.742cm" svg:y="3.686cm" svg:viewBox="0 0 1164 2182" draw:points="0,0 132,88 261,191 386,310 505,443 618,588 722,745 819,910 904,1084 979,1264 1042,1447 1092,1632 1129,1819 1153,2002 1164,2182">
          <text:p/>
        </draw:polyline>
        <draw:line draw:style-name="gr8" draw:text-style-name="P1" draw:layer="layout" svg:x1="21.365cm" svg:y1="2.669cm" svg:x2="22.171cm" svg:y2="5.152cm">
          <text:p/>
        </draw:line>
        <draw:line draw:style-name="gr8" draw:text-style-name="P1" draw:layer="layout" svg:x1="20.471cm" svg:y1="2.853cm" svg:x2="21.366cm" svg:y2="2.669cm">
          <text:p/>
        </draw:line>
        <draw:line draw:style-name="gr8" draw:text-style-name="P1" draw:layer="layout" svg:x1="20.742cm" svg:y1="4.898cm" svg:x2="20.742cm" svg:y2="3.686cm">
          <text:p/>
        </draw:line>
        <draw:path draw:style-name="gr8" draw:text-style-name="P1" draw:layer="layout" svg:width="0.532cm" svg:height="0.478cm" svg:x="20.21cm" svg:y="4.898cm" svg:viewBox="0 0 533 479" svg:d="M0 479c93-12 177-42 251-82 40-21 77-46 112-74 32-27 62-57 89-93 23-30 43-64 59-106 13-36 22-79 22-124">
          <text:p/>
        </draw:path>
        <draw:line draw:style-name="gr8" draw:text-style-name="P1" draw:layer="layout" svg:x1="19.181cm" svg:y1="3.076cm" svg:x2="19.181cm" svg:y2="3.601cm">
          <text:p/>
        </draw:line>
        <draw:line draw:style-name="gr8" draw:text-style-name="P1" draw:layer="layout" svg:x1="18.913cm" svg:y1="3.131cm" svg:x2="19.182cm" svg:y2="3.076cm">
          <text:p/>
        </draw:line>
        <draw:path draw:style-name="gr8" draw:text-style-name="P1" draw:layer="layout" svg:width="0.031cm" svg:height="0.023cm" svg:x="18.539cm" svg:y="5.293cm" svg:viewBox="0 0 32 24" svg:d="M32 0c-10 8-21 16-32 24">
          <text:p/>
        </draw:path>
        <draw:path draw:style-name="gr8" draw:text-style-name="P1" draw:layer="layout" svg:width="0.02cm" svg:height="0.087cm" svg:x="18.524cm" svg:y="5.4cm" svg:viewBox="0 0 21 88" svg:d="M21 88c-14-26-21-57-21-88">
          <text:p/>
        </draw:path>
        <draw:path draw:style-name="gr8" draw:text-style-name="P1" draw:layer="layout" svg:width="0.031cm" svg:height="0.119cm" svg:x="18.524cm" svg:y="5.281cm" svg:viewBox="0 0 32 120" svg:d="M0 120c0-41 11-82 32-120">
          <text:p/>
        </draw:path>
        <draw:line draw:style-name="gr8" draw:text-style-name="P1" draw:layer="layout" svg:x1="18.595cm" svg:y1="5.314cm" svg:x2="18.555cm" svg:y2="5.281cm">
          <text:p/>
        </draw:line>
        <draw:line draw:style-name="gr8" draw:text-style-name="P1" draw:layer="layout" svg:x1="18.594cm" svg:y1="5.516cm" svg:x2="18.594cm" svg:y2="5.313cm">
          <text:p/>
        </draw:line>
        <draw:line draw:style-name="gr8" draw:text-style-name="P1" draw:layer="layout" svg:x1="18.913cm" svg:y1="3.13cm" svg:x2="19.962cm" svg:y2="4.971cm">
          <text:p/>
        </draw:line>
        <draw:path draw:style-name="gr8" draw:text-style-name="P1" draw:layer="layout" svg:width="0.122cm" svg:height="0.279cm" svg:x="19.961cm" svg:y="4.97cm" svg:viewBox="0 0 123 280" svg:d="M123 280c-35-104-77-199-123-280">
          <text:p/>
        </draw:path>
        <draw:path draw:style-name="gr8" draw:text-style-name="P1" draw:layer="layout" svg:width="0.087cm" svg:height="0.368cm" svg:x="20.083cm" svg:y="5.249cm" svg:viewBox="0 0 88 369" svg:d="M88 369c-19-126-49-251-88-369">
          <text:p/>
        </draw:path>
        <draw:path draw:style-name="gr8" draw:text-style-name="P1" draw:layer="layout" svg:width="0.359cm" svg:height="1.113cm" svg:x="20.17cm" svg:y="5.617cm" svg:viewBox="0 0 360 1114" svg:d="M0 0c60 410 189 814 360 1114">
          <text:p/>
        </draw:path>
        <draw:path draw:style-name="gr8" draw:text-style-name="P1" draw:layer="layout" svg:width="0.089cm" svg:height="0.435cm" svg:x="19.846cm" svg:y="5.683cm" svg:viewBox="0 0 90 436" svg:d="M0 0c21 146 52 294 90 436">
          <text:p/>
        </draw:path>
        <draw:line draw:style-name="gr8" draw:text-style-name="P1" draw:layer="layout" svg:x1="19.936cm" svg:y1="6.118cm" svg:x2="19.902cm" svg:y2="6.126cm">
          <text:p/>
        </draw:line>
        <draw:path draw:style-name="gr8" draw:text-style-name="P1" draw:layer="layout" svg:width="0.268cm" svg:height="0.678cm" svg:x="19.902cm" svg:y="6.125cm" svg:viewBox="0 0 269 679" svg:d="M0 0c69 254 161 489 269 679">
          <text:p/>
        </draw:path>
        <draw:line draw:style-name="gr8" draw:text-style-name="P1" draw:layer="layout" svg:x1="17.968cm" svg:y1="2.998cm" svg:x2="18.288cm" svg:y2="3.259cm">
          <text:p/>
        </draw:line>
        <draw:line draw:style-name="gr8" draw:text-style-name="P1" draw:layer="layout" svg:x1="18.287cm" svg:y1="3.258cm" svg:x2="18.287cm" svg:y2="5.134cm">
          <text:p/>
        </draw:line>
        <draw:line draw:style-name="gr8" draw:text-style-name="P1" draw:layer="layout" svg:x1="19.902cm" svg:y1="6.125cm" svg:x2="19.902cm" svg:y2="6.584cm">
          <text:p/>
        </draw:line>
        <draw:line draw:style-name="gr8" draw:text-style-name="P1" draw:layer="layout" svg:x1="18.287cm" svg:y1="3.259cm" svg:x2="18.556cm" svg:y2="3.203cm">
          <text:p/>
        </draw:line>
        <draw:line draw:style-name="gr8" draw:text-style-name="P1" draw:layer="layout" svg:x1="18.555cm" svg:y1="3.203cm" svg:x2="18.555cm" svg:y2="3.547cm">
          <text:p/>
        </draw:line>
        <draw:path draw:style-name="gr8" draw:text-style-name="P1" draw:layer="layout" svg:width="0.031cm" svg:height="0.119cm" svg:x="18.524cm" svg:y="3.547cm" svg:viewBox="0 0 32 120" svg:d="M0 120c0-40 11-82 32-120">
          <text:p/>
        </draw:path>
        <draw:path draw:style-name="gr8" draw:text-style-name="P1" draw:layer="layout" svg:width="0.031cm" svg:height="0.106cm" svg:x="18.524cm" svg:y="3.666cm" svg:viewBox="0 0 32 107" svg:d="M32 107c-21-30-32-67-32-107">
          <text:p/>
        </draw:path>
        <draw:line draw:style-name="gr8" draw:text-style-name="P1" draw:layer="layout" svg:x1="18.555cm" svg:y1="3.772cm" svg:x2="18.555cm" svg:y2="5.281cm">
          <text:p/>
        </draw:line>
        <draw:line draw:style-name="gr8" draw:text-style-name="P1" draw:layer="layout" svg:x1="18.896cm" svg:y1="3.736cm" svg:x2="19.638cm" svg:y2="5.037cm">
          <text:p/>
        </draw:line>
        <draw:line draw:style-name="gr8" draw:text-style-name="P1" draw:layer="layout" svg:x1="18.896cm" svg:y1="3.736cm" svg:x2="18.896cm" svg:y2="5.729cm">
          <text:p/>
        </draw:line>
        <draw:path draw:style-name="gr8" draw:text-style-name="P1" draw:layer="layout" svg:width="0.262cm" svg:height="0.985cm" svg:x="18.908cm" svg:y="5.739cm" svg:viewBox="0 0 263 986" svg:d="M0 0c23 345 121 711 263 986">
          <text:p/>
        </draw:path>
        <draw:path draw:style-name="gr8" draw:text-style-name="P1" draw:layer="layout" svg:width="0.209cm" svg:height="0.647cm" svg:x="19.637cm" svg:y="5.036cm" svg:viewBox="0 0 210 648" svg:d="M210 648c-35-240-110-474-210-648">
          <text:p/>
        </draw:path>
        <draw:path draw:style-name="gr8" draw:text-style-name="P1" draw:layer="layout" svg:width="0.173cm" svg:height="0.36cm" svg:x="19.363cm" svg:y="5.205cm" svg:viewBox="0 0 174 361" svg:d="M174 361c0-84-21-180-56-254-37-73-81-114-118-106">
          <text:p/>
        </draw:path>
        <draw:path draw:style-name="gr8" draw:text-style-name="P1" draw:layer="layout" svg:width="0.173cm" svg:height="0.525cm" svg:x="19.297cm" svg:y="5.206cm" svg:viewBox="0 0 174 526" svg:d="M67 0c-60 12-84 139-54 283 29 146 102 254 161 242">
          <text:p/>
        </draw:path>
        <draw:path draw:style-name="gr8" draw:text-style-name="P1" draw:layer="layout" svg:width="0.066cm" svg:height="0.165cm" svg:x="19.47cm" svg:y="5.565cm" svg:viewBox="0 0 67 166" svg:d="M0 166c42-9 67-72 67-166">
          <text:p/>
        </draw:path>
        <draw:line draw:style-name="gr8" draw:text-style-name="P1" draw:layer="layout" svg:x1="18.595cm" svg:y1="3.58cm" svg:x2="18.555cm" svg:y2="3.547cm">
          <text:p/>
        </draw:line>
        <draw:line draw:style-name="gr8" draw:text-style-name="P1" draw:layer="layout" svg:x1="18.594cm" svg:y1="3.804cm" svg:x2="18.594cm" svg:y2="3.579cm">
          <text:p/>
        </draw:line>
        <draw:line draw:style-name="gr8" draw:text-style-name="P1" draw:layer="layout" svg:x1="18.595cm" svg:y1="3.805cm" svg:x2="18.555cm" svg:y2="3.772cm">
          <text:p/>
        </draw:line>
        <draw:line draw:style-name="gr8" draw:text-style-name="P1" draw:layer="layout" svg:x1="18.862cm" svg:y1="3.743cm" svg:x2="18.862cm" svg:y2="5.735cm">
          <text:p/>
        </draw:line>
        <draw:line draw:style-name="gr8" draw:text-style-name="P1" draw:layer="layout" svg:x1="18.555cm" svg:y1="3.203cm" svg:x2="18.863cm" svg:y2="3.744cm">
          <text:p/>
        </draw:line>
        <draw:path draw:style-name="gr8" draw:text-style-name="P1" draw:layer="layout" svg:width="0.185cm" svg:height="0.065cm" svg:x="17.958cm" svg:y="4.944cm" svg:viewBox="0 0 186 66" svg:d="M186 66c-65-53-128-74-186-63">
          <text:p/>
        </draw:path>
        <draw:line draw:style-name="gr8" draw:text-style-name="P1" draw:layer="layout" svg:x1="18.143cm" svg:y1="5.009cm" svg:x2="18.233cm" svg:y2="5.083cm">
          <text:p/>
        </draw:line>
        <draw:path draw:style-name="gr8" draw:text-style-name="P1" draw:layer="layout" svg:width="0.373cm" svg:height="0.854cm" svg:x="18.232cm" svg:y="5.082cm" svg:viewBox="0 0 374 855" svg:d="M374 855c-53-371-204-717-374-855">
          <text:p/>
        </draw:path>
        <draw:path draw:style-name="gr8" draw:text-style-name="P1" draw:layer="layout" svg:width="0.09cm" svg:height="0.435cm" svg:x="18.605cm" svg:y="5.936cm" svg:viewBox="0 0 91 436" svg:d="M0 0c21 146 52 293 91 436">
          <text:p/>
        </draw:path>
        <draw:line draw:style-name="gr8" draw:text-style-name="P1" draw:layer="layout" svg:x1="18.862cm" svg:y1="3.744cm" svg:x2="18.897cm" svg:y2="3.736cm">
          <text:p/>
        </draw:line>
        <draw:line draw:style-name="gr8" draw:text-style-name="P1" draw:layer="layout" svg:x1="18.729cm" svg:y1="6.364cm" svg:x2="18.695cm" svg:y2="6.372cm">
          <text:p/>
        </draw:line>
        <draw:path draw:style-name="gr8" draw:text-style-name="P1" draw:layer="layout" svg:width="0.268cm" svg:height="0.679cm" svg:x="18.728cm" svg:y="6.364cm" svg:viewBox="0 0 269 680" svg:d="M0 0c69 255 161 489 269 680">
          <text:p/>
        </draw:path>
        <draw:path draw:style-name="gr8" draw:text-style-name="P1" draw:layer="layout" svg:width="0.358cm" svg:height="1.114cm" svg:x="18.281cm" svg:y="6.002cm" svg:viewBox="0 0 359 1115" svg:d="M0 0c59 412 189 814 359 1115">
          <text:p/>
        </draw:path>
        <draw:path draw:style-name="gr8" draw:text-style-name="P1" draw:layer="layout" svg:width="0.373cm" svg:height="0.854cm" svg:x="17.908cm" svg:y="5.148cm" svg:viewBox="0 0 374 855" svg:d="M374 855c-53-371-205-716-374-855">
          <text:p/>
        </draw:path>
        <draw:line draw:style-name="gr8" draw:text-style-name="P1" draw:layer="layout" svg:x1="17.819cm" svg:y1="5.075cm" svg:x2="17.909cm" svg:y2="5.15cm">
          <text:p/>
        </draw:line>
        <draw:path draw:style-name="gr8" draw:text-style-name="P1" draw:layer="layout" svg:width="0.068cm" svg:height="0.006cm" svg:x="17.03cm" svg:y="5.797cm" svg:viewBox="0 0 69 7" svg:d="M0 6c24 2 46-1 69-6">
          <text:p/>
        </draw:path>
        <draw:path draw:style-name="gr8" draw:text-style-name="P1" draw:layer="layout" svg:width="0.334cm" svg:height="0.488cm" svg:x="17.098cm" svg:y="5.309cm" svg:viewBox="0 0 335 489" svg:d="M0 489c155-32 275-207 335-489">
          <text:p/>
        </draw:path>
        <draw:path draw:style-name="gr8" draw:text-style-name="P1" draw:layer="layout" svg:width="0.185cm" svg:height="0.064cm" svg:x="17.634cm" svg:y="5.01cm" svg:viewBox="0 0 186 65" svg:d="M186 65c-65-53-128-74-186-62">
          <text:p/>
        </draw:path>
        <draw:path draw:style-name="gr8" draw:text-style-name="P1" draw:layer="layout" svg:width="0.202cm" svg:height="0.295cm" svg:x="17.432cm" svg:y="5.014cm" svg:viewBox="0 0 203 296" svg:d="M203 0c-93 19-167 124-203 296">
          <text:p/>
        </draw:path>
        <draw:path draw:style-name="gr8" draw:text-style-name="P1" draw:layer="layout" svg:width="0.34cm" svg:height="0.708cm" svg:x="17.747cm" svg:y="5.271cm" svg:viewBox="0 0 341 709" svg:d="M341 709c0-166-42-355-111-499-70-144-156-223-230-208">
          <text:p/>
        </draw:path>
        <draw:path draw:style-name="gr8" draw:text-style-name="P1" draw:layer="layout" svg:width="0.34cm" svg:height="1.03cm" svg:x="17.618cm" svg:y="5.273cm" svg:viewBox="0 0 341 1031" svg:d="M130 0c-116 23-163 273-105 558 58 284 200 495 316 471">
          <text:p/>
        </draw:path>
        <draw:path draw:style-name="gr8" draw:text-style-name="P1" draw:layer="layout" svg:width="0.13cm" svg:height="0.322cm" svg:x="17.957cm" svg:y="5.979cm" svg:viewBox="0 0 131 323" svg:d="M0 323c81-16 131-142 131-323">
          <text:p/>
        </draw:path>
        <draw:path draw:style-name="gr8" draw:text-style-name="P1" draw:layer="layout" svg:width="0.242cm" svg:height="0.234cm" svg:x="20.789cm" svg:y="5.804cm" svg:viewBox="0 0 243 235" svg:d="M198 0c51 42 59 90 22 134-37 45-116 81-220 101">
          <text:p/>
        </draw:path>
        <draw:path draw:style-name="gr8" draw:text-style-name="P1" draw:layer="layout" svg:width="0.548cm" svg:height="0.076cm" svg:x="20.241cm" svg:y="5.982cm" svg:viewBox="0 0 549 77" svg:d="M549 57c-191 41-427 17-549-57">
          <text:p/>
        </draw:path>
        <draw:path draw:style-name="gr8" draw:text-style-name="P1" draw:layer="layout" svg:width="0.205cm" svg:height="0.086cm" svg:x="20.204cm" svg:y="5.728cm" svg:viewBox="0 0 206 87" svg:d="M0 87c41-39 114-69 206-87">
          <text:p/>
        </draw:path>
        <draw:path draw:style-name="gr8" draw:text-style-name="P1" draw:layer="layout" svg:width="0.577cm" svg:height="0.096cm" svg:x="20.409cm" svg:y="5.708cm" svg:viewBox="0 0 578 97" svg:d="M0 20c102-22 220-26 329-12 108 15 198 47 249 89">
          <text:p/>
        </draw:path>
        <draw:line draw:style-name="gr8" draw:text-style-name="P1" draw:layer="layout" svg:x1="24.673cm" svg:y1="1.995cm" svg:x2="25.568cm" svg:y2="1.811cm">
          <text:p/>
        </draw:line>
        <draw:line draw:style-name="gr8" draw:text-style-name="P1" draw:layer="layout" svg:x1="24.929cm" svg:y1="2.78cm" svg:x2="24.673cm" svg:y2="1.994cm">
          <text:p/>
        </draw:line>
        <draw:line draw:style-name="gr8" draw:text-style-name="P1" draw:layer="layout" svg:x1="25.21cm" svg:y1="1.52cm" svg:x2="25.568cm" svg:y2="1.812cm">
          <text:p/>
        </draw:line>
        <draw:path draw:style-name="gr8" draw:text-style-name="P1" draw:layer="layout" svg:width="0.563cm" svg:height="0.096cm" svg:x="20.409cm" svg:y="5.711cm" svg:viewBox="0 0 564 97" svg:d="M0 17c210-41 461-6 564 80">
          <text:p/>
        </draw:path>
        <draw:path draw:style-name="gr8" draw:text-style-name="P1" draw:layer="layout" svg:width="0.045cm" svg:height="0.077cm" svg:x="20.972cm" svg:y="5.807cm" svg:viewBox="0 0 46 78" svg:d="M0 0c30 25 46 51 46 78">
          <text:p/>
        </draw:path>
        <draw:path draw:style-name="gr8" draw:text-style-name="P1" draw:layer="layout" svg:width="0.228cm" svg:height="0.154cm" svg:x="20.789cm" svg:y="5.884cm" svg:viewBox="0 0 229 155" svg:d="M229 0c0 66-88 125-229 155">
          <text:p/>
        </draw:path>
        <draw:line draw:style-name="gr8" draw:text-style-name="P1" draw:layer="layout" svg:x1="24.316cm" svg:y1="1.711cm" svg:x2="24.674cm" svg:y2="2.004cm">
          <text:p/>
        </draw:line>
        <draw:line draw:style-name="gr8" draw:text-style-name="P1" draw:layer="layout" svg:x1="24.673cm" svg:y1="2.003cm" svg:x2="24.673cm" svg:y2="1.994cm">
          <text:p/>
        </draw:line>
        <draw:line draw:style-name="gr8" draw:text-style-name="P1" draw:layer="layout" svg:x1="21.008cm" svg:y1="2.378cm" svg:x2="21.366cm" svg:y2="2.67cm">
          <text:p/>
        </draw:line>
        <draw:line draw:style-name="gr8" draw:text-style-name="P1" draw:layer="layout" svg:x1="20.472cm" svg:y1="2.853cm" svg:x2="20.114cm" svg:y2="2.56cm">
          <text:p/>
        </draw:line>
        <draw:line draw:style-name="gr8" draw:text-style-name="P1" draw:layer="layout" svg:x1="19.182cm" svg:y1="3.077cm" svg:x2="18.862cm" svg:y2="2.816cm">
          <text:p/>
        </draw:line>
        <draw:line draw:style-name="gr8" draw:text-style-name="P1" draw:layer="layout" svg:x1="18.555cm" svg:y1="3.204cm" svg:x2="18.914cm" svg:y2="3.13cm">
          <text:p/>
        </draw:line>
        <draw:line draw:style-name="gr8" draw:text-style-name="P1" draw:layer="layout" svg:x1="24.316cm" svg:y1="1.711cm" svg:x2="24.316cm" svg:y2="1.702cm">
          <text:p/>
        </draw:line>
        <draw:line draw:style-name="gr8" draw:text-style-name="P1" draw:layer="layout" svg:x1="24.316cm" svg:y1="1.703cm" svg:x2="25.211cm" svg:y2="1.52cm">
          <text:p/>
        </draw:line>
        <draw:path draw:style-name="gr8" draw:text-style-name="P1" draw:layer="layout" svg:width="0.031cm" svg:height="0.022cm" svg:x="18.539cm" svg:y="3.56cm" svg:viewBox="0 0 32 23" svg:d="M32 0c-10 8-21 15-32 23">
          <text:p/>
        </draw:path>
        <draw:path draw:style-name="gr8" draw:text-style-name="P1" draw:layer="layout" svg:width="0.087cm" svg:height="0.384cm" svg:x="19.443cm" svg:y="5.261cm" svg:viewBox="0 0 88 385" svg:d="M8 0c-12 54-10 126 5 199s43 141 75 186">
          <text:p/>
        </draw:path>
        <draw:path draw:style-name="gr8" draw:text-style-name="P1" draw:layer="layout" svg:width="0cm" svg:height="0cm" svg:x="17.978cm" svg:y="5.488cm" svg:viewBox="0 0 1 1" svg:d="M1 0c0 0-1 0-1 1">
          <text:p/>
        </draw:path>
        <draw:path draw:style-name="gr8" draw:text-style-name="P1" draw:layer="layout" svg:width="0.173cm" svg:height="0.524cm" svg:x="17.912cm" svg:y="5.489cm" svg:viewBox="0 0 174 525" svg:d="M67 0c-60 12-84 140-55 284 30 145 102 253 162 240">
          <text:p/>
        </draw:path>
        <draw:line draw:style-name="gr8" draw:text-style-name="P1" draw:layer="layout" svg:x1="18.085cm" svg:y1="6.012cm" svg:x2="18.086cm" svg:y2="6.012cm">
          <text:p/>
        </draw:line>
        <draw:path draw:style-name="gr8" draw:text-style-name="P1" draw:layer="layout" svg:width="0.241cm" svg:height="0.93cm" svg:x="17.797cm" svg:y="5.304cm" svg:viewBox="0 0 242 931" svg:d="M51 0c-57 99-67 290-26 489 41 200 126 372 217 442">
          <text:p/>
        </draw:path>
        <draw:line draw:style-name="gr8" draw:text-style-name="P1" draw:layer="layout" svg:x1="24.316cm" svg:y1="1.702cm" svg:x2="24.674cm" svg:y2="1.995cm">
          <text:p/>
        </draw:line>
        <draw:path draw:style-name="gr8" draw:text-style-name="P1" draw:layer="layout" svg:width="0.229cm" svg:height="0.167cm" svg:x="25.415cm" svg:y="6.662cm" svg:viewBox="0 0 230 168" svg:d="M0 168c0-55 34-113 84-144 50-32 108-32 146 0">
          <text:p/>
        </draw:path>
        <draw:path draw:style-name="gr8" draw:text-style-name="P1" draw:layer="layout" svg:width="0.229cm" svg:height="0.255cm" svg:x="25.455cm" svg:y="6.686cm" svg:viewBox="0 0 230 256" svg:d="M189 0c54 42 54 130 0 194-52 64-137 82-189 39">
          <text:p/>
        </draw:path>
        <draw:path draw:style-name="gr8" draw:text-style-name="P1" draw:layer="layout" svg:width="0.04cm" svg:height="0.089cm" svg:x="25.415cm" svg:y="6.829cm" svg:viewBox="0 0 41 90" svg:d="M41 90c-27-22-41-53-41-90">
          <text:p/>
        </draw:path>
        <draw:path draw:style-name="gr8" draw:text-style-name="P1" draw:layer="layout" svg:width="0.419cm" svg:height="0.306cm" svg:x="25.304cm" svg:y="6.546cm" svg:viewBox="0 0 420 307" svg:d="M0 307c0-101 60-205 152-263 92-59 198-59 268 0">
          <text:p/>
        </draw:path>
        <draw:path draw:style-name="gr8" draw:text-style-name="P1" draw:layer="layout" svg:width="0.419cm" svg:height="0.469cm" svg:x="25.376cm" svg:y="6.589cm" svg:viewBox="0 0 420 470" svg:d="M347 0c97 78 97 238 0 356-96 117-251 149-347 71">
          <text:p/>
        </draw:path>
        <draw:path draw:style-name="gr8" draw:text-style-name="P1" draw:layer="layout" svg:width="0.072cm" svg:height="0.163cm" svg:x="25.304cm" svg:y="6.852cm" svg:viewBox="0 0 73 164" svg:d="M73 164c-47-38-73-96-73-164">
          <text:p/>
        </draw:path>
        <draw:path draw:style-name="gr8" draw:text-style-name="P1" draw:layer="layout" svg:width="0.42cm" svg:height="0.307cm" svg:x="25.281cm" svg:y="6.528cm" svg:viewBox="0 0 421 308" svg:d="M0 308c0-102 60-205 153-264 92-59 198-59 268 0">
          <text:p/>
        </draw:path>
        <draw:path draw:style-name="gr8" draw:text-style-name="P1" draw:layer="layout" svg:width="0.072cm" svg:height="0.163cm" svg:x="25.281cm" svg:y="6.834cm" svg:viewBox="0 0 73 164" svg:d="M73 164c-47-38-73-97-73-164">
          <text:p/>
        </draw:path>
        <draw:path draw:style-name="gr8" draw:text-style-name="P1" draw:layer="layout" svg:width="0.381cm" svg:height="0.278cm" svg:x="25.228cm" svg:y="6.489cm" svg:viewBox="0 0 382 279" svg:d="M0 279c0-92 54-186 139-240 83-52 179-52 243 0">
          <text:p/>
        </draw:path>
        <draw:path draw:style-name="gr8" draw:text-style-name="P1" draw:layer="layout" svg:width="0.065cm" svg:height="0.148cm" svg:x="25.228cm" svg:y="6.767cm" svg:viewBox="0 0 66 149" svg:d="M66 149c-43-34-66-88-66-149">
          <text:p/>
        </draw:path>
        <draw:path draw:style-name="gr8" draw:text-style-name="P1" draw:layer="layout" svg:width="0.396cm" svg:height="0.288cm" svg:x="25.215cm" svg:y="6.476cm" svg:viewBox="0 0 397 289" svg:d="M0 289c0-95 56-193 143-248s187-55 254 0">
          <text:p/>
        </draw:path>
        <draw:path draw:style-name="gr8" draw:text-style-name="P1" draw:layer="layout" svg:width="0.018cm" svg:height="0.017cm" svg:x="25.611cm" svg:y="6.517cm" svg:viewBox="0 0 19 18" svg:d="M0 0c6 6 13 12 19 18">
          <text:p/>
        </draw:path>
        <draw:path draw:style-name="gr8" draw:text-style-name="P1" draw:layer="layout" svg:width="0.02cm" svg:height="0.014cm" svg:x="25.283cm" svg:y="6.919cm" svg:viewBox="0 0 21 15" svg:d="M21 15c-7-4-15-9-21-15">
          <text:p/>
        </draw:path>
        <draw:path draw:style-name="gr8" draw:text-style-name="P1" draw:layer="layout" svg:width="0.068cm" svg:height="0.154cm" svg:x="25.215cm" svg:y="6.765cm" svg:viewBox="0 0 69 155" svg:d="M69 155c-44-36-69-91-69-155">
          <text:p/>
        </draw:path>
        <draw:path draw:style-name="gr8" draw:text-style-name="P1" draw:layer="layout" svg:width="0.396cm" svg:height="0.288cm" svg:x="25.192cm" svg:y="6.458cm" svg:viewBox="0 0 397 289" svg:d="M0 289c0-96 57-194 143-248 87-55 187-55 254 0">
          <text:p/>
        </draw:path>
        <draw:path draw:style-name="gr8" draw:text-style-name="P1" draw:layer="layout" svg:width="0.068cm" svg:height="0.154cm" svg:x="25.192cm" svg:y="6.747cm" svg:viewBox="0 0 69 155" svg:d="M69 155c-44-36-69-91-69-155">
          <text:p/>
        </draw:path>
        <draw:path draw:style-name="gr8" draw:text-style-name="P1" draw:layer="layout" svg:width="0.142cm" svg:height="0.174cm" svg:x="25.416cm" svg:y="6.664cm" svg:viewBox="0 0 143 175" svg:d="M143 0c3 39-12 81-39 114-27 34-66 56-104 61">
          <text:p/>
        </draw:path>
        <draw:line draw:style-name="gr8" draw:text-style-name="P1" draw:layer="layout" svg:x1="17.959cm" svg:y1="4.947cm" svg:x2="17.634cm" svg:y2="5.015cm">
          <text:p/>
        </draw:line>
        <draw:line draw:style-name="gr8" draw:text-style-name="P1" draw:layer="layout" svg:x1="25.377cm" svg:y1="7.016cm" svg:x2="25.353cm" svg:y2="6.997cm">
          <text:p/>
        </draw:line>
        <draw:line draw:style-name="gr8" draw:text-style-name="P1" draw:layer="layout" svg:x1="25.724cm" svg:y1="6.59cm" svg:x2="25.701cm" svg:y2="6.571cm">
          <text:p/>
        </draw:line>
        <draw:line draw:style-name="gr8" draw:text-style-name="P1" draw:layer="layout" svg:x1="25.298cm" svg:y1="6.919cm" svg:x2="25.293cm" svg:y2="6.915cm">
          <text:p/>
        </draw:line>
        <draw:line draw:style-name="gr8" draw:text-style-name="P1" draw:layer="layout" svg:x1="25.615cm" svg:y1="6.533cm" svg:x2="25.609cm" svg:y2="6.528cm">
          <text:p/>
        </draw:line>
        <draw:line draw:style-name="gr8" draw:text-style-name="P1" draw:layer="layout" svg:x1="25.284cm" svg:y1="6.92cm" svg:x2="25.26cm" svg:y2="6.901cm">
          <text:p/>
        </draw:line>
        <draw:line draw:style-name="gr8" draw:text-style-name="P1" draw:layer="layout" svg:x1="25.612cm" svg:y1="6.518cm" svg:x2="25.588cm" svg:y2="6.499cm">
          <text:p/>
        </draw:line>
        <draw:path draw:style-name="gr6" draw:text-style-name="P3" draw:layer="layout" svg:width="3.688cm" svg:height="1.681cm" svg:x="1.863cm" svg:y="16.47cm" svg:viewBox="0 0 3689 1682" svg:d="M3689 843v-48l-489-399c-3-15-6-31-8-46-21-133-75-254-136-303l-31-26c-21-17-43-24-62-20 19-4 41 3 62 20l31 26c61 49 115 170 136 303 2 15 5 31 8 46 27 137 74 264 132 356l-125 26c-42-66-78-151-105-245l11-2c-15-51-26-105-35-158-13-84-40-165-74-225v-11l-13-11-99-80-91 18h2c13-23 29-36 47-40l113-23-113 23c19-4 40 3 61 21l32 25c16 13 32 32 48 56-16-24-32-43-48-56l-32-25c-21-18-42-25-61-21-18 4-34 17-47 40h-2l-110 14-12 2-261 32-2 1c1-1 2-1 4-1l-118 24 116-24-154 51c11-15 24-24 38-27l-69 106c7-34 17-61 31-79l-31 79c-1 9-3 18-6 27l-99-81-313 64-278 403c-47 17-98 31-154 43l-601 122v-228l-125-104-313 64-341 494 3-4c-2 3-4 5-6 7v20l3-23-3 344v-321l358 613-358-292 358 292 3219-658z">
          <text:p/>
        </draw:path>
        <draw:polygon draw:style-name="gr7" draw:text-style-name="P1" draw:layer="layout" svg:width="0cm" svg:height="0cm" svg:x="3.729cm" svg:y="17.183cm" svg:viewBox="0 0 0 0" draw:points="0,0">
          <text:p/>
        </draw:polygon>
        <draw:path draw:style-name="gr6" draw:text-style-name="P3" draw:layer="layout" svg:width="3.219cm" svg:height="1.363cm" svg:x="2.332cm" svg:y="16.607cm" svg:viewBox="0 0 3220 1364" svg:d="M2448 865l772-158v-48l-684 140v-228-560-11l-314 63v640c0 88-70 174-157 192l-125 25c-41 9-81 0-110-24-30-24-46-61-46-103v-134-142-109-255l-313 64v639c0 89-70 174-157 192l-844 173c-42 8-82-1-111-25-28-22-44-57-46-96 0-2 0-5 0-7v-192 195-310 115-217 102-329 227-227l-313 64v843l87-17c-36-26-46-77-23-126 22-48 71-80 118-77 47 2 80 38 80 87 0 31-13 62-36 87l1332-272c-36-25-46-77-23-125 22-48 71-80 118-78 46 3 79 39 79 88 0 30-13 62-35 87l612-125c-36-25-46-77-23-125 22-48 71-80 118-78 46 2 79 38 79 88 0 30-13 62-35 87z">
          <text:p/>
        </draw:path>
        <draw:polygon draw:style-name="gr7" draw:text-style-name="P1" draw:layer="layout" svg:width="0cm" svg:height="0cm" svg:x="3.729cm" svg:y="17.183cm" svg:viewBox="0 0 0 0" draw:points="0,0">
          <text:p/>
        </draw:polygon>
        <draw:path draw:style-name="gr6" draw:text-style-name="P3" draw:layer="layout" svg:width="3.33cm" svg:height="0.838cm" svg:x="2.221cm" svg:y="17.313cm" svg:viewBox="0 0 3331 839" svg:d="M0 839l111-182 87-17c38 3 86-7 139-29l1332-272c37 4 85-6 139-28l612-125c37 4 85-6 139-28l772-158-111 181z">
          <text:p/>
        </draw:path>
        <draw:polygon draw:style-name="gr7" draw:text-style-name="P1" draw:layer="layout" svg:width="0cm" svg:height="0cm" svg:x="3.729cm" svg:y="17.183cm" svg:viewBox="0 0 0 0" draw:points="0,0">
          <text:p/>
        </draw:polygon>
        <draw:path draw:style-name="gr6" draw:text-style-name="P3" draw:layer="layout" svg:width="0.469cm" svg:height="1.128cm" svg:x="1.863cm" svg:y="17.023cm" svg:viewBox="0 0 470 1129" svg:d="M359 1129l111-181v-844l-125-104-342 494 3-4c-2 3-4 5-6 7v20l3-23-3 343v-320l359 612-359-292z">
          <text:p/>
        </draw:path>
        <draw:polygon draw:style-name="gr7" draw:text-style-name="P1" draw:layer="layout" svg:width="0cm" svg:height="0cm" svg:x="3.729cm" svg:y="17.183cm" svg:viewBox="0 0 0 0" draw:points="0,0">
          <text:p/>
        </draw:polygon>
        <draw:path draw:style-name="gr6" draw:text-style-name="P3" draw:layer="layout" svg:width="0.634cm" svg:height="0.932cm" svg:x="3.169cm" svg:y="16.722cm" svg:viewBox="0 0 635 933" svg:d="M635 102v639c0 89-70 174-157 192l-478-390 18-4 19-5 19-7 19-8 19-9 19-10 19-10 17-11 17-11 15-12 14-12 13-12 10-12 9-12 283-408-281 406 406-304-125-102z">
          <text:p/>
        </draw:path>
        <draw:polygon draw:style-name="gr7" draw:text-style-name="P1" draw:layer="layout" svg:width="0cm" svg:height="0cm" svg:x="3.729cm" svg:y="17.183cm" svg:viewBox="0 0 0 0" draw:points="0,0">
          <text:p/>
        </draw:polygon>
        <draw:path draw:style-name="gr6" draw:text-style-name="P3" draw:layer="layout" svg:width="0.438cm" svg:height="0.95cm" svg:x="4.116cm" svg:y="16.579cm" svg:viewBox="0 0 439 951" svg:d="M327 0l112 92v639c0 88-70 174-157 192l-125 25c-41 9-81 0-110-24-31-24-47-61-47-103v-134c47-18 74-44 74-71s-27-52-74-71v-108l318 259c-22 68-81 122-147 136 66-14 125-68 147-136 6-18 9-37 9-56z">
          <text:p/>
        </draw:path>
        <draw:polygon draw:style-name="gr7" draw:text-style-name="P1" draw:layer="layout" svg:width="0cm" svg:height="0cm" svg:x="3.729cm" svg:y="17.183cm" svg:viewBox="0 0 0 0" draw:points="0,0">
          <text:p/>
        </draw:polygon>
        <draw:path draw:style-name="gr6" draw:text-style-name="P3" draw:layer="layout" svg:width="0.446cm" svg:height="0.714cm" svg:x="4.09cm" svg:y="16.56cm" svg:viewBox="0 0 447 715" svg:d="M447 0l-94 19v640c0 19-3 38-9 56l-318-259v-256l-26-21c3-9 5-18 6-27 7-34 17-61 31-79 11-15 24-24 38-27 2-1 3-1 4-1l368-45-370 45z">
          <text:p/>
        </draw:path>
        <draw:polygon draw:style-name="gr7" draw:text-style-name="P1" draw:layer="layout" svg:width="0cm" svg:height="0cm" svg:x="3.729cm" svg:y="17.183cm" svg:viewBox="0 0 0 0" draw:points="0,0">
          <text:p/>
        </draw:polygon>
        <draw:path draw:style-name="gr6" draw:text-style-name="P3" draw:layer="layout" svg:width="0.684cm" svg:height="0.539cm" svg:x="4.867cm" svg:y="16.866cm" svg:viewBox="0 0 685 540" svg:d="M329 357l-126 26-105-89-98 18v228l685-140-489-400c27 138 75 265 133 357z">
          <text:p/>
        </draw:path>
        <draw:polygon draw:style-name="gr7" draw:text-style-name="P1" draw:layer="layout" svg:width="0cm" svg:height="0cm" svg:x="3.729cm" svg:y="17.183cm" svg:viewBox="0 0 0 0" draw:points="0,0">
          <text:p/>
        </draw:polygon>
        <draw:path draw:style-name="gr6" draw:text-style-name="P3" draw:layer="layout" svg:width="0.109cm" svg:height="0.559cm" svg:x="4.867cm" svg:y="16.618cm" svg:viewBox="0 0 110 560" svg:d="M99 385l11-2c-15-51-27-105-36-158-13-84-40-165-74-225v560l99-20z">
          <text:p/>
        </draw:path>
        <draw:polygon draw:style-name="gr7" draw:text-style-name="P1" draw:layer="layout" svg:width="0cm" svg:height="0cm" svg:x="3.729cm" svg:y="17.183cm" svg:viewBox="0 0 0 0" draw:points="0,0">
          <text:p/>
        </draw:polygon>
        <draw:polygon draw:style-name="gr6" draw:text-style-name="P3" draw:layer="layout" svg:width="0.438cm" svg:height="0.166cm" svg:x="3.678cm" svg:y="16.658cm" svg:viewBox="0 0 439 167" draw:points="314,0 413,81 439,103 126,167 0,64">
          <text:p/>
        </draw:polygon>
        <draw:polygon draw:style-name="gr7" draw:text-style-name="P1" draw:layer="layout" svg:width="0cm" svg:height="0cm" svg:x="3.729cm" svg:y="17.183cm" svg:viewBox="0 0 0 0" draw:points="0,0">
          <text:p/>
        </draw:polygon>
        <draw:polygon draw:style-name="gr6" draw:text-style-name="P3" draw:layer="layout" svg:width="0.438cm" svg:height="0.166cm" svg:x="2.207cm" svg:y="16.958cm" svg:viewBox="0 0 439 167" draw:points="439,102 314,0 0,64 125,167">
          <text:p/>
        </draw:polygon>
        <draw:polygon draw:style-name="gr7" draw:text-style-name="P1" draw:layer="layout" svg:width="0cm" svg:height="0cm" svg:x="3.729cm" svg:y="17.183cm" svg:viewBox="0 0 0 0" draw:points="0,0">
          <text:p/>
        </draw:polygon>
        <draw:polygon draw:style-name="gr6" draw:text-style-name="P3" draw:layer="layout" svg:width="0.425cm" svg:height="0.154cm" svg:x="4.442cm" svg:y="16.516cm" svg:viewBox="0 0 426 155" draw:points="426,92 413,81 314,0 223,18 95,45 0,64 113,155">
          <text:p/>
        </draw:polygon>
        <draw:polygon draw:style-name="gr7" draw:text-style-name="P1" draw:layer="layout" svg:width="0cm" svg:height="0cm" svg:x="3.729cm" svg:y="17.183cm" svg:viewBox="0 0 0 0" draw:points="0,0">
          <text:p/>
        </draw:polygon>
        <draw:path draw:style-name="gr6" draw:text-style-name="P3" draw:layer="layout" svg:width="0.21cm" svg:height="0.218cm" svg:x="4.606cm" svg:y="16.689cm" svg:viewBox="0 0 211 219" svg:d="M31 200c41 34 109 21 150-30 40-50 40-118 0-152zM181 18c-41-34-109-19-150 31s-41 118 0 151z">
          <text:p/>
        </draw:path>
        <draw:polygon draw:style-name="gr7" draw:text-style-name="P1" draw:layer="layout" svg:width="0cm" svg:height="0cm" svg:x="3.729cm" svg:y="17.183cm" svg:viewBox="0 0 0 0" draw:points="0,0">
          <text:p/>
        </draw:polygon>
        <draw:path draw:style-name="gr6" draw:text-style-name="P3" draw:layer="layout" svg:width="0.21cm" svg:height="0.218cm" svg:x="3.855cm" svg:y="16.842cm" svg:viewBox="0 0 211 219" svg:d="M32 201c41 34 108 20 149-30 40-50 40-119 0-152zM181 19c-41-34-108-20-149 30-43 51-43 119 0 152z">
          <text:p/>
        </draw:path>
        <draw:polygon draw:style-name="gr7" draw:text-style-name="P1" draw:layer="layout" svg:width="0cm" svg:height="0cm" svg:x="3.729cm" svg:y="17.183cm" svg:viewBox="0 0 0 0" draw:points="0,0">
          <text:p/>
        </draw:polygon>
        <draw:path draw:style-name="gr6" draw:text-style-name="P3" draw:layer="layout" svg:width="0.209cm" svg:height="0.218cm" svg:x="2.384cm" svg:y="17.143cm" svg:viewBox="0 0 210 219" svg:d="M32 201c40 34 107 20 148-31 41-50 41-118 0-151zM180 19c-41-34-108-20-148 30-43 50-43 118 0 152z">
          <text:p/>
        </draw:path>
        <draw:polygon draw:style-name="gr7" draw:text-style-name="P1" draw:layer="layout" svg:width="0cm" svg:height="0cm" svg:x="3.729cm" svg:y="17.183cm" svg:viewBox="0 0 0 0" draw:points="0,0">
          <text:p/>
        </draw:polygon>
        <draw:path draw:style-name="gr6" draw:text-style-name="P3" draw:layer="layout" svg:width="0.209cm" svg:height="0.204cm" svg:x="4.606cm" svg:y="17.296cm" svg:viewBox="0 0 210 205" svg:d="M175 176c22-25 35-57 35-87 0-51-33-87-79-89-48-2-97 30-119 79-23 48-13 100 23 125 37 4 86-6 140-28z">
          <text:p/>
        </draw:path>
        <draw:polygon draw:style-name="gr7" draw:text-style-name="P1" draw:layer="layout" svg:width="0cm" svg:height="0cm" svg:x="3.729cm" svg:y="17.183cm" svg:viewBox="0 0 0 0" draw:points="0,0">
          <text:p/>
        </draw:polygon>
        <draw:path draw:style-name="gr6" draw:text-style-name="P3" draw:layer="layout" svg:width="0.209cm" svg:height="0.204cm" svg:x="3.855cm" svg:y="17.449cm" svg:viewBox="0 0 210 205" svg:d="M175 176c22-25 35-57 35-88 0-49-33-85-79-88-47-2-96 30-118 78-24 49-14 101 23 126 37 4 85-6 139-28z">
          <text:p/>
        </draw:path>
        <draw:polygon draw:style-name="gr7" draw:text-style-name="P1" draw:layer="layout" svg:width="0cm" svg:height="0cm" svg:x="3.729cm" svg:y="17.183cm" svg:viewBox="0 0 0 0" draw:points="0,0">
          <text:p/>
        </draw:polygon>
        <draw:path draw:style-name="gr6" draw:text-style-name="P3" draw:layer="layout" svg:width="0.21cm" svg:height="0.204cm" svg:x="2.384cm" svg:y="17.749cm" svg:viewBox="0 0 211 205" svg:d="M175 175c23-25 36-56 36-87 0-49-33-86-80-88-47-3-96 30-119 78-23 49-13 100 24 126 38 3 86-7 139-29z">
          <text:p/>
        </draw:path>
        <draw:polygon draw:style-name="gr7" draw:text-style-name="P1" draw:layer="layout" svg:width="0cm" svg:height="0cm" svg:x="3.729cm" svg:y="17.183cm" svg:viewBox="0 0 0 0" draw:points="0,0">
          <text:p/>
        </draw:polygon>
        <draw:polygon draw:style-name="gr6" draw:text-style-name="P3" draw:layer="layout" svg:width="0.153cm" svg:height="0.332cm" svg:x="4.17cm" svg:y="16.716cm" svg:viewBox="0 0 154 333" draw:points="148,243 154,228 116,63 84,36 39,0 0,103 39,269 116,333 134,283">
          <text:p/>
        </draw:polygon>
        <draw:polygon draw:style-name="gr7" draw:text-style-name="P1" draw:layer="layout" svg:width="0cm" svg:height="0cm" svg:x="3.729cm" svg:y="17.183cm" svg:viewBox="0 0 0 0" draw:points="0,0">
          <text:p/>
        </draw:polygon>
        <draw:path draw:style-name="gr6" draw:text-style-name="P3" draw:layer="layout" svg:width="0.196cm" svg:height="0.121cm" svg:x="2.645cm" svg:y="17.389cm" svg:viewBox="0 0 197 122" svg:d="M0 3c45-6 95-3 134 8 39 12 63 30 63 50 0 19-24 39-63 50s-89 14-134 8z">
          <text:p/>
        </draw:path>
        <draw:polygon draw:style-name="gr7" draw:text-style-name="P1" draw:layer="layout" svg:width="0cm" svg:height="0cm" svg:x="3.729cm" svg:y="17.183cm" svg:viewBox="0 0 0 0" draw:points="0,0">
          <text:p/>
        </draw:polygon>
        <draw:path draw:style-name="gr6" draw:text-style-name="P3" draw:layer="layout" svg:width="0.147cm" svg:height="0.153cm" svg:x="4.621cm" svg:y="16.709cm" svg:viewBox="0 0 148 154" svg:d="M148 62c0-20-7-38-21-49-21-17-53-17-80 0-4 2-7 5-11 7-19 16-33 40-35 64-3 23 5 44 22 57 21 17 52 17 80 0 27-17 45-48 45-79z">
          <text:p/>
        </draw:path>
        <draw:polygon draw:style-name="gr7" draw:text-style-name="P1" draw:layer="layout" svg:width="0cm" svg:height="0cm" svg:x="3.729cm" svg:y="17.183cm" svg:viewBox="0 0 0 0" draw:points="0,0">
          <text:p/>
        </draw:polygon>
        <draw:path draw:style-name="gr6" draw:text-style-name="P3" draw:layer="layout" svg:width="0.147cm" svg:height="0.153cm" svg:x="4.621cm" svg:y="17.316cm" svg:viewBox="0 0 148 154" svg:d="M148 63c0-21-7-38-21-49-21-18-53-18-80-1-1 1-2 2-4 3-21 15-38 39-42 64s4 48 22 62c21 17 52 17 80 0 27-17 45-48 45-79z">
          <text:p/>
        </draw:path>
        <draw:polygon draw:style-name="gr7" draw:text-style-name="P1" draw:layer="layout" svg:width="0cm" svg:height="0cm" svg:x="3.729cm" svg:y="17.183cm" svg:viewBox="0 0 0 0" draw:points="0,0">
          <text:p/>
        </draw:polygon>
        <draw:path draw:style-name="gr6" draw:text-style-name="P3" draw:layer="layout" svg:width="0.148cm" svg:height="0.153cm" svg:x="2.4cm" svg:y="17.769cm" svg:viewBox="0 0 149 154" svg:d="M149 63c0-21-8-39-22-50-29-23-75-14-105 21-29 36-29 84 0 107 22 18 54 18 81 0 28-17 46-48 46-78z">
          <text:p/>
        </draw:path>
        <draw:polygon draw:style-name="gr7" draw:text-style-name="P1" draw:layer="layout" svg:width="0cm" svg:height="0cm" svg:x="3.729cm" svg:y="17.183cm" svg:viewBox="0 0 0 0" draw:points="0,0">
          <text:p/>
        </draw:polygon>
        <draw:path draw:style-name="gr6" draw:text-style-name="P3" draw:layer="layout" svg:width="0.147cm" svg:height="0.153cm" svg:x="3.87cm" svg:y="17.469cm" svg:viewBox="0 0 148 154" svg:d="M148 63c0-21-7-39-21-50-29-24-76-14-105 21-29 36-29 84 0 107 22 17 53 17 81 0 27-17 45-48 45-78z">
          <text:p/>
        </draw:path>
        <draw:polygon draw:style-name="gr7" draw:text-style-name="P1" draw:layer="layout" svg:width="0cm" svg:height="0cm" svg:x="3.729cm" svg:y="17.183cm" svg:viewBox="0 0 0 0" draw:points="0,0">
          <text:p/>
        </draw:polygon>
        <draw:path draw:style-name="gr6" draw:text-style-name="P3" draw:layer="layout" svg:width="0.147cm" svg:height="0.153cm" svg:x="3.87cm" svg:y="16.862cm" svg:viewBox="0 0 148 154" svg:d="M148 63c0-21-7-39-21-50-29-23-76-14-105 21-29 36-29 84 0 107 22 18 53 18 81 0 27-17 45-48 45-78z">
          <text:p/>
        </draw:path>
        <draw:polygon draw:style-name="gr7" draw:text-style-name="P1" draw:layer="layout" svg:width="0cm" svg:height="0cm" svg:x="3.729cm" svg:y="17.183cm" svg:viewBox="0 0 0 0" draw:points="0,0">
          <text:p/>
        </draw:polygon>
        <draw:path draw:style-name="gr6" draw:text-style-name="P3" draw:layer="layout" svg:width="0.148cm" svg:height="0.153cm" svg:x="2.4cm" svg:y="17.162cm" svg:viewBox="0 0 149 154" svg:d="M149 63c0-21-8-38-22-50-29-23-75-14-105 21-29 37-29 84 0 108 22 17 54 17 81 0 28-18 46-49 46-79z">
          <text:p/>
        </draw:path>
        <draw:polygon draw:style-name="gr7" draw:text-style-name="P1" draw:layer="layout" svg:width="0cm" svg:height="0cm" svg:x="3.729cm" svg:y="17.183cm" svg:viewBox="0 0 0 0" draw:points="0,0">
          <text:p/>
        </draw:polygon>
        <draw:path draw:style-name="gr6" draw:text-style-name="P3" draw:layer="layout" svg:width="0.147cm" svg:height="0.153cm" svg:x="4.621cm" svg:y="16.709cm" svg:viewBox="0 0 148 154" svg:d="M36 20c-19 16-33 40-35 64-3 23 5 44 22 57 21 17 52 17 80 0 27-17 45-48 45-79 0-20-7-38-21-49-21-17-53-17-80 0-2 4-3 8-6 12z">
          <text:p/>
        </draw:path>
        <draw:polygon draw:style-name="gr7" draw:text-style-name="P1" draw:layer="layout" svg:width="0cm" svg:height="0cm" svg:x="3.729cm" svg:y="17.183cm" svg:viewBox="0 0 0 0" draw:points="0,0">
          <text:p/>
        </draw:polygon>
        <draw:polygon draw:style-name="gr6" draw:text-style-name="P3" draw:layer="layout" svg:width="0.101cm" svg:height="0.178cm" svg:x="4.17cm" svg:y="16.807cm" svg:viewBox="0 0 102 179" draw:points="0,12 63,0 102,167 38,179">
          <text:p/>
        </draw:polygon>
        <draw:polygon draw:style-name="gr7" draw:text-style-name="P1" draw:layer="layout" svg:width="0cm" svg:height="0cm" svg:x="3.729cm" svg:y="17.183cm" svg:viewBox="0 0 0 0" draw:points="0,0">
          <text:p/>
        </draw:polygon>
        <draw:path draw:style-name="gr6" draw:text-style-name="P3" draw:layer="layout" svg:width="0.073cm" svg:height="0.142cm" svg:x="4.116cm" svg:y="17.123cm" svg:viewBox="0 0 74 143" svg:d="M0 0v143c47-19 74-45 74-72s-27-52-74-71z">
          <text:p/>
        </draw:path>
        <draw:polygon draw:style-name="gr7" draw:text-style-name="P1" draw:layer="layout" svg:width="0cm" svg:height="0cm" svg:x="3.729cm" svg:y="17.183cm" svg:viewBox="0 0 0 0" draw:points="0,0">
          <text:p/>
        </draw:polygon>
        <draw:path draw:style-name="gr6" draw:text-style-name="P3" draw:layer="layout" svg:width="0.105cm" svg:height="0.245cm" svg:x="4.965cm" svg:y="17.003cm" svg:viewBox="0 0 106 246" svg:d="M106 246l-106-90v-156c28 94 64 179 106 246z">
          <text:p/>
        </draw:path>
        <draw:polygon draw:style-name="gr7" draw:text-style-name="P1" draw:layer="layout" svg:width="0cm" svg:height="0cm" svg:x="3.729cm" svg:y="17.183cm" svg:viewBox="0 0 0 0" draw:points="0,0">
          <text:p/>
        </draw:polygon>
        <draw:path draw:style-name="gr6" draw:text-style-name="P3" draw:layer="layout" svg:width="0.056cm" svg:height="0.18cm" svg:x="4.267cm" svg:y="16.779cm" svg:viewBox="0 0 57 181" svg:d="M0 57c0-29 7-50 18-57l32 181c-12-5-25-22-35-46-9-24-15-53-15-78l50 124 7-15-39-166z">
          <text:p/>
        </draw:path>
        <draw:polygon draw:style-name="gr7" draw:text-style-name="P1" draw:layer="layout" svg:width="0cm" svg:height="0cm" svg:x="3.729cm" svg:y="17.183cm" svg:viewBox="0 0 0 0" draw:points="0,0">
          <text:p/>
        </draw:polygon>
        <draw:polygon draw:style-name="gr6" draw:text-style-name="P3" draw:layer="layout" svg:width="0.083cm" svg:height="0.103cm" svg:x="4.17cm" svg:y="16.716cm" svg:viewBox="0 0 84 104" draw:points="84,37 64,92 0,104 38,0">
          <text:p/>
        </draw:polygon>
        <draw:polygon draw:style-name="gr7" draw:text-style-name="P1" draw:layer="layout" svg:width="0cm" svg:height="0cm" svg:x="3.729cm" svg:y="17.183cm" svg:viewBox="0 0 0 0" draw:points="0,0">
          <text:p/>
        </draw:polygon>
        <draw:path draw:style-name="gr6" draw:text-style-name="P3" draw:layer="layout" svg:width="0.496cm" svg:height="0.071cm" svg:x="4.165cm" svg:y="16.535cm" svg:viewBox="0 0 497 72" svg:d="M497 0l-107 13-12 2-261 33-2 1c1-1 2-1 4-1l-117 23 115-23-117 24c2-1 3-1 4-1l368-45-370 45 495-71-125 26z">
          <text:p/>
        </draw:path>
        <draw:polygon draw:style-name="gr7" draw:text-style-name="P1" draw:layer="layout" svg:width="0cm" svg:height="0cm" svg:x="3.729cm" svg:y="17.183cm" svg:viewBox="0 0 0 0" draw:points="0,0">
          <text:p/>
        </draw:polygon>
        <draw:polygon draw:style-name="gr6" draw:text-style-name="P3" draw:layer="layout" svg:width="0.095cm" svg:height="0.075cm" svg:x="4.208cm" svg:y="16.973cm" svg:viewBox="0 0 96 76" draw:points="0,12 78,76 96,27 63,0">
          <text:p/>
        </draw:polygon>
        <draw:polygon draw:style-name="gr7" draw:text-style-name="P1" draw:layer="layout" svg:width="0cm" svg:height="0cm" svg:x="3.729cm" svg:y="17.183cm" svg:viewBox="0 0 0 0" draw:points="0,0">
          <text:p/>
        </draw:polygon>
        <draw:polygon draw:style-name="gr6" draw:text-style-name="P3" draw:layer="layout" svg:width="0.125cm" svg:height="0.104cm" svg:x="2.207cm" svg:y="17.023cm" svg:viewBox="0 0 126 105" draw:points="126,105 126,102 0,0">
          <text:p/>
        </draw:polygon>
        <draw:polygon draw:style-name="gr7" draw:text-style-name="P1" draw:layer="layout" svg:width="0cm" svg:height="0cm" svg:x="3.729cm" svg:y="17.183cm" svg:viewBox="0 0 0 0" draw:points="0,0">
          <text:p/>
        </draw:polygon>
        <draw:path draw:style-name="gr6" draw:text-style-name="P3" draw:layer="layout" svg:width="0.011cm" svg:height="0.012cm" svg:x="4.656cm" svg:y="16.722cm" svg:viewBox="0 0 12 13" svg:d="M2 9l3 4c3-5 5-9 7-13-5 2-8 5-12 7z">
          <text:p/>
        </draw:path>
        <draw:polygon draw:style-name="gr7" draw:text-style-name="P1" draw:layer="layout" svg:width="0cm" svg:height="0cm" svg:x="3.729cm" svg:y="17.183cm" svg:viewBox="0 0 0 0" draw:points="0,0">
          <text:p/>
        </draw:polygon>
        <draw:line draw:style-name="gr8" draw:text-style-name="P1" draw:layer="layout" svg:x1="2.645cm" svg:y1="17.291cm" svg:x2="3.247cm" svg:y2="17.168cm">
          <text:p/>
        </draw:line>
        <draw:line draw:style-name="gr8" draw:text-style-name="P1" draw:layer="layout" svg:x1="2.221cm" svg:y1="18.152cm" svg:x2="5.441cm" svg:y2="17.494cm">
          <text:p/>
        </draw:line>
        <draw:line draw:style-name="gr8" draw:text-style-name="P1" draw:layer="layout" svg:x1="2.222cm" svg:y1="18.152cm" svg:x2="1.863cm" svg:y2="17.859cm">
          <text:p/>
        </draw:line>
        <draw:path draw:style-name="gr8" draw:text-style-name="P1" draw:layer="layout" svg:width="0.154cm" svg:height="0.043cm" svg:x="3.246cm" svg:y="17.125cm" svg:viewBox="0 0 155 44" svg:d="M0 44c57-13 108-27 155-44">
          <text:p/>
        </draw:path>
        <draw:line draw:style-name="gr8" draw:text-style-name="P1" draw:layer="layout" svg:x1="1.863cm" svg:y1="17.859cm" svg:x2="1.863cm" svg:y2="17.539cm">
          <text:p/>
        </draw:line>
        <draw:line draw:style-name="gr8" draw:text-style-name="P1" draw:layer="layout" svg:x1="3.647cm" svg:y1="17.654cm" svg:x2="2.802cm" svg:y2="17.828cm">
          <text:p/>
        </draw:line>
        <draw:line draw:style-name="gr8" draw:text-style-name="P1" draw:layer="layout" svg:x1="3.647cm" svg:y1="17.655cm" svg:x2="3.169cm" svg:y2="17.264cm">
          <text:p/>
        </draw:line>
        <draw:line draw:style-name="gr8" draw:text-style-name="P1" draw:layer="layout" svg:x1="4.398cm" svg:y1="17.501cm" svg:x2="4.272cm" svg:y2="17.527cm">
          <text:p/>
        </draw:line>
        <draw:line draw:style-name="gr8" draw:text-style-name="P1" draw:layer="layout" svg:x1="5.552cm" svg:y1="17.266cm" svg:x2="5.063cm" svg:y2="16.866cm">
          <text:p/>
        </draw:line>
        <draw:line draw:style-name="gr8" draw:text-style-name="P1" draw:layer="layout" svg:x1="4.434cm" svg:y1="17.275cm" svg:x2="4.116cm" svg:y2="17.015cm">
          <text:p/>
        </draw:line>
        <draw:line draw:style-name="gr8" draw:text-style-name="P1" draw:layer="layout" svg:x1="4.867cm" svg:y1="17.406cm" svg:x2="5.552cm" svg:y2="17.265cm">
          <text:p/>
        </draw:line>
        <draw:line draw:style-name="gr8" draw:text-style-name="P1" draw:layer="layout" svg:x1="4.663cm" svg:y1="17.331cm" svg:x2="4.666cm" svg:y2="17.333cm">
          <text:p/>
        </draw:line>
        <draw:line draw:style-name="gr8" draw:text-style-name="P1" draw:layer="layout" svg:x1="4.966cm" svg:y1="17.157cm" svg:x2="4.867cm" svg:y2="17.178cm">
          <text:p/>
        </draw:line>
        <draw:line draw:style-name="gr8" draw:text-style-name="P1" draw:layer="layout" svg:x1="5.196cm" svg:y1="17.222cm" svg:x2="5.07cm" svg:y2="17.249cm">
          <text:p/>
        </draw:line>
        <draw:line draw:style-name="gr8" draw:text-style-name="P1" draw:layer="layout" svg:x1="5.071cm" svg:y1="17.249cm" svg:x2="4.965cm" svg:y2="17.161cm">
          <text:p/>
        </draw:line>
        <draw:path draw:style-name="gr8" draw:text-style-name="P1" draw:layer="layout" svg:width="0.073cm" svg:height="0.142cm" svg:x="4.116cm" svg:y="17.123cm" svg:viewBox="0 0 74 143" svg:d="M0 0c47 19 74 44 74 71s-27 53-74 72">
          <text:p/>
        </draw:path>
        <draw:path draw:style-name="gr8" draw:text-style-name="P1" draw:layer="layout" svg:width="0.196cm" svg:height="0.061cm" svg:x="2.645cm" svg:y="17.389cm" svg:viewBox="0 0 197 62" svg:d="M0 3c45-6 95-3 134 8 39 12 63 31 63 51">
          <text:p/>
        </draw:path>
        <draw:path draw:style-name="gr8" draw:text-style-name="P1" draw:layer="layout" svg:width="0.196cm" svg:height="0.06cm" svg:x="2.645cm" svg:y="17.45cm" svg:viewBox="0 0 197 61" svg:d="M197 0c0 19-24 38-63 50-39 11-89 14-134 8">
          <text:p/>
        </draw:path>
        <draw:line draw:style-name="gr8" draw:text-style-name="P1" draw:layer="layout" svg:x1="5.552cm" svg:y1="17.313cm" svg:x2="5.44cm" svg:y2="17.495cm">
          <text:p/>
        </draw:line>
        <draw:line draw:style-name="gr8" draw:text-style-name="P1" draw:layer="layout" svg:x1="5.551cm" svg:y1="17.313cm" svg:x2="5.551cm" svg:y2="17.265cm">
          <text:p/>
        </draw:line>
        <draw:line draw:style-name="gr8" draw:text-style-name="P1" draw:layer="layout" svg:x1="2.221cm" svg:y1="18.152cm" svg:x2="2.333cm" svg:y2="17.97cm">
          <text:p/>
        </draw:line>
        <draw:line draw:style-name="gr8" draw:text-style-name="P1" draw:layer="layout" svg:x1="2.332cm" svg:y1="17.971cm" svg:x2="2.42cm" svg:y2="17.953cm">
          <text:p/>
        </draw:line>
        <draw:path draw:style-name="gr8" draw:text-style-name="P1" draw:layer="layout" svg:width="0.139cm" svg:height="0.03cm" svg:x="2.419cm" svg:y="17.924cm" svg:viewBox="0 0 140 31" svg:d="M0 30c39 3 87-7 140-30">
          <text:p/>
        </draw:path>
        <draw:line draw:style-name="gr8" draw:text-style-name="P1" draw:layer="layout" svg:x1="2.558cm" svg:y1="17.925cm" svg:x2="3.891cm" svg:y2="17.652cm">
          <text:p/>
        </draw:line>
        <draw:path draw:style-name="gr8" draw:text-style-name="P1" draw:layer="layout" svg:width="0.139cm" svg:height="0.029cm" svg:x="3.89cm" svg:y="17.624cm" svg:viewBox="0 0 140 30" svg:d="M0 29c37 4 86-7 140-29">
          <text:p/>
        </draw:path>
        <draw:line draw:style-name="gr8" draw:text-style-name="P1" draw:layer="layout" svg:x1="4.029cm" svg:y1="17.625cm" svg:x2="4.642cm" svg:y2="17.499cm">
          <text:p/>
        </draw:line>
        <draw:path draw:style-name="gr8" draw:text-style-name="P1" draw:layer="layout" svg:width="0.139cm" svg:height="0.029cm" svg:x="4.641cm" svg:y="17.471cm" svg:viewBox="0 0 140 30" svg:d="M0 29c38 5 86-6 140-29">
          <text:p/>
        </draw:path>
        <draw:line draw:style-name="gr8" draw:text-style-name="P1" draw:layer="layout" svg:x1="4.78cm" svg:y1="17.472cm" svg:x2="5.552cm" svg:y2="17.313cm">
          <text:p/>
        </draw:line>
        <draw:path draw:style-name="gr8" draw:text-style-name="P1" draw:layer="layout" svg:width="0.006cm" svg:height="0.007cm" svg:x="1.863cm" svg:y="17.512cm" svg:viewBox="0 0 7 8" svg:d="M7 0c-3 3-5 6-7 8">
          <text:p/>
        </draw:path>
        <draw:line draw:style-name="gr8" draw:text-style-name="P1" draw:layer="layout" svg:x1="2.208cm" svg:y1="17.022cm" svg:x2="1.869cm" svg:y2="17.513cm">
          <text:p/>
        </draw:line>
        <draw:line draw:style-name="gr8" draw:text-style-name="P1" draw:layer="layout" svg:x1="1.863cm" svg:y1="17.539cm" svg:x2="1.863cm" svg:y2="17.519cm">
          <text:p/>
        </draw:line>
        <draw:line draw:style-name="gr8" draw:text-style-name="P1" draw:layer="layout" svg:x1="2.207cm" svg:y1="17.025cm" svg:x2="2.207cm" svg:y2="17.022cm">
          <text:p/>
        </draw:line>
        <draw:line draw:style-name="gr8" draw:text-style-name="P1" draw:layer="layout" svg:x1="2.333cm" svg:y1="17.128cm" svg:x2="2.207cm" svg:y2="17.025cm">
          <text:p/>
        </draw:line>
        <draw:line draw:style-name="gr8" draw:text-style-name="P1" draw:layer="layout" svg:x1="2.332cm" svg:y1="17.97cm" svg:x2="2.332cm" svg:y2="17.127cm">
          <text:p/>
        </draw:line>
        <draw:path draw:style-name="gr8" draw:text-style-name="P1" draw:layer="layout" svg:width="0.111cm" svg:height="0.028cm" svg:x="2.691cm" svg:y="17.802cm" svg:viewBox="0 0 112 29" svg:d="M112 26c-42 9-82-1-112-26">
          <text:p/>
        </draw:path>
        <draw:path draw:style-name="gr8" draw:text-style-name="P1" draw:layer="layout" svg:width="0.046cm" svg:height="0.103cm" svg:x="2.645cm" svg:y="17.699cm" svg:viewBox="0 0 47 104" svg:d="M47 104c-30-24-47-62-47-104">
          <text:p/>
        </draw:path>
        <draw:line draw:style-name="gr8" draw:text-style-name="P1" draw:layer="layout" svg:x1="2.654cm" svg:y1="17.706cm" svg:x2="2.645cm" svg:y2="17.706cm">
          <text:p/>
        </draw:line>
        <draw:line draw:style-name="gr8" draw:text-style-name="P1" draw:layer="layout" svg:x1="2.645cm" svg:y1="17.063cm" svg:x2="2.645cm" svg:y2="17.699cm">
          <text:p/>
        </draw:line>
        <draw:path draw:style-name="gr8" draw:text-style-name="P1" draw:layer="layout" svg:width="0.157cm" svg:height="0.192cm" svg:x="3.646cm" svg:y="17.462cm" svg:viewBox="0 0 158 193" svg:d="M0 193c88-18 158-103 158-193">
          <text:p/>
        </draw:path>
        <draw:line draw:style-name="gr8" draw:text-style-name="P1" draw:layer="layout" svg:x1="3.803cm" svg:y1="16.824cm" svg:x2="3.803cm" svg:y2="17.462cm">
          <text:p/>
        </draw:line>
        <draw:line draw:style-name="gr8" draw:text-style-name="P1" draw:layer="layout" svg:x1="4.117cm" svg:y1="16.76cm" svg:x2="3.803cm" svg:y2="16.825cm">
          <text:p/>
        </draw:line>
        <draw:line draw:style-name="gr8" draw:text-style-name="P1" draw:layer="layout" svg:x1="4.116cm" svg:y1="16.76cm" svg:x2="4.116cm" svg:y2="17.399cm">
          <text:p/>
        </draw:line>
        <draw:path draw:style-name="gr8" draw:text-style-name="P1" draw:layer="layout" svg:width="0.11cm" svg:height="0.027cm" svg:x="4.162cm" svg:y="17.502cm" svg:viewBox="0 0 111 28" svg:d="M111 25c-42 9-82 0-111-25">
          <text:p/>
        </draw:path>
        <draw:path draw:style-name="gr8" draw:text-style-name="P1" draw:layer="layout" svg:width="0.046cm" svg:height="0.103cm" svg:x="4.116cm" svg:y="17.399cm" svg:viewBox="0 0 47 104" svg:d="M47 104c-30-24-47-62-47-104">
          <text:p/>
        </draw:path>
        <draw:path draw:style-name="gr8" draw:text-style-name="P1" draw:layer="layout" svg:width="0.157cm" svg:height="0.192cm" svg:x="4.397cm" svg:y="17.309cm" svg:viewBox="0 0 158 193" svg:d="M0 193c88-18 158-105 158-193">
          <text:p/>
        </draw:path>
        <draw:line draw:style-name="gr8" draw:text-style-name="P1" draw:layer="layout" svg:x1="4.554cm" svg:y1="16.67cm" svg:x2="4.554cm" svg:y2="17.309cm">
          <text:p/>
        </draw:line>
        <draw:line draw:style-name="gr8" draw:text-style-name="P1" draw:layer="layout" svg:x1="4.868cm" svg:y1="16.607cm" svg:x2="4.554cm" svg:y2="16.671cm">
          <text:p/>
        </draw:line>
        <draw:line draw:style-name="gr8" draw:text-style-name="P1" draw:layer="layout" svg:x1="4.867cm" svg:y1="16.607cm" svg:x2="4.867cm" svg:y2="17.405cm">
          <text:p/>
        </draw:line>
        <draw:path draw:style-name="gr8" draw:text-style-name="P1" draw:layer="layout" svg:width="0.035cm" svg:height="0.087cm" svg:x="4.78cm" svg:y="17.384cm" svg:viewBox="0 0 36 88" svg:d="M0 88c22-25 36-58 36-88">
          <text:p/>
        </draw:path>
        <draw:path draw:style-name="gr8" draw:text-style-name="P1" draw:layer="layout" svg:width="0.209cm" svg:height="0.203cm" svg:x="4.606cm" svg:y="17.296cm" svg:viewBox="0 0 210 204" svg:d="M210 89c0-51-33-87-79-89-48-2-97 30-119 79-23 48-13 100 23 125">
          <text:p/>
        </draw:path>
        <draw:path draw:style-name="gr8" draw:text-style-name="P1" draw:layer="layout" svg:width="0.035cm" svg:height="0.087cm" svg:x="4.029cm" svg:y="17.537cm" svg:viewBox="0 0 36 88" svg:d="M0 88c23-25 36-58 36-88">
          <text:p/>
        </draw:path>
        <draw:path draw:style-name="gr8" draw:text-style-name="P1" draw:layer="layout" svg:width="0.209cm" svg:height="0.203cm" svg:x="3.855cm" svg:y="17.449cm" svg:viewBox="0 0 210 204" svg:d="M210 88c0-49-33-85-79-88-47-2-96 30-118 78-24 49-14 101 23 126">
          <text:p/>
        </draw:path>
        <draw:path draw:style-name="gr8" draw:text-style-name="P1" draw:layer="layout" svg:width="0.036cm" svg:height="0.087cm" svg:x="2.558cm" svg:y="17.837cm" svg:viewBox="0 0 37 88" svg:d="M0 88c24-25 37-56 37-88">
          <text:p/>
        </draw:path>
        <draw:path draw:style-name="gr8" draw:text-style-name="P1" draw:layer="layout" svg:width="0.21cm" svg:height="0.203cm" svg:x="2.384cm" svg:y="17.749cm" svg:viewBox="0 0 211 204" svg:d="M211 88c0-49-33-86-80-88-47-3-96 30-119 78-23 49-13 100 24 126">
          <text:p/>
        </draw:path>
        <draw:line draw:style-name="gr8" draw:text-style-name="P1" draw:layer="layout" svg:x1="2.646cm" svg:y1="17.063cm" svg:x2="2.332cm" svg:y2="17.128cm">
          <text:p/>
        </draw:line>
        <draw:path draw:style-name="gr8" draw:text-style-name="P1" draw:layer="layout" svg:width="0.209cm" svg:height="0.218cm" svg:x="2.384cm" svg:y="17.143cm" svg:viewBox="0 0 210 219" svg:d="M32 201c40 34 107 20 148-31 41-50 41-118 0-151M180 19c-41-34-108-20-148 30-43 50-43 118 0 152">
          <text:p/>
        </draw:path>
        <draw:path draw:style-name="gr8" draw:text-style-name="P1" draw:layer="layout" svg:width="0.21cm" svg:height="0.218cm" svg:x="3.855cm" svg:y="16.842cm" svg:viewBox="0 0 211 219" svg:d="M32 201c41 34 108 20 149-30 40-50 40-119 0-152M181 19c-41-34-108-20-149 30-43 51-43 119 0 152">
          <text:p/>
        </draw:path>
        <draw:path draw:style-name="gr8" draw:text-style-name="P1" draw:layer="layout" svg:width="0.21cm" svg:height="0.218cm" svg:x="4.606cm" svg:y="16.689cm" svg:viewBox="0 0 211 219" svg:d="M31 200c41 34 109 21 150-30 40-50 40-118 0-152M181 18c-41-34-109-19-150 31s-41 118 0 151">
          <text:p/>
        </draw:path>
        <draw:polyline draw:style-name="gr8" draw:text-style-name="P1" draw:layer="layout" svg:width="0.227cm" svg:height="0.134cm" svg:x="3.169cm" svg:y="17.13cm" svg:viewBox="0 0 228 135" draw:points="0,135 18,131 37,126 56,119 75,112 94,103 114,93 133,82 150,71 167,60 182,48 196,36 209,24 219,12 228,0">
          <text:p/>
        </draw:polyline>
        <draw:line draw:style-name="gr8" draw:text-style-name="P1" draw:layer="layout" svg:x1="3.679cm" svg:y1="16.722cm" svg:x2="3.396cm" svg:y2="17.131cm">
          <text:p/>
        </draw:line>
        <draw:line draw:style-name="gr8" draw:text-style-name="P1" draw:layer="layout" svg:x1="3.992cm" svg:y1="16.658cm" svg:x2="3.678cm" svg:y2="16.723cm">
          <text:p/>
        </draw:line>
        <draw:path draw:style-name="gr8" draw:text-style-name="P1" draw:layer="layout" svg:width="0.156cm" svg:height="0.192cm" svg:x="4.286cm" svg:y="17.218cm" svg:viewBox="0 0 157 193" svg:d="M0 193c87-18 157-104 157-193">
          <text:p/>
        </draw:path>
        <draw:line draw:style-name="gr8" draw:text-style-name="P1" draw:layer="layout" svg:x1="4.442cm" svg:y1="16.579cm" svg:x2="4.442cm" svg:y2="17.218cm">
          <text:p/>
        </draw:line>
        <draw:line draw:style-name="gr8" draw:text-style-name="P1" draw:layer="layout" svg:x1="4.537cm" svg:y1="16.56cm" svg:x2="4.442cm" svg:y2="16.58cm">
          <text:p/>
        </draw:line>
        <draw:path draw:style-name="gr8" draw:text-style-name="P1" draw:layer="layout" svg:width="0.021cm" svg:height="0.048cm" svg:x="4.747cm" svg:y="17.329cm" svg:viewBox="0 0 22 49" svg:d="M22 49c0-20-7-38-22-49">
          <text:p/>
        </draw:path>
        <draw:path draw:style-name="gr8" draw:text-style-name="P1" draw:layer="layout" svg:width="0.126cm" svg:height="0.14cm" svg:x="4.621cm" svg:y="17.316cm" svg:viewBox="0 0 127 141" svg:d="M127 13c-29-24-77-14-105 21-29 35-29 83 0 107">
          <text:p/>
        </draw:path>
        <draw:path draw:style-name="gr8" draw:text-style-name="P1" draw:layer="layout" svg:width="0.125cm" svg:height="0.092cm" svg:x="4.643cm" svg:y="17.377cm" svg:viewBox="0 0 126 93" svg:d="M0 80c21 17 53 17 81 0 27-17 45-49 45-80">
          <text:p/>
        </draw:path>
        <draw:path draw:style-name="gr8" draw:text-style-name="P1" draw:layer="layout" svg:width="0.003cm" svg:height="0.004cm" svg:x="4.665cm" svg:y="17.328cm" svg:viewBox="0 0 4 5" svg:d="M0 5c2-1 4-2 4-5">
          <text:p/>
        </draw:path>
        <draw:line draw:style-name="gr8" draw:text-style-name="P1" draw:layer="layout" svg:x1="4.537cm" svg:y1="16.56cm" svg:x2="4.169cm" svg:y2="16.606cm">
          <text:p/>
        </draw:line>
        <draw:path draw:style-name="gr8" draw:text-style-name="P1" draw:layer="layout" svg:width="0.038cm" svg:height="0.027cm" svg:x="4.127cm" svg:y="16.606cm" svg:viewBox="0 0 39 28" svg:d="M0 28c11-16 24-25 39-28">
          <text:p/>
        </draw:path>
        <draw:path draw:style-name="gr8" draw:text-style-name="P1" draw:layer="layout" svg:width="0.003cm" svg:height="0cm" svg:x="4.165cm" svg:y="16.605cm" svg:viewBox="0 0 4 1" svg:d="M0 1c2-1 3-1 4-1">
          <text:p/>
        </draw:path>
        <draw:path draw:style-name="gr8" draw:text-style-name="P1" draw:layer="layout" svg:width="0.031cm" svg:height="0.079cm" svg:x="4.096cm" svg:y="16.633cm" svg:viewBox="0 0 32 80" svg:d="M0 80c7-35 17-62 32-80">
          <text:p/>
        </draw:path>
        <draw:path draw:style-name="gr8" draw:text-style-name="P1" draw:layer="layout" svg:width="0.006cm" svg:height="0.027cm" svg:x="4.09cm" svg:y="16.712cm" svg:viewBox="0 0 7 28" svg:d="M7 0c-1 9-3 19-7 28">
          <text:p/>
        </draw:path>
        <draw:line draw:style-name="gr8" draw:text-style-name="P1" draw:layer="layout" svg:x1="4.286cm" svg:y1="16.779cm" svg:x2="4.208cm" svg:y2="16.716cm">
          <text:p/>
        </draw:line>
        <draw:line draw:style-name="gr8" draw:text-style-name="P1" draw:layer="layout" svg:x1="4.209cm" svg:y1="16.716cm" svg:x2="4.17cm" svg:y2="16.82cm">
          <text:p/>
        </draw:line>
        <draw:line draw:style-name="gr8" draw:text-style-name="P1" draw:layer="layout" svg:x1="4.17cm" svg:y1="16.819cm" svg:x2="4.209cm" svg:y2="16.986cm">
          <text:p/>
        </draw:line>
        <draw:line draw:style-name="gr8" draw:text-style-name="P1" draw:layer="layout" svg:x1="4.208cm" svg:y1="16.985cm" svg:x2="4.286cm" svg:y2="17.049cm">
          <text:p/>
        </draw:line>
        <draw:line draw:style-name="gr8" draw:text-style-name="P1" draw:layer="layout" svg:x1="4.285cm" svg:y1="17.049cm" svg:x2="4.324cm" svg:y2="16.944cm">
          <text:p/>
        </draw:line>
        <draw:line draw:style-name="gr8" draw:text-style-name="P1" draw:layer="layout" svg:x1="4.324cm" svg:y1="16.945cm" svg:x2="4.285cm" svg:y2="16.778cm">
          <text:p/>
        </draw:line>
        <draw:line draw:style-name="gr8" draw:text-style-name="P1" draw:layer="layout" svg:x1="4.868cm" svg:y1="16.608cm" svg:x2="4.755cm" svg:y2="16.516cm">
          <text:p/>
        </draw:line>
        <draw:line draw:style-name="gr8" draw:text-style-name="P1" draw:layer="layout" svg:x1="4.756cm" svg:y1="16.516cm" svg:x2="4.661cm" svg:y2="16.536cm">
          <text:p/>
        </draw:line>
        <draw:path draw:style-name="gr8" draw:text-style-name="P1" draw:layer="layout" svg:width="0.006cm" svg:height="0.012cm" svg:x="4.661cm" svg:y="16.722cm" svg:viewBox="0 0 7 13" svg:d="M0 13c4-5 5-9 7-13">
          <text:p/>
        </draw:path>
        <draw:line draw:style-name="gr8" draw:text-style-name="P1" draw:layer="layout" svg:x1="4.543cm" svg:y1="16.55cm" svg:x2="4.283cm" svg:y2="16.583cm">
          <text:p/>
        </draw:line>
        <draw:path draw:style-name="gr8" draw:text-style-name="P1" draw:layer="layout" svg:width="0.003cm" svg:height="0cm" svg:x="4.279cm" svg:y="16.582cm" svg:viewBox="0 0 4 1" svg:d="M0 1c1-1 2-1 4-1">
          <text:p/>
        </draw:path>
        <draw:line draw:style-name="gr8" draw:text-style-name="P1" draw:layer="layout" svg:x1="4.656cm" svg:y1="16.729cm" svg:x2="4.662cm" svg:y2="16.736cm">
          <text:p/>
        </draw:line>
        <draw:line draw:style-name="gr8" draw:text-style-name="P1" draw:layer="layout" svg:x1="4.662cm" svg:y1="16.535cm" svg:x2="4.554cm" svg:y2="16.549cm">
          <text:p/>
        </draw:line>
        <draw:path draw:style-name="gr8" draw:text-style-name="P1" draw:layer="layout" svg:width="0.035cm" svg:height="0.158cm" svg:x="4.941cm" svg:y="16.843cm" svg:viewBox="0 0 36 159" svg:d="M36 159c-15-52-27-106-36-159">
          <text:p/>
        </draw:path>
        <draw:path draw:style-name="gr8" draw:text-style-name="P1" draw:layer="layout" svg:width="0.048cm" svg:height="0.056cm" svg:x="4.806cm" svg:y="16.54cm" svg:viewBox="0 0 49 57" svg:d="M0 0c17 13 33 32 49 57">
          <text:p/>
        </draw:path>
        <draw:path draw:style-name="gr8" draw:text-style-name="P1" draw:layer="layout" svg:width="0.074cm" svg:height="0.225cm" svg:x="4.867cm" svg:y="16.618cm" svg:viewBox="0 0 75 226" svg:d="M0 0c34 60 62 141 75 226">
          <text:p/>
        </draw:path>
        <draw:line draw:style-name="gr8" draw:text-style-name="P1" draw:layer="layout" svg:x1="4.807cm" svg:y1="16.541cm" svg:x2="4.774cm" svg:y2="16.515cm">
          <text:p/>
        </draw:line>
        <draw:path draw:style-name="gr8" draw:text-style-name="P1" draw:layer="layout" svg:width="0.047cm" svg:height="0.04cm" svg:x="4.666cm" svg:y="16.494cm" svg:viewBox="0 0 48 41" svg:d="M0 41c14-24 30-37 48-41">
          <text:p/>
        </draw:path>
        <draw:path draw:style-name="gr8" draw:text-style-name="P1" draw:layer="layout" svg:width="0.061cm" svg:height="0.022cm" svg:x="4.713cm" svg:y="16.493cm" svg:viewBox="0 0 62 23" svg:d="M0 1c20-4 41 4 62 22">
          <text:p/>
        </draw:path>
        <draw:line draw:style-name="gr8" draw:text-style-name="P1" draw:layer="layout" svg:x1="4.555cm" svg:y1="16.548cm" svg:x2="4.542cm" svg:y2="16.551cm">
          <text:p/>
        </draw:line>
        <draw:path draw:style-name="gr8" draw:text-style-name="P1" draw:layer="layout" svg:width="0.062cm" svg:height="0.021cm" svg:x="4.826cm" svg:y="16.47cm" svg:viewBox="0 0 63 22" svg:d="M0 1c19-4 42 3 63 21">
          <text:p/>
        </draw:path>
        <draw:line draw:style-name="gr8" draw:text-style-name="P1" draw:layer="layout" svg:x1="4.92cm" svg:y1="16.518cm" svg:x2="4.888cm" svg:y2="16.491cm">
          <text:p/>
        </draw:line>
        <draw:path draw:style-name="gr8" draw:text-style-name="P1" draw:layer="layout" svg:width="0.14cm" svg:height="0.402cm" svg:x="5.055cm" svg:y="16.82cm" svg:viewBox="0 0 141 403" svg:d="M141 403c-65-102-117-250-141-403">
          <text:p/>
        </draw:path>
        <draw:path draw:style-name="gr8" draw:text-style-name="P1" draw:layer="layout" svg:width="0.136cm" svg:height="0.303cm" svg:x="4.919cm" svg:y="16.517cm" svg:viewBox="0 0 137 304" svg:d="M0 0c62 49 116 170 137 304">
          <text:p/>
        </draw:path>
        <draw:line draw:style-name="gr8" draw:text-style-name="P1" draw:layer="layout" svg:x1="4.965cm" svg:y1="17.004cm" svg:x2="4.977cm" svg:y2="17.001cm">
          <text:p/>
        </draw:line>
        <draw:line draw:style-name="gr8" draw:text-style-name="P1" draw:layer="layout" svg:x1="4.965cm" svg:y1="17.003cm" svg:x2="4.965cm" svg:y2="17.161cm">
          <text:p/>
        </draw:line>
        <draw:path draw:style-name="gr8" draw:text-style-name="P1" draw:layer="layout" svg:width="0.105cm" svg:height="0.245cm" svg:x="4.965cm" svg:y="17.003cm" svg:viewBox="0 0 106 246" svg:d="M106 246c-42-67-78-152-106-246">
          <text:p/>
        </draw:path>
        <draw:path draw:style-name="gr8" draw:text-style-name="P1" draw:layer="layout" svg:width="0.022cm" svg:height="0.049cm" svg:x="2.525cm" svg:y="17.782cm" svg:viewBox="0 0 23 50" svg:d="M23 50c0-20-8-38-23-50">
          <text:p/>
        </draw:path>
        <draw:path draw:style-name="gr8" draw:text-style-name="P1" draw:layer="layout" svg:width="0.126cm" svg:height="0.14cm" svg:x="2.4cm" svg:y="17.769cm" svg:viewBox="0 0 127 141" svg:d="M127 13c-29-23-75-14-105 21-29 35-29 84 0 107">
          <text:p/>
        </draw:path>
        <draw:path draw:style-name="gr8" draw:text-style-name="P1" draw:layer="layout" svg:width="0.126cm" svg:height="0.092cm" svg:x="2.421cm" svg:y="17.831cm" svg:viewBox="0 0 127 93" svg:d="M0 79c22 18 54 18 81 0 28-17 46-49 46-79">
          <text:p/>
        </draw:path>
        <draw:path draw:style-name="gr8" draw:text-style-name="P1" draw:layer="layout" svg:width="0.021cm" svg:height="0.049cm" svg:x="3.996cm" svg:y="17.482cm" svg:viewBox="0 0 22 50" svg:d="M22 50c0-20-7-39-22-50">
          <text:p/>
        </draw:path>
        <draw:path draw:style-name="gr8" draw:text-style-name="P1" draw:layer="layout" svg:width="0.126cm" svg:height="0.14cm" svg:x="3.87cm" svg:y="17.469cm" svg:viewBox="0 0 127 141" svg:d="M127 13c-29-24-77-14-105 21-29 35-29 84 0 107">
          <text:p/>
        </draw:path>
        <draw:path draw:style-name="gr8" draw:text-style-name="P1" draw:layer="layout" svg:width="0.125cm" svg:height="0.091cm" svg:x="3.892cm" svg:y="17.531cm" svg:viewBox="0 0 126 92" svg:d="M0 79c21 17 53 17 81 0 27-18 45-49 45-79">
          <text:p/>
        </draw:path>
        <draw:line draw:style-name="gr8" draw:text-style-name="P1" draw:layer="layout" svg:x1="2.521cm" svg:y1="16.958cm" svg:x2="2.207cm" svg:y2="17.023cm">
          <text:p/>
        </draw:line>
        <draw:line draw:style-name="gr8" draw:text-style-name="P1" draw:layer="layout" svg:x1="2.332cm" svg:y1="17.127cm" svg:x2="2.332cm" svg:y2="17.124cm">
          <text:p/>
        </draw:line>
        <draw:line draw:style-name="gr8" draw:text-style-name="P1" draw:layer="layout" svg:x1="2.333cm" svg:y1="17.125cm" svg:x2="2.207cm" svg:y2="17.022cm">
          <text:p/>
        </draw:line>
        <draw:line draw:style-name="gr8" draw:text-style-name="P1" draw:layer="layout" svg:x1="3.804cm" svg:y1="16.825cm" svg:x2="3.678cm" svg:y2="16.722cm">
          <text:p/>
        </draw:line>
        <draw:line draw:style-name="gr8" draw:text-style-name="P1" draw:layer="layout" svg:x1="3.991cm" svg:y1="16.658cm" svg:x2="4.117cm" svg:y2="16.761cm">
          <text:p/>
        </draw:line>
        <draw:line draw:style-name="gr8" draw:text-style-name="P1" draw:layer="layout" svg:x1="4.442cm" svg:y1="16.579cm" svg:x2="4.555cm" svg:y2="16.671cm">
          <text:p/>
        </draw:line>
        <draw:line draw:style-name="gr8" draw:text-style-name="P1" draw:layer="layout" svg:x1="4.662cm" svg:y1="16.535cm" svg:x2="4.536cm" svg:y2="16.561cm">
          <text:p/>
        </draw:line>
        <draw:line draw:style-name="gr8" draw:text-style-name="P1" draw:layer="layout" svg:x1="2.645cm" svg:y1="17.063cm" svg:x2="2.645cm" svg:y2="17.06cm">
          <text:p/>
        </draw:line>
        <draw:line draw:style-name="gr8" draw:text-style-name="P1" draw:layer="layout" svg:x1="2.646cm" svg:y1="17.06cm" svg:x2="2.332cm" svg:y2="17.125cm">
          <text:p/>
        </draw:line>
        <draw:path draw:style-name="gr8" draw:text-style-name="P1" draw:layer="layout" svg:width="0.022cm" svg:height="0.049cm" svg:x="2.525cm" svg:y="17.175cm" svg:viewBox="0 0 23 50" svg:d="M23 50c0-21-8-38-23-50">
          <text:p/>
        </draw:path>
        <draw:path draw:style-name="gr8" draw:text-style-name="P1" draw:layer="layout" svg:width="0.126cm" svg:height="0.141cm" svg:x="2.4cm" svg:y="17.162cm" svg:viewBox="0 0 127 142" svg:d="M127 13c-29-23-75-14-105 21-29 36-29 83 0 108">
          <text:p/>
        </draw:path>
        <draw:path draw:style-name="gr8" draw:text-style-name="P1" draw:layer="layout" svg:width="0.126cm" svg:height="0.092cm" svg:x="2.421cm" svg:y="17.224cm" svg:viewBox="0 0 127 93" svg:d="M0 80c22 17 54 17 81 0 28-18 46-49 46-80">
          <text:p/>
        </draw:path>
        <draw:path draw:style-name="gr8" draw:text-style-name="P1" draw:layer="layout" svg:width="0.021cm" svg:height="0.049cm" svg:x="3.996cm" svg:y="16.875cm" svg:viewBox="0 0 22 50" svg:d="M22 50c0-21-7-39-22-50">
          <text:p/>
        </draw:path>
        <draw:path draw:style-name="gr8" draw:text-style-name="P1" draw:layer="layout" svg:width="0.126cm" svg:height="0.139cm" svg:x="3.87cm" svg:y="16.862cm" svg:viewBox="0 0 127 140" svg:d="M127 13c-29-24-77-15-105 21-29 35-29 83 0 106">
          <text:p/>
        </draw:path>
        <draw:path draw:style-name="gr8" draw:text-style-name="P1" draw:layer="layout" svg:width="0.125cm" svg:height="0.092cm" svg:x="3.892cm" svg:y="16.924cm" svg:viewBox="0 0 126 93" svg:d="M0 79c21 18 53 18 81 0 27-17 45-49 45-79">
          <text:p/>
        </draw:path>
        <draw:path draw:style-name="gr8" draw:text-style-name="P1" draw:layer="layout" svg:width="0.021cm" svg:height="0.048cm" svg:x="4.747cm" svg:y="16.722cm" svg:viewBox="0 0 22 49" svg:d="M22 49c0-19-7-37-22-49">
          <text:p/>
        </draw:path>
        <draw:path draw:style-name="gr8" draw:text-style-name="P1" draw:layer="layout" svg:width="0.126cm" svg:height="0.14cm" svg:x="4.621cm" svg:y="16.709cm" svg:viewBox="0 0 127 141" svg:d="M127 13c-29-24-77-14-105 22-29 35-29 83 0 106">
          <text:p/>
        </draw:path>
        <draw:path draw:style-name="gr8" draw:text-style-name="P1" draw:layer="layout" svg:width="0.125cm" svg:height="0.092cm" svg:x="4.643cm" svg:y="16.77cm" svg:viewBox="0 0 126 93" svg:d="M0 80c21 17 53 17 81 0 27-17 45-48 45-80">
          <text:p/>
        </draw:path>
        <draw:line draw:style-name="gr8" draw:text-style-name="P1" draw:layer="layout" svg:x1="4.254cm" svg:y1="16.752cm" svg:x2="4.233cm" svg:y2="16.808cm">
          <text:p/>
        </draw:line>
        <draw:line draw:style-name="gr8" draw:text-style-name="P1" draw:layer="layout" svg:x1="4.17cm" svg:y1="16.82cm" svg:x2="4.234cm" svg:y2="16.807cm">
          <text:p/>
        </draw:line>
        <draw:line draw:style-name="gr8" draw:text-style-name="P1" draw:layer="layout" svg:x1="4.233cm" svg:y1="16.807cm" svg:x2="4.272cm" svg:y2="16.974cm">
          <text:p/>
        </draw:line>
        <draw:line draw:style-name="gr8" draw:text-style-name="P1" draw:layer="layout" svg:x1="4.208cm" svg:y1="16.986cm" svg:x2="4.272cm" svg:y2="16.973cm">
          <text:p/>
        </draw:line>
        <draw:line draw:style-name="gr8" draw:text-style-name="P1" draw:layer="layout" svg:x1="4.271cm" svg:y1="16.973cm" svg:x2="4.304cm" svg:y2="17cm">
          <text:p/>
        </draw:line>
        <draw:path draw:style-name="gr8" draw:text-style-name="P1" draw:layer="layout" svg:width="0.018cm" svg:height="0.056cm" svg:x="4.267cm" svg:y="16.779cm" svg:viewBox="0 0 19 57" svg:d="M0 57c0-28 7-50 19-57">
          <text:p/>
        </draw:path>
        <draw:path draw:style-name="gr8" draw:text-style-name="P1" draw:layer="layout" svg:width="0.05cm" svg:height="0.124cm" svg:x="4.267cm" svg:y="16.835cm" svg:viewBox="0 0 51 125" svg:d="M51 125c-12-5-25-22-36-47-9-24-15-53-15-78">
          <text:p/>
        </draw:path>
        <draw:line draw:style-name="gr8" draw:text-style-name="P1" draw:layer="layout" svg:x1="2.646cm" svg:y1="17.061cm" svg:x2="2.52cm" svg:y2="16.958cm">
          <text:p/>
        </draw:line>
        <draw:line draw:style-name="gr8" draw:text-style-name="P1" draw:layer="layout" svg:x1="4.165cm" svg:y1="16.607cm" svg:x2="4.28cm" svg:y2="16.583cm">
          <text:p/>
        </draw:line>
        <draw:line draw:style-name="gr8" draw:text-style-name="P1" draw:layer="layout" svg:x1="4.713cm" svg:y1="16.495cm" svg:x2="4.827cm" svg:y2="16.471cm">
          <text:p/>
        </draw:line>
        <draw:path draw:style-name="gr6" draw:text-style-name="P3" draw:layer="layout" svg:width="10.283cm" svg:height="3.499cm" svg:x="2.107cm" svg:y="7.468cm" svg:viewBox="0 0 10284 3500" svg:d="M7821 2650h2463v-150h-774-363-37-1012v-2500h-1000v2000c0 276-224 500-500 500h-399c-223 0-418-147-480-360-12-40-20-88-20-140 0 48 6 95 20 140-12-40-20-88-20-140v-2000h-1000v2000c0 276-224 500-500 500h-2699c-68 0-132-13-190-37-48-20-93-47-133-81-43-36-81-80-113-136-20-36-37-76-49-125-10-36-15-78-15-121v-1990h-1000v-10h1000v10 1990c0 43 5 85 15 121 12 49 29 89 49 125 32 56 70 100 113 136 40 34 85 61 133 81 58 24 122 37 190 37h2699c276 0 500-224 500-500v-2000h1000v2000c0 48 6 95 20 140 62 213 257 360 480 360h399c276 0 500-224 500-500v-2000h1000v2500h1012v-22-24-27-29-31-32-35-37-39-40-42-44-46-47-4l37-4c0-120 0-254 0-397v-73-71-68-63-60-54-48-43-37-30-24-18-10-3h363v3 10 18 24 30 37 43 48 54 60 63 68 71 73 87 85 82 79 75 72 69 64 60 55 51 45 41 35h774v150 850h-10284v-850-2640 2640h277c-115-102-145-270-73-406s227-206 376-169c150 37 255 171 255 325 0 96-41 186-112 250h4253c-115-102-145-270-73-406s227-206 376-169c150 37 255 171 255 325 0 96-41 186-112 250h1953c-115-102-145-270-73-406s227-206 376-169c150 37 255 171 255 325 0 96-41 186-112 250z">
          <text:p/>
        </draw:path>
        <draw:polygon draw:style-name="gr7" draw:text-style-name="P1" draw:layer="layout" svg:width="0cm" svg:height="0cm" svg:x="7.251cm" svg:y="9.257cm" svg:viewBox="0 0 0 0" draw:points="0,0">
          <text:p/>
        </draw:polygon>
        <draw:polygon draw:style-name="gr6" draw:text-style-name="P3" draw:layer="layout" svg:width="10.283cm" svg:height="0.85cm" svg:x="2.107cm" svg:y="10.117cm" svg:viewBox="0 0 10284 851" draw:points="0,851 0,0 277,0 308,12 340,23 372,31 404,38 436,42 468,45 500,46 532,45 564,42 596,38 628,31 660,23 691,12 723,0 4976,0 5007,12 5039,23 5071,31 5103,38 5135,42 5167,45 5199,46 5231,45 5263,42 5295,38 5327,31 5359,23 5390,12 5422,0 7375,0 7406,12 7438,23 7470,31 7502,38 7534,42 7566,45 7598,46 7630,45 7662,42 7694,38 7726,31 7758,23 7789,12 7821,0 10284,0 10284,851">
          <text:p/>
        </draw:polygon>
        <draw:polygon draw:style-name="gr7" draw:text-style-name="P1" draw:layer="layout" svg:width="0cm" svg:height="0cm" svg:x="7.251cm" svg:y="9.257cm" svg:viewBox="0 0 0 0" draw:points="0,0">
          <text:p/>
        </draw:polygon>
        <draw:path draw:style-name="gr6" draw:text-style-name="P3" draw:layer="layout" svg:width="0.4cm" svg:height="1.501cm" svg:x="11.216cm" svg:y="8.466cm" svg:viewBox="0 0 401 1502" svg:d="M37 1502h364v-35-41-45-51-56-60-64-69-72-75-79-82-85-87-73-71-68-63-59-54-48-43-37-30-24-18-10-3h-364v3 10 18 24 30 37 43 48 54 59 63 68 71 73c0 143 0 277 0 397v8h-37l37-4-37 500v-22-24-27-29-31-32-35-38-39-40-42-44-46-47l37 496h-37z">
          <text:p/>
        </draw:path>
        <draw:polygon draw:style-name="gr7" draw:text-style-name="P1" draw:layer="layout" svg:width="0cm" svg:height="0cm" svg:x="7.251cm" svg:y="9.257cm" svg:viewBox="0 0 0 0" draw:points="0,0">
          <text:p/>
        </draw:polygon>
        <draw:path draw:style-name="gr6" draw:text-style-name="P3" draw:layer="layout" svg:width="0.67cm" svg:height="0.67cm" svg:x="2.272cm" svg:y="7.633cm" svg:viewBox="0 0 671 671" svg:d="M671 336c0 185-150 335-335 335s-336-150-336-335 151-336 336-336 335 151 335 336z">
          <text:p/>
        </draw:path>
        <draw:polygon draw:style-name="gr7" draw:text-style-name="P1" draw:layer="layout" svg:width="0cm" svg:height="0cm" svg:x="7.251cm" svg:y="9.257cm" svg:viewBox="0 0 0 0" draw:points="0,0">
          <text:p/>
        </draw:polygon>
        <draw:path draw:style-name="gr6" draw:text-style-name="P3" draw:layer="layout" svg:width="0.67cm" svg:height="0.67cm" svg:x="6.97cm" svg:y="7.633cm" svg:viewBox="0 0 671 671" svg:d="M671 336c0 185-150 335-335 335s-336-150-336-335 151-336 336-336 335 151 335 336z">
          <text:p/>
        </draw:path>
        <draw:polygon draw:style-name="gr7" draw:text-style-name="P1" draw:layer="layout" svg:width="0cm" svg:height="0cm" svg:x="7.251cm" svg:y="9.257cm" svg:viewBox="0 0 0 0" draw:points="0,0">
          <text:p/>
        </draw:polygon>
        <draw:path draw:style-name="gr6" draw:text-style-name="P3" draw:layer="layout" svg:width="0.67cm" svg:height="0.67cm" svg:x="9.369cm" svg:y="7.633cm" svg:viewBox="0 0 671 671" svg:d="M671 336c0 185-150 335-335 335-186 0-336-150-336-335s150-336 336-336c185 0 335 151 335 336z">
          <text:p/>
        </draw:path>
        <draw:polygon draw:style-name="gr7" draw:text-style-name="P1" draw:layer="layout" svg:width="0cm" svg:height="0cm" svg:x="7.251cm" svg:y="9.257cm" svg:viewBox="0 0 0 0" draw:points="0,0">
          <text:p/>
        </draw:polygon>
        <draw:path draw:style-name="gr6" draw:text-style-name="P3" draw:layer="layout" svg:width="0.67cm" svg:height="0.631cm" svg:x="9.369cm" svg:y="9.532cm" svg:viewBox="0 0 671 632" svg:d="M559 586c71-64 112-154 112-250 0-155-105-289-255-326s-305 33-377 169c-72 137-42 305 73 407l31 12 32 11 32 8 32 7 32 4 32 3 33 1 32-1 32-3 32-4 32-7 32-8 31-11z">
          <text:p/>
        </draw:path>
        <draw:polygon draw:style-name="gr7" draw:text-style-name="P1" draw:layer="layout" svg:width="0cm" svg:height="0cm" svg:x="7.251cm" svg:y="9.257cm" svg:viewBox="0 0 0 0" draw:points="0,0">
          <text:p/>
        </draw:polygon>
        <draw:path draw:style-name="gr6" draw:text-style-name="P3" draw:layer="layout" svg:width="0.67cm" svg:height="0.631cm" svg:x="6.97cm" svg:y="9.532cm" svg:viewBox="0 0 671 632" svg:d="M559 586c71-64 112-154 112-250 0-155-105-289-255-326-149-37-304 33-377 169-72 137-42 305 74 407l31 12 32 11 32 8 32 7 32 4 32 3 32 1 32-1 32-3 32-4 32-7 32-8 31-11z">
          <text:p/>
        </draw:path>
        <draw:polygon draw:style-name="gr7" draw:text-style-name="P1" draw:layer="layout" svg:width="0cm" svg:height="0cm" svg:x="7.251cm" svg:y="9.257cm" svg:viewBox="0 0 0 0" draw:points="0,0">
          <text:p/>
        </draw:polygon>
        <draw:path draw:style-name="gr6" draw:text-style-name="P3" draw:layer="layout" svg:width="0.67cm" svg:height="0.631cm" svg:x="2.272cm" svg:y="9.532cm" svg:viewBox="0 0 671 632" svg:d="M559 586c71-64 112-154 112-250 0-155-105-289-255-326-149-37-304 33-377 169-72 137-42 305 74 407l31 12 32 11 32 8 32 7 32 4 32 3 32 1 32-1 32-3 32-4 32-7 32-8 31-11z">
          <text:p/>
        </draw:path>
        <draw:polygon draw:style-name="gr7" draw:text-style-name="P1" draw:layer="layout" svg:width="0cm" svg:height="0cm" svg:x="7.251cm" svg:y="9.257cm" svg:viewBox="0 0 0 0" draw:points="0,0">
          <text:p/>
        </draw:polygon>
        <draw:path draw:style-name="gr6" draw:text-style-name="P3" draw:layer="layout" svg:width="0.47cm" svg:height="0.47cm" svg:x="9.469cm" svg:y="7.733cm" svg:viewBox="0 0 471 471" svg:d="M436 359c23-37 35-79 35-123s-12-86-35-123c-43-70-119-113-200-113-82 0-158 43-201 113-47 75-47 171 0 246 43 70 119 112 201 112 81 0 157-42 200-112z">
          <text:p/>
        </draw:path>
        <draw:polygon draw:style-name="gr7" draw:text-style-name="P1" draw:layer="layout" svg:width="0cm" svg:height="0cm" svg:x="7.251cm" svg:y="9.257cm" svg:viewBox="0 0 0 0" draw:points="0,0">
          <text:p/>
        </draw:polygon>
        <draw:path draw:style-name="gr6" draw:text-style-name="P3" draw:layer="layout" svg:width="0.47cm" svg:height="0.47cm" svg:x="9.469cm" svg:y="9.632cm" svg:viewBox="0 0 471 471" svg:d="M448 335c15-31 23-65 23-100 0-43-12-86-35-123-43-70-119-112-200-112-82 0-158 42-201 112-42 67-46 151-13 223 39 82 122 136 214 136 91 0 174-54 212-136z">
          <text:p/>
        </draw:path>
        <draw:polygon draw:style-name="gr7" draw:text-style-name="P1" draw:layer="layout" svg:width="0cm" svg:height="0cm" svg:x="7.251cm" svg:y="9.257cm" svg:viewBox="0 0 0 0" draw:points="0,0">
          <text:p/>
        </draw:polygon>
        <draw:path draw:style-name="gr6" draw:text-style-name="P3" draw:layer="layout" svg:width="0.47cm" svg:height="0.47cm" svg:x="2.372cm" svg:y="7.733cm" svg:viewBox="0 0 471 471" svg:d="M471 236c0 130-105 235-235 235-131 0-236-105-236-235s105-236 236-236c130 0 235 106 235 236z">
          <text:p/>
        </draw:path>
        <draw:polygon draw:style-name="gr7" draw:text-style-name="P1" draw:layer="layout" svg:width="0cm" svg:height="0cm" svg:x="7.251cm" svg:y="9.257cm" svg:viewBox="0 0 0 0" draw:points="0,0">
          <text:p/>
        </draw:polygon>
        <draw:path draw:style-name="gr6" draw:text-style-name="P3" draw:layer="layout" svg:width="0.47cm" svg:height="0.47cm" svg:x="7.07cm" svg:y="9.632cm" svg:viewBox="0 0 471 471" svg:d="M471 235c0 130-105 236-235 236-131 0-236-106-236-236s105-235 236-235c130 0 235 105 235 235z">
          <text:p/>
        </draw:path>
        <draw:polygon draw:style-name="gr7" draw:text-style-name="P1" draw:layer="layout" svg:width="0cm" svg:height="0cm" svg:x="7.251cm" svg:y="9.257cm" svg:viewBox="0 0 0 0" draw:points="0,0">
          <text:p/>
        </draw:polygon>
        <draw:path draw:style-name="gr6" draw:text-style-name="P3" draw:layer="layout" svg:width="0.47cm" svg:height="0.47cm" svg:x="7.07cm" svg:y="7.733cm" svg:viewBox="0 0 471 471" svg:d="M471 236c0 130-105 235-235 235-131 0-236-105-236-235s105-236 236-236c130 0 235 106 235 236z">
          <text:p/>
        </draw:path>
        <draw:polygon draw:style-name="gr7" draw:text-style-name="P1" draw:layer="layout" svg:width="0cm" svg:height="0cm" svg:x="7.251cm" svg:y="9.257cm" svg:viewBox="0 0 0 0" draw:points="0,0">
          <text:p/>
        </draw:polygon>
        <draw:path draw:style-name="gr6" draw:text-style-name="P3" draw:layer="layout" svg:width="0.47cm" svg:height="0.47cm" svg:x="2.372cm" svg:y="9.632cm" svg:viewBox="0 0 471 471" svg:d="M471 235c0 130-105 236-235 236-131 0-236-106-236-236s105-235 236-235c130 0 235 105 235 235z">
          <text:p/>
        </draw:path>
        <draw:polygon draw:style-name="gr7" draw:text-style-name="P1" draw:layer="layout" svg:width="0cm" svg:height="0cm" svg:x="7.251cm" svg:y="9.257cm" svg:viewBox="0 0 0 0" draw:points="0,0">
          <text:p/>
        </draw:polygon>
        <draw:path draw:style-name="gr6" draw:text-style-name="P3" draw:layer="layout" svg:width="0.425cm" svg:height="0.47cm" svg:x="9.491cm" svg:y="9.632cm" svg:viewBox="0 0 426 471" svg:d="M426 335h-12v-223c-43-70-119-112-200-112-82 0-158 42-201 112v223h-13c39 82 123 136 214 136s174-54 212-136z">
          <text:p/>
        </draw:path>
        <draw:polygon draw:style-name="gr7" draw:text-style-name="P1" draw:layer="layout" svg:width="0cm" svg:height="0cm" svg:x="7.251cm" svg:y="9.257cm" svg:viewBox="0 0 0 0" draw:points="0,0">
          <text:p/>
        </draw:polygon>
        <draw:path draw:style-name="gr6" draw:text-style-name="P3" draw:layer="layout" svg:width="0.4cm" svg:height="0.47cm" svg:x="9.504cm" svg:y="7.733cm" svg:viewBox="0 0 401 471" svg:d="M401 359v-246c-43-70-119-113-201-113s-157 43-200 113v246c43 70 118 112 200 112s158-42 201-112z">
          <text:p/>
        </draw:path>
        <draw:polygon draw:style-name="gr7" draw:text-style-name="P1" draw:layer="layout" svg:width="0cm" svg:height="0cm" svg:x="7.251cm" svg:y="9.257cm" svg:viewBox="0 0 0 0" draw:points="0,0">
          <text:p/>
        </draw:polygon>
        <draw:polygon draw:style-name="gr6" draw:text-style-name="P3" draw:layer="layout" svg:width="1cm" svg:height="0.01cm" svg:x="2.107cm" svg:y="7.468cm" svg:viewBox="0 0 1001 11" draw:points="1001,11 1001,0 0,0 0,11">
          <text:p/>
        </draw:polygon>
        <draw:polygon draw:style-name="gr7" draw:text-style-name="P1" draw:layer="layout" svg:width="0cm" svg:height="0cm" svg:x="7.251cm" svg:y="9.257cm" svg:viewBox="0 0 0 0" draw:points="0,0">
          <text:p/>
        </draw:polygon>
        <draw:path draw:style-name="gr6" draw:text-style-name="P3" draw:layer="layout" svg:width="0.035cm" svg:height="0.246cm" svg:x="9.904cm" svg:y="7.845cm" svg:viewBox="0 0 36 247" svg:d="M0 247c24-37 36-79 36-124 0-44-12-86-36-123z">
          <text:p/>
        </draw:path>
        <draw:polygon draw:style-name="gr7" draw:text-style-name="P1" draw:layer="layout" svg:width="0cm" svg:height="0cm" svg:x="7.251cm" svg:y="9.257cm" svg:viewBox="0 0 0 0" draw:points="0,0">
          <text:p/>
        </draw:polygon>
        <draw:path draw:style-name="gr6" draw:text-style-name="P3" draw:layer="layout" svg:width="0.036cm" svg:height="0.246cm" svg:x="9.469cm" svg:y="7.845cm" svg:viewBox="0 0 37 247" svg:d="M37 0c-49 75-49 172 0 247z">
          <text:p/>
        </draw:path>
        <draw:polygon draw:style-name="gr7" draw:text-style-name="P1" draw:layer="layout" svg:width="0cm" svg:height="0cm" svg:x="7.251cm" svg:y="9.257cm" svg:viewBox="0 0 0 0" draw:points="0,0">
          <text:p/>
        </draw:polygon>
        <draw:path draw:style-name="gr6" draw:text-style-name="P3" draw:layer="layout" svg:width="0.035cm" svg:height="0.223cm" svg:x="9.904cm" svg:y="9.744cm" svg:viewBox="0 0 36 224" svg:d="M13 224c15-31 23-66 23-101 0-43-12-86-36-123v224z">
          <text:p/>
        </draw:path>
        <draw:polygon draw:style-name="gr7" draw:text-style-name="P1" draw:layer="layout" svg:width="0cm" svg:height="0cm" svg:x="7.251cm" svg:y="9.257cm" svg:viewBox="0 0 0 0" draw:points="0,0">
          <text:p/>
        </draw:polygon>
        <draw:path draw:style-name="gr6" draw:text-style-name="P3" draw:layer="layout" svg:width="0.036cm" svg:height="0.223cm" svg:x="9.469cm" svg:y="9.744cm" svg:viewBox="0 0 37 224" svg:d="M37 0v224h-14c-34-73-30-157 14-224z">
          <text:p/>
        </draw:path>
        <draw:polygon draw:style-name="gr7" draw:text-style-name="P1" draw:layer="layout" svg:width="0cm" svg:height="0cm" svg:x="7.251cm" svg:y="9.257cm" svg:viewBox="0 0 0 0" draw:points="0,0">
          <text:p/>
        </draw:polygon>
        <draw:polygon draw:style-name="gr6" draw:text-style-name="P3" draw:layer="layout" svg:width="0.037cm" svg:height="0.008cm" svg:x="11.216cm" svg:y="9.464cm" svg:viewBox="0 0 38 9" draw:points="0,0 0,9 38,5 38,9 38,0 0,0 38,5">
          <text:p/>
        </draw:polygon>
        <draw:polygon draw:style-name="gr7" draw:text-style-name="P1" draw:layer="layout" svg:width="0cm" svg:height="0cm" svg:x="7.251cm" svg:y="9.257cm" svg:viewBox="0 0 0 0" draw:points="0,0">
          <text:p/>
        </draw:polygon>
        <draw:line draw:style-name="gr8" draw:text-style-name="P1" draw:layer="layout" svg:x1="2.107cm" svg:y1="10.967cm" svg:x2="12.39cm" svg:y2="10.967cm">
          <text:p/>
        </draw:line>
        <draw:line draw:style-name="gr8" draw:text-style-name="P1" draw:layer="layout" svg:x1="6.305cm" svg:y1="9.967cm" svg:x2="3.607cm" svg:y2="9.967cm">
          <text:p/>
        </draw:line>
        <draw:line draw:style-name="gr8" draw:text-style-name="P1" draw:layer="layout" svg:x1="8.704cm" svg:y1="9.967cm" svg:x2="8.305cm" svg:y2="9.967cm">
          <text:p/>
        </draw:line>
        <draw:line draw:style-name="gr8" draw:text-style-name="P1" draw:layer="layout" svg:x1="9.504cm" svg:y1="9.967cm" svg:x2="9.491cm" svg:y2="9.967cm">
          <text:p/>
        </draw:line>
        <draw:line draw:style-name="gr8" draw:text-style-name="P1" draw:layer="layout" svg:x1="10.204cm" svg:y1="9.967cm" svg:x2="12.39cm" svg:y2="9.967cm">
          <text:p/>
        </draw:line>
        <draw:line draw:style-name="gr8" draw:text-style-name="P1" draw:layer="layout" svg:x1="9.916cm" svg:y1="9.967cm" svg:x2="9.904cm" svg:y2="9.967cm">
          <text:p/>
        </draw:line>
        <draw:line draw:style-name="gr8" draw:text-style-name="P1" draw:layer="layout" svg:x1="11.253cm" svg:y1="9.967cm" svg:x2="10.204cm" svg:y2="9.967cm">
          <text:p/>
        </draw:line>
        <draw:line draw:style-name="gr8" draw:text-style-name="P1" draw:layer="layout" svg:x1="12.39cm" svg:y1="10.117cm" svg:x2="12.39cm" svg:y2="10.967cm">
          <text:p/>
        </draw:line>
        <draw:line draw:style-name="gr8" draw:text-style-name="P1" draw:layer="layout" svg:x1="12.39cm" svg:y1="10.117cm" svg:x2="12.39cm" svg:y2="9.967cm">
          <text:p/>
        </draw:line>
        <draw:line draw:style-name="gr8" draw:text-style-name="P1" draw:layer="layout" svg:x1="2.107cm" svg:y1="10.967cm" svg:x2="2.107cm" svg:y2="10.117cm">
          <text:p/>
        </draw:line>
        <draw:line draw:style-name="gr8" draw:text-style-name="P1" draw:layer="layout" svg:x1="2.107cm" svg:y1="10.117cm" svg:x2="2.384cm" svg:y2="10.117cm">
          <text:p/>
        </draw:line>
        <draw:polyline draw:style-name="gr8" draw:text-style-name="P1" draw:layer="layout" svg:width="0.446cm" svg:height="0.046cm" svg:x="2.384cm" svg:y="10.117cm" svg:viewBox="0 0 447 47" draw:points="0,0 31,12 63,23 96,32 128,39 160,43 192,46 224,47 256,46 288,43 320,39 352,32 384,23 415,12 447,0">
          <text:p/>
        </draw:polyline>
        <draw:line draw:style-name="gr8" draw:text-style-name="P1" draw:layer="layout" svg:x1="2.83cm" svg:y1="10.117cm" svg:x2="7.082cm" svg:y2="10.117cm">
          <text:p/>
        </draw:line>
        <draw:polyline draw:style-name="gr8" draw:text-style-name="P1" draw:layer="layout" svg:width="0.446cm" svg:height="0.046cm" svg:x="7.082cm" svg:y="10.117cm" svg:viewBox="0 0 447 47" draw:points="0,0 31,12 63,23 95,32 127,39 159,43 191,46 223,47 255,46 288,43 320,39 352,32 384,23 415,12 447,0">
          <text:p/>
        </draw:polyline>
        <draw:line draw:style-name="gr8" draw:text-style-name="P1" draw:layer="layout" svg:x1="7.528cm" svg:y1="10.117cm" svg:x2="9.481cm" svg:y2="10.117cm">
          <text:p/>
        </draw:line>
        <draw:polyline draw:style-name="gr8" draw:text-style-name="P1" draw:layer="layout" svg:width="0.446cm" svg:height="0.046cm" svg:x="9.481cm" svg:y="10.117cm" svg:viewBox="0 0 447 47" draw:points="0,0 31,12 63,23 96,32 128,39 160,43 192,46 224,47 256,46 288,43 320,39 352,32 384,23 415,12 447,0">
          <text:p/>
        </draw:polyline>
        <draw:line draw:style-name="gr8" draw:text-style-name="P1" draw:layer="layout" svg:x1="9.927cm" svg:y1="10.117cm" svg:x2="12.39cm" svg:y2="10.117cm">
          <text:p/>
        </draw:line>
        <draw:line draw:style-name="gr8" draw:text-style-name="P1" draw:layer="layout" svg:x1="2.107cm" svg:y1="10.117cm" svg:x2="2.107cm" svg:y2="7.478cm">
          <text:p/>
        </draw:line>
        <draw:path draw:style-name="gr8" draw:text-style-name="P1" draw:layer="layout" svg:width="0.5cm" svg:height="0.5cm" svg:x="3.107cm" svg:y="9.467cm" svg:viewBox="0 0 501 501" svg:d="M501 501c-276 0-501-224-501-501">
          <text:p/>
        </draw:path>
        <draw:path draw:style-name="gr8" draw:text-style-name="P1" draw:layer="layout" svg:width="0.5cm" svg:height="0.5cm" svg:x="3.107cm" svg:y="9.467cm" svg:viewBox="0 0 501 501" svg:d="M501 501c-68 0-132-13-190-37-48-20-93-47-133-81-44-36-82-80-114-137-20-36-37-76-49-125-10-36-15-78-15-121">
          <text:p/>
        </draw:path>
        <draw:line draw:style-name="gr8" draw:text-style-name="P1" draw:layer="layout" svg:x1="3.107cm" svg:y1="7.478cm" svg:x2="3.107cm" svg:y2="9.467cm">
          <text:p/>
        </draw:line>
        <draw:path draw:style-name="gr8" draw:text-style-name="P1" draw:layer="layout" svg:width="0.5cm" svg:height="0.5cm" svg:x="6.305cm" svg:y="9.467cm" svg:viewBox="0 0 501 501" svg:d="M0 501c276 0 501-224 501-501">
          <text:p/>
        </draw:path>
        <draw:line draw:style-name="gr8" draw:text-style-name="P1" draw:layer="layout" svg:x1="6.805cm" svg:y1="7.468cm" svg:x2="6.805cm" svg:y2="9.467cm">
          <text:p/>
        </draw:line>
        <draw:line draw:style-name="gr8" draw:text-style-name="P1" draw:layer="layout" svg:x1="7.805cm" svg:y1="7.468cm" svg:x2="6.805cm" svg:y2="7.468cm">
          <text:p/>
        </draw:line>
        <draw:line draw:style-name="gr8" draw:text-style-name="P1" draw:layer="layout" svg:x1="7.805cm" svg:y1="7.468cm" svg:x2="7.805cm" svg:y2="9.467cm">
          <text:p/>
        </draw:line>
        <draw:path draw:style-name="gr8" draw:text-style-name="P1" draw:layer="layout" svg:width="0.5cm" svg:height="0.5cm" svg:x="7.805cm" svg:y="9.467cm" svg:viewBox="0 0 501 501" svg:d="M501 501c-278 0-501-224-501-501">
          <text:p/>
        </draw:path>
        <draw:path draw:style-name="gr8" draw:text-style-name="P1" draw:layer="layout" svg:width="0.5cm" svg:height="0.5cm" svg:x="8.704cm" svg:y="9.467cm" svg:viewBox="0 0 501 501" svg:d="M0 501c277 0 501-224 501-501">
          <text:p/>
        </draw:path>
        <draw:line draw:style-name="gr8" draw:text-style-name="P1" draw:layer="layout" svg:x1="9.204cm" svg:y1="7.468cm" svg:x2="9.204cm" svg:y2="9.467cm">
          <text:p/>
        </draw:line>
        <draw:line draw:style-name="gr8" draw:text-style-name="P1" draw:layer="layout" svg:x1="10.204cm" svg:y1="7.468cm" svg:x2="9.204cm" svg:y2="7.468cm">
          <text:p/>
        </draw:line>
        <draw:line draw:style-name="gr8" draw:text-style-name="P1" draw:layer="layout" svg:x1="10.204cm" svg:y1="7.468cm" svg:x2="10.204cm" svg:y2="9.967cm">
          <text:p/>
        </draw:line>
        <draw:path draw:style-name="gr8" draw:text-style-name="P1" draw:layer="layout" svg:width="0.112cm" svg:height="0.25cm" svg:x="9.927cm" svg:y="9.867cm" svg:viewBox="0 0 113 251" svg:d="M0 251c72-65 113-155 113-251">
          <text:p/>
        </draw:path>
        <draw:path draw:style-name="gr8" draw:text-style-name="P1" draw:layer="layout" svg:width="0.67cm" svg:height="0.585cm" svg:x="9.369cm" svg:y="9.532cm" svg:viewBox="0 0 671 586" svg:d="M671 336c0-154-105-289-255-326s-305 33-377 170c-72 136-42 304 73 406">
          <text:p/>
        </draw:path>
        <draw:path draw:style-name="gr8" draw:text-style-name="P1" draw:layer="layout" svg:width="0.112cm" svg:height="0.25cm" svg:x="7.528cm" svg:y="9.867cm" svg:viewBox="0 0 113 251" svg:d="M0 251c71-65 113-155 113-251">
          <text:p/>
        </draw:path>
        <draw:path draw:style-name="gr8" draw:text-style-name="P1" draw:layer="layout" svg:width="0.67cm" svg:height="0.585cm" svg:x="6.97cm" svg:y="9.532cm" svg:viewBox="0 0 671 586" svg:d="M671 336c0-154-105-289-255-326-149-37-304 33-377 170-72 136-42 304 74 406">
          <text:p/>
        </draw:path>
        <draw:path draw:style-name="gr8" draw:text-style-name="P1" draw:layer="layout" svg:width="0.113cm" svg:height="0.25cm" svg:x="2.83cm" svg:y="9.867cm" svg:viewBox="0 0 114 251" svg:d="M0 251c72-65 114-155 114-251">
          <text:p/>
        </draw:path>
        <draw:path draw:style-name="gr8" draw:text-style-name="P1" draw:layer="layout" svg:width="0.67cm" svg:height="0.585cm" svg:x="2.272cm" svg:y="9.532cm" svg:viewBox="0 0 671 586" svg:d="M671 336c0-154-105-289-255-326-149-37-304 33-377 170-72 136-42 304 74 406">
          <text:p/>
        </draw:path>
        <draw:line draw:style-name="gr8" draw:text-style-name="P1" draw:layer="layout" svg:x1="3.107cm" svg:y1="7.478cm" svg:x2="2.107cm" svg:y2="7.478cm">
          <text:p/>
        </draw:line>
        <draw:path draw:style-name="gr8" draw:text-style-name="P1" draw:layer="layout" svg:width="0.67cm" svg:height="0.67cm" svg:x="2.272cm" svg:y="7.633cm" svg:viewBox="0 0 671 671" svg:d="M671 336c0 185-150 335-335 335s-336-150-336-335 151-336 336-336 335 151 335 336z">
          <text:p/>
        </draw:path>
        <draw:path draw:style-name="gr8" draw:text-style-name="P1" draw:layer="layout" svg:width="0.67cm" svg:height="0.67cm" svg:x="6.97cm" svg:y="7.633cm" svg:viewBox="0 0 671 671" svg:d="M671 336c0 185-150 335-335 335s-336-150-336-335 151-336 336-336 335 151 335 336z">
          <text:p/>
        </draw:path>
        <draw:path draw:style-name="gr8" draw:text-style-name="P1" draw:layer="layout" svg:width="0.67cm" svg:height="0.67cm" svg:x="9.369cm" svg:y="7.633cm" svg:viewBox="0 0 671 671" svg:d="M671 336c0 185-150 335-335 335-186 0-336-150-336-335s150-336 336-336c185 0 335 151 335 336z">
          <text:p/>
        </draw:path>
        <draw:path draw:style-name="gr8" draw:text-style-name="P1" draw:layer="layout" svg:width="0.02cm" svg:height="0.14cm" svg:x="7.805cm" svg:y="9.467cm" svg:viewBox="0 0 21 141" svg:d="M21 141c-13-40-21-89-21-141">
          <text:p/>
        </draw:path>
        <draw:path draw:style-name="gr8" draw:text-style-name="P1" draw:layer="layout" svg:width="0.47cm" svg:height="0.47cm" svg:x="9.469cm" svg:y="9.632cm" svg:viewBox="0 0 471 471" svg:d="M471 235c0 130-105 236-235 236-131 0-236-106-236-236s105-235 236-235c130 0 235 105 235 235z">
          <text:p/>
        </draw:path>
        <draw:line draw:style-name="gr8" draw:text-style-name="P1" draw:layer="layout" svg:x1="9.904cm" svg:y1="9.967cm" svg:x2="9.904cm" svg:y2="9.744cm">
          <text:p/>
        </draw:line>
        <draw:line draw:style-name="gr8" draw:text-style-name="P1" draw:layer="layout" svg:x1="9.504cm" svg:y1="9.744cm" svg:x2="9.504cm" svg:y2="9.967cm">
          <text:p/>
        </draw:line>
        <draw:line draw:style-name="gr8" draw:text-style-name="P1" draw:layer="layout" svg:x1="9.504cm" svg:y1="7.845cm" svg:x2="9.504cm" svg:y2="8.091cm">
          <text:p/>
        </draw:line>
        <draw:line draw:style-name="gr8" draw:text-style-name="P1" draw:layer="layout" svg:x1="9.904cm" svg:y1="8.091cm" svg:x2="9.904cm" svg:y2="7.845cm">
          <text:p/>
        </draw:line>
        <draw:path draw:style-name="gr8" draw:text-style-name="P1" draw:layer="layout" svg:width="0cm" svg:height="0.404cm" svg:x="11.253cm" svg:y="9.067cm" svg:viewBox="0 0 0 405" svg:d="M0 405c0-122 0-259 0-405">
          <text:p/>
        </draw:path>
        <draw:polyline draw:style-name="gr8" draw:text-style-name="P1" draw:layer="layout" svg:width="0cm" svg:height="0.6cm" svg:x="11.253cm" svg:y="8.466cm" svg:viewBox="0 0 0 601" draw:points="0,0 0,3 0,13 0,31 0,55 0,85 0,122 0,165 0,213 0,267 0,326 0,389 0,457 0,528 0,601">
          <text:p/>
        </draw:polyline>
        <draw:line draw:style-name="gr8" draw:text-style-name="P1" draw:layer="layout" svg:x1="11.216cm" svg:y1="9.464cm" svg:x2="11.253cm" svg:y2="9.464cm">
          <text:p/>
        </draw:line>
        <draw:line draw:style-name="gr8" draw:text-style-name="P1" draw:layer="layout" svg:x1="11.216cm" svg:y1="9.464cm" svg:x2="11.216cm" svg:y2="9.472cm">
          <text:p/>
        </draw:line>
        <draw:polyline draw:style-name="gr8" draw:text-style-name="P1" draw:layer="layout" svg:width="0cm" svg:height="0.899cm" svg:x="11.616cm" svg:y="9.067cm" svg:viewBox="0 0 0 900" draw:points="0,900 0,865 0,824 0,779 0,728 0,673 0,613 0,549 0,480 0,408 0,333 0,254 0,172 0,87 0,0">
          <text:p/>
        </draw:polyline>
        <draw:polyline draw:style-name="gr8" draw:text-style-name="P1" draw:layer="layout" svg:width="0cm" svg:height="0.6cm" svg:x="11.616cm" svg:y="8.466cm" svg:viewBox="0 0 0 601" draw:points="0,0 0,3 0,13 0,31 0,55 0,85 0,122 0,165 0,213 0,267 0,326 0,389 0,457 0,528 0,601">
          <text:p/>
        </draw:polyline>
        <draw:line draw:style-name="gr8" draw:text-style-name="P1" draw:layer="layout" svg:x1="11.216cm" svg:y1="9.472cm" svg:x2="11.253cm" svg:y2="9.472cm">
          <text:p/>
        </draw:line>
        <draw:polyline draw:style-name="gr8" draw:text-style-name="P1" draw:layer="layout" svg:width="0cm" svg:height="0.494cm" svg:x="11.216cm" svg:y="9.472cm" svg:viewBox="0 0 0 495" draw:points="0,495 0,473 0,449 0,422 0,393 0,362 0,330 0,295 0,258 0,219 0,179 0,137 0,93 0,47 0,0">
          <text:p/>
        </draw:polyline>
        <draw:path draw:style-name="gr8" draw:text-style-name="P1" draw:layer="layout" svg:width="0.47cm" svg:height="0.47cm" svg:x="2.372cm" svg:y="9.632cm" svg:viewBox="0 0 471 471" svg:d="M471 235c0 130-105 236-235 236-131 0-236-106-236-236s105-235 236-235c130 0 235 105 235 235z">
          <text:p/>
        </draw:path>
        <draw:path draw:style-name="gr8" draw:text-style-name="P1" draw:layer="layout" svg:width="0.47cm" svg:height="0.47cm" svg:x="7.07cm" svg:y="9.632cm" svg:viewBox="0 0 471 471" svg:d="M471 235c0 130-105 236-235 236-131 0-236-106-236-236s105-235 236-235c130 0 235 105 235 235z">
          <text:p/>
        </draw:path>
        <draw:line draw:style-name="gr8" draw:text-style-name="P1" draw:layer="layout" svg:x1="2.107cm" svg:y1="7.478cm" svg:x2="2.107cm" svg:y2="7.468cm">
          <text:p/>
        </draw:line>
        <draw:line draw:style-name="gr8" draw:text-style-name="P1" draw:layer="layout" svg:x1="3.107cm" svg:y1="7.478cm" svg:x2="3.107cm" svg:y2="7.468cm">
          <text:p/>
        </draw:line>
        <draw:line draw:style-name="gr8" draw:text-style-name="P1" draw:layer="layout" svg:x1="3.107cm" svg:y1="7.468cm" svg:x2="2.107cm" svg:y2="7.468cm">
          <text:p/>
        </draw:line>
        <draw:path draw:style-name="gr8" draw:text-style-name="P1" draw:layer="layout" svg:width="0.47cm" svg:height="0.47cm" svg:x="2.372cm" svg:y="7.733cm" svg:viewBox="0 0 471 471" svg:d="M471 236c0 130-105 235-235 235-131 0-236-105-236-235s105-236 236-236c130 0 235 106 235 236z">
          <text:p/>
        </draw:path>
        <draw:path draw:style-name="gr8" draw:text-style-name="P1" draw:layer="layout" svg:width="0.47cm" svg:height="0.47cm" svg:x="7.07cm" svg:y="7.733cm" svg:viewBox="0 0 471 471" svg:d="M471 236c0 130-105 235-235 235-131 0-236-105-236-235s105-236 236-236c130 0 235 106 235 236z">
          <text:p/>
        </draw:path>
        <draw:path draw:style-name="gr8" draw:text-style-name="P1" draw:layer="layout" svg:width="0.47cm" svg:height="0.47cm" svg:x="9.469cm" svg:y="7.733cm" svg:viewBox="0 0 471 471" svg:d="M471 236c0 130-105 235-235 235-131 0-236-105-236-235s105-236 236-236c130 0 235 106 235 236z">
          <text:p/>
        </draw:path>
        <draw:path draw:style-name="gr8" draw:text-style-name="P1" draw:layer="layout" svg:width="0.4cm" svg:height="0.112cm" svg:x="9.504cm" svg:y="8.091cm" svg:viewBox="0 0 401 113" svg:d="M0 0c43 71 118 113 200 113s158-42 201-113">
          <text:p/>
        </draw:path>
        <draw:path draw:style-name="gr8" draw:text-style-name="P1" draw:layer="layout" svg:width="0.4cm" svg:height="0.112cm" svg:x="9.504cm" svg:y="7.733cm" svg:viewBox="0 0 401 113" svg:d="M401 113c-43-71-119-113-201-113s-157 42-200 113">
          <text:p/>
        </draw:path>
        <draw:line draw:style-name="gr8" draw:text-style-name="P1" draw:layer="layout" svg:x1="11.616cm" svg:y1="8.466cm" svg:x2="11.253cm" svg:y2="8.466cm">
          <text:p/>
        </draw:line>
        <draw:line draw:style-name="gr8" draw:text-style-name="P1" draw:layer="layout" svg:x1="11.616cm" svg:y1="8.466cm" svg:x2="11.253cm" svg:y2="8.466cm">
          <text:p/>
        </draw:line>
        <draw:path draw:style-name="gr2" draw:text-style-name="P2" draw:layer="layout" svg:width="0.839cm" svg:height="0.84cm" svg:x="3.187cm" svg:y="9.047cm" svg:viewBox="0 0 840 841" svg:d="M420 841v-841zM840 420h-840z">
          <text:p/>
        </draw:path>
        <draw:path draw:style-name="gr2" draw:text-style-name="P2" draw:layer="layout" svg:width="0.839cm" svg:height="0.84cm" svg:x="5.886cm" svg:y="9.047cm" svg:viewBox="0 0 840 841" svg:d="M420 841v-841zM840 420h-840z">
          <text:p/>
        </draw:path>
        <draw:path draw:style-name="gr2" draw:text-style-name="P2" draw:layer="layout" svg:width="0.839cm" svg:height="0.84cm" svg:x="7.885cm" svg:y="9.047cm" svg:viewBox="0 0 840 841" svg:d="M421 841v-841zM840 420h-840z">
          <text:p/>
        </draw:path>
        <draw:path draw:style-name="gr2" draw:text-style-name="P2" draw:layer="layout" svg:width="0.839cm" svg:height="0.84cm" svg:x="8.285cm" svg:y="9.047cm" svg:viewBox="0 0 840 841" svg:d="M419 841v-841zM840 420h-840z">
          <text:p/>
        </draw:path>
        <draw:path draw:style-name="gr2" draw:text-style-name="P2" draw:layer="layout" svg:width="0.84cm" svg:height="0.84cm" svg:x="9.284cm" svg:y="9.447cm" svg:viewBox="0 0 841 841" svg:d="M421 841v-841zM841 421h-841z">
          <text:p/>
        </draw:path>
        <draw:path draw:style-name="gr2" draw:text-style-name="P2" draw:layer="layout" svg:width="0.84cm" svg:height="0.84cm" svg:x="6.885cm" svg:y="9.447cm" svg:viewBox="0 0 841 841" svg:d="M421 841v-841zM841 421h-841z">
          <text:p/>
        </draw:path>
        <draw:path draw:style-name="gr2" draw:text-style-name="P2" draw:layer="layout" svg:width="0.84cm" svg:height="0.84cm" svg:x="2.187cm" svg:y="9.447cm" svg:viewBox="0 0 841 841" svg:d="M420 841v-841zM841 421h-841z">
          <text:p/>
        </draw:path>
        <draw:path draw:style-name="gr2" draw:text-style-name="P2" draw:layer="layout" svg:width="0.84cm" svg:height="0.84cm" svg:x="2.187cm" svg:y="7.548cm" svg:viewBox="0 0 841 841" svg:d="M420 841v-841zM841 420h-841z">
          <text:p/>
        </draw:path>
        <draw:path draw:style-name="gr2" draw:text-style-name="P2" draw:layer="layout" svg:width="0.84cm" svg:height="0.84cm" svg:x="6.885cm" svg:y="7.548cm" svg:viewBox="0 0 841 841" svg:d="M421 841v-841zM841 420h-841z">
          <text:p/>
        </draw:path>
        <draw:path draw:style-name="gr2" draw:text-style-name="P2" draw:layer="layout" svg:width="0.84cm" svg:height="0.84cm" svg:x="9.284cm" svg:y="7.548cm" svg:viewBox="0 0 841 841" svg:d="M421 841v-841zM841 420h-841z">
          <text:p/>
        </draw:path>
        <draw:polygon draw:style-name="gr7" draw:text-style-name="P1" draw:layer="layout" svg:width="0cm" svg:height="0cm" svg:x="7.251cm" svg:y="9.257cm" svg:viewBox="0 0 0 0" draw:points="0,0">
          <text:p/>
        </draw:polygon>
        <draw:polyline draw:style-name="gr9" draw:text-style-name="P1" draw:layer="layout" svg:width="3.47cm" svg:height="4.376cm" svg:x="2.739cm" svg:y="8.162cm" svg:viewBox="0 0 3471 4377" draw:points="3471,4377 2971,4377 0,0">
          <text:p/>
        </draw:polyline>
        <draw:polygon draw:style-name="gr2" draw:text-style-name="P2" draw:layer="layout" svg:width="0.245cm" svg:height="0.323cm" svg:x="2.739cm" svg:y="8.162cm" svg:viewBox="0 0 246 324" draw:points="0,0 149,324 246,258">
          <text:p/>
        </draw:polygon>
        <draw:polygon draw:style-name="gr10" draw:text-style-name="P1" draw:layer="layout" svg:width="0.245cm" svg:height="0.323cm" svg:x="2.739cm" svg:y="8.162cm" svg:viewBox="0 0 246 324" draw:points="0,0 149,324 246,258">
          <text:p/>
        </draw:polygon>
        <draw:polygon draw:style-name="gr7" draw:text-style-name="P1" draw:layer="layout" svg:width="0cm" svg:height="0cm" svg:x="7.251cm" svg:y="9.257cm" svg:viewBox="0 0 0 0" draw:points="0,0">
          <text:p/>
        </draw:polygon>
        <draw:polyline draw:style-name="gr9" draw:text-style-name="P1" draw:layer="layout" svg:width="3.445cm" svg:height="2.539cm" svg:x="2.785cm" svg:y="10.021cm" svg:viewBox="0 0 3446 2540" draw:points="3446,2540 2946,2540 0,0">
          <text:p/>
        </draw:polyline>
        <draw:polygon draw:style-name="gr11" draw:text-style-name="P2" draw:layer="layout" svg:width="0.303cm" svg:height="0.272cm" svg:x="2.785cm" svg:y="10.021cm" svg:viewBox="0 0 304 273" draw:points="0,0 228,273 304,185">
          <text:p/>
        </draw:polygon>
        <draw:polygon draw:style-name="gr7" draw:text-style-name="P1" draw:layer="layout" svg:width="0cm" svg:height="0cm" svg:x="7.251cm" svg:y="9.257cm" svg:viewBox="0 0 0 0" draw:points="0,0">
          <text:p/>
        </draw:polygon>
        <draw:polyline draw:style-name="gr9" draw:text-style-name="P1" draw:layer="layout" svg:width="1.543cm" svg:height="4.385cm" svg:x="5.708cm" svg:y="8.196cm" svg:viewBox="0 0 1544 4386" draw:points="0,4386 500,4386 1544,0">
          <text:p/>
        </draw:polyline>
        <draw:polygon draw:style-name="gr11" draw:text-style-name="P2" draw:layer="layout" svg:width="0.138cm" svg:height="0.354cm" svg:x="7.113cm" svg:y="8.196cm" svg:viewBox="0 0 139 355" draw:points="139,0 0,328 114,355">
          <text:p/>
        </draw:polygon>
        <draw:polygon draw:style-name="gr7" draw:text-style-name="P1" draw:layer="layout" svg:width="0cm" svg:height="0cm" svg:x="7.251cm" svg:y="9.257cm" svg:viewBox="0 0 0 0" draw:points="0,0">
          <text:p/>
        </draw:polygon>
        <draw:polyline draw:style-name="gr9" draw:text-style-name="P1" draw:layer="layout" svg:width="1.508cm" svg:height="2.454cm" svg:x="5.708cm" svg:y="10.084cm" svg:viewBox="0 0 1509 2455" draw:points="0,2455 500,2455 1509,0">
          <text:p/>
        </draw:polyline>
        <draw:polygon draw:style-name="gr11" draw:text-style-name="P2" draw:layer="layout" svg:width="0.187cm" svg:height="0.346cm" svg:x="7.029cm" svg:y="10.084cm" svg:viewBox="0 0 188 347" draw:points="188,0 0,303 108,347">
          <text:p/>
        </draw:polygon>
        <draw:polygon draw:style-name="gr7" draw:text-style-name="P1" draw:layer="layout" svg:width="0cm" svg:height="0cm" svg:x="7.251cm" svg:y="9.257cm" svg:viewBox="0 0 0 0" draw:points="0,0">
          <text:p/>
        </draw:polygon>
        <draw:polyline draw:style-name="gr9" draw:text-style-name="P1" draw:layer="layout" svg:width="3.81cm" svg:height="2.57cm" svg:x="5.708cm" svg:y="10.011cm" svg:viewBox="0 0 3811 2571" draw:points="0,2571 501,2571 3811,0">
          <text:p/>
        </draw:polyline>
        <draw:polygon draw:style-name="gr11" draw:text-style-name="P2" draw:layer="layout" svg:width="0.312cm" svg:height="0.261cm" svg:x="9.206cm" svg:y="10.011cm" svg:viewBox="0 0 313 262" draw:points="313,0 0,169 72,262">
          <text:p/>
        </draw:polygon>
        <draw:polygon draw:style-name="gr7" draw:text-style-name="P1" draw:layer="layout" svg:width="0cm" svg:height="0cm" svg:x="7.251cm" svg:y="9.257cm" svg:viewBox="0 0 0 0" draw:points="0,0">
          <text:p/>
        </draw:polygon>
        <draw:polyline draw:style-name="gr9" draw:text-style-name="P1" draw:layer="layout" svg:width="3.837cm" svg:height="4.432cm" svg:x="5.687cm" svg:y="8.128cm" svg:viewBox="0 0 3838 4433" draw:points="0,4433 478,4433 3838,0">
          <text:p/>
        </draw:polyline>
        <draw:polygon draw:style-name="gr11" draw:text-style-name="P2" draw:layer="layout" svg:width="0.253cm" svg:height="0.317cm" svg:x="9.322cm" svg:y="8.064cm" svg:viewBox="0 0 254 318" draw:points="254,0 0,249 95,318">
          <text:p/>
        </draw:polygon>
        <draw:path draw:style-name="gr6" draw:text-style-name="P3" draw:layer="layout" svg:width="10.283cm" svg:height="3.498cm" svg:x="16.392cm" svg:y="8.73cm" svg:viewBox="0 0 10284 3499" svg:d="M5585 3499h2974 1725v-1000-62c0-11 0-23 0-37v-2400h-1001v633 1367-1367l54 77 50 79 46 83 43 84 39 87 35 89 31 91 27 92 23 94 19 94 15 96 10 96 7 97 2 97c0 172-20 345-60 511-7 31-17 56-29 73-14 18-29 27-46 26h169 566v1000h-1725v-1000h224c68 0 132-13 189-37 49-20 93-47 134-81 43-36 81-80 113-136 20-35 37-76 49-124 9-37 15-78 15-121 0 43-6 84-15 121-12 48-29 89-49 124-32 56-70 100-113 136-41 34-85 61-134 81-57 24-121 37-189 37h766-766-224-2474l-56-3-56-9-54-16-51-21-49-27-46-33-42-37-37-42-33-45-27-49-21-52-16-54-9-55-3-56v-2000h-1000v673 1327c0 50-8 96-19 135-13 47-31 85-50 119-24 40-51 73-80 102-31 30-65 56-103 78-69 39-152 65-248 65h-11-61-63-65-67-69-63c-276 0-500-223-500-499v-2000 2000c0 276 224 499 500 499-26 0-52 0-78 0-24 0-49 0-73 0s-49 0-73 0c-74 0-149 0-224 0h-339-13-400-13-287-1012-400-150-70-69-67-65-61-57-52-47-41-34-26-20-11-4v1000h4 11 20 26 34 41 47 52 57 61 65 67 69 70 2614-2614-70-69-67-65-61-57-52-47-41-34-26-20-11-4v-1000h4 11 20 26 34 41 47 52 57 61 65 67 69 70 150v-39-45-48-53-57-61-64-68-71-74-76-79-81-83-73-71-67-63-59-54-49-43-37-31-24-17-11-3h363v3 11 17 24 31 37 43 49 54 59 63 67 71 73c0 50 0 99 0 148 0 30 0 60 0 89 0 7 0 14 0 21s0 14 0 21c0 6 0 13 0 19s0 12 0 18 0 12 0 17c0 6 0 11 0 16s0 10 0 14c0 5 0 9 0 13s0 7 0 11c0 3 0 6 0 9h37v46 44 43 42 40 39 37 36 33 33 30 29 27 24h1012v-2499h300 400 300-300v377c47 76 47 171 0 247v454c0 47 0 114 0 196 0 93 0 205 0 326v83 81 79 76 74 71 68 64 61 19c42 68 46 152 13 223h339c75 0 150 0 224 0 24 0 49 0 73 0s49 0 73 0c26 0 52 0 78 0h63 69 67 65 63 61 11 47 55c28 0 55 0 82 0 29 0 57 0 86 0s59 0 89 0c31 0 62 0 93 0 32 0 64 0 95 0 33 0 66 0 99 0 34 0 67 0 101 0 35 0 69 0 104 0 42 0 84 0 127 0 28 0 56 0 85 0 36 0 72 0 108 0s73 0 109 0c73 0 147 0 220 0v1000c-37 0-73 0-110 0-73 0-146 0-219 0-36 0-72 0-108 0s-72 0-107 0-70 0-105 0-69 0-104 0c-34 0-67 0-101 0-33 0-66 0-99 0-31 0-63 0-95 0-31 0-62 0-93 0-30 0-60 0-89 0s-57 0-86 0c-27 0-54 0-82 0-18 0-37 0-55 0-20 0-39 0-58 0-21 0-41 0-61 0-21 0-42 0-63 0-22 0-43 0-65 0s-45 0-67 0c-23 0-46 0-69 0s-46 0-70 0-47 0-71 0-49 0-73 0-49 0-73 0c-74 0-149 0-224 0 75 0 150 0 224 0 24 0 49 0 73 0s49 0 73 0 47 0 71 0 47 0 70 0 46 0 69 0c22 0 45 0 67 0s43 0 65 0c21 0 42 0 63 0 20 0 40 0 61 0 19 0 38 0 58 0 18 0 37 0 55 0 28 0 55 0 82 0 29 0 57 0 86 0s59 0 89 0c31 0 62 0 93 0 32 0 64 0 95 0 33 0 66 0 99 0 34 0 67 0 101 0 35 0 69 0 104 0s70 0 105 0 71 0 107 0 72 0 108 0c73 0 146 0 219 0 37 0 73 0 110 0z">
          <text:p/>
        </draw:path>
        <draw:polygon draw:style-name="gr7" draw:text-style-name="P1" draw:layer="layout" svg:width="0cm" svg:height="0cm" svg:x="21.531cm" svg:y="10.519cm" svg:viewBox="0 0 0 0" draw:points="0,0">
          <text:p/>
        </draw:polygon>
        <draw:polygon draw:style-name="gr6" draw:text-style-name="P3" draw:layer="layout" svg:width="2.974cm" svg:height="1cm" svg:x="21.977cm" svg:y="11.228cm" svg:viewBox="0 0 2975 1001" draw:points="0,1001 2975,1001 2975,0 501,0 0,0">
          <text:p/>
        </draw:polygon>
        <draw:polygon draw:style-name="gr7" draw:text-style-name="P1" draw:layer="layout" svg:width="0cm" svg:height="0cm" svg:x="21.531cm" svg:y="10.519cm" svg:viewBox="0 0 0 0" draw:points="0,0">
          <text:p/>
        </draw:polygon>
        <draw:path draw:style-name="gr6" draw:text-style-name="P3" draw:layer="layout" svg:width="1cm" svg:height="2.498cm" svg:x="25.675cm" svg:y="8.73cm" svg:viewBox="0 0 1001 2499" svg:d="M340 2400c40-166 60-339 60-511l-2-97-7-97-10-96-15-96-19-94-23-94-27-92-31-91-35-89-39-87-43-84-46-83-50-79-53-77v-633h1001v2400c0 14 0 26 0 37-12 3-24 5-35 8-12 3-24 5-36 8-13 2-25 5-38 7s-25 5-38 7-26 4-39 6c-14 2-28 4-41 5-14 2-28 4-41 5-14 2-28 3-42 5-14 1-28 2-42 3s-28 2-42 3c-29 2-57 3-86 4s-58 1-87 1h-169c17 1 32-8 46-26 12-17 22-42 29-73z">
          <text:p/>
        </draw:path>
        <draw:polygon draw:style-name="gr7" draw:text-style-name="P1" draw:layer="layout" svg:width="0cm" svg:height="0cm" svg:x="21.531cm" svg:y="10.519cm" svg:viewBox="0 0 0 0" draw:points="0,0">
          <text:p/>
        </draw:polygon>
        <draw:path draw:style-name="gr6" draw:text-style-name="P3" draw:layer="layout" svg:width="1.5cm" svg:height="2.498cm" svg:x="20.977cm" svg:y="8.73cm" svg:viewBox="0 0 1501 2499" svg:d="M1001 2499h500l-56-3-56-9-54-16-51-21-49-27-46-33-42-37-37-42-33-45-27-49-21-52-16-54-9-55-3-56v-2000h-1001v673l77 58 72 65 68 70 64 76 58 80 54 85 47 89 42 92 36 95 29 98 23 100 17 102 10 103 3 103-1 45-2 45-3 45-4 45-6 44-7 44-8 45-9 43-11 44-12 43-13 43-14 42-16 41-16 41c28 0 56 0 85 0 36 0 72 0 108 0s73 0 110 0c73 0 147 0 220 0z">
          <text:p/>
        </draw:path>
        <draw:polygon draw:style-name="gr7" draw:text-style-name="P1" draw:layer="layout" svg:width="0cm" svg:height="0cm" svg:x="21.531cm" svg:y="10.519cm" svg:viewBox="0 0 0 0" draw:points="0,0">
          <text:p/>
        </draw:polygon>
        <draw:path draw:style-name="gr6" draw:text-style-name="P3" draw:layer="layout" svg:width="0.4cm" svg:height="2.498cm" svg:x="18.878cm" svg:y="8.73cm" svg:viewBox="0 0 401 2499" svg:d="M401 1600v83 81 79 76 74 71 68 64 61 19 38 53 48 45 39h-401v-24-27-29-30-33-33-36-11-26-39-40-42-43-44-46h38c0-3 0-6 0-9 0-4 0-7 0-11s0-8 0-13c0-4 0-9 0-14s0-10 0-16c0-5 0-11 0-17s0-12 0-18 0-13 0-19c0-7 0-14 0-21s0-14 0-21c0-29 0-59 0-89 0-49 0-98 0-148v-48-48-46-44-43-41-39-38-35-33-30-28-26-23-762h-38v-316h401v377 247 454c0 47 0 114 0 196 0 93 0 205 0 326z">
          <text:p/>
        </draw:path>
        <draw:polygon draw:style-name="gr7" draw:text-style-name="P1" draw:layer="layout" svg:width="0cm" svg:height="0cm" svg:x="21.531cm" svg:y="10.519cm" svg:viewBox="0 0 0 0" draw:points="0,0">
          <text:p/>
        </draw:polygon>
        <draw:path draw:style-name="gr6" draw:text-style-name="P3" draw:layer="layout" svg:width="1.1cm" svg:height="1.826cm" svg:x="20.477cm" svg:y="9.402cm" svg:viewBox="0 0 1101 1827" svg:d="M0 1827c96 0 179-26 248-65 38-22 72-48 103-78 29-29 56-62 80-102 19-34 37-72 50-119 11-39 19-85 19-135v-1328l77 58 72 65 68 70 64 76 58 80 54 85 47 89 43 92 36 96 29 98 23 100 17 102 10 103 3 103-1 45-2 45-3 45-4 45-6 44-7 44-8 45-9 43-11 44-12 43-13 43-14 42-16 41-16 41c-44 0-86 0-128 0-35 0-69 0-104 0-34 0-67 0-101 0-33 0-66 0-99 0-31 0-63 0-95 0-31 0-62 0-93 0-30 0-60 0-89 0s-57 0-86 0c-27 0-54 0-82 0h-55z">
          <text:p/>
        </draw:path>
        <draw:polygon draw:style-name="gr7" draw:text-style-name="P1" draw:layer="layout" svg:width="0cm" svg:height="0cm" svg:x="21.531cm" svg:y="10.519cm" svg:viewBox="0 0 0 0" draw:points="0,0">
          <text:p/>
        </draw:polygon>
        <draw:path draw:style-name="gr6" draw:text-style-name="P3" draw:layer="layout" svg:width="0.3cm" svg:height="2.498cm" svg:x="18.578cm" svg:y="8.73cm" svg:viewBox="0 0 301 2499" svg:d="M301 624v1372 46 44 43 42 40 39 26c-23 37-35 80-35 123 0 35 8 69 22 100h-288v-2499h301v316 61c-23 37-35 80-35 123 0 44 12 87 35 124z">
          <text:p/>
        </draw:path>
        <draw:polygon draw:style-name="gr7" draw:text-style-name="P1" draw:layer="layout" svg:width="0cm" svg:height="0cm" svg:x="21.531cm" svg:y="10.519cm" svg:viewBox="0 0 0 0" draw:points="0,0">
          <text:p/>
        </draw:polygon>
        <draw:path draw:style-name="gr6" draw:text-style-name="P3" draw:layer="layout" svg:width="0.4cm" svg:height="1.501cm" svg:x="17.166cm" svg:y="9.727cm" svg:viewBox="0 0 401 1502" svg:d="M401 999v46 44 43 42 40 39 37 36 33 33 30 29 27 24h-401v-39-45-48-53-57-61-64-68-71-74-76-79-81-83-73-71-67-63-59-54-49-43-37-31-24-18-11-3h364v3 11 18 24 31 37 43 49 54 59 63 67 71 73c0 50 0 99 0 148 0 30 0 60 0 89 0 7 0 14 0 21s0 14 0 21c0 6 0 13 0 19s0 12 0 18 0 12 0 17c0 6 0 11 0 16s0 10 0 14c0 5 0 9 0 13s0 7 0 11c0 3 0 6 0 9z">
          <text:p/>
        </draw:path>
        <draw:polygon draw:style-name="gr7" draw:text-style-name="P1" draw:layer="layout" svg:width="0cm" svg:height="0cm" svg:x="21.531cm" svg:y="10.519cm" svg:viewBox="0 0 0 0" draw:points="0,0">
          <text:p/>
        </draw:polygon>
        <draw:path draw:style-name="gr6" draw:text-style-name="P3" draw:layer="layout" svg:width="0.63cm" svg:height="0.63cm" svg:x="23.961cm" svg:y="11.498cm" svg:viewBox="0 0 631 631" svg:d="M631 316c0 174-141 315-315 315-175 0-316-141-316-315s141-316 316-316c174 0 315 142 315 316z">
          <text:p/>
        </draw:path>
        <draw:polygon draw:style-name="gr7" draw:text-style-name="P1" draw:layer="layout" svg:width="0cm" svg:height="0cm" svg:x="21.531cm" svg:y="10.519cm" svg:viewBox="0 0 0 0" draw:points="0,0">
          <text:p/>
        </draw:polygon>
        <draw:path draw:style-name="gr6" draw:text-style-name="P3" draw:layer="layout" svg:width="0.038cm" svg:height="1.68cm" svg:x="18.878cm" svg:y="9.045cm" svg:viewBox="0 0 39 1681" svg:d="M39 1681c0-3 0-6 0-9 0-4 0-7 0-11s0-8 0-13c0-4 0-9 0-14s0-10 0-16c0-5 0-11 0-17s0-12 0-18 0-13 0-19c0-7 0-14 0-21s0-14 0-21c0-29 0-59 0-89 0-49 0-98 0-148v-48-48-46-44-43-41-39-38-35-33-30-28-26-23-763h-39v61 248 1372z">
          <text:p/>
        </draw:path>
        <draw:polygon draw:style-name="gr7" draw:text-style-name="P1" draw:layer="layout" svg:width="0cm" svg:height="0cm" svg:x="21.531cm" svg:y="10.519cm" svg:viewBox="0 0 0 0" draw:points="0,0">
          <text:p/>
        </draw:polygon>
        <draw:path draw:style-name="gr6" draw:text-style-name="P3" draw:layer="layout" svg:width="0.566cm" svg:height="0.062cm" svg:x="26.109cm" svg:y="11.166cm" svg:viewBox="0 0 567 63" svg:d="M567 63v-63c-12 3-24 5-35 8-12 3-24 5-36 8-13 2-25 5-38 7-13 3-25 6-38 8s-26 4-39 6c-14 2-27 4-40 5-14 2-28 4-41 5-14 2-28 3-42 5-14 1-28 2-42 3s-28 2-42 3c-30 2-58 3-87 4s-58 1-87 1z">
          <text:p/>
        </draw:path>
        <draw:polygon draw:style-name="gr7" draw:text-style-name="P1" draw:layer="layout" svg:width="0cm" svg:height="0cm" svg:x="21.531cm" svg:y="10.519cm" svg:viewBox="0 0 0 0" draw:points="0,0">
          <text:p/>
        </draw:polygon>
        <draw:path draw:style-name="gr6" draw:text-style-name="P3" draw:layer="layout" svg:width="0.035cm" svg:height="0.247cm" svg:x="18.843cm" svg:y="9.106cm" svg:viewBox="0 0 36 248" svg:d="M36 0v248c-23-37-36-80-36-124s13-87 36-124z">
          <text:p/>
        </draw:path>
        <draw:polygon draw:style-name="gr7" draw:text-style-name="P1" draw:layer="layout" svg:width="0cm" svg:height="0cm" svg:x="21.531cm" svg:y="10.519cm" svg:viewBox="0 0 0 0" draw:points="0,0">
          <text:p/>
        </draw:polygon>
        <draw:path draw:style-name="gr6" draw:text-style-name="P3" draw:layer="layout" svg:width="0.035cm" svg:height="0.247cm" svg:x="19.278cm" svg:y="9.106cm" svg:viewBox="0 0 36 248" svg:d="M0 0v248c48-76 48-172 0-248z">
          <text:p/>
        </draw:path>
        <draw:polygon draw:style-name="gr7" draw:text-style-name="P1" draw:layer="layout" svg:width="0cm" svg:height="0cm" svg:x="21.531cm" svg:y="10.519cm" svg:viewBox="0 0 0 0" draw:points="0,0">
          <text:p/>
        </draw:polygon>
        <draw:path draw:style-name="gr6" draw:text-style-name="P3" draw:layer="layout" svg:width="0.035cm" svg:height="0.223cm" svg:x="18.843cm" svg:y="11.005cm" svg:viewBox="0 0 36 224" svg:d="M23 224c-15-31-23-65-23-100 0-43 13-86 36-124v11 37 33 33 30 29 27 24z">
          <text:p/>
        </draw:path>
        <draw:polygon draw:style-name="gr7" draw:text-style-name="P1" draw:layer="layout" svg:width="0cm" svg:height="0cm" svg:x="21.531cm" svg:y="10.519cm" svg:viewBox="0 0 0 0" draw:points="0,0">
          <text:p/>
        </draw:polygon>
        <draw:path draw:style-name="gr6" draw:text-style-name="P3" draw:layer="layout" svg:width="0.035cm" svg:height="0.223cm" svg:x="19.278cm" svg:y="11.005cm" svg:viewBox="0 0 36 224" svg:d="M0 0v39 53 48 45 39h13c34-71 30-155-13-224z">
          <text:p/>
        </draw:path>
        <draw:polygon draw:style-name="gr7" draw:text-style-name="P1" draw:layer="layout" svg:width="0cm" svg:height="0cm" svg:x="21.531cm" svg:y="10.519cm" svg:viewBox="0 0 0 0" draw:points="0,0">
          <text:p/>
        </draw:polygon>
        <draw:line draw:style-name="gr8" draw:text-style-name="P1" draw:layer="layout" svg:x1="21.977cm" svg:y1="12.228cm" svg:x2="24.951cm" svg:y2="12.228cm">
          <text:p/>
        </draw:line>
        <draw:line draw:style-name="gr8" draw:text-style-name="P1" draw:layer="layout" svg:x1="21.977cm" svg:y1="12.228cm" svg:x2="21.977cm" svg:y2="11.228cm">
          <text:p/>
        </draw:line>
        <draw:line draw:style-name="gr8" draw:text-style-name="P1" draw:layer="layout" svg:x1="24.951cm" svg:y1="12.228cm" svg:x2="24.951cm" svg:y2="11.228cm">
          <text:p/>
        </draw:line>
        <draw:line draw:style-name="gr8" draw:text-style-name="P1" draw:layer="layout" svg:x1="24.951cm" svg:y1="11.228cm" svg:x2="21.977cm" svg:y2="11.228cm">
          <text:p/>
        </draw:line>
        <draw:path draw:style-name="gr8" draw:text-style-name="P1" draw:layer="layout" svg:width="0.63cm" svg:height="0.63cm" svg:x="23.961cm" svg:y="11.498cm" svg:viewBox="0 0 631 631" svg:d="M631 316c0 174-141 315-315 315-175 0-316-141-316-315s141-316 316-316c174 0 315 142 315 316z">
          <text:p/>
        </draw:path>
        <draw:line draw:style-name="gr8" draw:text-style-name="P1" draw:layer="layout" svg:x1="17.016cm" svg:y1="12.228cm" svg:x2="19.63cm" svg:y2="12.228cm">
          <text:p/>
        </draw:line>
        <draw:polyline draw:style-name="gr8" draw:text-style-name="P1" draw:layer="layout" svg:width="0.623cm" svg:height="0cm" svg:x="16.392cm" svg:y="12.228cm" svg:viewBox="0 0 624 0" draw:points="0,0 4,0 15,0 35,0 61,0 95,0 136,0 183,0 235,0 292,0 353,0 418,0 485,0 554,0 624,0">
          <text:p/>
        </draw:polyline>
        <draw:path draw:style-name="gr8" draw:text-style-name="P1" draw:layer="layout" svg:width="0.948cm" svg:height="0cm" svg:x="19.63cm" svg:y="12.228cm" svg:viewBox="0 0 949 0" svg:d="M0 0c75 0 150 0 224 0 24 0 49 0 73 0s49 0 73 0 47 0 71 0 47 0 70 0 46 0 69 0c22 0 45 0 67 0s43 0 65 0c21 0 42 0 63 0 20 0 40 0 61 0 19 0 38 0 58 0 18 0 37 0 55 0">
          <text:p/>
        </draw:path>
        <draw:path draw:style-name="gr8" draw:text-style-name="P1" draw:layer="layout" svg:width="1.397cm" svg:height="0cm" svg:x="20.579cm" svg:y="12.228cm" svg:viewBox="0 0 1398 0" svg:d="M1398 0c-37 0-73 0-110 0-73 0-146 0-219 0-36 0-72 0-108 0s-72 0-107 0-70 0-105 0-69 0-104 0c-34 0-67 0-101 0-33 0-66 0-99 0-31 0-63 0-95 0-31 0-62 0-93 0-30 0-60 0-89 0s-57 0-86 0c-27 0-54 0-82 0">
          <text:p/>
        </draw:path>
        <draw:line draw:style-name="gr8" draw:text-style-name="P1" draw:layer="layout" svg:x1="24.951cm" svg:y1="12.228cm" svg:x2="26.675cm" svg:y2="12.228cm">
          <text:p/>
        </draw:line>
        <draw:path draw:style-name="gr8" draw:text-style-name="P1" draw:layer="layout" svg:width="1.397cm" svg:height="0cm" svg:x="20.579cm" svg:y="11.228cm" svg:viewBox="0 0 1398 0" svg:d="M1398 0c-37 0-73 0-110 0-73 0-146 0-219 0-36 0-72 0-108 0s-72 0-107 0-70 0-105 0-69 0-104 0c-34 0-67 0-101 0-33 0-66 0-99 0-31 0-63 0-95 0-31 0-62 0-93 0-30 0-60 0-89 0s-57 0-86 0c-27 0-54 0-82 0">
          <text:p/>
        </draw:path>
        <draw:line draw:style-name="gr8" draw:text-style-name="P1" draw:layer="layout" svg:x1="26.675cm" svg:y1="12.228cm" svg:x2="26.675cm" svg:y2="11.228cm">
          <text:p/>
        </draw:line>
        <draw:line draw:style-name="gr8" draw:text-style-name="P1" draw:layer="layout" svg:x1="26.109cm" svg:y1="11.228cm" svg:x2="26.675cm" svg:y2="11.228cm">
          <text:p/>
        </draw:line>
        <draw:line draw:style-name="gr8" draw:text-style-name="P1" draw:layer="layout" svg:x1="24.951cm" svg:y1="11.228cm" svg:x2="26.109cm" svg:y2="11.228cm">
          <text:p/>
        </draw:line>
        <draw:line draw:style-name="gr8" draw:text-style-name="P1" draw:layer="layout" svg:x1="21.977cm" svg:y1="11.228cm" svg:x2="22.477cm" svg:y2="11.228cm">
          <text:p/>
        </draw:line>
        <draw:path draw:style-name="gr8" draw:text-style-name="P1" draw:layer="layout" svg:width="0.948cm" svg:height="0cm" svg:x="19.63cm" svg:y="11.228cm" svg:viewBox="0 0 949 0" svg:d="M0 0c75 0 150 0 224 0 24 0 49 0 73 0s49 0 73 0 47 0 71 0 47 0 70 0 46 0 69 0c22 0 45 0 67 0s43 0 65 0c21 0 42 0 63 0 20 0 40 0 61 0 19 0 38 0 58 0 18 0 37 0 55 0">
          <text:p/>
        </draw:path>
        <draw:line draw:style-name="gr8" draw:text-style-name="P1" draw:layer="layout" svg:x1="17.016cm" svg:y1="11.228cm" svg:x2="19.63cm" svg:y2="11.228cm">
          <text:p/>
        </draw:line>
        <draw:polyline draw:style-name="gr8" draw:text-style-name="P1" draw:layer="layout" svg:width="0.623cm" svg:height="0cm" svg:x="16.392cm" svg:y="11.228cm" svg:viewBox="0 0 624 0" draw:points="0,0 4,0 15,0 35,0 61,0 95,0 136,0 183,0 235,0 292,0 353,0 418,0 485,0 554,0 624,0">
          <text:p/>
        </draw:polyline>
        <draw:path draw:style-name="gr8" draw:text-style-name="P1" draw:layer="layout" svg:width="0.43cm" svg:height="0.43cm" svg:x="24.061cm" svg:y="11.598cm" svg:viewBox="0 0 431 431" svg:d="M431 216c0 119-97 215-215 215-120 0-216-96-216-215s96-216 216-216c118 0 215 97 215 216z">
          <text:p/>
        </draw:path>
        <draw:line draw:style-name="gr8" draw:text-style-name="P1" draw:layer="layout" svg:x1="16.392cm" svg:y1="12.228cm" svg:x2="16.392cm" svg:y2="11.228cm">
          <text:p/>
        </draw:line>
        <draw:path draw:style-name="gr8" draw:text-style-name="P1" draw:layer="layout" svg:width="0cm" svg:height="0.036cm" svg:x="26.675cm" svg:y="11.129cm" svg:viewBox="0 0 0 37" svg:d="M0 0c0 14 0 26 0 37">
          <text:p/>
        </draw:path>
        <draw:line draw:style-name="gr8" draw:text-style-name="P1" draw:layer="layout" svg:x1="26.675cm" svg:y1="8.73cm" svg:x2="26.675cm" svg:y2="11.129cm">
          <text:p/>
        </draw:line>
        <draw:line draw:style-name="gr8" draw:text-style-name="P1" draw:layer="layout" svg:x1="26.675cm" svg:y1="11.228cm" svg:x2="26.675cm" svg:y2="11.166cm">
          <text:p/>
        </draw:line>
        <draw:line draw:style-name="gr8" draw:text-style-name="P1" draw:layer="layout" svg:x1="24.491cm" svg:y1="11.813cm" svg:x2="24.491cm" svg:y2="11.809cm">
          <text:p/>
        </draw:line>
        <draw:polyline draw:style-name="gr8" draw:text-style-name="P1" draw:layer="layout" svg:width="0cm" svg:height="0cm" svg:x="24.491cm" svg:y="11.813cm" svg:viewBox="0 0 0 0" draw:points="0,0">
          <text:p/>
        </draw:polyline>
        <draw:path draw:style-name="gr8" draw:text-style-name="P1" draw:layer="layout" svg:width="0.566cm" svg:height="0.062cm" svg:x="26.109cm" svg:y="11.166cm" svg:viewBox="0 0 567 63" svg:d="M567 0c-12 3-24 5-35 8-12 3-24 5-36 8-13 2-25 5-38 7-13 3-25 6-38 8s-26 4-39 6c-14 2-27 4-40 5-14 2-28 4-41 5-14 2-28 3-42 5-14 1-28 2-42 3s-28 2-42 3c-30 2-58 3-87 4s-58 1-87 1">
          <text:p/>
        </draw:path>
        <draw:path draw:style-name="gr8" draw:text-style-name="P1" draw:layer="layout" svg:width="0.5cm" svg:height="0.499cm" svg:x="25.175cm" svg:y="10.729cm" svg:viewBox="0 0 501 500" svg:d="M0 500c69 0 133-14 190-38 49-20 93-47 134-81 43-36 81-80 113-136 20-35 37-76 49-124 9-37 15-78 15-121">
          <text:p/>
        </draw:path>
        <draw:line draw:style-name="gr8" draw:text-style-name="P1" draw:layer="layout" svg:x1="25.675cm" svg:y1="10.729cm" svg:x2="25.675cm" svg:y2="9.362cm">
          <text:p/>
        </draw:line>
        <draw:polyline draw:style-name="gr8" draw:text-style-name="P1" draw:layer="layout" svg:width="0.4cm" svg:height="1.256cm" svg:x="25.675cm" svg:y="9.362cm" svg:viewBox="0 0 401 1257" draw:points="401,1257 399,1160 392,1063 382,967 367,871 348,777 325,683 298,591 267,500 232,411 193,324 150,240 104,157 53,78 0,0">
          <text:p/>
        </draw:polyline>
        <draw:path draw:style-name="gr8" draw:text-style-name="P1" draw:layer="layout" svg:width="0.06cm" svg:height="0.511cm" svg:x="26.015cm" svg:y="10.618cm" svg:viewBox="0 0 61 512" svg:d="M0 512c41-167 61-340 61-512">
          <text:p/>
        </draw:path>
        <draw:path draw:style-name="gr8" draw:text-style-name="P1" draw:layer="layout" svg:width="0.075cm" svg:height="0.099cm" svg:x="25.94cm" svg:y="11.129cm" svg:viewBox="0 0 76 100" svg:d="M76 0c-8 32-18 57-30 74-14 18-29 27-46 26">
          <text:p/>
        </draw:path>
        <draw:polyline draw:style-name="gr8" draw:text-style-name="P1" draw:layer="layout" svg:width="0.5cm" svg:height="0.499cm" svg:x="21.977cm" svg:y="10.729cm" svg:viewBox="0 0 501 500" draw:points="501,500 445,496 389,487 335,471 284,450 235,423 188,390 146,353 109,311 76,266 49,217 28,165 12,111 3,56 0,0">
          <text:p/>
        </draw:polyline>
        <draw:line draw:style-name="gr8" draw:text-style-name="P1" draw:layer="layout" svg:x1="20.977cm" svg:y1="8.73cm" svg:x2="20.977cm" svg:y2="9.402cm">
          <text:p/>
        </draw:line>
        <draw:polyline draw:style-name="gr8" draw:text-style-name="P1" draw:layer="layout" svg:width="0.6cm" svg:height="1.216cm" svg:x="20.977cm" svg:y="9.402cm" svg:viewBox="0 0 601 1217" draw:points="0,0 77,58 149,123 217,193 281,269 340,349 394,434 441,523 483,615 519,710 548,808 571,908 588,1011 598,1114 601,1217">
          <text:p/>
        </draw:polyline>
        <draw:polyline draw:style-name="gr8" draw:text-style-name="P1" draw:layer="layout" svg:width="0.122cm" svg:height="0.61cm" svg:x="21.455cm" svg:y="10.618cm" svg:viewBox="0 0 123 611" draw:points="123,0 122,45 120,91 117,136 113,181 107,225 100,269 92,314 83,357 71,401 59,444 46,487 32,529 16,570 0,611">
          <text:p/>
        </draw:polyline>
        <draw:line draw:style-name="gr8" draw:text-style-name="P1" draw:layer="layout" svg:x1="21.977cm" svg:y1="8.73cm" svg:x2="21.977cm" svg:y2="10.729cm">
          <text:p/>
        </draw:line>
        <draw:line draw:style-name="gr8" draw:text-style-name="P1" draw:layer="layout" svg:x1="20.977cm" svg:y1="8.73cm" svg:x2="21.977cm" svg:y2="8.73cm">
          <text:p/>
        </draw:line>
        <draw:line draw:style-name="gr8" draw:text-style-name="P1" draw:layer="layout" svg:x1="20.977cm" svg:y1="10.729cm" svg:x2="20.977cm" svg:y2="9.402cm">
          <text:p/>
        </draw:line>
        <draw:path draw:style-name="gr8" draw:text-style-name="P1" draw:layer="layout" svg:width="0.5cm" svg:height="0.499cm" svg:x="20.477cm" svg:y="10.729cm" svg:viewBox="0 0 501 500" svg:d="M0 500c96 0 179-27 249-66 38-22 72-48 103-78 29-29 56-62 80-102 19-34 37-72 50-119 11-39 19-85 19-135">
          <text:p/>
        </draw:path>
        <draw:path draw:style-name="gr8" draw:text-style-name="P1" draw:layer="layout" svg:width="0.5cm" svg:height="0.499cm" svg:x="19.578cm" svg:y="10.729cm" svg:viewBox="0 0 501 500" svg:d="M501 500c-276 0-501-224-501-500">
          <text:p/>
        </draw:path>
        <draw:line draw:style-name="gr8" draw:text-style-name="P1" draw:layer="layout" svg:x1="19.578cm" svg:y1="8.73cm" svg:x2="19.578cm" svg:y2="10.729cm">
          <text:p/>
        </draw:line>
        <draw:line draw:style-name="gr8" draw:text-style-name="P1" draw:layer="layout" svg:x1="19.278cm" svg:y1="8.73cm" svg:x2="19.578cm" svg:y2="8.73cm">
          <text:p/>
        </draw:line>
        <draw:path draw:style-name="gr8" draw:text-style-name="P1" draw:layer="layout" svg:width="0.035cm" svg:height="0.247cm" svg:x="19.278cm" svg:y="9.106cm" svg:viewBox="0 0 36 248" svg:d="M0 0c48 76 48 172 0 248">
          <text:p/>
        </draw:path>
        <draw:path draw:style-name="gr8" draw:text-style-name="P1" draw:layer="layout" svg:width="0.035cm" svg:height="0.223cm" svg:x="19.278cm" svg:y="11.005cm" svg:viewBox="0 0 36 224" svg:d="M0 0c43 69 47 153 13 224">
          <text:p/>
        </draw:path>
        <draw:path draw:style-name="gr8" draw:text-style-name="P1" draw:layer="layout" svg:width="0.022cm" svg:height="0.1cm" svg:x="18.843cm" svg:y="11.128cm" svg:viewBox="0 0 23 101" svg:d="M23 101c-15-31-23-65-23-101">
          <text:p/>
        </draw:path>
        <draw:path draw:style-name="gr8" draw:text-style-name="P1" draw:layer="layout" svg:width="0.035cm" svg:height="0.123cm" svg:x="18.843cm" svg:y="11.005cm" svg:viewBox="0 0 36 124" svg:d="M0 124c0-43 13-86 36-124">
          <text:p/>
        </draw:path>
        <draw:line draw:style-name="gr8" draw:text-style-name="P1" draw:layer="layout" svg:x1="19.278cm" svg:y1="8.73cm" svg:x2="19.278cm" svg:y2="9.807cm">
          <text:p/>
        </draw:line>
        <draw:path draw:style-name="gr8" draw:text-style-name="P1" draw:layer="layout" svg:width="0cm" svg:height="0.195cm" svg:x="19.278cm" svg:y="9.807cm" svg:viewBox="0 0 0 196" svg:d="M0 196c0-82 0-149 0-196">
          <text:p/>
        </draw:path>
        <draw:path draw:style-name="gr8" draw:text-style-name="P1" draw:layer="layout" svg:width="0cm" svg:height="0.325cm" svg:x="19.278cm" svg:y="10.003cm" svg:viewBox="0 0 0 326" svg:d="M0 326c0-121 0-233 0-326">
          <text:p/>
        </draw:path>
        <draw:polyline draw:style-name="gr8" draw:text-style-name="P1" draw:layer="layout" svg:width="0cm" svg:height="0.898cm" svg:x="19.278cm" svg:y="10.329cm" svg:viewBox="0 0 0 899" draw:points="0,0 0,83 0,164 0,243 0,319 0,393 0,464 0,532 0,596 0,657 0,714 0,767 0,815 0,860 0,899">
          <text:p/>
        </draw:polyline>
        <draw:path draw:style-name="gr8" draw:text-style-name="P1" draw:layer="layout" svg:width="0cm" svg:height="0.395cm" svg:x="18.916cm" svg:y="10.329cm" svg:viewBox="0 0 0 396" svg:d="M0 0c0 141 0 275 0 396">
          <text:p/>
        </draw:path>
        <draw:line draw:style-name="gr8" draw:text-style-name="P1" draw:layer="layout" svg:x1="18.916cm" svg:y1="10.725cm" svg:x2="18.878cm" svg:y2="10.725cm">
          <text:p/>
        </draw:line>
        <draw:polyline draw:style-name="gr8" draw:text-style-name="P1" draw:layer="layout" svg:width="0cm" svg:height="0.502cm" svg:x="18.878cm" svg:y="10.725cm" svg:viewBox="0 0 0 503" draw:points="0,0 0,46 0,90 0,133 0,175 0,215 0,254 0,291 0,327 0,360 0,393 0,423 0,452 0,479 0,503">
          <text:p/>
        </draw:polyline>
        <draw:line draw:style-name="gr8" draw:text-style-name="P1" draw:layer="layout" svg:x1="18.578cm" svg:y1="8.73cm" svg:x2="18.578cm" svg:y2="11.228cm">
          <text:p/>
        </draw:line>
        <draw:line draw:style-name="gr8" draw:text-style-name="P1" draw:layer="layout" svg:x1="18.578cm" svg:y1="8.73cm" svg:x2="18.878cm" svg:y2="8.73cm">
          <text:p/>
        </draw:line>
        <draw:path draw:style-name="gr8" draw:text-style-name="P1" draw:layer="layout" svg:width="0.035cm" svg:height="0.123cm" svg:x="18.843cm" svg:y="9.106cm" svg:viewBox="0 0 36 124" svg:d="M0 124c0-43 13-87 36-124">
          <text:p/>
        </draw:path>
        <draw:path draw:style-name="gr8" draw:text-style-name="P1" draw:layer="layout" svg:width="0.035cm" svg:height="0.124cm" svg:x="18.843cm" svg:y="9.229cm" svg:viewBox="0 0 36 125" svg:d="M36 125c-23-37-36-81-36-125">
          <text:p/>
        </draw:path>
        <draw:line draw:style-name="gr8" draw:text-style-name="P1" draw:layer="layout" svg:x1="18.916cm" svg:y1="9.045cm" svg:x2="18.916cm" svg:y2="9.807cm">
          <text:p/>
        </draw:line>
        <draw:polyline draw:style-name="gr8" draw:text-style-name="P1" draw:layer="layout" svg:width="0cm" svg:height="0.521cm" svg:x="18.916cm" svg:y="9.807cm" svg:viewBox="0 0 0 522" draw:points="0,522 0,474 0,426 0,380 0,336 0,293 0,252 0,213 0,175 0,140 0,107 0,77 0,49 0,23 0,0">
          <text:p/>
        </draw:polyline>
        <draw:path draw:style-name="gr8" draw:text-style-name="P1" draw:layer="layout" svg:width="0cm" svg:height="0.247cm" svg:x="18.916cm" svg:y="10.477cm" svg:viewBox="0 0 0 248" svg:d="M0 248c0-3 0-6 0-9 0-4 0-7 0-11s0-8 0-13c0-4 0-9 0-14s0-10 0-16c0-5 0-11 0-17s0-12 0-18 0-13 0-19c0-7 0-14 0-21s0-14 0-21c0-29 0-59 0-89">
          <text:p/>
        </draw:path>
        <draw:line draw:style-name="gr8" draw:text-style-name="P1" draw:layer="layout" svg:x1="18.878cm" svg:y1="9.045cm" svg:x2="18.878cm" svg:y2="10.725cm">
          <text:p/>
        </draw:line>
        <draw:line draw:style-name="gr8" draw:text-style-name="P1" draw:layer="layout" svg:x1="18.878cm" svg:y1="8.73cm" svg:x2="18.878cm" svg:y2="9.045cm">
          <text:p/>
        </draw:line>
        <draw:polyline draw:style-name="gr8" draw:text-style-name="P1" draw:layer="layout" svg:width="0cm" svg:height="0.601cm" svg:x="17.529cm" svg:y="9.727cm" svg:viewBox="0 0 0 602" draw:points="0,602 0,529 0,458 0,391 0,328 0,269 0,215 0,166 0,123 0,86 0,55 0,31 0,14 0,3 0,0">
          <text:p/>
        </draw:polyline>
        <draw:path draw:style-name="gr8" draw:text-style-name="P1" draw:layer="layout" svg:width="0cm" svg:height="0.395cm" svg:x="17.529cm" svg:y="10.329cm" svg:viewBox="0 0 0 396" svg:d="M0 0c0 141 0 275 0 396">
          <text:p/>
        </draw:path>
        <draw:path draw:style-name="gr8" draw:text-style-name="P1" draw:layer="layout" svg:width="0cm" svg:height="0.247cm" svg:x="17.529cm" svg:y="10.477cm" svg:viewBox="0 0 0 248" svg:d="M0 248c0-3 0-6 0-9 0-4 0-7 0-11s0-8 0-13c0-4 0-9 0-14s0-10 0-16c0-5 0-11 0-17s0-12 0-18 0-13 0-19c0-7 0-14 0-21s0-14 0-21c0-29 0-59 0-89">
          <text:p/>
        </draw:path>
        <draw:line draw:style-name="gr8" draw:text-style-name="P1" draw:layer="layout" svg:x1="18.878cm" svg:y1="9.045cm" svg:x2="18.916cm" svg:y2="9.045cm">
          <text:p/>
        </draw:line>
        <draw:line draw:style-name="gr8" draw:text-style-name="P1" draw:layer="layout" svg:x1="17.566cm" svg:y1="10.725cm" svg:x2="17.529cm" svg:y2="10.725cm">
          <text:p/>
        </draw:line>
        <draw:polyline draw:style-name="gr8" draw:text-style-name="P1" draw:layer="layout" svg:width="0cm" svg:height="0.502cm" svg:x="17.566cm" svg:y="10.725cm" svg:viewBox="0 0 0 503" draw:points="0,0 0,46 0,90 0,133 0,175 0,215 0,254 0,291 0,327 0,360 0,393 0,423 0,452 0,479 0,503">
          <text:p/>
        </draw:polyline>
        <draw:polyline draw:style-name="gr8" draw:text-style-name="P1" draw:layer="layout" svg:width="0cm" svg:height="0.898cm" svg:x="17.166cm" svg:y="10.329cm" svg:viewBox="0 0 0 899" draw:points="0,0 0,83 0,164 0,243 0,319 0,393 0,464 0,532 0,596 0,657 0,714 0,767 0,815 0,860 0,899">
          <text:p/>
        </draw:polyline>
        <draw:polyline draw:style-name="gr8" draw:text-style-name="P1" draw:layer="layout" svg:width="0cm" svg:height="0.601cm" svg:x="17.166cm" svg:y="9.727cm" svg:viewBox="0 0 0 602" draw:points="0,602 0,529 0,458 0,391 0,328 0,269 0,215 0,166 0,123 0,86 0,55 0,31 0,14 0,3 0,0">
          <text:p/>
        </draw:polyline>
        <draw:line draw:style-name="gr8" draw:text-style-name="P1" draw:layer="layout" svg:x1="25.675cm" svg:y1="8.73cm" svg:x2="26.675cm" svg:y2="8.73cm">
          <text:p/>
        </draw:line>
        <draw:line draw:style-name="gr8" draw:text-style-name="P1" draw:layer="layout" svg:x1="25.675cm" svg:y1="9.362cm" svg:x2="25.675cm" svg:y2="8.73cm">
          <text:p/>
        </draw:line>
        <draw:line draw:style-name="gr8" draw:text-style-name="P1" draw:layer="layout" svg:x1="18.878cm" svg:y1="8.73cm" svg:x2="19.278cm" svg:y2="8.73cm">
          <text:p/>
        </draw:line>
        <draw:line draw:style-name="gr8" draw:text-style-name="P1" draw:layer="layout" svg:x1="17.166cm" svg:y1="9.727cm" svg:x2="17.529cm" svg:y2="9.727cm">
          <text:p/>
        </draw:line>
        <draw:line draw:style-name="gr8" draw:text-style-name="P1" draw:layer="layout" svg:x1="17.166cm" svg:y1="9.727cm" svg:x2="17.529cm" svg:y2="9.727cm">
          <text:p/>
        </draw:line>
        <draw:path draw:style-name="gr2" draw:text-style-name="P2" draw:layer="layout" svg:width="0.84cm" svg:height="0.84cm" svg:x="23.856cm" svg:y="11.393cm" svg:viewBox="0 0 841 841" svg:d="M421 841v-841zM841 420h-841z">
          <text:p/>
        </draw:path>
        <draw:path draw:style-name="gr2" draw:text-style-name="P2" draw:layer="layout" svg:width="0.839cm" svg:height="0.839cm" svg:x="19.658cm" svg:y="10.309cm" svg:viewBox="0 0 840 840" svg:d="M421 840v-840zM840 421h-840z">
          <text:p/>
        </draw:path>
        <draw:path draw:style-name="gr2" draw:text-style-name="P2" draw:layer="layout" svg:width="0.84cm" svg:height="0.841cm" svg:x="18.658cm" svg:y="8.809cm" svg:viewBox="0 0 841 842" svg:d="M421 842v-842zM841 421h-841z">
          <text:p/>
        </draw:path>
        <draw:path draw:style-name="gr2" draw:text-style-name="P2" draw:layer="layout" svg:width="0.84cm" svg:height="0.839cm" svg:x="18.658cm" svg:y="10.709cm" svg:viewBox="0 0 841 840" svg:d="M421 840v-840zM841 419h-841z">
          <text:p/>
        </draw:path>
        <draw:polygon draw:style-name="gr7" draw:text-style-name="P1" draw:layer="layout" svg:width="0cm" svg:height="0cm" svg:x="21.531cm" svg:y="10.519cm" svg:viewBox="0 0 0 0" draw:points="0,0">
          <text:p/>
        </draw:polygon>
        <draw:polyline draw:style-name="gr9" draw:text-style-name="P1" draw:layer="layout" svg:width="0.503cm" svg:height="1.337cm" svg:x="23.772cm" svg:y="12.028cm" svg:viewBox="0 0 504 1338" draw:points="0,1338 501,1338 504,0">
          <text:p/>
        </draw:polyline>
        <draw:polygon draw:style-name="gr11" draw:text-style-name="P2" draw:layer="layout" svg:width="0.116cm" svg:height="0.35cm" svg:x="24.216cm" svg:y="12.028cm" svg:viewBox="0 0 117 351" draw:points="59,0 0,351 117,351">
          <text:p/>
        </draw:polygon>
        <draw:frame draw:style-name="gr12" draw:text-style-name="P5" draw:layer="layout" svg:width="0.665cm" svg:height="0.78cm" svg:x="27.613cm" svg:y="19.261cm">
          <draw:text-box>
            <text:p text:style-name="P4"><text:span text:style-name="T1">X</text:span></text:p>
          </draw:text-box>
        </draw:frame>
        <draw:frame draw:style-name="gr13" draw:text-style-name="P6" draw:layer="layout" svg:width="0.119cm" svg:height="0.141cm" svg:x="28.023cm" svg:y="19.769cm">
          <draw:text-box>
            <text:p text:style-name="P4"><text:span text:style-name="T2"><text:s/></text:span></text:p>
          </draw:text-box>
        </draw:frame>
        <draw:frame draw:style-name="gr14" draw:text-style-name="P7" draw:layer="layout" svg:width="6.763cm" svg:height="0.462cm" svg:x="3.81cm" svg:y="12.873cm">
          <draw:text-box>
            <text:p text:style-name="P4"><text:span text:style-name="T3">6X M3 Brass Inserts [HD-MS0030]</text:span></text:p>
          </draw:text-box>
        </draw:frame>
        <draw:frame draw:style-name="gr13" draw:text-style-name="P6" draw:layer="layout" svg:width="0.119cm" svg:height="0.141cm" svg:x="10.993cm" svg:y="13.502cm">
          <draw:text-box>
            <text:p text:style-name="P4"><text:span text:style-name="T2"><text:s/></text:span></text:p>
          </draw:text-box>
        </draw:frame>
        <draw:frame draw:style-name="gr14" draw:text-style-name="P7" draw:layer="layout" svg:width="6.555cm" svg:height="0.462cm" svg:x="18.891cm" svg:y="13.508cm">
          <draw:text-box>
            <text:p text:style-name="P4"><text:span text:style-name="T3">1X M3 Brass Insert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3:36:27.939403091</dc:date>
    <meta:editing-duration>PT2M22S</meta:editing-duration>
    <meta:editing-cycles>1</meta:editing-cycles>
    <meta:document-statistic meta:object-count="1306"/>
    <meta:generator>LibreOffice/5.2.7.2$Linux_X86_64 LibreOffice_project/20m0$Build-2</meta:generator>
  </office:meta>
</office:document-meta>
</file>